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Myungjo" svg:font-family="AppleMyungjo"/>
    <style:font-face style:name="Hiragino Mincho ProN" svg:font-family="Hiragino Mincho ProN"/>
    <style:font-face style:name="LiHei Pro" svg:font-family="LiHei Pro"/>
    <style:font-face style:name="Songti TC" svg:font-family="Songti TC"/>
    <style:font-face style:name="Symbol" svg:font-family="Symbol"/>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0e0e0"/>
    </style:style>
    <style:style style:name="P6"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Times" fo:color="#032726"/>
    </style:style>
    <style:style style:name="T5" style:family="text">
      <style:text-properties style:font-name="AppleMyungjo"/>
    </style:style>
    <style:style style:name="T6" style:family="text">
      <style:text-properties style:font-name="Hiragino Mincho ProN"/>
    </style:style>
    <style:style style:name="T7" style:family="text">
      <style:text-properties style:font-name="Symbol"/>
    </style:style>
    <style:style style:name="TableColumn1" style:family="table-column">
      <style:table-column-properties style:column-width="3.4625in" style:rel-column-width="32767*"/>
    </style:style>
  </office:automatic-styles>
  <office:body>
    <office:text>
      <text:p text:style-name="P1"><text:span text:style-name="T1">陳真</text:span><text:s/>  |  2014.09.30 14:26   |   <text:a xlink:type="simple" xlink:href="http://palinfo.habago.org/Entry?Command=Information_PrintForum&amp;iPage=403#FORUM32798"><text:span text:style-name="T2">#</text:span></text:a></text:p>
      <text:p text:style-name="P2"><text:span text:style-name="T3">(</text:span>又續<text:span text:style-name="T3">)<text:line-break/><text:line-break/></text:span>如果講民主太敏感，那就換個例題說是動物權好了。假設有個人或組織，掛起牌子，宣稱自己熱愛動物權，一講起來血液就要沸騰。可是，這個動物權人士除了在乎他家的狗狗小白有沒有吃飽穿暖之外，對滿街流浪動物的悲慘處境向來視若無睹，甚至很厭惡，說牠們很髒很凶。<text:span text:style-name="T3"><text:line-break/><text:line-break/></text:span>不但如此，而且總是和四處獵捕、虐待殘殺動物以奪取皮毛血肉的歹徒關係十分友好，極為擁護。小白哪天身上長了點蝨子，他就嚇壞了，哭死了，趕緊找歹徒幫忙。然後這些人竟然一致對外說自己熱愛動物權，並贏得眾人的讚賞；凡對之有所不敬者，便扣上各種罪名。<text:span text:style-name="T3"><text:line-break/><text:line-break/></text:span>現實的情況差不多就是這樣。我常納悶，這些理應三歲小孩也能懂的道理，而你卻必須不斷反覆說明但依然無效。</text:p>
      <text:p text:style-name="P1"><text:span text:style-name="T1">陳真</text:span><text:s/>  |  2014.09.30 14:01   |   <text:a xlink:type="simple" xlink:href="http://palinfo.habago.org/Entry?Command=Information_PrintForum&amp;iPage=403#FORUM32797"><text:span text:style-name="T2">#</text:span></text:a></text:p>
      <text:p text:style-name="P3"><text:span text:style-name="T3">(</text:span>再續<text:span text:style-name="T3">)<text:line-break/><text:line-break/></text:span>例子用以說明原理，但例子和原理之間卻不對等，就如一個集合<text:span text:style-name="T3">(SET)</text:span>裏頭有各種元素，因為某個共同特質而聚集在同一個集合裏，但各元素之間卻不盡然相同，而且，任一元素並不必然具備該集合的所有條件。<text:span text:style-name="T3"><text:line-break/><text:line-break/></text:span>我很不喜歡動不動就得從概念雲端下凡，被迫得在一種例題層次上自我說明。例如我並不是說所有民主風潮全部都是這樣或那樣。<text:span text:style-name="T3"><text:line-break/><text:line-break/></text:span>還有，當我們說，一個東西，比方說一套知識，其社會建構成份很強時，意思並不是說這東西攏係假。我甚至相信、並且有能力論證，即便是數學也是一種社會產物，受制於時空與文化，但這並不意味著我在指控數學是一場騙局。<text:span text:style-name="T3"><text:line-break/><text:line-break/></text:span>講這些當然是通俗版或庸俗版，求個一般性粗淺理解，至於精準概念版則難以對外言說，只能自己寫自己看，寫了滿山滿谷。我依然想寫出一本好書，只是不知道能完成它的美好時光是否已經流逝。</text:p>
      <text:p text:style-name="P1"><text:span text:style-name="T1">陳真</text:span><text:s/>  |  2014.09.30 13:36   |   <text:a xlink:type="simple" xlink:href="http://palinfo.habago.org/Entry?Command=Information_PrintForum&amp;iPage=403#FORUM32796"><text:span text:style-name="T2">#</text:span></text:a></text:p>
      <text:p text:style-name="P2"><text:span text:style-name="T3">(</text:span>續<text:span text:style-name="T3">)<text:line-break/><text:line-break/></text:span>概念像個網，蜘蛛網，是個家族；你要嘛就全要，否則就全捨去，你不可能從裏頭挖出一小塊碎片說我就只是要這個。<text:span text:style-name="T3"><text:line-break/><text:line-break/></text:span>一個人如果真的喜歡下棋，那他就理應對車馬炮兵卒將仕象等，一概喜歡，而不可能說我只喜歡象或只喜歡仕；如果有人這麼說，那他就是自欺欺人。也許他腦袋壞掉了，以為自己喜歡下棋，對下棋熱血澎湃，其實他對下棋一事一無所知，毫無熱情。<text:span text:style-name="T3"><text:line-break/><text:line-break/></text:span>一個喜歡下棋的人不可能說我只喜歡馬走拐步或抓炮越嶺，其它我都不喜歡也不在乎，不可能有這樣一個下棋的愛好者，因為棋局是個網，是個整體，你不可能光挖出其中一塊東西來熱血沸騰，除非你腦袋壞掉，要不就是存心瞎說，良心被狗吃了。<text:span text:style-name="T3"><text:line-break/><text:line-break/></text:span>講這些是原理。至於講到例題，通常是我比較不耐煩的時刻，因為你若原理懂了，任何例題都能演算而無須多言。<text:span text:style-name="T3"><text:line-break/><text:line-break/></text:span>例題比方說，一個人或一群人，如果他真的那麼喜歡民主，連血液都能突然沸騰起來，那他理應也要喜歡或重視所有人的民主才對，而不是從來對世上各種殘害人命與自由的作為不聞不問，甚至大表擁護，但卻突然之間基因突變，變成什麼民主人士；更不可能反而對一個傷害千萬人命<text:span text:style-name="T3">(</text:span>更甭說什麼民主<text:span text:style-name="T3">)</text:span>的第一大魔頭<text:span text:style-name="T3">--</text:span>美國，投懷送抱，撒嬌說快來幫忙倫家爭取民主啦。<text:span text:style-name="T3"><text:line-break/><text:line-break/></text:span>這樣一種矛盾，也許只有在某種狀況下才有可能發生，那就是所謂民主在現實用途上只是一種藉以打擊敵人或撈取個別利益的工具或武器，而不是做為一個概念原則。<text:span text:style-name="T3"><text:line-break/><text:line-break/></text:span>你看，美國無數以民主或人權為宗旨的基金會，數都數不清，大多是政治外圍組織，其中比較有勢力者，則隸屬中情局<text:span text:style-name="T3">(CIA)</text:span>。這類文章我寫過很多，寫到都膩了。<text:span text:style-name="T3"><text:line-break/><text:line-break/></text:span>這類掛民主人權羊頭、賣血腥狗肉的民主人權基金會的主要工作就是，在敵人家客廳或後院策動所謂民主風潮，動輒頒發獎金獎狀表揚那些傷害<text:span text:style-name="T3"><text:s/>"</text:span>我的敵人<text:span text:style-name="T3">" </text:span>之民主人士們，平常更是提供各種豐厚資源。當然，若環境成熟或許可時，軍火武器和人員也都能一併大量提供支援。<text:span text:style-name="T3"><text:line-break/><text:line-break/></text:span>看看中東，看看敘利亞、利比亞、伊拉克、阿富汗或中南美洲等等國家被強迫<text:span text:style-name="T3"><text:s/>"</text:span>民主輸入<text:span text:style-name="T3">" </text:span>後慘絕人寰的各種下場，也許就能明白現實中之所謂民主的真實屬性。它絕非一種概念原則，不是一個放諸四海皆準的概念網，而純粹是一種因人而異，因地制宜的武器和工具。<text:span text:style-name="T3"><text:line-break/><text:line-break/></text:span>所有這類詞語例如民主自由人權乃至人道救援等，盡皆淪陷。例如所謂軍事人道救援主義等等，軍事是真，侵略是本，人道與救援則只是煙幕彈。這些也寫過很多了，在此不贅。</text:p>
      <text:p text:style-name="P4"/>
      <text:p text:style-name="P1"><text:span text:style-name="T1">陳真</text:span><text:s/>  |  2014.09.30 12:42   |   <text:a xlink:type="simple" xlink:href="http://palinfo.habago.org/Entry?Command=Information_PrintForum&amp;iPage=404#FORUM32795"><text:span text:style-name="T2">#</text:span></text:a></text:p>
      <text:p text:style-name="P2">人們曾經把知識看成一種超越時空與文化的東西，彷彿它具有一種閃亮本質，就像太陽一樣，在黑暗中也能自行發光，自身便能決定其存在價值。<text:span text:style-name="T3"><text:line-break/><text:line-break/></text:span>這樣看待知識有沒有錯，當然沒錯，但它卻也對不了，因為這不是對錯問題。這是一種眼光，不同的眼光就會看到不同的世界。<text:span text:style-name="T3"><text:line-break/><text:line-break/></text:span>就好像<text:span text:style-name="T3">David Bloor</text:span>有關窗戶的類比，你開這扇窗，或開那扇窗，自然就會看到不一樣的風景。窗外的樹也許是真的，但若不是透過某一道窗戶的某個角度，就連樹的模樣也會變得不一樣。<text:span text:style-name="T3"><text:line-break/><text:line-break/></text:span>世界不存在，存在的只是一個個不同的窗口。套用蒙面騎士<text:span text:style-name="T3">Marcos</text:span>的說法，主流世界其實就像一台超大型電視，每天反覆播放經過高度選擇的特定影像和聲音，看著這台<text:span text:style-name="T3"><text:s/>"</text:span>大電視<text:span text:style-name="T3">"</text:span>，你會以為世界就是長這個樣。但世界真的<text:span text:style-name="T3"><text:s/>"</text:span>就是<text:span text:style-name="T3">" </text:span>長這樣嗎？當然不是。<text:span text:style-name="T3"><text:line-break/><text:line-break/></text:span>假若你活在一個超大型的兒童樂園中，你會以為世界就是如此這般溫馨。誰掌握了大電視，誰就彷彿決定了真理；他希望你怎麼想事情，你就會依其指令思索；他要你如何發聲，你就會講出既定的台詞；他要你熱血沸騰，你就會毫不猶豫地發起高燒來。<text:span text:style-name="T3"><text:line-break/><text:line-break/></text:span>實在很不想點名什麼民主，因為上述所言已足，剩下的都只是一道道不同的題目。<text:span text:style-name="T3"><text:line-break/><text:line-break/></text:span>我自小數學好，但很少做例題，畢竟原理之下，所謂例題只是一個個乏味至極的重覆演算；就好像一個外星人一旦學會怎麼打電話就已足夠，他實在不需要不斷練習撥打每個號碼。<text:span text:style-name="T3"><text:line-break/><text:line-break/></text:span>當我們學會一門算數，偶而練習一下香蕉若干斤兩的買賣計算，意思並不是說我們很重視香蕉的價格，更不是說這筆香蕉買賣該花多少錢就是結論。<text:span text:style-name="T3"><text:line-break/><text:line-break/></text:span>原理具有一種必然性或確定性，但原理之於個案卻不具有任何規範意義<text:span text:style-name="T3">(normativity)</text:span>。<text:span text:style-name="T3"><text:line-break/><text:line-break/></text:span>一台電話機你要打什麼號碼都行，一隻原子筆你要用它寫下什麼字句也都沒問題，它並不預設號碼或規定特定字句的模樣，就猶如鏡中能有無數影像，但敲破鏡子尋找，裏頭卻空無一物。<text:span text:style-name="T3"><text:line-break/><text:line-break/></text:span>我能理解，早期的維根斯坦為何言語精準，寫半天就寫那兩萬字<text:span text:style-name="T3">(Tractatus)</text:span>，十六年後重返哲學，卻一改文風，又臭又長寫了幾千萬字，翻來覆去其實都只是在演算例題。如果你真能懂得其中一題，其實你就理應懂得他的全部著作。維根斯坦說，他覺得自己就像一棟建築物的導覽員，從無數個不同角度言說，但無非都只是在描述同一座建築。<text:span text:style-name="T3"><text:line-break/><text:line-break/></text:span>當我們舉香蕉為例進行演算，並不是說我們很喜歡吃香蕉或是對香蕉的市場價格有什麼看法。也許有，也許沒有，也許喜歡吃，也許不喜歡，但這些都只是一種意見；我對意見這東西毫無興趣，因為它瑣碎<text:span text:style-name="T3">(trivial)</text:span>而不值得一提。<text:span text:style-name="T3"><text:line-break/><text:line-break/></text:span>我養了一條笨狗。你把飛盤往前丟，手指飛盤方向叫牠去撿回來，牠卻興奮地跑過來舔你的手指頭，牠看不懂手勢。你指向明月，但他卻專注在你的手指頭上。但我手指頭上啥也沒有，有的只是一種手勢。<text:span text:style-name="T3"><text:line-break/><text:line-break/></text:span>回到無聊的民主例題。我能想像一個無辜者的鮮血，一個烽火餘生的孤兒，在在能點燃熱血；但我沒法想像像所謂<text:span text:style-name="T3"><text:s/>"</text:span>民主<text:span text:style-name="T3">" </text:span>這樣一個人造物，一種充滿欺瞞性的政治操作機制本身，會有什麼動人心弦的本質性力量。<text:span text:style-name="T3"><text:line-break/><text:line-break/></text:span>民主如果那麼重要，達賴早該叫他滾下台回去吃自己；民主如果那麼重要，美國為何不開放總統直選？而要搞什麼選舉人團？民主如果那麼重要，大學校長或醫院院長何不全體員工和全體病人一起來投票<text:span text:style-name="T3">(</text:span>我向來工作上人緣還不錯，現行各大醫院院長絕非我的對手<text:span text:style-name="T3">)</text:span>；民主如果那麼重要，香港過去一百年來全是英國女皇指派總督，難道人民都在睡覺？還是尚未進化到文明階段，直到最近才突然基因突變？<text:span text:style-name="T3"><text:line-break/><text:line-break/></text:span>民主既是一種充滿欺瞞的內部政治機制，更是一種外來或對外政治操作的武器或手段。以美國為首的西方列強，在世界各地燒殺擄掠，顛覆、摧毀所有不聽話的民選政府，以血腥高壓手段強行<text:span text:style-name="T3"><text:s/>"</text:span>民主輸出<text:span text:style-name="T3">"</text:span>，建立無數傀儡政權或代理人或御用買辦；誰敢不從或不敬，便是恐怖份子，動輒開槍鎮壓或丟飛彈比較快，甚至經常公然開出一長串、多達萬人的暗殺名單。<text:span text:style-name="T3"><text:line-break/><text:line-break/></text:span>種種血腥暴行，長期以來無日無之，毫無人性，罄竹難書。可是，當我打算整你時，我就努力在你家裏四處煽風點火，製造所謂民主風潮，提供所謂民主人士各種軍火糧草與威望。<text:span text:style-name="T3"><text:line-break/><text:line-break/></text:span>如果有人以為民主就是什麼人民的意志、人民的心聲的自然展現，那他若非頭殼壞去，就是良心被狗吃了。<text:span text:style-name="T3"><text:line-break/><text:line-break/></text:span>陳真<text:span text:style-name="T3"><text:s/>2014.09.30.<text:line-break/>============<text:line-break/></text:span>反鎮壓港占中　請願白宮破<text:span text:style-name="T3">17</text:span>萬<text:span text:style-name="T3"><text:s/>(</text:span>圖<text:span text:style-name="T3">)<text:line-break/><text:line-break/>2014/09/30 </text:span>中央社<text:span text:style-name="T3"><text:line-break/><text:line-break/>20</text:span>多名來自不同國家的學生拍攝短片，拿著「支持香港爭取民主的」標語，用他們的母語告訴香港人「你並不孤單」，還有網友到「美國白宮請願網站」發起連署，連署已經超過<text:span text:style-name="T3">16</text:span>萬人，還在持續增加，標題寫著「防止香港發生第二次天安門大屠殺」，呼籲美國總統歐巴馬做出回應。<text:span text:style-name="T3"><text:line-break/><text:line-break/>===========<text:line-break/></text:span>白宮：支持港人普選特首願望<text:span text:style-name="T3"><text:line-break/></text:span>路透社路透社<text:span text:style-name="T3"><text:s/>– 2014</text:span>年<text:span text:style-name="T3">9</text:span>月<text:span text:style-name="T3">30</text:span>日<text:span text:style-name="T3"><text:line-break/><text:line-break/></text:span>（路透華盛頓<text:span text:style-name="T3">29</text:span>日電）白宮發言人厄尼思特（<text:span text:style-name="T3">Josh Earnest</text:span>）今天表示，美國政府密切留意香港民主抗議活動；並說，美方支持「香港人民的願望」。<text:span text:style-name="T3"><text:line-break/><text:line-break/></text:span>厄尼思特說：「美國支持香港依據基本法實施普選，我們支持香港人民的願望。」<text:span text:style-name="T3"><text:line-break/><text:line-break/></text:span>他在每日簡報中說：「我們認為，一旦基本法有關普選行政長官的終極目標實現，將大幅強化行政長官的基本正當性。」中央社<text:span text:style-name="T3">(</text:span>翻譯<text:span text:style-name="T3">)</text:span></text:p>
      <text:p text:style-name="P1"><text:span text:style-name="T1">陳真</text:span><text:s/>  |  2014.09.30 03:59   |   <text:a xlink:type="simple" xlink:href="http://palinfo.habago.org/Entry?Command=Information_PrintForum&amp;iPage=404#FORUM32794"><text:span text:style-name="T2">#</text:span></text:a></text:p>
      <text:p text:style-name="P3">我常在深夜裏做著白日夢。這裏就有一首。<text:span text:style-name="T3"><text:line-break/><text:line-break/>http://poetbeidao.blogspot.tw/2009/10/blog-post_6334.html<text:line-break/><text:line-break/></text:span>北島的詩，在我心裏默念過不知道多少回。這些沒有意義的文字，卻很奇怪地打動人心。<text:span text:style-name="T3"><text:line-break/><text:line-break/></text:span>詩裏沒有答案，思想亦如是。它們比較像一種鏡子，企圖捕捉那不可能捕捉的真實，因為鏡子裏一無所有，空無一物。<text:span text:style-name="T3"><text:line-break/><text:line-break/></text:span>墨西哥的蒙面騎士<text:span text:style-name="T3"><text:s/>Marcos</text:span>曾對著要求他拿掉面罩現身的記者說：這就是我，說時舉起一面鏡子對著眾人。<text:span text:style-name="T3"><text:line-break/><text:line-break/></text:span>今年五月，<text:span text:style-name="T3">Marcos</text:span>宣佈消失。他說，所有愛他或恨他的人將會發現，所愛所恨，不過一團虛空幻影。</text:p>
      <text:p text:style-name="P1"><text:span text:style-name="T1">陳真</text:span><text:s/>  |  2014.09.29 16:15   |   <text:a xlink:type="simple" xlink:href="http://palinfo.habago.org/Entry?Command=Information_PrintForum&amp;iPage=404#FORUM32793"><text:span text:style-name="T2">#</text:span></text:a></text:p>
      <text:p text:style-name="P2">志鴻，別客氣啊。你沒有冒犯我任何的什麼，我只是想說明一種言說的困境，以及表明留言板之維護並不容易，往往很容易就掉入一些毫無意義與尊嚴的政治口水之中。總之，我並不想也不願更不敢和那些蠢血沸騰的勢力特別是人渣們有任何牽扯。</text:p>
      <text:p text:style-name="P1"><text:span text:style-name="T1">陳真</text:span><text:s/>  |  2014.09.29 16:09   |   <text:a xlink:type="simple" xlink:href="http://palinfo.habago.org/Entry?Command=Information_PrintForum&amp;iPage=404#FORUM32792"><text:span text:style-name="T2">#</text:span></text:a></text:p>
      <text:p text:style-name="P3">有位女性人質事後笑著接受訪問說，我們是人質，應該是我們哭才對，但這些黑寡婦卻反而一直在哭，而且還想掩飾臉上的眼淚；她笑說：不知道是她們或我們的眼淚掉得比較多？<text:span text:style-name="T3"><text:line-break/><text:line-break/></text:span>還有位應該也是人質吧<text:span text:style-name="T3">(</text:span>我忘了<text:span text:style-name="T3">)</text:span>，她說她能了解黑寡婦的心情，如果哪天自己的老公和兒女也被打死了，她也會想把炸彈往腰帶裏纏，把自己炸死。<text:span text:style-name="T3"><text:line-break/><text:line-break/></text:span>我還買了些有關車臣的書，但就像看張純如<text:span text:style-name="T3">(</text:span>後來自殺<text:span text:style-name="T3">)</text:span>寫的<text:span text:style-name="T3"><text:s/>"</text:span>南京大屠殺<text:span text:style-name="T3">" </text:span>一樣，我有同樣有好多南京大屠殺的資料或影片或書籍，影片不敢看，而每次打開書，翻兩頁就很難過，始終難以把它看過一遍。<text:span text:style-name="T3"><text:line-break/><text:line-break/></text:span>我之所以保存大量這類資料，能夠有什麼意義我也不知道。拿來了卻不敢看也不想看，怕看了，人彷彿就得面對現實，而我寧可自欺欺人躲進夢裏，卻把現實當成夢，因為現實太可悲。<text:span text:style-name="T3"><text:line-break/><text:line-break/></text:span>我之所以努力保存著這些東西，無非也只是希望如果後世還有人活在這地球上，別忘了各式各樣的故事，因為有一天，你們我們和他們，都會被寫進故事裏，別忘了故事裏頭曾經有過的悲歡。<text:span text:style-name="T3"><text:line-break/><text:line-break/></text:span>我之所以努力保存著這些東西，無非盼望著或許有些真正堅強而且善良的人，能正視這一切。<text:span text:style-name="T3"><text:line-break/><text:line-break/></text:span>我之所以努力保存著這些東西，無非是因為我終究還相信著明天，雖然我知道明天肯定不會更好，只會更差。<text:span text:style-name="T3"><text:line-break/><text:line-break/></text:span>我之所以努力保存著這些東西，純粹只是因為想紀念那些在無聲無息中消失的生命，雖然不相識，但我們彼此並不陌生；紀念她們，就猶如紀念我和我自己的親友家人一般。</text:p>
      <text:p text:style-name="P1"><text:span text:style-name="T1">陳志鴻</text:span><text:s/>  |  2014.09.29 15:49   |   <text:a xlink:type="simple" xlink:href="http://palinfo.habago.org/Entry?Command=Information_PrintForum&amp;iPage=404#FORUM32791"><text:span text:style-name="T2">#</text:span></text:a></text:p>
      <text:p text:style-name="P2">昨天台灣與論瞬間爆炸，一不小心也淪陷在對立之中，害得讓您發文的美意受到冒犯，並造成我發問只求結論的誤解，十分感到抱歉！還望您再繼續談第二點，感謝！</text:p>
      <text:p text:style-name="P1"><text:span text:style-name="T1">怡靜</text:span><text:s/>  |  2014.09.29 13:47   |   <text:a xlink:type="simple" xlink:href="http://palinfo.habago.org/Entry?Command=Information_PrintForum&amp;iPage=404#FORUM32790"><text:span text:style-name="T2">#</text:span></text:a></text:p>
      <text:p text:style-name="P3">陳真提到的車臣黑寡婦，有一部<text:span text:style-name="T3">2003</text:span>年的紀錄片<text:span text:style-name="T3">Terror in Moscow </text:span>值得一看，當年是在英國<text:span text:style-name="T3">Channel 4</text:span>頻道播出，我還重金請英國網友幫我從電視錄下燒成<text:span text:style-name="T3">DVD</text:span>寄給我。這片我只看了兩次便不再看，因為每次看都要掉眼淚。我在網路找找，竟然有好心人把影片放在<text:span text:style-name="T3">Vimeo</text:span>上供人免費觀賞，有英文字幕。<text:span text:style-name="T3"><text:line-break/><text:line-break/></text:span><text:a xlink:type="simple" xlink:href="http://vimeo.com/45234763"><text:span text:style-name="T4">Terror in Moscow</text:span></text:a></text:p>
      <text:p text:style-name="P1"><text:span text:style-name="T1">陳真</text:span><text:s/>  |  2014.09.29 11:03   |   <text:a xlink:type="simple" xlink:href="http://palinfo.habago.org/Entry?Command=Information_PrintForum&amp;iPage=404#FORUM32789"><text:span text:style-name="T2">#</text:span></text:a></text:p>
      <text:p text:style-name="P2">一方面也許是因為留言往往具有一種<text:span text:style-name="T3"><text:s/>"</text:span>討論<text:span text:style-name="T3">" </text:span>的形式，為了<text:span text:style-name="T3"><text:s/>"</text:span>清楚<text:span text:style-name="T3">"</text:span>，經常得被迫犧牲<text:span text:style-name="T3"><text:s/>"</text:span>微妙<text:span text:style-name="T3">"</text:span>，於是，留言板往往只能產生一些很粗糙的言論。<text:span text:style-name="T3"><text:line-break/><text:line-break/></text:span>或是，言論其實有時並不粗糙，但人們其實基本上是看不起留言板的，但卻非常看得起教科書或學術期刊或名家專欄名雜誌等，於是對於留言一概以粗糙之物視之而迅速瀏覽，企圖從中迅速取得<text:span text:style-name="T3"><text:s/>"</text:span>結論<text:span text:style-name="T3">" </text:span>或<text:span text:style-name="T3"><text:s/>"</text:span>意見<text:span text:style-name="T3">"</text:span>。<text:span text:style-name="T3"><text:line-break/><text:line-break/></text:span>但是，如果我寫的東西裏頭有什麼<text:span text:style-name="T3"><text:s/>"</text:span>意見<text:span text:style-name="T3">"</text:span>，那我就直接三言兩語表明了不就好了，何必千萬言？<text:span text:style-name="T3"><text:line-break/><text:line-break/></text:span>人們平常看教科書或期刊，一定又是畫線又是做筆記，在體力充沛精神飽滿的時刻，一字一句慢慢讀，仔細揣摩，儘管裏頭往往內容空洞，沒什麼好揣摩。<text:span text:style-name="T3"><text:line-break/><text:line-break/></text:span>但是，看留言板就肯定不是這樣了，無聊的零碎時間，精神渙散之際，迅速瀏覽一下，藉以提提神，快速找到所謂意見或結論，便等於讀過了。這就好像把一部電影以<text:span text:style-name="T3">32</text:span>倍數快轉，這裏看看，那裏看看，中間瞄兩眼，然後就直接跳到結尾看結局，彷彿導演只是要告訴你某個意見。<text:span text:style-name="T3"><text:line-break/><text:line-break/></text:span>對此我始終感到很無奈，但很多事情就跟愛情一樣，若非由衷，沒法強迫。無奈也沒辦法，一個人既然選擇了一套自我作賤之路，就只能忍受自我作賤的各種必然結果。所謂求仁得仁，一個人盼望著什麼，他自然就會得到什麼，少有例外。<text:span text:style-name="T3"><text:line-break/><text:line-break/></text:span>人活在他的<text:span text:style-name="T3"><text:s/>"</text:span>語言<text:span text:style-name="T3">" </text:span>裏頭，乃是語言支配著他的生命，而非他在使用語言。一個人不可能理解另一個人，除非他了解對方的語言。就像維根斯坦說的，<text:span text:style-name="T3">"</text:span>即使獅子會說話，我們也不知道牠在說什麼<text:span text:style-name="T3">"</text:span>；即使牠說的是一套標準中文，你也不可能聽懂，除非你知道牠活在哪一套大寫的語言之中。</text:p>
      <text:p text:style-name="P1"><text:span text:style-name="T1">陳真</text:span><text:s/>  |  2014.09.29 10:10   |   <text:a xlink:type="simple" xlink:href="http://palinfo.habago.org/Entry?Command=Information_PrintForum&amp;iPage=404#FORUM32788"><text:span text:style-name="T2">#</text:span></text:a></text:p>
      <text:p text:style-name="P3">志鴻，我沒看內容就把你所轉貼的一些政客和人渣言論或訊息給刪了。原因有五：<text:span text:style-name="T3"><text:line-break/><text:line-break/></text:span>第一，除非是要拿出來消毒或開刀，否則一些不乾淨或不可信或沒營養的東西，就盡量別污染這版面。<text:span text:style-name="T3"><text:line-break/><text:line-break/></text:span>第二，我自己，或這版面，完全不願意矮化自己去和一些絲毫不值得任何尊敬的人事物有任何的直接牽扯。我寧可這版面消失也沒法忍受這種窩囊感。人再怎麼窩囊也不該窩囊到自願去和這樣那樣一些人與事形成一種直接關聯，不管是贊成或反對都一樣，上駟不要對下駟。<text:span text:style-name="T3"><text:line-break/><text:line-break/></text:span>第三，我並不是在談一種特定人事物的特定立場。<text:span text:style-name="T3"><text:line-break/><text:line-break/></text:span>我知道台灣社會很喜歡看衝突，八卦心態很重，不喜歡往純粹的想法上去斟酌或思考，而是很喜歡在一種好像什麼紅白對抗的八卦趣味中尋求滿足。我自己，或這版面，不希望成為這樣一種沒有任何營養與尊嚴的趣味來源。<text:span text:style-name="T3"><text:line-break/><text:line-break/></text:span>第四，我們如果真的鄙視某種人事物，那就應該努力避免接觸都來不及了，怎麼還會主動去閱覽或張貼來虐待自己？除非是不小心看到，或是存心拿來當成一種例子開刀，否則，髒東西就直接丟垃圾筒，何必收集一堆來污染環境或污染自己的心靈？<text:span text:style-name="T3"><text:line-break/><text:line-break/></text:span>第五，我先前想講的都還沒開始講；我很樂意談想法，但很不樂意總是被曲解成一種其實很沒意義的現實議論；我畢竟不是一個評論家，我並不是在發表任何個人意見。這類誤解，往往能澆熄我一切對外言說的熱情。</text:p>
      <text:p text:style-name="P1"><text:span text:style-name="T1">隆誌</text:span><text:s/>  |  2014.09.29 07:14   |   <text:a xlink:type="simple" xlink:href="http://palinfo.habago.org/Entry?Command=Information_PrintForum&amp;iPage=404#FORUM32787"><text:span text:style-name="T2">#</text:span></text:a></text:p>
      <text:p text:style-name="P2">對於香港的佔中和泛民主派的行動，我只認為是一種政治炒作。要真有心要求民主，以前還被老牌民主國家統治時，卻無人出來要求「港人治港」或「港督直選」。現在回到非民主國家的體系，卻來要求民主。<text:span text:style-name="T3"><text:line-break/></text:span>這樣的行動，起於一種嫉妒的心態。香港人一直看不起大陸人，今日經濟命脈卻要仰大陸鼻息。當地一些媒體很刻意放大大陸觀光客在香港的行為，就像台灣某些「愛臺灣」媒體的作法，而且用詞更加難聽。<text:span text:style-name="T3"><text:line-break/></text:span>這樣的矛盾，在這幾年大陸對台灣的讓利政策和上海的發展之下，加深各階層對於香港邊緣化的疑慮。舉個例子，去年臺灣和大陸談定貨幣清算機制，香港就非常緊張。<text:span text:style-name="T3"><text:line-break/></text:span>臺灣不也是如此！許多人打從心底自認高大陸人一等，甚至瞧不起。投機者趁機炒作矛盾，以民主為手段，撈取利益。<text:span text:style-name="T3"><text:line-break/></text:span>這幾年的觀察和相處，大陸、香港和臺灣在公德和私德方面，幾乎無差別。根源同一文化基礎，不會因為政治模式有太大改變，純粹大惡和小惡的差別。天天說大陸沒人權，香港人和台灣人以不人道方式，對待外勞和外傭的新聞沒少過。說坦白，大陸人比較大器。</text:p>
      <text:p text:style-name="P1"><text:span text:style-name="T1">陳志鴻</text:span><text:s/>  |  2014.09.29 03:35   |   <text:a xlink:type="simple" xlink:href="http://palinfo.habago.org/Entry?Command=Information_PrintForum&amp;iPage=404#FORUM32786"><text:span text:style-name="T2">#</text:span></text:a></text:p>
      <text:p text:style-name="P3">果然各個號稱捍衛<text:span text:style-name="T3">"</text:span>民主<text:span text:style-name="T3">"</text:span>的鬥士紛紛出來表達支持<text:span text:style-name="T3"><text:line-break/><text:line-break/></text:span>抱歉陳醫師又在您的板上留好幾劑催吐劑<text:span text:style-name="T3"><text:line-break/><text:line-break/></text:span>如有不適請馬上刪除<text:span text:style-name="T3"><text:line-break/><text:line-break/></text:span>另外，香港辦事處似乎也被攻佔<text:span text:style-name="T3"><text:line-break/><text:line-break/></text:span>三、四月那股熱潮已經確定重新啟動了<text:span text:style-name="T3">..<text:line-break/><text:line-break/>(</text:span>陳真按：以下刪<text:span text:style-name="T3">)</text:span></text:p>
      <text:p text:style-name="P1"><text:span text:style-name="T1">陳志鴻</text:span><text:s/>  |  2014.09.29 03:15   |   <text:a xlink:type="simple" xlink:href="http://palinfo.habago.org/Entry?Command=Information_PrintForum&amp;iPage=404#FORUM32785"><text:span text:style-name="T2">#</text:span></text:a></text:p>
      <text:p text:style-name="P2">感謝陳醫師分享，剛剛晃了<text:span text:style-name="T3">Facebook</text:span>一圈，如同您預料中的<text:span text:style-name="T3"><text:line-break/><text:line-break/></text:span>好多同學又像三、四月時候在發高燒，不斷轉貼各種文章<text:span text:style-name="T3"><text:line-break/><text:line-break/></text:span>內容大略都是香港學運關係台灣存亡之秋等等<text:span text:style-name="T3">...<text:line-break/><text:line-break/></text:span>好像漠視這個議題就該死一樣<text:span text:style-name="T3">...</text:span></text:p>
      <text:p text:style-name="P4"/>
      <text:p text:style-name="P1"><text:span text:style-name="T1">陳真</text:span><text:s/>  |  2014.09.29 01:55   |   <text:a xlink:type="simple" xlink:href="http://palinfo.habago.org/Entry?Command=Information_PrintForum&amp;iPage=405#FORUM32784"><text:span text:style-name="T2">#</text:span></text:a></text:p>
      <text:p text:style-name="P2">志鴻，你沒提問，我不知從何聊起，只能自由發揮。但我並不關注這事，因此也只能說點非直接相關的說法。<text:span text:style-name="T3"><text:line-break/><text:line-break/></text:span>當然，別人要關注此事，我沒意見；關注與否，自然各有理由與需求。我只能說，這類以民主之名之事，不拘它發生在地球上哪個角落，絲毫引不起我任何興趣或特殊敬意。近二十年來，隨著我對各種以民主之名之事的了解越深，對它的敬意也隨之越少，鄙夷更甚。<text:span text:style-name="T3"><text:line-break/><text:line-break/></text:span>估計應該很多忠<text:span text:style-name="T3">(</text:span>民進<text:span text:style-name="T3">)</text:span>黨愛<text:span text:style-name="T3">(</text:span>台灣<text:span text:style-name="T3">)</text:span>國者應該很關注這事才對。這是他們的自由，只要別以為大家都應該跟他一樣蠢血沸騰就行。<text:span text:style-name="T3"><text:line-break/><text:line-break/></text:span>當然，<text:span text:style-name="T3">(</text:span>我又得被迫做自我說明了<text:span text:style-name="T3">)</text:span>我並不是說凡是關注這些事就是忠黨愛國；關注與否，自然各有理由，沒有對錯。<text:span text:style-name="T3"><text:line-break/><text:line-break/></text:span>在台灣這樣一個對世界徹底無知且絲毫不感興趣的島上，大概也只有跟綠油油的東西能扯得上關係或企圖硬扯上關係的，才會引起綠油油人士的特別關注；但這樣一種關注是荒唐的，智障的，功利的，扭曲的，自欺欺人的，因此也是可恥的。<text:span text:style-name="T3"><text:line-break/><text:line-break/></text:span>就如經常有人跑來巴勒網或寫信給我表態支持，因為他們一聽到巴勒斯坦建國，就馬上望文生義想到台獨建國；但這類蠢血沸騰的政治衝動畢竟不是巴勒網的屬性，甚且是巴勒網的天敵。<text:span text:style-name="T3"><text:line-break/><text:line-break/></text:span>以下所講，僅是通則，非指特定事件。我大約可以講上七、八點，先說兩點好了：<text:span text:style-name="T3"><text:line-break/><text:line-break/>1. </text:span>一個人可以關注任何事，但他不可能不提供理由。<text:span text:style-name="T3"><text:line-break/><text:line-break/></text:span>在你觀察或關注某個東西時，邏輯上你得<text:span text:style-name="T3"><text:s/>"</text:span>先<text:span text:style-name="T3">" </text:span>有個理論，然後你才能知道要如何觀察以及應觀察些什麼。<text:span text:style-name="T3"><text:line-break/><text:line-break/>Karl Popper</text:span>有一次上課，要學生們觀察黑板，大家一頭霧水，因為要觀察黑板的<text:span text:style-name="T3"><text:s/>"</text:span>什麼<text:span text:style-name="T3">" </text:span>呢？觀察它的顏色嗎？還是大小？還是材質？還是觀察它乾不乾淨？有無異物在上面等等？除非你先告訴我一個理論<text:span text:style-name="T3">(</text:span>或說方向<text:span text:style-name="T3">)</text:span>，否則我不知道要如何觀察一塊黑板。<text:span text:style-name="T3"><text:line-break/><text:line-break/></text:span>哲學上有個理論叫<text:span text:style-name="T3"><text:s/>"</text:span>理論的理論<text:span text:style-name="T3">" (theory theory)</text:span>，意思約略就是這樣：<text:span text:style-name="T3"><text:line-break/><text:line-break/></text:span>我不可能了解任何一個人，更不可能了解世界<text:span text:style-name="T3">(</text:span>這塊<text:span text:style-name="T3"><text:s/>"</text:span>黑板<text:span text:style-name="T3">")</text:span>，因為我看不見旁人的心靈，我對萬物一無所知。了解或溝通若要成為可能，我首先就得對旁人的心靈或對這世界<text:span text:style-name="T3"><text:s/>"</text:span>先<text:span text:style-name="T3">" </text:span>在自己的心裏頭形成一些最基本的理論或假設，藉由這樣一些理論或假設做為一種橋樑，賦予人事物的各種意義。<text:span text:style-name="T3"><text:line-break/><text:line-break/></text:span>當然，這樣一種先於所有理論的<text:span text:style-name="T3"><text:s/>"</text:span>大寫的理論<text:span text:style-name="T3">" </text:span>可以有千百種，乃至無數種；但若有人形成的理論是<text:span text:style-name="T3"><text:s/>"</text:span>獨立<text:span text:style-name="T3">" </text:span>或<text:span text:style-name="T3"><text:s/>"</text:span>反中<text:span text:style-name="T3">"</text:span>，只要一聽到獨立他就蠢血沸騰，哪管你是巴勒斯坦或巴基斯坦，恁爸一概支持啦；或是只要能反中，恁爸也一概支持啦。這樣一種低能的大寫理論，我們只能說他頭殼壞去了。<text:span text:style-name="T3"><text:line-break/><text:line-break/></text:span>你可以把我所謂的<text:span text:style-name="T3"><text:s/>"</text:span>大寫的理論<text:span text:style-name="T3">" </text:span>想像成各種收納盒，就像數學上的<text:span text:style-name="T3"><text:s/>"</text:span>集合<text:span text:style-name="T3">"(set)</text:span>觀念一樣，依據不同屬性，把事物分類到不同的集合裏。<text:span text:style-name="T3"><text:line-break/><text:line-break/></text:span>簡單說，世界不存在；唯有當這大寫的理論誕生，世界也才隨之誕生。我們根據各種大寫的理論來架構出一個個所謂<text:span text:style-name="T3"><text:s/>"</text:span>世界<text:span text:style-name="T3">"</text:span>；理論不同，世界自然也就長得不一樣，你也可以說這是一種<text:span text:style-name="T3"><text:s/>"</text:span>語言<text:span text:style-name="T3">"</text:span>。<text:span text:style-name="T3"><text:line-break/><text:line-break/></text:span>墨西哥那位蒙面騎士<text:span text:style-name="T3"><text:s/>Marcos</text:span>，在我看來也許是人類史上僅次於甘地的革命家或改革者，他常說<text:span text:style-name="T3"><text:s/>"</text:span>語言就是我們的武器<text:span text:style-name="T3">"</text:span>，<text:span text:style-name="T3">"</text:span>我們<text:span text:style-name="T3">(</text:span>指弱者<text:span text:style-name="T3">)</text:span>應該尋找並創造屬於自己的語言<text:span text:style-name="T3">"</text:span>，一部份就是這個意思，另一部份的意思就暫且不表。<text:span text:style-name="T3"><text:line-break/><text:line-break/></text:span>二十幾年前，也就是八零年代末，大家躲躲閃閃地剛剛開始喊台獨。記得在一次群眾運動中，主持人突然在活動的最高潮唸起一封<text:span text:style-name="T3"><text:s/>"</text:span>台灣人民寫給車臣人民的公開信<text:span text:style-name="T3">"</text:span>，信裏裝模作樣地表達台灣人對於車臣人民追求獨立的決心和勇氣的敬佩。<text:span text:style-name="T3"><text:line-break/><text:line-break/></text:span>我當下聽了覺得挺噁心，因為那不是建立在真正的關注或理解上，而純粹只是因為車臣反抗蘇聯共黨，於是就見獵心喜，趕緊裝模作樣地公開表示支持。<text:span text:style-name="T3"><text:line-break/><text:line-break/></text:span>這些<text:span text:style-name="T3"><text:s/>"</text:span>同志們<text:span text:style-name="T3">"</text:span>，我對他們了解到爆，他們哪會關心什麼車不車臣；純粹只是因為車臣要獨立，於是就拿來藉題發揮，寫什麼公開信，說什麼<text:span text:style-name="T3"><text:s/>"</text:span>勇敢的台灣郎<text:span text:style-name="T3">" </text:span>要向<text:span text:style-name="T3"><text:s/>"</text:span>勇敢的車臣人民<text:span text:style-name="T3">" </text:span>致敬。<text:span text:style-name="T3"><text:line-break/><text:line-break/></text:span>那時候，蘇聯剛解體，獨立成<text:span text:style-name="T3">20</text:span>幾個<text:span text:style-name="T3">(</text:span>？<text:span text:style-name="T3">)</text:span>小國。車臣亦宣告獨立，隨之引起多年戰亂。<text:span text:style-name="T3"><text:line-break/><text:line-break/></text:span>我從差不多<text:span text:style-name="T3">1999</text:span>年起，寫過有關車臣的一些文章，批評蘇聯的殘暴鎮壓與殺害異己。因為文章數量多，而且對於相關議題看了些書，更對其中幾個事件稍微做過一點功課，甚至一度想把文章集結成書；連書名都想好了，就叫做<text:span text:style-name="T3"><text:s/>"</text:span>亂世兒女黑寡婦：車臣悲歌<text:span text:style-name="T3">"</text:span>。<text:span text:style-name="T3"><text:line-break/><text:line-break/></text:span>我對之略微做過一點研究的事件例如，莫斯科歌劇院的黑寡婦挾持人質事件。我有理由相信俄羅斯的情治人員事先滲透並參與其中，為的是一舉殲滅所謂恐怖份子，不惜以人質為餌。另外我也寫過一位廣受尊敬的女記者被暗殺，叫<text:span text:style-name="T3"><text:s/>Anna Politkovskaya</text:span>。<text:span text:style-name="T3"><text:line-break/><text:line-break/></text:span>這位女記者，為人正直，勇敢，善良，即使在俄羅斯都廣受人們尊敬。幾位凶手後來雖全數判處重刑，但我相信這是俄羅斯官方所指使，因為在安娜被殺之前，短短十幾年之間<text:span text:style-name="T3">(1990-2006</text:span>年<text:span text:style-name="T3">)</text:span>，俄羅斯至少有四十幾名記者死於非命，而且大多找不到兇手。管控嚴密的社會，每年殺害幾名報導不利於官方的記者，若非官方所為，誰有這本事？<text:span text:style-name="T3"><text:line-break/><text:line-break/></text:span>至於所謂黑寡婦，就是自己的老公命喪戰亂之中，或自願成為<text:span text:style-name="T3"><text:s/>"</text:span>恐怖份子<text:span text:style-name="T3">" </text:span>即人肉炸彈而死，妻子家破人亡無路可走之際，出於悲憤，自己也成為人肉炸彈或所謂恐怖份子。莫斯科歌劇院挾持八百多名人質事件便是一群黑寡婦所為，四十幾人全數罹難。<text:span text:style-name="T3"><text:line-break/><text:line-break/></text:span>我並不關心車臣是否應該獨立，獨立與否並不是我的<text:span text:style-name="T3"><text:s/>"</text:span>大寫的理論<text:span text:style-name="T3">"</text:span>，過去不是，現在不是，將來也不是。<text:span text:style-name="T3"><text:line-break/><text:line-break/></text:span>在影片和各種資料中，我看到這些黑寡婦，這些原本散落於各行各業的女生或家庭主婦，連槍怎麼拿都不會的所謂恐怖份子，在挾持人質的現場，有的緊張得一直啜泣發抖；有的膽子大，看到人質哭，還會安慰人質。<text:span text:style-name="T3"><text:line-break/><text:line-break/></text:span>在一篇文章末尾，我說：如果你看到這些黑寡婦昔日燦爛的笑容與身影，昔日與愛人、子女與親友的各種快樂生活片段，縱鐵石心腸，恐怕也要為她們的悲劇灑下熱淚。<text:span text:style-name="T3"><text:line-break/><text:line-break/></text:span>至於我說的那次黨外群眾運動，帶頭者突然在活動中唸起什麼台灣人給車臣人民的公開信，只讓人感到噁心想吐，因為我知道這是一種政治操作和利用。所謂黨外同志們的<text:span text:style-name="T3"><text:s/>"</text:span>大寫理論<text:span text:style-name="T3">"</text:span>，始終只是一種極短線的政治利益操作，只要能打擊敵人就全屬題材，誇而大之，渲而染之，而不是真的關心什麼車臣不車臣；反之，若對我方不利，又完全是另一套相反的標準。<text:span text:style-name="T3"><text:line-break/><text:line-break/></text:span>我花了十多年的時間，直到九零年代，才終於認清這一點。<text:span text:style-name="T3">1995</text:span>年吧，我和良哲等等一些朋友在台中以核四公投促進會的名義，成立一個讀書會，讀趙剛的<text:span text:style-name="T3"><text:s/>"</text:span>小心國家族<text:span text:style-name="T3">"</text:span>，有兩回林義雄也有來參加。<text:span text:style-name="T3"><text:line-break/><text:line-break/></text:span>除了醫學教科書滾科爛熟能倒著背之外，我那時沒讀過風花雪月以外的書，知識上相當無知，也不太知道怎麼表達。記得當時我還煞有介事地跟林義雄表示我對民進黨的反感，我說：<text:span text:style-name="T3"><text:s/>"</text:span>目的的本身就是目的，它不應該成為其它目的的手段<text:span text:style-name="T3">"</text:span>。<text:span text:style-name="T3"><text:line-break/><text:line-break/></text:span>意思是說，如果你真的關心比方說人權，那你就應該關心人權本身，它本身就是一種目的，而不是老是選擇性地拿它來做為一種污名化敵人、打擊敵人的手段。如果你真的反對貪污反對買票，那就應該反對所有人的貪污和買票，而不是自己人貪污買票沒關係，敵人貪污買票就大張旗鼓，鳴鼓而攻之。<text:span text:style-name="T3"><text:line-break/><text:line-break/></text:span>同理。如果有人宣稱民主是他的信仰，那他首先就應該反美才對，因為美國在全世界各地燒殺擄掠，千萬生靈塗炭；管你民不民主，只要聽我的，只要當我的狗，就是民主；反之就是恐怖份子。<text:span text:style-name="T3"><text:line-break/><text:line-break/></text:span>至於我呢，我對這一切以民主之名的政治操作與宣稱完全不相信。或者說，我相信民主做為一種政治概念或理論，但不相信它的實際操作與宣稱。簡單說，它不是一種普世價值，它只是一種尚待解釋與有待大幅修正的政治制度選項<text:span text:style-name="T3"><text:s/>"</text:span>之一<text:span text:style-name="T3">"(!!)</text:span>，與普世價值無關。<text:span text:style-name="T3"><text:line-break/><text:line-break/></text:span>我之不相信民主猶如羅素之不相信。即使做為一種政治理論，在我看來，它頂多也只是一種層次很低、很下游的東西。羅素曾經說，美國從來都不是一個民主國家。他說，國家大權始終在大資本家和軍火商手裏世襲，世代相傳；而所謂選舉，只是從這個世襲家族中選出掌櫃，選出執行長，選出代理人。執行既定政策，維護<text:span text:style-name="T3"><text:s/>"</text:span>家族<text:span text:style-name="T3">" </text:span>利益。<text:span text:style-name="T3"><text:line-break/><text:line-break/></text:span>換句話說，如果你真的把民主當成你的<text:span text:style-name="T3"><text:s/>"</text:span>大寫理論<text:span text:style-name="T3">"</text:span>，那麼，這個<text:span text:style-name="T3"><text:s/>"</text:span>大寫理論<text:span text:style-name="T3">" </text:span>的後面還得有一堆更大的<text:span text:style-name="T3"><text:s/>"</text:span>大大大寫理論<text:span text:style-name="T3">" </text:span>才行；你得先檢討各種上游結構才行。簡單說，民主本身，本質上很難成為一種目的，更非普世價值。<text:span text:style-name="T3"><text:line-break/><text:line-break/>2. </text:span>一個人可以關注任何事，但他不可能只關注特定某件事。<text:span text:style-name="T3"><text:line-break/><text:line-break/></text:span>夜深了，還有要事在身。先說第一點就好，其它有機會再說。<text:span text:style-name="T3"><text:line-break/><text:line-break/></text:span>寫這些，婆婆媽媽囉哩囉嗖的，它理應只是一些顯而易見毋庸多說的東西才對。</text:p>
      <text:p text:style-name="P1"><text:span text:style-name="T1">陳志鴻</text:span><text:s/>  |  2014.09.28 13:26   |   <text:a xlink:type="simple" xlink:href="http://palinfo.habago.org/Entry?Command=Information_PrintForum&amp;iPage=405#FORUM32783"><text:span text:style-name="T2">#</text:span></text:a></text:p>
      <text:p text:style-name="P3">可以聽陳醫師聊聊香港學運嗎<text:span text:style-name="T3">??<text:line-break/><text:line-break/></text:span>若是有打擾，再麻煩您刪除了！<text:span text:style-name="T3"><text:line-break/><text:line-break/></text:span>感謝！<text:span text:style-name="T3"><text:line-break/><text:line-break/>======<text:line-break/></text:span>黃國昌<text:span text:style-name="T3">Facebook<text:line-break/>12 </text:span>分鐘前<text:span text:style-name="T3"><text:s/>· <text:line-break/></text:span>當香港發生全面佔中的新聞，成為國際媒體的關注焦點時，中國官媒閉口不言，並不令人驚訝。<text:span text:style-name="T3"><text:line-break/><text:line-break/></text:span>真正令人憤怒憂慮的是，與台灣民主未來如此關係重大的事件，對台灣有線電視新聞網而言，也彷彿根本就不存在，除了少數的跑馬燈外，可說是沒有報導。<text:span text:style-name="T3"><text:line-break/><text:line-break/></text:span>台灣的電視新聞台現在也被中共接管了嗎？還是這些媒體老闆，也紛紛成為緊抱中共大腿的哈巴狗<text:span text:style-name="T3">?<text:line-break/><text:line-break/></text:span>台灣需要一個還有點基本風骨、還有點道德勇氣的有線電視新聞台。</text:p>
      <text:p text:style-name="P1"><text:span text:style-name="T1">陳真</text:span><text:s/>  |  2014.09.27 04:02   |   <text:a xlink:type="simple" xlink:href="http://palinfo.habago.org/Entry?Command=Information_PrintForum&amp;iPage=405#FORUM32782"><text:span text:style-name="T2">#</text:span></text:a></text:p>
      <text:p text:style-name="P2">台灣真的很可悲，不但原地踏步，而且變本加厲。過去只要稍微講到台灣二字，便是漢奸，便是數典忘祖，便是賣國，去到哪都會遭殃；周圍全是充滿敵意、勇猛非凡的忠黨愛國反共的人群與學生。<text:span text:style-name="T3"><text:line-break/><text:line-break/></text:span>現在卻還是一樣，只要稍微講到大陸或中國，馬上就一堆充滿敵意、勇猛非凡的忠黨愛國反共的人群與學生哭爸哭母的。<text:span text:style-name="T3"><text:line-break/><text:line-break/></text:span>打馬或反中是台灣最流行的運動，但一個稍微有點頭腦或骨氣的人是不可能佔據主流位置而仍氣燄高張的。<text:span text:style-name="T3"><text:line-break/><text:line-break/></text:span>黃文雄刺蔣後隱身<text:span text:style-name="T3">26</text:span>年，剛回台灣時，幾乎沒有人知道他的下落。但我知道他過去在逃亡中曾與陳菊密會，所以我就透過陳菊找到黃文雄，請他來演講。<text:span text:style-name="T3"><text:line-break/><text:line-break/></text:span>不久之後，靜宜大學的學生社團也邀他去。我當黃文雄的司機，騎摩托車負責接送。因此，演講那天我也在場。<text:span text:style-name="T3"><text:line-break/><text:line-break/></text:span>演講途中，突然有一名學生鬧場，站起來哭爸哭母大罵黃文雄，說<text:span text:style-name="T3"><text:s/>"</text:span>像你這種人，根本只是個殺手<text:span text:style-name="T3">"</text:span>，<text:span text:style-name="T3">"</text:span>竟然有臉站在這裏演講<text:span text:style-name="T3">" </text:span>等等，一路罵出會場，十分勇猛。<text:span text:style-name="T3"><text:line-break/><text:line-break/></text:span>因為那時候民進黨支持者仍然是少數，傾藍的忠黨愛國反共學生佔絕大多數。因此，當然不會有人敢對這位學生有所不敬。換成是現在，你再罵罵看，恐怕馬上當場被圍毆，或被網路攻擊抹黑、連家人都會被揪出來公審。<text:span text:style-name="T3"><text:line-break/><text:line-break/></text:span>黃文雄當時在現場表現得很鎮定。我記得他對那個哭爸哭母的學生說：道德具有一種<text:span text:style-name="T3"><text:s/>"</text:span>一致性<text:span text:style-name="T3">"</text:span>，如果你也敢在蔣經國面前這樣罵，那我什麼都聽你的了。<text:span text:style-name="T3"><text:line-break/><text:line-break/></text:span>這話講得很對。統派如今都已經被你們搞成人人喊打的過街老鼠，連不具政治意識者從社會發展或經濟層面稍微表示一下有異於當今主流的意見，也都會招來危險與攻擊或孤立，於是只能噤若寒蟬。<text:span text:style-name="T3"><text:line-break/><text:line-break/></text:span>在這種情況下，大概也只有很沒出息的人，才會耍勇耍狠。套句黃文雄的話，如果這樣一些人也膽敢對習近平丟書丟鞋，<text:span text:style-name="T3">"</text:span>那我就什麼都聽你的了<text:span text:style-name="T3">"</text:span>。<text:span text:style-name="T3"><text:line-break/><text:line-break/></text:span>這樣一種主流勢力根本不用耍勇猛，我們就已經很害怕了不是嗎？比方說，這年頭，誰敢對什麼愛台灣有所不敬？誰敢對綠營那些人渣政客丟書丟鞋，那豈不是不要命了。<text:span text:style-name="T3"><text:line-break/><text:line-break/></text:span>以前黨外時代，凡是要去學校附近或眷村發傳單特別恐怖，常會挨打挨罵。現在其實也一樣，只是<text:span text:style-name="T3"><text:s/>"</text:span>眷村<text:span text:style-name="T3">" </text:span>的範圍擴大了，成員也不一樣了，但忠黨愛國反共的本質卻一脈相傳。<text:span text:style-name="T3"><text:line-break/><text:line-break/></text:span>胡適師承杜威，講究清晰與生活實用，講究眼見為憑，哲學思維與我大相逕庭。但他有個觀念卻常浮上我心頭。他說：<text:span text:style-name="T3">"</text:span>容忍比自由更重要<text:span text:style-name="T3">"</text:span>。<text:span text:style-name="T3"><text:line-break/><text:line-break/></text:span>胡適講這話時，也是處於一股愛國熱潮中。但他說，<text:span text:style-name="T3">"</text:span>沒有容忍，就不可能有自由<text:span text:style-name="T3">"</text:span>。老實說，我對這些話還挺感動的。我們都能容忍你們的愚蠢與荒唐，難道你們就不能也同樣容忍我們的荒腔走板，而一定要完全扼殺異己的言論空間？<text:span text:style-name="T3"><text:line-break/><text:line-break/></text:span>如我之前所說，在雷震的<text:span text:style-name="T3"><text:s/>"</text:span>自由中國<text:span text:style-name="T3">" </text:span>及李敖的<text:span text:style-name="T3"><text:s/>"</text:span>文星<text:span text:style-name="T3">" </text:span>時代，乃至於後來的黨外，雖然表面上所思所言約略涉及政治，但一如五四運動，骨子裏帶有相當濃厚的文化自覺；討論的話題寬廣而深刻，思想細膩，特別是在李敖的文星雜誌那個年代。<text:span text:style-name="T3"><text:line-break/><text:line-break/></text:span>在那之後，就著了法西斯的魔，完全政治掛帥，顏色第一；爭奪的全是權勢與利益，逐漸變得不堪入目。<text:span text:style-name="T3"><text:line-break/><text:line-break/></text:span>不過，如果大家無所謂，我其實也無所謂了。雖然有時很想找人一同創辦一本類似<text:span text:style-name="T3"><text:s/>"Philosophy Now" </text:span>那樣的雜誌，但在被政治和選舉搞得完全密不通風、喊打喊殺的鬼島上，我還是把這份其實對大家應該會有點好處的言論自由給收回來算了，連寫個不痛不癢的留言板都得盡量噤聲、努力自我檢查思想了，哪還能辦什麼哲學思想雜誌？那只是自討苦吃。<text:span text:style-name="T3"><text:line-break/><text:line-break/></text:span>另外，我看到底下有什麼反帝、反殖民、反剝削，我真不敢相信我的眼睛。民主、人權、自由等等這些字眼都已淪陷，希望有一天，我不會連<text:span text:style-name="T3"><text:s/>"</text:span>反帝<text:span text:style-name="T3">" </text:span>都不好意思說出口。<text:span text:style-name="T3"><text:line-break/><text:line-break/></text:span>時光飛逝，再過一天<text:span text:style-name="T3">(0928)</text:span>就滿二十八年了<text:span text:style-name="T3">(</text:span>民進唬爛黨黨慶<text:span text:style-name="T3">)</text:span>，而我居然還在講第一課而毫無進展。<text:span text:style-name="T3"><text:line-break/><text:line-break/></text:span>我常想，如果人的生命跟樹上的蟬一樣只有七天，當我們活到了第六天，也許也會發出時光飛逝、一事無成的感嘆。<text:span text:style-name="T3"><text:line-break/><text:line-break/></text:span>但世界畢竟不是圍繞著我們的短暫一生旋轉，真理的座標恐怕動輒都是千年起跳。這首千年曲子，哪怕僅僅只是寫下其中一個音符，恐怕都是無數人的青春與血淚。<text:span text:style-name="T3"><text:line-break/><text:line-break/></text:span>陳真<text:span text:style-name="T3"><text:s/>2014.09.27.<text:line-break/><text:line-break/>================<text:line-break/></text:span>馬英九遭丟擲「被出賣的台灣」一書　基進側翼聲明全文<text:span text:style-name="T3"><text:line-break/><text:line-break/>NOWnews 2014</text:span>年<text:span text:style-name="T3">9</text:span>月<text:span text:style-name="T3">26</text:span>日<text:span text:style-name="T3"><text:line-break/><text:line-break/></text:span>記者王鼎鈞／台北報導<text:span text:style-name="T3"><text:line-break/><text:line-break/></text:span>總統馬英九<text:span text:style-name="T3">26</text:span>日晚間「台灣世界連鎖加盟大展」晚宴致詞，離開時遭基進側翼聯合競選總部主任顏銘緯丟擲「被出賣的台灣」一書作為抗議，總統府譴責也隨即譴責暴力行為。<text:span text:style-name="T3"><text:line-break/></text:span>總統府發言人馬瑋國表示，馬總統確實遭受到書籍輕微擦碰。總統府尊重民眾理性表達訴求，然而任何形式的暴力皆應予以譴責。<text:span text:style-name="T3"><text:line-break/><text:line-break/></text:span>基進側翼聲明稿全文如下：<text:span text:style-name="T3"><text:line-break/><text:line-break/></text:span>抗議馬英九總統，台灣主權不可出賣<text:span text:style-name="T3"><text:line-break/><text:line-break/></text:span>針對<text:span text:style-name="T3">20140926</text:span>馬英九出席典華飯店的「<text:span text:style-name="T3">2014</text:span>亞太暨世界加盟連鎖年會」國際歡迎晚宴，遭年輕男子抗議，並丟擲物品，基進側翼針對此事發表聲明如下：<text:span text:style-name="T3"><text:line-break/><text:line-break/></text:span>一、抗議馬英九並丟擲物品的年輕男子，為基進側翼聯合競選總部主任顏銘緯。<text:span text:style-name="T3"><text:line-break/><text:line-break/></text:span>二、顏銘緯向馬英九丟躑的物品是「被出賣的台灣」一書。蓋馬英九民調超低，不到<text:span text:style-name="T3">10%</text:span>，早已為台灣民眾所唾棄。<text:span text:style-name="T3">...</text:span>其出賣台灣的行徑，已成千夫所指人神共棄之事。丟擲「被出賣的台灣」一書作為抗議，即在凸顯馬英九一意孤行的荒謬、背棄人民意志的邪惡行為。<text:span text:style-name="T3"><text:line-break/><text:line-break/></text:span>三、馬政府玩弄兩面手法，對外釋出傾中統一訊息，對內礙於選票持續以「維持現狀」誆騙台灣人，我們以「被出賣的台灣」一書對馬政府提出嚴正控訴，台灣主權與全民權益不容中國國民黨與中國共產黨聯手吞噬。<text:span text:style-name="T3"><text:line-break/><text:line-break/></text:span>四、台灣戰後與兩德狀況完全不同，台灣不屬於中華人民共和國領土，若馬政府一意孤行，以中國國民黨名義執意簽訂和平協議，讓渡國家主權，將造成亡國的事實，台灣人不可不慎。<text:span text:style-name="T3"><text:line-break/><text:line-break/></text:span>向一意孤行的馬英九抗議只是第一步，而且，這是人人都可做的一步。馬英九麾下的中國國民黨，其背後的赤色中國政權，才是台灣人更應儆醒的。<text:span text:style-name="T3"><text:line-break/><text:line-break/></text:span>我們是基進側翼，我們全力支持青年才俊顏銘緯的抗議行動。反殖、反帝、反剝削，裂解中國國民黨，我們與您一同前進。</text:p>
      <text:p text:style-name="P1"><text:span text:style-name="T1">陳志鴻</text:span><text:s/>  |  2014.09.27 02:56   |   <text:a xlink:type="simple" xlink:href="http://palinfo.habago.org/Entry?Command=Information_PrintForum&amp;iPage=405#FORUM32781"><text:span text:style-name="T2">#</text:span></text:a></text:p>
      <text:p text:style-name="P3">自從過了三四月以後，這類的行徑都被讚許為英雄啊<text:span text:style-name="T3">..<text:line-break/><text:line-break/>---<text:line-break/></text:span>書砸馬英九<text:span text:style-name="T3"><text:s/></text:span>顏銘緯：馬和國民黨不准繼續蹂躪台灣<text:span text:style-name="T3"><text:line-break/><text:line-break/></text:span>〔記者蘇芳禾／台北報導〕基進側翼競選總部辦公室主任、目前就讀中山大學社會系一年級的顏銘緯今天晚間向總統馬英九丟擲「被出賣的台灣」一書，遭多名隨扈拖離後回到現場表示，這本書描述國民黨在二二八事件時，血腥暴力鎮壓的故事，他希望能把這本書送給馬總統。他知道反抗必須付出代，但他希望能夠抗議馬英九接受德國媒體訪問時提及的統一言論。<text:span text:style-name="T3"><text:line-break/><text:line-break/></text:span>馬英九總統晚間出席<text:span text:style-name="T3">2014</text:span>亞太暨世界加盟連鎖年會，於典華旗艦店<text:span text:style-name="T3">5</text:span>樓舉行，立法院長王金平在馬總統離開後才到，黨籍案勝訴的王金平在樓下並未受訪。同一時間，本土社團北社則在典華一樓舉辦募款餐會，民進黨主席蔡英文、無黨籍台北市長參選人柯文哲都出席了這場餐會。<text:span text:style-name="T3"><text:line-break/><text:line-break/></text:span>顏銘緯指出，自己沒有受邀北社的餐會，只是來找朋友時，無意間發現馬總統就在同棟建築物的<text:span text:style-name="T3">5</text:span>樓，他透過各種方法進入<text:span text:style-name="T3">5</text:span>樓後，向馬丟擲書籍，立刻被隨扈架離到很遠的地方，之後在律師陪同下回到典華。<text:span text:style-name="T3"><text:line-break/><text:line-break/></text:span>顏銘緯表示，被出賣的台灣一書講的是國民黨佔領台灣以後，所有侵害人權、不公不義的黑暗故事，是由一個美國專家所寫。他想告訴馬總統，台灣是獨立國家，不是馬英九或國民黨的，馬英九和國民黨不准繼續蹂躪台灣。<text:span text:style-name="T3"><text:line-break/><text:line-break/>http://news.ltn.com.tw/news/politics/breakingnews/1116653</text:span></text:p>
      <text:p text:style-name="P1"><text:span text:style-name="T1">陳真</text:span><text:s/>  |  2014.09.27 02:34   |   <text:a xlink:type="simple" xlink:href="http://palinfo.habago.org/Entry?Command=Information_PrintForum&amp;iPage=405#FORUM32780"><text:span text:style-name="T2">#</text:span></text:a></text:p>
      <text:p text:style-name="P2">醫師並不是區分為<text:span text:style-name="T3"><text:s/>"</text:span>努力本業<text:span text:style-name="T3">" </text:span>和<text:span text:style-name="T3"><text:s/>"</text:span>努力看診<text:span text:style-name="T3">" </text:span>兩種。（看診不也就是本業？有何不一樣？台灣的醫生<text:span text:style-name="T3">99·9%</text:span>都很<text:span text:style-name="T3"><text:s/>“</text:span>珍惜<text:span text:style-name="T3">” </text:span>得來不易的醫生身分，太過於努力本業而幾乎其他好像什麼都是次要的學問與職業似的。<text:span text:style-name="T3"><text:line-break/><text:line-break/></text:span>這是台灣醫生和西方醫生在對於知識的態度與寬廣程度上一個很大的不同。台灣的醫學教育很像一種職業訓練，完全不像大學。因此，原本頭腦還好好的，念完醫學院之後，頭腦就壞了，很不像是個曾經接受過大學教育的人，但他自己卻毫無自覺，例如柯文哲。你很明顯可以看出他缺乏適當的大學教育，完全不像個讀書人或所謂知識分子。他當然有他的職業上的專業訓練，但大學教育理應比這個大得多才稱得上大學不是嗎？）<text:span text:style-name="T3"><text:line-break/><text:line-break/></text:span>醫師大概可以分為兩種，一種只看診，不做研究，另一種做研究，但也看診，但診次較少，或根本不再看診而專門從事研究或從事行政或當官。<text:span text:style-name="T3"><text:line-break/><text:line-break/></text:span>前者不做研究，所以大概也很少會再看書了。但臨床能力就跟游泳或騎車一樣，會了就會了，不太容易忘記；至於其它所謂新知，大多只是枝枝節節上的細微進展；憑他原本之所學，早已綽綽有餘。<text:span text:style-name="T3"><text:line-break/><text:line-break/></text:span>但是，這類不做研究而只看診的醫師，通常<text:span text:style-name="T3">(</text:span>我是說通常<text:span text:style-name="T3">)</text:span>臨床表現普遍較好；而傾向做研究的，通常<text:span text:style-name="T3">(</text:span>我也只是說通常<text:span text:style-name="T3">)</text:span>臨床表現落差較大，好的很好，爛的也不少。<text:span text:style-name="T3"><text:line-break/><text:line-break/></text:span>我說<text:span text:style-name="T3"><text:s/>"</text:span>表現<text:span text:style-name="T3">" </text:span>而不說<text:span text:style-name="T3"><text:s/>"</text:span>能力<text:span text:style-name="T3">" </text:span>是因為臨床上實在沒有什麼能力不能力的。醫師的臨床醫療品質恐怕主要還是在於他是否願意細心看診，而不在於所謂能力，因為臨床能力其實醫師彼此之間都差不多，就好像你很難說誰的腳踏車騎得比誰好。<text:span text:style-name="T3"><text:line-break/><text:line-break/></text:span>除非是某些特定開刀技術或特殊判讀能力或所謂次專科<text:span text:style-name="T3">(</text:span>例如兒童精神科之於非兒童精神科<text:span text:style-name="T3">)</text:span>，才會有高下之分；至於其它一般症狀，沒有能力差別，而只有細不細心或有沒有時間看診的差別。<text:span text:style-name="T3"><text:line-break/><text:line-break/></text:span>但我其實也不認為病患很多的醫生，醫療品質就一定不好；小貓兩三隻的，也不一定醫療品質就好。<text:span text:style-name="T3"><text:line-break/><text:line-break/></text:span>說到底，醫師之臨床表現的好壞終究還是要看個人的性格與態度，很難弄出一個固定標準來，更無所謂<text:span text:style-name="T3"><text:s/>"</text:span>努力本業<text:span text:style-name="T3">" </text:span>和<text:span text:style-name="T3"><text:s/>"</text:span>努力看診<text:span text:style-name="T3">" </text:span>之區分。<text:span text:style-name="T3"><text:line-break/><text:line-break/></text:span>一個人，如果都能當上醫師，而且在台灣這種社會都還沒鬧出嚴重醫療糾紛而抓去坐牢，大概能力上都不會有太大問題，反倒是能力以外的素質，才是臨床品質高低的差異所在。<text:span text:style-name="T3"><text:line-break/><text:line-break/></text:span>我或家人看病，很少去醫學中心或大醫院，除非急重症需要良好設備或團隊。否則，我一般都是去中小型醫院或診所，特別是在疾病的初期診斷上，你得找到一個願意細心看診的人，才有可能找出問題。<text:span text:style-name="T3"><text:line-break/><text:line-break/></text:span>大醫院反而缺少這方面的臨床表現<text:span text:style-name="T3">(</text:span>當然，除非這家醫學中心跟我很熟<text:span text:style-name="T3">)</text:span>，也許他病人太多了，也許他身處醫學中心或大醫院，感覺自己像個王，王是很難細心為小老百姓服務的。當然，我說的都是<text:span text:style-name="T3"><text:s/>"</text:span>通常<text:span text:style-name="T3">" </text:span>的狀況而非鐵律。<text:span text:style-name="T3"><text:line-break/><text:line-break/></text:span>有個同事，常開玩笑說他平常只讀壹周刊，其它什麼書都不看了，更不用說臨床的書<text:span text:style-name="T3"><text:s/>(</text:span>大概也只有剛畢業的住院醫師才需要抱著讀吧<text:span text:style-name="T3">)</text:span>。這同事因為不做研究，平常談起學術，總是喜歡自嘲學問差。但我敢說，哪天我若精神失常了，他是極少數我會願意去掛號的精神科醫師之一。這樣的醫師，我在台灣恐怕找不到十個。<text:span text:style-name="T3"><text:line-break/><text:line-break/></text:span>相反地，有些同事，研究表現極佳，國際期刊論文一篇又一篇，但哪天如果我或家人病了，我是絕對不敢找他的，因為他對知識或許很有興趣，但對於生命或個人的健康卻沒有想去理解它或照顧它的意願。<text:span text:style-name="T3"><text:line-break/><text:line-break/></text:span>台灣人喜歡一窩蜂找所謂名醫，但名醫很多也只是有名而已，名與實往往不相符。身為醫師，通常比較知道生了什麼病該怎麼找到比較適當的醫師，但一般人卻缺乏判斷力。就好像名嘴或許很會講話，但這並不意味著他的評價與分析能力真的很好。<text:span text:style-name="T3"><text:line-break/><text:line-break/></text:span>病患之缺乏挑選醫師的能力，大概也算是台灣一個重要的醫療問題，於公於私都沒好處。<text:span text:style-name="T3"><text:line-break/><text:line-break/></text:span>這個臨時轉彎、冒出來的話題，我就講這樣，不再講，因為講這個是沒有用的，台灣人不會信的；而且講這些話題，難免誤解或誤讀。<text:span text:style-name="T3"><text:line-break/><text:line-break/></text:span>其實哪天我或家人若精神錯亂或失智了，巴勒網就有一名現成的精神科醫師<text:span text:style-name="T3">(</text:span>當然不是說我自己<text:span text:style-name="T3">)</text:span>，我會放心把我自己或家人交到他手裏，不管他是在大醫院或小診所都一樣。媽祖不會因為進了小廟而變小，耶穌也不會因為教堂變大而更大。</text:p>
      <text:p text:style-name="P1"><text:span text:style-name="T1">葉小慧</text:span><text:s/>  |  2014.09.26 22:58   |   <text:a xlink:type="simple" xlink:href="http://palinfo.habago.org/Entry?Command=Information_PrintForum&amp;iPage=405#FORUM32779"><text:span text:style-name="T2">#</text:span></text:a></text:p>
      <text:p text:style-name="P3"><text:span text:style-name="T3"><text:line-break/></text:span>自己生來身體較差，在醫生跟父母說會夭折的情況下，硬是拉拔長大，期間脫不了常掛病號，西醫、中醫看遍了，被三個醫生說我「全身壞了了」，但又沒什麼具體病徵可以指出哪邊出了問題。反正對劑量敏感，比如感冒藥開的安眠藥半顆，我一躺就是從這黑夜到另一個黑夜，<text:span text:style-name="T3">23</text:span>個小時；比如心臟問題，醫生開個說是較有效的降血脂藥，副作用是橫紋肌溶解，藥理報告是四到五顆才會發生，但我一樣半顆見效，趕忙問醫生停藥。<text:span text:style-name="T3"><text:line-break/><text:line-break/></text:span>也因為這些說不完的經驗，我很不喜歡醫院，每次去都感覺像被當實驗動物，但總是有些急症無法自己靠休養處理，比如高燒不退，比如肚子疼痛難忍，比如胸悶當眾暈厥。去了數不清次數的急診室，住過幾次院，我算是受惠於健保的病患。<text:span text:style-name="T3"><text:line-break/><text:line-break/></text:span>在心臟問題發生的那時，我真的對醫師一天甚至一個上午就看上百位的現象有很深的感觸。醫師太累了，病患也得不到相應的望聞問切，導致醫師雖然判斷我的心臟沒有急性危險，馬上開出相應藥物，結果讓我吃了之後心悸加重，不得不求助其他醫師，換到比較有空從頭討論觀察到最後確認主因的私人醫院醫師那，比較貴，也是努力開藥，但在藥物問題等回饋處理比較快。<text:span text:style-name="T3"><text:line-break/><text:line-break/></text:span>跟先生曾多次討論健保問題，包括美國、加拿大、英國等制度差異，台灣民眾很幸運擁有健保，但向來擁有什麼就會有相對的代價，這個代價長期下來對社會是高或低我不知道，對我個人而言，感覺實在太高了：不得不吃藥時卻吃不到對等效應的藥物，不太需要吃藥醫生還拚命開安慰性藥物（安眠藥、胃藥等），需要醫生多理解自己可能問題時他說那就這樣吧下一位<text:span text:style-name="T3">....</text:span>最後想來想去，還是養成良好生活習慣，多喝水多運動，才逐漸脫離病號生活，降低發作風險。<text:span text:style-name="T3"><text:line-break/><text:line-break/></text:span>我依然尊敬醫師，特別是那些努力鑽研本業，努力救病的醫師，我遇過好幾位，謝謝他們，也謝謝那些忙著看診沒辦法好好找出我問題的醫師，是他們讓我知道自己的健康自己努力，是絲毫不能寄託醫療就鬆懈的。</text:p>
      <text:p text:style-name="P1"><text:span text:style-name="T1">陳真</text:span><text:s/>  |  2014.09.26 17:38   |   <text:a xlink:type="simple" xlink:href="http://palinfo.habago.org/Entry?Command=Information_PrintForum&amp;iPage=405#FORUM32778"><text:span text:style-name="T2">#</text:span></text:a></text:p>
      <text:p text:style-name="P2">黃明和醫師現在蹲在牢裡，我想他一定覺得自己很冤枉。這其實也是某種事實。我並非說他沒犯法，而是說，他以及他所一手創辦的秀傳醫療王國相較於大多數醫院，恐怕都還算是品學兼優的好學生。<text:span text:style-name="T3"><text:line-break/><text:line-break/></text:span>如果連這樣的模範生都要坐牢，那其他許多更惡劣千百倍的醫院診所或醫師應該怎樣？抓去槍斃？<text:span text:style-name="T3"><text:line-break/><text:line-break/></text:span>在另一個意義上來講，台灣的醫療環境似乎逼得許多私立醫院或診所得鋌而走險，否則不可能生存。比方說，在英國，一天看個五、六個病患，醫生就喊累了，受不了了。但在台灣，你若一天看五、六個病患，恐怕不出幾個月就得宣告破產倒閉。<text:span text:style-name="T3"><text:line-break/><text:line-break/></text:span>每次跟外國醫生說我一個診可以看超過一百個病患，他們都不相信，以為我在開玩笑。有一次，一個劍橋的醫生投書報社，說他每天看十幾個病人，根本忙不過來，形同被醫院虐待，文末他嘲諷說，<text:span text:style-name="T3">‘’</text:span>難道我是在戰場上當醫生<text:span text:style-name="T3">‘’</text:span>？<text:span text:style-name="T3"><text:line-break/><text:line-break/></text:span>可是，你在台灣如果一天只看十幾個病人，醫院或診所非倒閉不可。我已走入歷史的麥田診所，乾乾淨淨地掙扎了三、四年，每天忙到快吐血，堅持仔仔細細看每個病患，但實質獲利恐怕也只夠支付水電費與房租；若要打平所有成本，恐怕還得奮鬥個三、五年，把醫療品質下降，把病人數衝得更高才行。<text:span text:style-name="T3"><text:line-break/><text:line-break/></text:span>可是，我若這樣做，很快就會活活累死。台灣的醫生，平均壽命比一般人少十幾歲，不是沒有道理。特別是外科和精神科的醫生，平均壽命最低，因為特別累。<text:span text:style-name="T3"><text:line-break/><text:line-break/></text:span>你若不活活累死，也將很難生存，因為健保給付實在太低。你花半小時或一小時看一個病人，健保只給你三、五百元，扣掉各種醫療、設施與人事成本，還剩幾塊錢？各位用簡單算術算一算也知道，是不是很可能一個月下來，連所謂<text:span text:style-name="T3">22K</text:span>都不到。而且，當醫生是很費心費神的，一天你能有多少體力看上幾個小時？<text:span text:style-name="T3"><text:line-break/><text:line-break/></text:span>在這種大環境下，私人醫療院所就得想盡方法去創造利潤，否則難以生存。我不是說公立醫院就比較乾淨，而只是說各自有不同的撈錢方法或撈錢管道。曾經有個台大醫院的高層反駁我說，如果不創造一點外快，光靠這一點薪水，誰要賣命當醫生？每天忍受各種異於常人的高度壓力與風險。<text:span text:style-name="T3"><text:line-break/><text:line-break/></text:span>這話一部份是藉口，一部份倒也有它的幾分道理在。說是藉口是因為其實要撈錢也不應該撈得太誇張，更不應該經常總是以病患健康為代價。<text:span text:style-name="T3"><text:line-break/><text:line-break/></text:span>至於說這話還有幾分道理在是因為，台灣的行醫環境的確很不健康，把醫生當成廉價勞工那樣看待，看半天病人，就給付那一點點事實上根本不足以維持基本生計的錢；於是，除非你努力衝高病患人數，不用管什麼醫療品質，也不用管自己的健康，就當做是活得不耐煩那樣去拼命，每天從一清早工作到半夜，努力衝高門診量來彌補給付之不足，才有可能存活。<text:span text:style-name="T3"><text:line-break/><text:line-break/></text:span>這或許也說明了為什麼兩岸的醫生，扯爛污的事情總是那麼多的原因之一。我並非想為醫生開脫罪責，而只是說問題總是其來有自。如果我們真的想確保民眾的健康，首先就得思考醫療大環境是否健康，而不是只是一味訴諸什麼醫學倫理或嚴刑峻法。<text:span text:style-name="T3"><text:line-break/><text:line-break/></text:span>之前在台大雲林分院，每每門診量創新高，院長就會拿出來講，恭喜大家。有一回我實在凍未條，就在全院內部通訊群組上公開反駁說，門診病人數創新高，有何值得可喜可賀之處？多來一些天災人禍，公衛環境再弄得更差一些，門診量一定能更高。<text:span text:style-name="T3"><text:line-break/><text:line-break/></text:span>院長聽了當然一定很不爽。但我的反駁自然也有幾分道理在，畢竟台大是公家醫院，既沒有人事成本，而且每年鉅額資源與預算，錢多到隨便亂花都花不完，有需要去衝什麼門診量把它當喜事來慶祝嗎？<text:span text:style-name="T3"><text:line-break/><text:line-break/></text:span>陳真<text:span text:style-name="T3">20140926<text:line-break/><text:line-break/>=============<text:line-break/></text:span>新聞眼╱黃明和曾說<text:span text:style-name="T3">…</text:span>為人醫理想<text:span text:style-name="T3"><text:s/></text:span>負債<text:span text:style-name="T3">30</text:span>億<text:span text:style-name="T3"><text:line-break/><text:line-break/></text:span>作者本報記者簡慧珍、宋柏誼、詹建富<text:span text:style-name="T3"><text:line-break/><text:line-break/></text:span>聯合新聞網<text:span text:style-name="T3"> – 2014</text:span>年<text:span text:style-name="T3">9</text:span>月<text:span text:style-name="T3">26</text:span>日<text:span text:style-name="T3"><text:line-break/><text:line-break/></text:span>一向敢衝、敢說、敢做的黃明和，行醫四十一年，企業化經營醫療事業，雄心勃勃布局亞洲，曾說為了實踐減少病患痛苦的「人醫」理想，負債卅億元；昨傳出他涉嫌違法賺取藥價差額四億多元，震撼醫界。<text:span text:style-name="T3"><text:line-break/><text:line-break/></text:span>黃明和民國五十四年畢業於台大醫科，與台大前校長陳維昭、台大醫院前院長戴東原、李源德、前立委沈富雄等人同窗；畢業後先到彰化醫院任外科主任，後來開辦黃明和外科診所，專長肝膽外科，求診病患絡繹不絕，由診所擴充為秀傳醫院，甚至成立秀傳連鎖體系。<text:span text:style-name="T3"><text:line-break/><text:line-break/></text:span>他常期許秀傳醫療體系變成「台灣梅約醫療中心」。走在醫院裡，他會主動彎腰向病人打招呼，在沒有勞、健保的時代，遇到沒錢付醫藥費的病人，他還倒貼病患車錢。<text:span text:style-name="T3"><text:line-break/><text:line-break/></text:span>七十四歲的黃明和經常參訪歐美日的醫療機構。重視多角化經營的他，引進外國醫院公辦民營及聯營的模式，先後接辦台南市立醫院、高雄市岡山醫院、台北秀傳醫院，最近在一○一大樓租用辦公室作為國際化觸角。今年五月還在大陸昆山打造秀傳兒童健康樂園。<text:span text:style-name="T3"><text:line-break/><text:line-break/></text:span>黃明和深知開拓事業體系需要政商人脈，他曾任三屆立委，後來深感政壇複雜，「選舉所費不貲」，交棒給現任彰化縣長卓伯源；由於他人脈深廣，連馬總統下鄉固樁，都要到秀傳拜碼頭。<text:span text:style-name="T3"><text:line-break/><text:line-break/></text:span>擔任立委任內，黃明和成立「厚生會」，將他的專業運用在制定政策、修改醫療給付法令，同時引進腹腔鏡三Ｄ手術中心，開設課程推廣，單單腹腔鏡使用的「達文西手臂」要價就近億。<text:span text:style-name="T3"><text:line-break/><text:line-break/></text:span>育有三女二子的黃明和近年逐漸交棒，長子黃士維夫婦進入秀傳總院擔任醫師，長女黃靖媛任營運長、次女黃靖雅出任總裁特助、三女黃意婷是財務長，次子黃柏文出任行銷部總監；秀傳許多元老級醫師雖掛名院長、副院長等，甚至出資經營，但實權仍掌握在黃家。</text:p>
      <text:p text:style-name="P1"><text:span text:style-name="T1">陳真</text:span><text:s/>  |  2014.09.26 15:54   |   <text:a xlink:type="simple" xlink:href="http://palinfo.habago.org/Entry?Command=Information_PrintForum&amp;iPage=405#FORUM32777"><text:span text:style-name="T2">#</text:span></text:a></text:p>
      <text:p text:style-name="P3">邱文達是以前北醫校長，說要徹查所有醫院，自然是官話。這東西若要查，恐怕得動搖國本，而且很可能查到自己身上來。連我跟醫界這麼疏離，漸行漸遠，幾乎快要成為化外之民，對醫界種種都能略知一二，何況是一個長期在醫界權力中心的人，不可能不知道這一切上下其手的事在台灣是如何普遍。<text:span text:style-name="T3"><text:line-break/><text:line-break/></text:span>習近平厲行打貪，他引了一句話說，<text:span text:style-name="T3">‘’</text:span>打鐵總得自身要有幾分硬<text:span text:style-name="T3">‘’</text:span>，要不然哪打得動鐵板一片。你自己若不夠白，哪抹得了黑？看著台灣或台南亂七八糟的環境，常想起陳定南，要是他還活著，理應拜託他來當市長或當總統才對。<text:span text:style-name="T3"><text:line-break/><text:line-break/></text:span>古時候，曾幫一些民進黨人寫過文宣，有一回，八零年代，報上還特別報導我在投票前夕幫某位立委候選人寫的文宣感動許多人，起了翻盤效果。<text:span text:style-name="T3"><text:line-break/><text:line-break/></text:span>這一切政治上的作為，到頭來幾乎都變了質，走了樣，就好像過去威權時代，付出那麼多的痛苦代價，參與創立一堆所謂社運團體，如今全部變質，全落在一堆綠油油的混蛋手裡，掛人權與社運羊頭，賣政治與綠色狗肉，恬不知恥。<text:span text:style-name="T3"><text:line-break/><text:line-break/></text:span>在這一切難堪的結局中，只有幫陳定南寫文宣讓我至今仍不後悔。事實上，那次省長選舉，也是我投給綠營的最後一張票。<text:span text:style-name="T3"><text:line-break/><text:line-break/></text:span>很多時候，人事還在，你不覺得如何，宛若每天呼吸卻不覺得空氣存在一般。唯有當人事已非，俱往矣，你才知其珍貴。<text:span text:style-name="T3"><text:line-break/><text:line-break/></text:span>陳真<text:span text:style-name="T3"><text:line-break/>================<text:line-break/></text:span>秀傳涉詐健保費<text:span text:style-name="T3"><text:s/></text:span>邱文達：加強清查<text:span text:style-name="T3">-A+A</text:span>作者陳沂庭<text:span text:style-name="T3"> | </text:span>中央廣播電台<text:span text:style-name="T3"> – 2014</text:span>年<text:span text:style-name="T3">9</text:span>月<text:span text:style-name="T3">26</text:span>日<text:span text:style-name="T3"><text:s/></text:span>上午<text:span text:style-name="T3">10:56<text:line-break/><text:line-break/></text:span>彰化秀傳醫療集團總裁黃明和與<text:span text:style-name="T3">3</text:span>名女兒，涉嫌利用空殼公司低價買進藥品，再高價賣給旗下及合作醫院，差價流入黃明和私人帳戶，再請領健保給付「兩頭賺」。<text:span text:style-name="T3"><text:line-break/><text:line-break/></text:span>對此，衛生福利部部長邱文達今天<text:span text:style-name="T3">(26</text:span>日<text:span text:style-name="T3">)</text:span>出席立法院院會時受訪表示，衛福部會進一步瞭解全國藥品採購等，並加強清查。</text:p>
      <text:p text:style-name="P1"><text:span text:style-name="T1">陳真</text:span><text:s/>  |  2014.09.26 12:12   |   <text:a xlink:type="simple" xlink:href="http://palinfo.habago.org/Entry?Command=Information_PrintForum&amp;iPage=405#FORUM32775"><text:span text:style-name="T2">#</text:span></text:a></text:p>
      <text:p text:style-name="P2">秀傳醫院大老闆黃明和雖是無黨籍，但較傾藍營，權高勢重，人脈豐沛；特別是在醫界，更是呼風喚雨。今天若他屬綠營，這樣一個醫療王國的領導人被羈押，你能想像綠營那些人會有什麼樣的抗議出現：司法迫害！司法追殺！打壓醫療發展！選舉輸不起用奧步！<text:span text:style-name="T3">...</text:span>等等。<text:span text:style-name="T3"><text:line-break/><text:line-break/></text:span>昨天打開電視，不小心轉到一些政論台，看到一些綠營名嘴聲嘶力竭，齜牙裂嘴，好像在聲援柯文哲，我看了嚇一跳，好可怕，趕緊轉台。我沒聽見他們說些什麼，但我用肚臍想也知道他們會說些什麼。長期以來，毫無是非觀念可言。<text:span text:style-name="T3"><text:line-break/><text:line-break/></text:span>忘了是誰說的了<text:span text:style-name="T3">(</text:span>十幾年前林義雄競選黨內總統候選人時引用過這句話，不過看來也只是<text:span text:style-name="T3"><text:s/>"</text:span>引用<text:span text:style-name="T3">" </text:span>而已<text:span text:style-name="T3">)</text:span>，原意引申來說就是：我們對於一個政權、國家或組織或政黨的支持與否，不僅是看它的政策，更是看它的精神。<text:span text:style-name="T3"><text:line-break/><text:line-break/></text:span>用我的話來說就是看它的所作所為是否秉持一定的道德原則或基本價值，而不是看它的所謂立場或政策。簡單說，它可以無能，可以顢頇，但不能無恥，不能破壞最基本的體制或價值原則。<text:span text:style-name="T3"><text:line-break/><text:line-break/></text:span>我已經超過<text:span text:style-name="T3">20</text:span>年不曾投票給綠營。但在黨外時代，你就算派出一隻小貓，我都會投給她而不會投給國民黨；同理，<text:span text:style-name="T3">20</text:span>年來，你就算派出一隻小狗，我也一樣會投給小狗，而不會投給好話說盡、壞事做絕的民進黨，因其所作所為視基本價值如無物，凡事變成一種鬥爭手段，只問敵我，不問是非。<text:span text:style-name="T3"><text:line-break/><text:line-break/></text:span>至於黃明和這個案子，法律上究竟犯了什麼法我不清楚，但我知道若用道德原則來看，如果黃明和有罪<text:span text:style-name="T3">(</text:span>道德上的罪<text:span text:style-name="T3">)</text:span>，難道不是<text:span text:style-name="T3"><text:s/>"</text:span>幾乎<text:span text:style-name="T3">" </text:span>所有醫院和診所都應該有罪？差別只是在於有沒有設個人頭公司來從中<text:span text:style-name="T3"><text:s/>"</text:span>攔截<text:span text:style-name="T3">" </text:span>這個價差而已。<text:span text:style-name="T3"><text:line-break/><text:line-break/></text:span>可是，沒有從中攔截，那麼，多出來的錢跑哪去了？還不是一樣進入主其事者或該醫療機構的口袋裏，只是進入的方法各自略有不同而已。<text:span text:style-name="T3"><text:line-break/><text:line-break/></text:span>我受僱回台南當開業醫，第一個受僱條件就是我絕不涉足藥物採購，因為我沒法應付東一個藥商、西一個廠商；我沒辦法應付華人文化中陰暗複雜的送往迎來；我也沒辦法對每一個藥商一一不斷教育、重申基本原則，再說，幾個人會信你說的呢？你推掉他給你的好處，他搞不好還以為你嫌好處太少。<text:span text:style-name="T3"><text:line-break/><text:line-break/></text:span>這樣一種醫藥掛勾的現象，早已成為一種台灣文化；大陸也一樣，差別只是在於台灣來暗的，大陸卻公然進行。這也許說明了為何每一個被繩之以法的人，通常都覺得自己很無辜，因為大家都這樣，為何偏偏抓我？大家都作弊，為何我就要倒霉受罰？<text:span text:style-name="T3"><text:line-break/><text:line-break/></text:span>當然，各種案例，犯行程度不一。我知道許多公家醫院採購東西有著許多圖利個人的空間；反正吃虧的永遠是公家的錢，其中價差就大夥分贓或進入特定人士的口袋，總是能從中獲得一些好處，多少人真的一介不取？<text:span text:style-name="T3"><text:line-break/><text:line-break/></text:span>還有，公家醫院<text:span text:style-name="T3">(</text:span>或私立醫院其實也好不了多少<text:span text:style-name="T3">)</text:span>，往往是藍綠民代的關說重點，等於是一個個現成的小金庫。比方說，醫院採購藥物，理應事屬專業，但民代就會跑出來，各自畫分地盤，或以民代職權威脅，或利誘，或套交情，無非就是要強迫你採購特定廠商或藥廠。藥商或廠商們感激你的關說之餘，就會<text:span text:style-name="T3"><text:s/>"</text:span>捐款<text:span text:style-name="T3">" </text:span>給你，所謂政治獻金，而且還能抵稅，皆大歡喜。<text:span text:style-name="T3"><text:line-break/><text:line-break/></text:span>有個我曾經很尊敬的綠營也算大老，我本來以為他是那種一介不取、像陳定南或林義雄那樣具有道德潔癖的人，後來發現，他怎麼跑到我工作的一家大醫院來關說藥物採購，硬是把一個既定的採購案給翻案，變成向另一家藥商採購。<text:span text:style-name="T3"><text:line-break/><text:line-break/></text:span>林義雄近年來很多作為我都不敢茍同，但我始終尊敬其為人之正直。他的各種<text:span text:style-name="T3"><text:s/>"</text:span>政策<text:span text:style-name="T3">" </text:span>在我看來都是錯的，但他的<text:span text:style-name="T3"><text:s/>"</text:span>精神<text:span text:style-name="T3">" </text:span>卻無可置疑。<text:span text:style-name="T3"><text:line-break/><text:line-break/></text:span>說起來也都是陳年往事，宛若千年舊夢了。比方說，林義雄在七零年代後期選上省議員，遇有官員或商人前來送禮，他是那種甚至會因此翻臉、把禮物往街上丟的人，一毛錢也不會拿，就連用省議員辦公室的電話打回家裏，也會匆匆忙忙急著掛掉，說這是私事，不能濫用公家資源。<text:span text:style-name="T3"><text:line-break/><text:line-break/></text:span>我記得那時林義雄還說過，政治是個大染缸，一個人進入這個染缸，想要出污泥而不染非常困難；他說，整個環境會一點一滴腐蝕你的心靈。<text:span text:style-name="T3"><text:line-break/><text:line-break/></text:span>這話其實有一點點道理。我看過去許多同志也好，朋友也罷，原本清純，可是當他們當了大官，當了民代，當了縣市長，當了醫界或學界領導，幾乎全數都變了個樣，不堪入目，少有例外。<text:span text:style-name="T3"><text:line-break/><text:line-break/></text:span>不過，我跟林義雄對此有一點看法上的不同。他的意思約莫相當於俗話所說的<text:span text:style-name="T3"><text:s/>"</text:span>權力使人腐化<text:span text:style-name="T3">"</text:span>，但我倒不覺得權力能腐化人，我比較相信林肯說的：你想看出一個人的真面目，那就給他權力。<text:span text:style-name="T3"><text:line-break/><text:line-break/></text:span>也就是說，人們並不是被權力腐化，而只是在權力面前自然就會露出原形。事實上，我認識這麼多權勢在握的人，倒是從未見過誰被權力腐化了。在我看來，他們只是在權力面前顯出本性而已。本性良善的，依然良善、本性有潔癖的，依然潔癖；貪婪者依舊貪婪；本性窩囊的，依然窩窩囊囊沒出息。<text:span text:style-name="T3"><text:line-break/><text:line-break/></text:span>關鍵只是在於你平常會不會看人而已。當一個人很落魄時，你看他漂亮話講一堆，以為他無慾則剛很正直，其實不是，他不是無慾，而是無從洩慾，一時找不到發揮其貪婪囂張之本性的機會而已。當然也有些人，不管處於什麼樣的社會位置，始終乾淨如一，例如陳定南，例如林義雄，例如馬英九。<text:span text:style-name="T3"><text:line-break/><text:line-break/></text:span>陳真<text:span text:style-name="T3">2014.09.26.<text:line-break/><text:line-break/>===================<text:line-break/></text:span>秀傳總裁黃明和等三人遭聲押<text:span text:style-name="T3"><text:line-break/><text:line-break/></text:span>中廣新聞網中廣新聞網<text:span text:style-name="T3"><text:s/>– 2014</text:span>年<text:span text:style-name="T3">9</text:span>月<text:span text:style-name="T3">26</text:span>日<text:span text:style-name="T3"><text:line-break/><text:line-break/></text:span>秀傳醫療體系總裁黃明和，涉嫌將上游藥廠折讓藥物高達四億元價差，匯入自己和子女帳戶，經彰化地檢署指揮七十多名調查官前往醫院、住家等十多處地點搜索，經漏夜偵訊黃明和、黃意婷與胡毓美等三人，依背信與業務侵佔等罪嫌，聲請羈押。<text:span text:style-name="T3"><text:line-break/><text:line-break/></text:span>據法務部航業調查處調查發現，擔任秀傳醫療體系總裁、前立委黃明和，涉嫌從五年前開始，找來姪兒陳柏丞擔任「健活公司」負責人，先將上游藥廠所給與給「彰化秀傳」與「彰濱秀傳」醫院高額「藥價折讓差價」，先轉入公司帳戶，為了將高額利益佔為己有，再以現金提領或轉帳方式匯入本人和配偶與子女的金融帳戶，侵佔額度高達四億元。<text:span text:style-name="T3"><text:line-break/><text:line-break/></text:span>襄閱主任檢察官黃智勇表示，經長期蒐證，在二十五號指揮航調處、彰化、台中與台北等縣市調查站與中區機動站共七十多位調查官，兵分多路前往彰化秀傳與彰濱秀傳醫院、黃明和住家、健活公司等十多處進行搜索，除查扣大批資料與帳冊，並將黃明和等九名被告、二十多位關係人約談到案。<text:span text:style-name="T3"><text:line-break/><text:line-break/></text:span>經漏夜偵訊後，黃明和、黃意婷與胡毓美等三人，因涉及背信與業務侵佔等罪嫌重大，並有勾串共證之虞，在清晨四點二十分，向彰化地院聲請羈押，其他六人則被請回。<text:span text:style-name="T3"><text:line-break/><text:line-break/></text:span>至於黃明和等被告，是否還涉及詐領健保費、洗錢等詐欺罪責，黃智勇主任則表示，承辦檢察官將會依照事證擴大展開追查。</text:p>
      <text:p text:style-name="P1"><text:span text:style-name="T1">陳真</text:span><text:s/>  |  2014.09.25 13:11   |   <text:a xlink:type="simple" xlink:href="http://palinfo.habago.org/Entry?Command=Information_PrintForum&amp;iPage=405#FORUM32774"><text:span text:style-name="T2">#</text:span></text:a></text:p>
      <text:p text:style-name="P3">柯文哲公私帳不分以及醫藥之間變相利益輸送之事，及其台大同事間明目張膽地串供，今天要是發生在藍營身上，恐怕各界正義人士及綠營支持者不知道要如何撻伐了。<text:span text:style-name="T3"><text:line-break/><text:line-break/></text:span>再怎麼離譜荒唐的事，在台灣，似乎只要綠帽子一戴，即便是錯的，也會變成對，加害人都能變成被迫害者，毫無是非可言。<text:span text:style-name="T3"><text:line-break/><text:line-break/></text:span>多年前，那位姓林的、當年落選但今年很可能當上台中市長的人，夥同十幾位綠油油的醫界人士，為了攻擊胡志強的健康不堪擔當大任，竟然竊取並公布胡志強病歷，把他講得彷彿不久於人世。<text:span text:style-name="T3"><text:line-break/><text:line-break/></text:span>當我剛返國任職台大雲林分院時，連我這樣一個徹底跟藥商畫清界線的人，藥商都會找上我，要幫我開設什麼研究帳戶，藥商說他們就會用各種名義往帳戶裏頭<text:span text:style-name="T3"><text:s/>"</text:span>捐款<text:span text:style-name="T3">"</text:span>，還跟我說什麼往後買書、買電腦、旅遊、用餐的發票或帳單就交給他們來處理就好。柯文哲的帳戶當然不是個案，而是醫界的普遍現象。<text:span text:style-name="T3"><text:line-break/><text:line-break/></text:span>我發現，期待醫界不跟藥商掛勾，就有如期待台灣的官商不掛勾一樣困難。<text:span text:style-name="T3"><text:line-break/><text:line-break/></text:span>我所有這些有關特定當事人的批評，全都有用<text:span text:style-name="T3">email</text:span>傳給當事人，也就是柯文哲。我為我的言論負責，我同時也不想背後批評他。<text:span text:style-name="T3"><text:line-break/><text:line-break/></text:span>我對這類帳戶怎麼運作不了解，因為我從未參與，但我約略聽聞各醫院作法不一樣，有的很誇張，有的比較含蓄；有的明目張膽，有的偷偷進行，敗德程度不一，但本質上就是醫界與藥商之間的不當利益輸送。<text:span text:style-name="T3"><text:line-break/><text:line-break/></text:span>你想，藥商或廠商莫名其妙要幫你支付一堆費用，意圖何在？他是錢太多嗎？他送出去的錢不會從其它地方撈回來嗎？<text:span text:style-name="T3"><text:line-break/><text:line-break/></text:span>你知不知道，有多少醫師開藥是根據藥商給多少好處在開的？明明一天一顆就夠，他為了做業績多拿點回扣或好處，他可以開給你一天三顆，把你當藥罐子。<text:span text:style-name="T3"><text:line-break/><text:line-break/></text:span>當然，我相信柯文哲做為一個醫師的專業與正直，我並不認為他會因為從帳戶中拿那一點錢就會亂來；他只是順應台灣這樣一種醫藥掛勾的不良風氣而已。<text:span text:style-name="T3"><text:line-break/><text:line-break/>1995-1996</text:span>年，我第一次公開在精神醫學會提案批評這類事情時，醫學會原本還一路撒謊，明明就是主動跟藥商或廠商進行特定額度<text:span text:style-name="T3">(</text:span>上百萬<text:span text:style-name="T3">)</text:span>的<text:span text:style-name="T3"><text:s/>"</text:span>勒<text:span text:style-name="T3">" </text:span>捐，一開始卻否認。<text:span text:style-name="T3"><text:line-break/><text:line-break/></text:span>後來承認了，於是又改口說，醫師拿藥商的錢並不會影響他的開藥行為或醫療的獨立性與專業性。我當時寫文章反駁說，這就好像說賄選沒關係，只要選民獨立行使自由意志去投票就好。<text:span text:style-name="T3"><text:line-break/><text:line-break/></text:span>我並不十分認同每到選舉就開始尋找對方的污點的作法，污點如果真的是污點，平常就應該檢討，而不是總是到了選舉才拿起放大鏡尋找灰塵，或是故意把一種普遍現象給描繪成一種單獨罪行。<text:span text:style-name="T3"><text:line-break/><text:line-break/></text:span>如我先前所說，柯文哲的帳戶若要追究，我看台灣的所有醫院得全數關門大吉，因為大部份醫師恐怕都得去坐牢。但話說回來，一件錯誤的事並不會因為<text:span text:style-name="T3"><text:s/>"</text:span>大家都這樣<text:span text:style-name="T3">" </text:span>而變成正確，大家都闖紅燈，不會使闖紅燈因此合理化。<text:span text:style-name="T3"><text:line-break/><text:line-break/></text:span>更大的一個重點是：<text:span text:style-name="T3"><text:line-break/><text:line-break/></text:span>一個公眾人物可以做錯事，但明明白白的錯卻死不承認，硬要瞎掰撒謊串供，那就是做為一個政治人物重大且不可原諒的道德問題。<text:span text:style-name="T3"><text:line-break/><text:line-break/></text:span>如果連罪不及死的一種普遍的醫界陋習也硬要否認，那麼往後如果有更大的犯行豈不是更要用力掩蓋？<text:span text:style-name="T3"><text:line-break/><text:line-break/></text:span>政治人物可以無能，可以顢頇，但不能無恥，不能隨隨便便就要撒謊。<text:span text:style-name="T3"><text:line-break/><text:line-break/></text:span>面對對手之指控，就應該面對質疑，針對問題去回答，要不就坦然認錯，而不是反過來誣陷對方，或說什麼對方是為了打壓台灣的醫療研究。怎麼會有人出來選舉卻努力要打壓醫療研究，那不是拿石頭砸自己的腳嗎？像這樣一種莫名其妙的反指控，只是突顯心虛。難道揭露一個銀行員的舞弊是為了打擊台灣的金融發展？<text:span text:style-name="T3"><text:line-break/><text:line-break/></text:span>講這些其實也等於白講，台灣社會關注藍綠勝負遠勝於對於是非黑白的重視。但長遠而言，影響眾人權益者，恰恰是在於那一切對於是非美醜的斟酌與重視。<text:span text:style-name="T3"><text:line-break/><text:line-break/></text:span>陳真<text:span text:style-name="T3"><text:s/>2014. 09.25.<text:line-break/><text:line-break/>=============<text:line-break/></text:span>柯文哲<text:span text:style-name="T3">2</text:span>台大下屬涉教唆、串供<text:span text:style-name="T3"><text:line-break/><text:line-break/></text:span>聯合新聞網<text:span text:style-name="T3">2014. 09. 24. <text:line-break/><text:line-break/></text:span>台北市長候選人柯文哲在台大醫院的<text:span text:style-name="T3">MG149</text:span>帳戶，遭質疑涉及洗錢及逃漏稅，柯文哲始終強調問心無愧，反指這是另一起打壓醫療研究的「宇昌案」。<text:span text:style-name="T3"><text:line-break/><text:line-break/></text:span>不過今天出刊的壹週刊指稱接獲爆料錄音光碟，內容是與柯文哲共同掌管帳戶的台大護理師兼葉克膜組長蔡壁如和醫務秘書劉如意，<text:span text:style-name="T3">9</text:span>月<text:span text:style-name="T3">17</text:span>日在台大醫院外科加護病房的辦公室演練，未來面對記者或檢方偵訊時如何說明，質疑此舉有教唆、串供之嫌。<text:span text:style-name="T3"><text:line-break/><text:line-break/></text:span>醫務秘書劉如意擔心，依據壹週刊所刊登的錄音對話內容，劉如意擔心無法解釋<text:span text:style-name="T3"><text:s/>MG149</text:span>帳戶中為何有一個柯文哲的個別帳戶，蔡壁如原本要劉聲稱，「自己是<text:span text:style-name="T3">2010</text:span>年來接的，可能早期的秘書還是把它當作一個個別帳。」<text:span text:style-name="T3"><text:line-break/><text:line-break/></text:span>但劉如意質疑，柯文哲的個別帳在<text:span text:style-name="T3">2010</text:span>年後仍然存在，依然有區分柯文哲與其他成員的錢。蔡壁如則說，「沒關係，柯文哲也有院內計畫」，所以院內計畫還是屬於他個別帳的使用，他有優先使用權。<text:span text:style-name="T3"><text:line-break/><text:line-break/></text:span>蔡壁如並說，如果被問到柯文哲沒用完的會不會領出去<text:span text:style-name="T3">?</text:span>「你跟他說不會，你跟他說，截至目前為止，沒有人告訴我要領出去。」<text:span text:style-name="T3"><text:line-break/><text:line-break/></text:span>蔡壁如更說，要柯文哲<text:span text:style-name="T3"><text:s/></text:span>拿<text:span text:style-name="T3">500 </text:span>萬賠劉如意，但劉如意說，「不可以，不用了！」葉克膜組長蔡壁如自嘲<text:span text:style-name="T3"><text:s/>…</text:span>壹週刊揭露的對話內容也提到，蔡壁如與台大醫師葉育彰閒聊時表示，柯文哲原本要大反擊的資料提前曝光，「應該是有內賊流出去」。<text:span text:style-name="T3"><text:line-break/><text:line-break/></text:span>蔡壁如也說，原本柯陣營並沒有要開記者會，不想變成在回應羅淑蕾，但柯文哲堅持要開記者會回應，因此柯陣營希望她坐在柯文哲旁邊，因為「他們現在都拉不住他」。<text:span text:style-name="T3"><text:line-break/><text:line-break/></text:span>此外，蔡壁如還自嘲，柯辦告訴她，羅淑蕾爆料的東西，是花了<text:span text:style-name="T3">200</text:span>萬換情資，「秀出來就<text:span text:style-name="T3">4</text:span>張而已，<text:span text:style-name="T3">200</text:span>萬嘛，<text:span text:style-name="T3">1</text:span>張<text:span text:style-name="T3">50</text:span>萬啊」，她因此開玩笑對柯辦說，「那我看你們辦公室要怎麼堵我的嘴，我看起跳要<text:span text:style-name="T3">2000</text:span>萬」，因為她是（有）「整本白皮書，還有整顆電腦」。<text:span text:style-name="T3"><text:line-break/><text:line-break/></text:span>柯常氣說「欲乎吳毅暉死」<text:span text:style-name="T3">…</text:span>蔡壁如並說，連勝文的市政顧問吳毅暉醫師，現在兩邊不是人，柯文哲每天都打電話跟她說，「欲乎吳毅暉死（要給吳死）」，但她對柯文哲說，「有需要這麼生氣嗎<text:span text:style-name="T3">?</text:span>」<text:span text:style-name="T3"><text:line-break/><text:line-break/></text:span>她有告訴吳毅暉，忍耐到<text:span text:style-name="T3">11</text:span>月<text:span text:style-name="T3">29</text:span>日，「所以律師那邊就延期了，檢調那裡結案了，結案了就會影響選舉結果」，忍耐一下就好。</text:p>
      <text:p text:style-name="P1"><text:span text:style-name="T1">隆誌</text:span><text:s/>  |  2014.09.25 05:43   |   <text:a xlink:type="simple" xlink:href="http://palinfo.habago.org/Entry?Command=Information_PrintForum&amp;iPage=405#FORUM32773"><text:span text:style-name="T2">#</text:span></text:a></text:p>
      <text:p text:style-name="P2">文字功力還是沒有陳真和鄭啟承兩位先進好，沒有很正確表達自己的意思。我所說的記憶和回憶，應該加上「選擇性」，而且是由公眾人物很刻意地進行相關洗腦。然而這些推手，卻默默地獲利，甚至從所謂萬惡之地賺大錢和撈名聲。</text:p>
      <text:p text:style-name="P4"/>
      <text:p text:style-name="P1"><text:span text:style-name="T1">陳真</text:span><text:s/>  |  2014.09.24 13:16   |   <text:a xlink:type="simple" xlink:href="http://palinfo.habago.org/Entry?Command=Information_PrintForum&amp;iPage=406#FORUM32772"><text:span text:style-name="T2">#</text:span></text:a></text:p>
      <text:p text:style-name="P2">台灣的許多精神科醫師經常讓我感覺跟算命先生卜卦沒兩樣，看到或聽到一點點片斷資訊，馬上就能有一堆分析，一堆答案，講得好像他是當事人肚子裏的蛔虫似的。<text:span text:style-name="T3"><text:line-break/><text:line-break/></text:span>想像一下，假設今天同樣一個當事人，做了另外一件大家稱讚的好事，也許出國比賽，成為台灣之光，八卦精神科醫師肯定又會有另一套截然不同的人格分析，毫無疑問一定很正面，很勵志。<text:span text:style-name="T3"><text:line-break/><text:line-break/></text:span>這樣一種分析誰不會？我家隔壁一堆歐肉桑更是精通此道；只要聽到或看到一點點片斷資訊，馬上就能自由聯想出一堆現成的、想當然耳的答案。彷彿人心不是人心，而只是幾道固定的、線性的行為連結。<text:span text:style-name="T3"><text:line-break/><text:line-break/></text:span>一個人，假若他稍微有點藝術傾向，在這樣一種凡事想當然耳、非常好萊塢式的專業圈子中，肯定會很痛苦。人心或人性理當深刻而複雜；如果人心或人性只是這麼低能且機械化的一個東西，那我們還需要藝術還需要詩嗎？根本不需要了。<text:span text:style-name="T3"><text:line-break/><text:line-break/></text:span>答案既然都已如此輕易且明確，哪還有藝術空間的存在？答案既已昭然若揭，藝術家還有什麼東西需要表達嗎？詩人還需要寫詩嗎？他就直接公布答案不就好了？<text:span text:style-name="T3"><text:line-break/><text:line-break/></text:span>我常舉阿莫多瓦的<text:span text:style-name="T3"><text:s/>"Talk to Her" </text:span>及大島渚的<text:span text:style-name="T3"><text:s/>"</text:span>感官世界<text:span text:style-name="T3">" </text:span>為例，前者照顧植物人，照顧到強姦了植物人，而且還讓她懷了孕；後者則是一個發生在日本二、三零年代的真實案例，一對男女沒事做，整天幹幹幹幹不停；電影從頭到尾就是一直在做愛，而且花招百出。<text:span text:style-name="T3"><text:line-break/><text:line-break/></text:span>後來，女主角不小心在做愛過程中把男的給弄死了；竟然把他的小弟弟剪下來，帶著自己身上，在街頭遊蕩了好幾天才被警方逮捕。女主角還在屍體胸膛上用鮮血寫下兩人的名字，名字底下寫著：<text:span text:style-name="T3">"</text:span>永遠在一起<text:span text:style-name="T3">"</text:span>。<text:span text:style-name="T3"><text:line-break/><text:line-break/></text:span>導演片尾有一段話非常感人，他說：<text:span text:style-name="T3"><text:line-break/><text:line-break/>"</text:span>當女主角身上帶著男的小弟弟在街頭遊蕩四天後被捕時，臉上竟綻放燦爛的笑容。這個案子震驚了全日本，但很奇怪的是，社會大眾卻對女主角產生深深的同情。<text:span text:style-name="T3">"<text:line-break/><text:line-break/></text:span>媽的，我又得被迫做自我說明了。我並不是說我知道台灣這位凶嫌的真正性格與當下心態，我畢竟不會卜卦，我也不是算命先生，我更不懂得如何隔空診斷。<text:span text:style-name="T3"><text:line-break/><text:line-break/></text:span>我只是要說，假若這兩部電影的情節發生在台灣社會，我能想像八卦男女或精神科醫師們大概會把他們講得有多難聽多病態了。<text:span text:style-name="T3"><text:line-break/><text:line-break/></text:span>我不是說當事人沒病，但我也沒說他有病，我只是說，生命是活的，一個活的東西永遠有無限的可能；生命不會只是一套機械式、想當然耳的行為對應關係。<text:span text:style-name="T3"><text:line-break/><text:line-break/></text:span>法律有法律的理解方式，醫學有醫學的理解方式，但若論及人性或人心，卻是一個謎，一種詩一般的東西了。<text:span text:style-name="T3"><text:line-break/><text:line-break/></text:span>就算以醫學方式去理解，也斷然不是<text:span text:style-name="T3"><text:s/>"</text:span>看到一個影子就生個兒子<text:span text:style-name="T3">" </text:span>那樣一種幼稚至極的方式。若要如此瞎掰，那麼，當事人生活中總該做過好事吧，難道當他在做那些好事時，我們又得根據他所做的那些好事而且尚未做出這件壞事時去得出另外一套截然不同的所謂人格分析。<text:span text:style-name="T3"><text:line-break/><text:line-break/></text:span>台灣社會不知道是不是因為爆奶爆紅爆夯的三爆新聞看太多了，似乎完全缺乏一種理解他人的意願和能力。<text:span text:style-name="T3"><text:line-break/><text:line-break/></text:span>比方說，我能想像，我若走的是一條名利雙收坐擁權勢之路<text:span text:style-name="T3">(</text:span>比方說當官當名醫當教授或著作等身<text:span text:style-name="T3">)</text:span>，人們對我的<text:span text:style-name="T3"><text:s/>"</text:span>分析<text:span text:style-name="T3">" </text:span>肯定光輝燦爛，崇拜有加；反之，當我選擇另一條路，我就得忍受人們對我永無止盡的嘲弄羞辱與鄙夷。不管是抬舉或貶低，不管是哪一套理解方式，全是錯的。<text:span text:style-name="T3"><text:line-break/><text:line-break/>"</text:span>理解<text:span text:style-name="T3">" </text:span>很重要，因為在一種真實的理解中，生命或多或少能得到一些溫暖，排解一點孤獨。世上諸多悲劇乃至戰亂與衝突，無非也跟缺乏理解有關。我忘了是誰說的了，他說，<text:span text:style-name="T3">"</text:span>若你能一窺仇敵的生命日記，你對他的仇恨也許將煙消雲散。<text:span text:style-name="T3">" <text:line-break/><text:line-break/></text:span>陳真<text:span text:style-name="T3"><text:line-break/><text:line-break/>==============<text:line-break/></text:span>良心被狗啃！吻屍下體「儀式」　精神醫：至死不放女友<text:span text:style-name="T3"><text:line-break/><text:line-break/>NOWnews 2014</text:span>年<text:span text:style-name="T3">9</text:span>月<text:span text:style-name="T3">24</text:span>日<text:span text:style-name="T3"><text:line-break/><text:line-break/></text:span>記者陳鈞凱／台北報導<text:span text:style-name="T3"><text:line-break/><text:line-break/></text:span>大街上狠砍女友<text:span text:style-name="T3">40</text:span>多刀致死、被稱為台大宅王的張彥文，在殺死女友後，還脫掉她的短裙，親吻下體，並稱說「這是跟她吻別」，吻屍、辱屍行徑令人髮指。<text:span text:style-name="T3"><text:line-break/><text:line-break/></text:span>國內精神科醫師認為，這是補償心理的儀式性行為，有脈絡可尋，充分表現出張男的自我中心，為達目的不擇手段，到死仍要掌控女友，似乎「良心被狗啃了」。<text:span text:style-name="T3"><text:line-break/><text:line-break/></text:span>脫褲吻下體的怪異行徑令人十分不解，據張彥文供稱，先前和女友求歡時，想親她下體或替口交都遭拒，既然生前女友不讓他做，死後一定要來一次，並稱說「這是跟她吻別」。<text:span text:style-name="T3"><text:line-break/></text:span>吻屍下體，根本無異於強暴犯的心理，台北市立聯合醫院松德院區精神科主治醫師劉宗憲認為，一般人用親吻來表現愛護，張彥文行兇後，沒有破壞屍體，反而刻意吻屍，儀式性行為的意味濃厚，凸顯完全自我中心，不顧被害者的厭惡、害怕。<text:span text:style-name="T3"><text:line-break/><text:line-break/></text:span>劉宗憲表示，張彥文透過吻屍，也曝露自己到死還是要掌控女友的心態，把妳殺死了、不能動了，還是得到了「終於擁有妳」，以為這樣就是挽救，行為十分不可原諒。<text:span text:style-name="T3"><text:line-break/><text:line-break/></text:span>良心被狗啃了！新店耕莘醫院精神科醫師楊聰財說，相關研究發現，每<text:span text:style-name="T3">100</text:span>人中約有<text:span text:style-name="T3">4</text:span>人，在前額葉的「良心中樞」較弱，缺乏同理心及良心，張彥文就屬於這一類人，可能因為遺傳、或後天管教過於放縱、寵愛，無限擴大本我的欲望，不受規範，為達目的不擇手段，只要我喜歡有什麼不可以。<text:span text:style-name="T3"><text:line-break/><text:line-break/></text:span>張彥文宣稱自己有「暴怒症」，遭外界質疑恐為脫罪舖路。楊聰財指出，暴怒症是一種衝動控制障礙，臨床不少病患，平時斯文有禮，但只要感覺被人輕視或激怒，當場就翻桌、潑咖啡，上演全武行。<text:span text:style-name="T3"><text:line-break/><text:line-break/></text:span>楊聰財強調，如同犯下北捷殺人案的鄭捷，張彥文也必須接受進一步的精神鑑定，包括就診記錄、訪談親友以及一連串生理、心理的評估，有沒有病，不是他說了就算。</text:p>
      <text:p text:style-name="P1"><text:span text:style-name="T1">陳真</text:span><text:s/>  |  2014.09.24 01:39   |   <text:a xlink:type="simple" xlink:href="http://palinfo.habago.org/Entry?Command=Information_PrintForum&amp;iPage=406#FORUM32771"><text:span text:style-name="T2">#</text:span></text:a></text:p>
      <text:p text:style-name="P3"><text:span text:style-name="T3">(</text:span>續之前那封信<text:span text:style-name="T3">)<text:line-break/><text:line-break/></text:span>我在或許能媲美殷海光的<text:span text:style-name="T3"><text:s/>"</text:span>邏輯是什麼<text:span text:style-name="T3">" </text:span>的拙著<text:span text:style-name="T3"><text:s/>"</text:span>我思想有問題<text:span text:style-name="T3">" </text:span>一書中<text:span text:style-name="T3">(</text:span>生前保證不出版<text:span text:style-name="T3">)</text:span>，找到兩百多種螺疾思考模式<text:span text:style-name="T3">(</text:span>螺絲的螺<text:span text:style-name="T3">)</text:span>。其中有一種約略是這樣：比方說二十幾年前，台灣人普遍喜歡如此<text:span text:style-name="T3"><text:s/>"</text:span>思考<text:span text:style-name="T3">" </text:span>或<text:span text:style-name="T3"><text:s/>"</text:span>討論<text:span text:style-name="T3">" </text:span>問題：<text:span text:style-name="T3"><text:line-break/><text:line-break/>"</text:span>你對於黨外人士製造社會混亂有什麼看法？<text:span text:style-name="T3">"<text:line-break/><text:line-break/></text:span>這其實不叫問題，因為你已經先給了答案。首先，你已經先給答案蓋了個屋頂；其次，你的屋頂具有一種規範性而非描述性，簡單說就是它已經預設了答案的方向。於是，不管我怎麼回答這樣一個問題，都只是在你既定的五指山下原地翻滾。<text:span text:style-name="T3"><text:line-break/><text:line-break/></text:span>比方說反伏冒<text:span text:style-name="T3"><text:s/>(</text:span>跟服貿無關哦，大家別緊張<text:span text:style-name="T3">)</text:span>，我是說有些反伏冒人士病得很厲害，但卻不喜歡喝伏冒糖漿，可以治咳嗽。若由我來發問，我大約只能問：<text:span text:style-name="T3"><text:line-break/><text:line-break/>"</text:span>你對這些頭殼壞去或品性不端的小表哥小表妹們有何看法？<text:span text:style-name="T3">"<text:line-break/><text:line-break/></text:span>我不會笨到在什麼民主或不民主的屋頂下做討論，因為這東西跟民主扯不上半點關係，就好像我不會笨到用什麼<text:span text:style-name="T3"><text:s/>"</text:span>極權<text:span text:style-name="T3"><text:s/>vs.</text:span>反極權<text:span text:style-name="T3">" (</text:span>有個我自古以來就非常不敢恭維的人、最近來台灣還得了個什麼碗糕獎的叫<text:span text:style-name="T3"><text:s/>"</text:span>余英時<text:span text:style-name="T3">" </text:span>語<text:span text:style-name="T3">)</text:span>去理解美國和中國或美國和回教世界之間的衝突或侵略。<text:span text:style-name="T3"><text:line-break/><text:line-break/></text:span>若真要說民主，台灣國會史上能找到比審查伏冒糖漿更民主更透明的法案程序嗎？退一萬步說，就算閉著眼睛二話不說就表決也還是民主。更何況事實遠非如此。更何況反伏冒人士對於過去自己人烏七媽黑的黑箱運作從無意見，怎麼人家把它弄得透明了你反而說人家黑？那不是睜眼說瞎話嗎？<text:span text:style-name="T3"><text:line-break/><text:line-break/></text:span>當然，任何狀況你都能反對，但反對總得找個像樣的理由，總不能老是滿口謊言，整天以造謠代替討論，掛的是民主羊頭，賣的卻是反華反中、挑撥族群仇恨的法西斯狗肉。<text:span text:style-name="T3"><text:line-break/><text:line-break/></text:span>你要反中反美反義大利當然都是你的自由，但挑撥族群仇恨卻是一種天大的罪惡。我毫不猶豫地說我反美反日反以色列，但我絕不會企圖挑起人們對於美國人或日本人或以色列人的一絲仇恨，更不可能透過大量的造謠去抹黑或妖魔化這些族群。就算把我槍斃一百遍，我也絕不會去做那樣的事。<text:span text:style-name="T3"><text:line-break/><text:line-break/></text:span>並不是我道德特別清高；我的道德水平頂多也只是一般般而已；我之所以不會去做那樣的事，是因為它傷害了基本人性。<text:span text:style-name="T3"><text:line-break/><text:line-break/></text:span>我不知道一個社會的天堂路怎麼走，但我知道往哪走會下地獄。就跟追求健康一樣，你問我如何才能確保健康無虞，這沒有人知道答案，但我能告訴你哪些是毒，哪些東西會讓你百病纏身乃至翹辮子。<text:span text:style-name="T3"><text:line-break/><text:line-break/></text:span>我對主義、領袖、國家或各種意識形態都不感興趣，因為我不知道那是否真的是一帖藥方。因此我既非左，亦非右；我並不確信那些東西的價值；但我知道哪些東西是毒品、病菌，絕對有害健康。<text:span text:style-name="T3"><text:line-break/><text:line-break/></text:span>回到屋頂的話題。在我看來，若非真的頭殼壞去，要不就是存心睜眼說瞎話，否則理應不會有人如此清純才對，清純到竟然會以為這一切胡搞瞎搞或侵略或衝突跟什麼人權或民主有關。<text:span text:style-name="T3"><text:line-break/><text:line-break/></text:span>當然，就連我自己也曾經頭殼壞掉過。我的確曾經真的相信我是在跟一群嚮往著真善美的人在一起拋頭顱灑熱血。結果發現，拋出的全是不堪入目的法西斯血滴子或抹黑謊言，取的是別人的頭顱，灑的是他人的熱血；唯有名利權勢與鈔票是自己的。<text:span text:style-name="T3"><text:line-break/><text:line-break/></text:span>二十幾年前，我在黨外雜誌社工作時，曾經把心裏一個很深的疑問請教許多黨外前輩。我問說，黨外雜誌每天爆料、揭弊，這個貪了幾十億，那個又貪了幾百億，無數的內幕，可是，如果這些都是內幕，為什麼你們都知道？<text:span text:style-name="T3"><text:line-break/><text:line-break/></text:span>有個黨外前輩<text:span text:style-name="T3">(</text:span>姑隱其名<text:span text:style-name="T3">)</text:span>笑笑跟我說，陳真你還小，太單純了。這些爆料或傳言管它真的假的，我們又沒有公權力，無從調查，怎麼知道是真的還是假的？<text:span text:style-name="T3"><text:line-break/><text:line-break/></text:span>那位前輩還說了句經典，他說，萬惡的國民黨，我們怎麼抹黑他都沒關係啦。<text:span text:style-name="T3"><text:line-break/><text:line-break/></text:span>我花了很多年的時間才想通這句黨外經典是錯的。即便對一個罪惡滿貫的大惡棍，你也不該朝他身上虛構一個不屬於他的罪名。<text:span text:style-name="T3"><text:line-break/><text:line-break/></text:span>我甚至直到<text:span text:style-name="T3">1996</text:span>年，在我看到拍攝有關南斯拉夫內戰的<text:span text:style-name="T3"><text:s/>"</text:span>地下社會<text:span text:style-name="T3">" </text:span>導演<text:span text:style-name="T3"><text:s/>Emir Kusturica</text:span>受訪的評論之前，我都還以為美國是一個熱愛民主人權與自由的國家。<text:span text:style-name="T3"><text:s/>Kusturica</text:span>說，南斯拉夫內戰，純粹就是美國中情局在搞鬼。<text:span text:style-name="T3"><text:line-break/><text:line-break/></text:span>我一聽，覺得很納悶，<text:span text:style-name="T3">Kusturica</text:span>絕頂聰明，藝術非凡，品德高尚，宗教虔誠，他怎麼會講出這麼奇怪的話？這內戰跟美國<text:span text:style-name="T3">CIA</text:span>有什麼關係？美國不是專門在拯救世人、邁向民主自由的嗎？<text:span text:style-name="T3"><text:line-break/><text:line-break/></text:span>隔年<text:span text:style-name="T3">1997</text:span>年我就出國了，資訊多了，腦袋也稍微靈活點了，很快就發現我之前真的是頭殼壞去，竟然把大惡魔給看成小飛俠了。<text:span text:style-name="T3"><text:line-break/><text:line-break/></text:span>如今我當然不會笨到再用什麼爭民主爭人權的主流架構去思考那樣一些問題。但你看，幾乎所有主流媒體至今都還是用這樣一種純屬虛構的概念屋頂在敘述事情；在那樣一種屋頂下，不管你怎麼蓋房子都是錯的，因為概念前提已經錯了，結論自然也不可能正確。</text:p>
      <text:p text:style-name="P1"><text:span text:style-name="T1">鄭啟承</text:span><text:s/>  |  2014.09.23 22:42   |   <text:a xlink:type="simple" xlink:href="http://palinfo.habago.org/Entry?Command=Information_PrintForum&amp;iPage=406#FORUM32770"><text:span text:style-name="T2">#</text:span></text:a></text:p>
      <text:p text:style-name="P2">我前面說台灣社會的懷舊現象當然是諷刺，藉懷舊之名行法西斯之實，藉著緬懷許多所謂美好過去，去責怪打擊現日的異已。<text:span text:style-name="T3"><text:line-break/><text:line-break/></text:span>懷舊當然沒什麼不對，我很懷舊，對許多舊事物極度懷念，懷念到若一不小心常常就會失去了現實感。但我所批評的這些台灣社會所謂的懷舊卻是另一回事，我說的台式懷舊是很讓人很瞧不起的，難道你沒辦法嗅出這些所謂對舊社會的追思和吹捧和美化中帶著一股濃濃的敵意嗎<text:span text:style-name="T3">? </text:span>敵什麼<text:span text:style-name="T3">? </text:span>說穿了敵視中國和中國人。<text:span text:style-name="T3"><text:line-break/><text:line-break/></text:span>懷舊當然很好，故意把舊事物的一切都美化高尚化並冠到自己頭上卻是很不要臉的。你難道看不出來綠營故意雕塑出這樣一種對比：美好純樸善良的台灣<text:span text:style-name="T3">(</text:span>人<text:span text:style-name="T3">) vs </text:span>醜陋貪婪骯髒的中國<text:span text:style-name="T3">(</text:span>人<text:span text:style-name="T3">)</text:span>，這樣因果關係的種植是很可恥的。<text:span text:style-name="T3"><text:line-break/><text:line-break/></text:span>不只是新舊，對貧富對各種社經學歷甚至對語言，台灣人都很敏感，像文革時那樣，農工貧視為高尚，士商富貶為低賤，敵視高學歷、敵視有錢人、敵視北京話。我有些姻親剛認識我時充滿敵意，只因為我念台大高學歷，皮膚白皙弱不禁風，國語標準而台語講得不輪轉所致，這種敵意隨著台灣的綠化，十多年來從未削弱，只要一碰面往往在口語在各種態度上找機會佔便宜欺侮我，待我結婚期間見著我爸爸，發現我爸說著一口標準國語，又是類似公務員的教師身份就更加確認我的不良血統了，態度愈發不屑。<text:span text:style-name="T3"><text:line-break/><text:line-break/></text:span>說來實在很可笑，我一家族是澎湖人，到我父親這一輩都操著像文言文一般的海口腔古代台語，我阿媽若還活著，一開口講話恐怕正港台灣人沒幾個聽得懂她在說啥。我父親因為學養好，國學和歷史呱呱叫，會說各地的國台語口音而甚少人能分辨，甚至編寫過一本台語辭典，若按台灣人標準，看到我應該要起立致敬才對，因為我血統這麼優秀純正不是嗎<text:span text:style-name="T3">?<text:line-break/><text:line-break/></text:span>家美就不宜再外揚，請千萬不要錯誤閱讀，我不是要宣揚或宣示自己的血統，正好相反，我是要說這一切有何意義<text:span text:style-name="T3">? </text:span>我是要說血統是很可笑的，你若有些歷史或生物學概念就會明白看重血統是很智障的，血統無非就是一種政治概念，是政治把人作了這樣一種區分和優劣的排序。<text:span text:style-name="T3"><text:line-break/><text:line-break/></text:span>這就像中國許多人把會講一口漂亮的北京話視為正統視為高尚象徵一樣，這是很可笑的，基因這樣固定而強烈的東西都會隨著時間而逐漸朝著無法掌握的方向演變，更何況是後天的語言<text:span text:style-name="T3">? </text:span>最近看到一篇報導，有專家指出現今所謂京片子說穿了其實就是當年滿人<text:span text:style-name="T3">(</text:span>清兵<text:span text:style-name="T3">)</text:span>佔領中國後為了統治和融入漢族所學到的一口<text:span text:style-name="T3">"</text:span>蹩腳漢語<text:span text:style-name="T3">"</text:span>，是一種滿洲口音的漢話。<text:span text:style-name="T3"><text:line-break/><text:line-break/></text:span>先不論這是否為真，這樣的一種描述不是很合理的嗎<text:span text:style-name="T3">? </text:span>稍有智商的人都能輕易理解接受這樣的事實不是嗎<text:span text:style-name="T3">? </text:span>那請問什麼是標準漢語<text:span text:style-name="T3">? </text:span>恐怕用屁股想也知道就算你找得出來，它也只是某個時空下的標準而已，你若要追溯什麼正統中華語言，恐怕得一直往上去追問軒轅黃帝才行，我的標準更高，中華五千年文化還稱不上正統，我們得坐時光機到六千五百萬年前看看在恐龍暴政統治下，咱偉大的哺乳類袓先是如何喊口號起義的才算。<text:span text:style-name="T3"><text:line-break/><text:line-break/></text:span>不過那個等我以後有空再說，我們先看看現在的台灣同胞，台灣人很特別，對口音很要求，要講得一口<text:span text:style-name="T3">"</text:span>標準<text:span text:style-name="T3">"</text:span>的台語才能通過檢驗，很好笑很智障不是嗎<text:span text:style-name="T3">? </text:span>我至今講台語若哪個音調或用詞不對了還是常會被愛台人士糾正，糾正沒關係，我可以多學點，重點是態度，我對法西斯思想檢查式的糾正是很不屑很唾棄的，有時候被糾正多了，我不禁會懷疑起對方的智能和自信來，連這樣三言兩語間也要吃我豆腐佔我便宜，到底是有多自卑的人才需要這樣<text:span text:style-name="T3">?<text:line-break/><text:line-break/></text:span>我爸大概也是同樣脾氣，因此後來都故意不講母語，故意講一口標準國語忍受四週綠光戰警的敵視，並把自己的台語詞典束之高閣。套句家父對太陽花學運的評語，他說看你們這些小俗辣兇巴巴目中無人地四處叫囂破壞，不管我對服貿瞭解多少，老子打死就是要站在服貿這一邊。</text:p>
      <text:p text:style-name="P1"><text:span text:style-name="T1">陳真</text:span><text:s/>  |  2014.09.23 02:43   |   <text:a xlink:type="simple" xlink:href="http://palinfo.habago.org/Entry?Command=Information_PrintForum&amp;iPage=406#FORUM32769"><text:span text:style-name="T2">#</text:span></text:a></text:p>
      <text:p text:style-name="P3">隆誌，你說<text:span text:style-name="T3"><text:s/>"</text:span>回憶和記憶這兩股力量<text:span text:style-name="T3">"</text:span>，扼殺<text:span text:style-name="T3"><text:s/>"</text:span>台灣的活力和創造力<text:span text:style-name="T3">"</text:span>，還說你自己<text:span text:style-name="T3"><text:s/>"</text:span>一不小心<text:span text:style-name="T3">"</text:span>，便<text:span text:style-name="T3"><text:s/>"</text:span>也陷入回憶裡<text:span text:style-name="T3">"</text:span>。但我完全不能明白回憶及記憶有何不好？更看不出來台灣幾時會特別著重記憶或回憶？當然，也許我們講的是完全兩回事，只是字眼類似。<text:span text:style-name="T3"><text:line-break/><text:line-break/></text:span>沒有記憶力不就失智？沒有回憶，一個人乃至一個社會，怎麼可能知道當下自己是誰，以及自己在幹啥或將幹啥？生命所有的明天不就建立在昨日，於是才有了今日，乃至於明日。<text:span text:style-name="T3"><text:line-break/><text:line-break/></text:span>我曾寫過一篇文章叫<text:span text:style-name="T3"><text:s/>"</text:span>失憶症與戀古蹟狂<text:span text:style-name="T3">"</text:span>，前者指的就是台灣，後者指的是英國。<text:span text:style-name="T3"><text:line-break/><text:line-break/></text:span>我曾在英國的自然史博物館中的海洋生物區吧，看到展示櫥窗中竟然有一包珍珍魷魚絲，我嚇一跳，因為我的外套口袋中恰好也有一包，吃一半擱著。<text:span text:style-name="T3"><text:line-break/><text:line-break/></text:span>英國對於前塵往事有著一種迷戀，包括科技也是，許多生活設施落後台灣十數年，硬是不願向上提昇，而寧可忍受種種不便。<text:span text:style-name="T3"><text:line-break/><text:line-break/></text:span>比方說水龍頭。一邊是冰水，一邊是會燙死人的熱水。每天刷牙漱口或洗手十分難受，每天天寒地凍的，總不可能洗冰水；但用熱水那一邊卻又馬上能燙傷。<text:span text:style-name="T3"><text:line-break/><text:line-break/><text:line-break/></text:span>台灣人很聰明，知道只要在冷熱兩管之間加個管子讓它匯合就可以自行調節溫度了，看要多冰多熱都行。但英國人似乎很念舊，連這點小科技也不願向上提昇。<text:span text:style-name="T3"><text:line-break/><text:line-break/></text:span>我在英國十年，足足十年我每天都在抱怨這種水龍頭。但沒辦法，這是一個異常念舊的社會。於是，連魷魚絲都還沒成為歷史，就已經擺在自然史博物館展示了。平常一些小傢具也是，動輒數十年或百年，硬是不更新。<text:span text:style-name="T3"><text:line-break/><text:line-break/></text:span>對於歷史也一樣，非常熱愛。凡是歷史片幾乎場場爆滿，個個熱淚盈眶。有一部講納粹的片，我覺得是我看過相關電影中最好的一部，難出其右，德國片，片名叫<text:span text:style-name="T3"><text:s/>DOWNFALL</text:span>。理應是很冷門的片，竟客滿，散場後許多人就留在座位上，兀自啜泣。<text:span text:style-name="T3"><text:line-break/><text:line-break/></text:span>不管是生活上或學術上，從許多方面我能強烈感受到英國人對於前塵往事的強烈情感與記憶，哪怕只是一個小玩意，不過二十年，就當成古蹟在維護了。對於過往點點滴滴，非常珍惜。<text:span text:style-name="T3"><text:line-break/><text:line-break/></text:span>相對於英國社會，台灣人卻好像完全失憶徹底失智。也許不過上個月才發生的事，一窩蜂，好熱鬧，全民運動，但一會兒就忘了，丟棄了，不重要了，然後繼續尋找另一個一窩蜂的爆紅爆夯人事物。<text:span text:style-name="T3"><text:line-break/><text:line-break/></text:span>完全是對於歷史的一種徹底蔑視與遺忘；才五分鐘前的事，五分鐘後也許人事物的價格不一樣了，於是就馬上拋到九霄雲外，完全沒記憶，而且也不想記住，因為當下已無價格或利用價值可言。<text:span text:style-name="T3"><text:line-break/><text:line-break/></text:span>一個具有一點基本文明的社會，不會去關注當下那些所謂爆紅爆夯但卻缺乏長遠價值的人事物，只有像台灣這樣一種非常罕見的喪失記憶的社會，才會好像必須永不間斷地尋找所謂爆紅爆夯的人事物，才能填補隨時都會陷入空虛的心靈。<text:span text:style-name="T3"><text:line-break/><text:line-break/></text:span>一個不相信價值只相信眼前價格的社會，才會像台灣這樣，完全漠視過去，哪怕只是五分鐘前，一旦價格變動，人們便馬上棄之如敝屣，拋諸腦後。<text:span text:style-name="T3"><text:line-break/><text:line-break/></text:span>失憶與失智，恐怕才是陳真醫師版的<text:span text:style-name="T3"><text:s/>"</text:span>台灣臨床講義<text:span text:style-name="T3">" </text:span>的主要症狀之一。他記不住，無能記住，而且也不屑記住。因此很容易被政客牽著鼻子走，因為他對過去完完全全徹徹底底不了解。政客或主流媒體，根據當下政治需要，不管瞎掰什麼碗糕歷史或純胡扯，不管餵什麼給他吃，他一概買單，吃得好開心。<text:span text:style-name="T3"><text:line-break/><text:line-break/></text:span>政客或主流媒體要他從嘴巴說出什麼話來，他就會說出來，非常乖，因為他根本沒有記憶。<text:span text:style-name="T3"><text:line-break/><text:line-break/></text:span>政客或主流媒體要他恨誰或擁戴誰，他就會依指令起舞；好乖好聽話。為什麼會有這種罕見的社會成員？因為他根本沒有記憶，他無從判斷當下的是非美醜，他甚至根本不知道自己是誰。<text:span text:style-name="T3"><text:line-break/><text:line-break/></text:span>套句吾友柏楊的愛用詞，這稱不上是個<text:span text:style-name="T3"><text:s/>"</text:span>人<text:span text:style-name="T3">"</text:span>，這只是面目模糊的一團蛆。<text:span text:style-name="T3"><text:line-break/></text:span></text:p>
      <text:p text:style-name="P1"><text:span text:style-name="T1">陳真</text:span><text:s/>  |  2014.09.23 01:50   |   <text:a xlink:type="simple" xlink:href="http://palinfo.habago.org/Entry?Command=Information_PrintForum&amp;iPage=406#FORUM32768"><text:span text:style-name="T2">#</text:span></text:a></text:p>
      <text:p text:style-name="P2">底下是一封回信的節錄，以及又做了點補充。<text:span text:style-name="T3"><text:line-break/><text:line-break/></text:span>關於公眾事務，希望各位盡量公開談論，而不要私下一個一個來問我；我私下不談公事的，更是從不談政治。畢竟公事就是公事，沒必要私下偷偷談，又不是談情說愛才要躲到幕後。<text:span text:style-name="T3"><text:line-break/><text:line-break/></text:span>而且，我總不可能對一個一個來發問的人從頭回答起，更不用說許多發問往往顯示當事人並不是真的想了解問題，因為通常好像沒有做過任何功課，而只是人云亦云，亂問一通。我總不可能開起家教班，教大家怎麼讀書識字。<text:span text:style-name="T3"><text:line-break/><text:line-break/></text:span>還有就是，如我之前所說，台灣人喜歡怎麼搞，我盡量保持沒意見而且也不敢有意見的狀態；簡單說就是我盡量不願意為台灣在政治這方面再付出任何代價，反正大家高興就好，別再問我，對於特定問題，我沒意見。<text:span text:style-name="T3"><text:line-break/><text:line-break/></text:span>陳真<text:span text:style-name="T3"><text:line-break/>================<text:line-break/>1. </text:span>佔據馬路跟佔領國會是兩回事。全世界會有哪個國家會讓國會暫停運作哪怕只是一秒鐘？更不用說還被迫得順從民粹，誇讚暴民佔領得真好、真偉大、真辛苦。若有司法問題，便又是國家暴力、司法追殺。天底下有這種民主國家？<text:span text:style-name="T3"><text:line-break/><text:line-break/>2. </text:span>過去的黨外，違法時也常以什麼司法迫害來指控當局。有些指控合理，有些不合理。但即便是合理的指控，如果你硬要進廚房，何必婆婆媽媽老是嫌廚房熱？<text:span text:style-name="T3"><text:line-break/><text:line-break/></text:span>更不用說那些理應繩之以法的作為；你既然要去做它，不就是存心要以身試法來彰顯你的理念或理想？違法就應付出代價，有何問題？難道我們連基本法治也不要了？<text:span text:style-name="T3"><text:line-break/><text:line-break/></text:span>在我看來，這裏頭當然很多指控所謂司法迫害是很卑鄙窩囊的，而且往往別有政治企圖，藉以累積所謂政治資源。<text:span text:style-name="T3"><text:line-break/><text:line-break/></text:span>比方說我自己曾叛亂，當時民進黨一些人及台權會及一些非主流媒體，打算把我的案子依過去慣用的所謂<text:span text:style-name="T3"><text:s/>"</text:span>聲援<text:span text:style-name="T3">" </text:span>手法給炒作成所謂司法迫害，然後有很多人希望我出來參選立委，說我光憑醫學生加叛亂犯的身份，躺著也能當選。<text:span text:style-name="T3"><text:line-break/><text:line-break/></text:span>我把所有這些企圖來<text:span text:style-name="T3"><text:s/>"</text:span>聲援<text:span text:style-name="T3">" </text:span>我的人或媒體或台權會的一些人統統給痛罵一頓，甚至因此斷絕往來。我說我不是那種齷齪窩囊的人，但他們大多不能理解我究竟在生氣什麼，聲援我有什麼不好？<text:span text:style-name="T3"><text:line-break/><text:line-break/></text:span>可是，就如我在當時黨外雜誌上所發表的一篇聲明，標題是<text:span text:style-name="T3">: "</text:span>對一個不義的政權叛亂，是一個正直的公民應盡的義務<text:span text:style-name="T3">"</text:span>，我的叛亂罪證之一就是指控我在演講台上講了這句話，因此說我煽動群眾企圖推翻政府。<text:span text:style-name="T3"><text:line-break/><text:line-break/></text:span>但是，如果我真的相信<text:span text:style-name="T3"><text:s/>"</text:span>對不義政權叛亂<text:span text:style-name="T3">" </text:span>是一種<text:span text:style-name="T3"><text:s/>"</text:span>義務<text:span text:style-name="T3">"</text:span>，那你們是它媽的要來聲援我什麼？一個人繳稅是義務，當他繳了稅，難道他應該希望你們去聲援他？聲援他什麼？<text:span text:style-name="T3"><text:line-break/><text:line-break/></text:span>同理，我只是盡一點做為一個正直的公民應盡的義務，看是要用叛亂罪關我幾年或直接槍斃，我都認了，因為這完全就是我自找的，而且是我自己信奉的想法。<text:span text:style-name="T3"><text:line-break/><text:line-break/></text:span>我不可能一方面公開說<text:span text:style-name="T3"><text:s/>"</text:span>對不義的政權叛亂<text:span text:style-name="T3">" </text:span>是一種義務，然後另一方面卻又讓別人來聲援我，高喊什麼政治迫害，甚至這一切聲援的目的只是為了打擊敵人並累積個人所謂政治資源。我不可能卑鄙到這種程度。<text:span text:style-name="T3"><text:line-break/><text:line-break/>3. </text:span>我相信你對服貿前前後後的過程，所知應該是趨近於零，所以才會有什麼<text:span text:style-name="T3"><text:s/>"</text:span>未經充份討論就通過<text:span text:style-name="T3">"</text:span>、完全背離事實的誤解。<text:span text:style-name="T3"><text:line-break/><text:line-break/></text:span>要理解這一切，理應花不到一小時就能完全掌握整個來龍去脈。恕我直言，這其實只是顯示出你並不是真的很想了解這些事，因為要了解它一點都不難。<text:span text:style-name="T3"><text:line-break/><text:line-break/></text:span>台灣國會史上，找不到一個法案是經過如此漫長而透明的嚴格審查的。正確地說，是民進黨從來不願讓它被審查，始終惡意缺席或佔據主席台抵制等等，目的只是要擋，而非審查。<text:span text:style-name="T3"><text:line-break/><text:line-break/></text:span>漫長<text:span text:style-name="T3"><text:s/>"</text:span>審而不查<text:span text:style-name="T3">" </text:span>的托延與阻撓過程純粹只是要擋，而擋卻說不出半個像樣的理由來，就只是要讓它停擺。國民黨既然具有絕大多數民意的基礎，就算表決通過也是完全合乎民主，更不用說事實根本不是這樣，它是經過史無前例的所謂民主審查過程。<text:span text:style-name="T3"><text:line-break/><text:line-break/></text:span>總之，台灣國會史上找不到一個法案是經過如此嚴格程序的，而且這還是國民黨所提議。當初民進黨那位姓蔡的混蛋政客<text:span text:style-name="T3">(</text:span>蔡英文<text:span text:style-name="T3">)</text:span>當權時，她是要求連立法院這一關都可以省略而應直接行政院決定便可定案的，當初是國民黨否決了這項做法，要求送立院審查。<text:span text:style-name="T3"><text:line-break/><text:line-break/></text:span>為何黑到完全不透明的作法沒問題，到了國民黨否決過去的黑箱作法，進而展現出國會史上破記錄的漫長審查過程時，那些烏七媽黑的政客及其支持者們卻突然反什麼黑箱？請問哪來黑箱？黑箱是民進黨當初的作法吧。你不可能在台灣國會史上找到一個法案比服貿更民主的審查過程了。<text:span text:style-name="T3"><text:line-break/><text:line-break/></text:span>這些只是最基本的事實。我們如果真的在乎一件事，就應該至少要根據事實講話。大概就是這樣。<text:span text:style-name="T3"><text:line-break/><text:line-break/></text:span>對於這些鳥事，我覺得很沒營養，因為沒有人是真的想講理。同時，我也實在不想再和鳥人鳥事有任何牽扯，毫無意義，毫無價值。再有類似問題，我就不再回答。</text:p>
      <text:p text:style-name="P1"><text:span text:style-name="T1">怡靜</text:span><text:s/>  |  2014.09.23 01:15   |   <text:a xlink:type="simple" xlink:href="http://palinfo.habago.org/Entry?Command=Information_PrintForum&amp;iPage=406#FORUM32767"><text:span text:style-name="T2">#</text:span></text:a></text:p>
      <text:p text:style-name="P5">John Pilger <text:span text:style-name="T1">這篇文章放在我的待讀清單一陣子，今天才有時間閱讀，原來是</text:span>9/11<text:span text:style-name="T1">那天在澳洲發表紀念薩依德</text:span>(Edward Said)<text:span text:style-name="T1">。</text:span><text:line-break/><text:span text:style-name="T1">原文頗長，就不剪貼了，有興趣的朋友可以連過去看，對最近的一些國際衝突有簡單扼要但卻精闢的剖析。</text:span><text:line-break/><text:line-break/><text:a xlink:type="simple" xlink:href="http://johnpilger.com/articles/breaking-the-last-taboo-gaza-and-the-threat-of-world-war"><text:span text:style-name="T2">Breaking the last taboo - Gaza and the threat of world war</text:span></text:a><text:line-break/></text:p>
      <text:p text:style-name="P1"><text:span text:style-name="T1">隆誌</text:span><text:s/>  |  2014.09.22 23:08   |   <text:a xlink:type="simple" xlink:href="http://palinfo.habago.org/Entry?Command=Information_PrintForum&amp;iPage=406#FORUM32766"><text:span text:style-name="T2">#</text:span></text:a></text:p>
      <text:p text:style-name="P2"><text:span text:style-name="T3"><text:line-break/></text:span>我和啟承的觀察一樣<text:span text:style-name="T3"><text:line-break/></text:span>台灣有兩股力量「記憶」和「回憶」，不斷地壓制台灣的活力和創造力。所謂記憶，只看三十年前留剩些什麼，卻沒有創造新記憶的能力。而回憶就像啓承所說，不斷地追索過去，三十年前、四十年前、五十年前<text:span text:style-name="T3">....</text:span>。君不見我們的新聞台，只有追索過去兩岸對峙、冷戰時期的探討，除了持續製造對立之外，更缺乏對現下問題討論的能力。我們的節目亦是如此，除了圍繞在愛台灣，台灣至上的主軸之外，卻無創造新視野，現更拿低級當有趣。新聞主播、節目主持人的詞彙之貧乏，對現象和節目走向只有膚淺和淺碟。想想以前台灣那些電視人、電影人，不斷創制出新的視界，更引領華人圈的風潮。<text:span text:style-name="T3"><text:line-break/></text:span>到上海昆山出差，當地的同事們去<text:span text:style-name="T3">K</text:span>吧唱歌，有王傑、林良樂、齊秦、優客李林<text:span text:style-name="T3">.....</text:span>等，離現在最近的是周杰倫，可是周杰倫已經三十多歲了。觀察到最後，當地人對台灣歌手和歌曲的接受，以<text:span text:style-name="T3">2000</text:span>年為分野。<text:span text:style-name="T3">2000</text:span>年之後的台灣歌手，幾乎不見於當地人喜愛的歌單之上。到東南亞，也有發現類似的分野。似乎<text:span text:style-name="T3">2000</text:span>年之後，台灣從領導全球華人娛樂圈，到徹徹底底的消失。想想<text:span text:style-name="T3">2000</text:span>年之後，台灣正在幹什麼？愛台灣、本土化<text:span text:style-name="T3">....</text:span>等等行動，讓台灣從領導地位抹去。說到這裡，一不小心，我也陷入回憶裡。<text:span text:style-name="T3"><text:line-break/></text:span>另一個發生在週邊的例子，我研究所的學弟，一位從馬來西亞來的僑生。他深深感受到<text:span text:style-name="T3">2000</text:span>年分野的情況，特別是政府對於華僑的照顧上。他高中畢業時，那時候幾乎以到台灣升大學為主流。所以他來台念大學，畢業進入研究所時，正好是<text:span text:style-name="T3">2000</text:span>年。他感受到官方許多對外政策的轉變，特別是對僑生的待遇上。自此之後，當地高中生升大學，轉以香港、新加坡或大陸為首選。<text:span text:style-name="T3"><text:line-break/></text:span>台灣繼續以管窺天，繼續鎖在自己的小圈圈裡面，過著一種假象的幸福。殊不知世界趨勢正在翻轉，過去的台灣認知的世界，已經重新解構組合。不是世界放棄台灣，而是台灣把頭埋在土裡。</text:p>
      <text:p text:style-name="P1"><text:span text:style-name="T1">鄭啟承</text:span><text:s/>  |  2014.09.22 22:08   |   <text:a xlink:type="simple" xlink:href="http://palinfo.habago.org/Entry?Command=Information_PrintForum&amp;iPage=406#FORUM32765"><text:span text:style-name="T2">#</text:span></text:a></text:p>
      <text:p text:style-name="P3">各位愛台灣的台灣郎真抱歉，我現在人就在中國，不過不要緊張，不是投奔共匪，只是來工作。因為工作關係我把自己空投到了香港，接著向東來到惠州<text:span text:style-name="T3">(</text:span>還好不是一路向西<text:span text:style-name="T3">)</text:span>，這地方叫作淡水，不是咱那個淡水，沒有碼頭，只有一堆工廠。這是第二次來到袓國，第一次是六七年前。有關中國，我亦沒有太多想法，畢竟見聞不多。但身為整天關注自己身材的爆奶辣妹，見了另一枚妙齡女郎，自然也很容易分辨彼此的細微差異。從一些小地方細細觀察後，我可以很肯定地說，若要論各種公德心<text:span text:style-name="T3">(</text:span>台灣人最喜歡批評中國人的就是公德心<text:span text:style-name="T3">), </text:span>兩岸同胞誰也別笑誰，半斤贏不過八兩。私德難說，但論一般基本品性高低，我恐怕更怕台灣人，因為我太明白咱台灣人的各種心機，很扭曲，很陰暗，完全不在乎傷害別人。<text:span text:style-name="T3"><text:line-break/><text:line-break/></text:span>愛台灣的台灣人不是很喜歡懷舊嗎<text:span text:style-name="T3">? </text:span>整天讚頌懷念咱古早時代的甘媽店枝仔冰、懷念破破的小吃店小樓房、懷念野狼機車一家四口不戴安全帽四處趴趴走，懷念各種不大文明的舊日風情和習慣，我工作上就聽過好多次有愛台灣的客戶說要搞文創商品，做這些舊式風情的種種，視之為偉大文化，講到還會眼中泛出淚光呢<text:span text:style-name="T3">! </text:span>似乎恨不得發明時光機，回到古早的年代，說這些是台灣認真純樸精神的道地象徵、咱台灣郎的人文之本，說這些是台灣人之所以是台灣人的重要畫面。<text:span text:style-name="T3"><text:line-break/><text:line-break/></text:span>真這麼喜歡懷舊，大家應該搬來中國，我看淡水這裡四處都是古早時代的甘媽店枝仔冰、四處都是破破的小吃店小樓房、四處都是野狼機車一家四口不戴安全帽趴趴走，四處都是各種不大文明的舊日風情和習慣，人們講話的語調神情動作種種細微處，都和三十年前的台灣沒啥兩樣，我若在這照幾張照片，用軟體修一修，把簡體字改成繁體字，說這是三十年前的台灣，肯定不會有人不信。畫面相似度這麼高，大家何不來這裡緬懷滿足一下自己認真純樸的美好品格？不過我看台灣人鐵定不會願意搬來的，為什麼<text:span text:style-name="T3">? </text:span>因為這裡不是講台語。<text:span text:style-name="T3"><text:line-break/><text:line-break/></text:span>中國同胞誇我普通話<text:span text:style-name="T3">(</text:span>國語<text:span text:style-name="T3">)</text:span>講得真好啊<text:span text:style-name="T3">! </text:span>我說那當然，我從小講普通話。她說你們台灣不都講閩南語嗎<text:span text:style-name="T3">? </text:span>我說都講啊，不過小時候不給講的，講閩南語可是要罰錢的，她露出不可置信的神情。我說現在相反了，你若講字正腔圓的北京話，人們反而會敵視你，共匪同胞聽了更是一臉茫然，顯然搞不清楚這是為什麼，連講啥語言都那麼嚴重。其實我不是講語言，我是在講血統，人們在乎你的血統。對台灣人來說血統是很重要的，畫面其實一點都不重要，甘媽店枝仔冰小吃店小樓房野狼機車其實一點都不重要，這些畫面裡的人事物得流著綠色的血比較重要。綠色畫面是一種認證標籤，哪些商品貼上了這標籤，台灣人就會買單，就算不買單也會讚許，為什麼<text:span text:style-name="T3">? </text:span>因為它選對了邊站。你在台灣各地所謂的文創市集賣些北京或長城或西湖或桂林或任何一個象徵中國的畫面看看，保證你業續慘澹，搞不好還會被人破口大罵呢。<text:span text:style-name="T3"><text:line-break/><text:line-break/></text:span>各種所謂對美對道德的感覺，恐怕多數就是這樣，依據某種政治操弄上的需求被強力放送，你除非腦袋很清楚或是對這世界還有那麼一點基本的理解、一點基本判斷是非的能力，否則有多少人能倖免<text:span text:style-name="T3">? </text:span>台灣的淡水和中國的淡水哪個比較高尚<text:span text:style-name="T3">? </text:span>當你腦袋裡還會想這問題，那表示你腦袋還真是有問題。腦袋有沒有問題其實並不重要對吧，思想有沒有沒問題才是重點。腦裡就算裝糨糊，只要是綠色的糨糊就還行。<text:span text:style-name="T3"><text:line-break/><text:line-break/></text:span>生物學上有所謂瓶頸效應，當一個物種的族群大小如果降低到某個點，那麼這物種或許一時半刻還死不了，但因為族群實在太小了，基因上的多樣性將極度受限，它未來能夠適應環境變異的能力也就堪慮了，換句話說一個生物族群如果小到某種程度，它本身的存續恐怕就岌岌可危，事實上許多動植物就是這樣絕種的。台灣這口小井就是這樣，它實在有夠小，小就算了，它不知道自己很小，還以為自己很大很了不起很完美了。它不但不讓自己更開闊，反而努力讓自己更侷限，努力排外努力劃個小圈圈給自己待，然後露出心滿意足的表情，彷彿天大地大我最大，世界與我無關似的。<text:span text:style-name="T3"><text:line-break/><text:line-break/></text:span>這一點上，中國與台灣十分不同，中國似乎能意識到自己之不足，有意提昇之，這在中國各處標語可見一斑，這些標語裡最常出現兩個字：文明。台灣卻似乎毫無病識感，明明文明素養已經缺乏到快要成猴子了，還以為自己是最先進的人種咧。<text:span text:style-name="T3"><text:line-break/><text:line-break/></text:span>中國與台灣給我感覺還有一處很不相同，算是發揮了商人的一點嗅覺吧，在台灣不管走到哪裡，我感覺不到未來。而中國哪怕只是一條不文明的小街卻都讓我嗅到強烈的未來性。我沒有愛國病，哪個國家我都不愛，但我對那些為非作歹的國家卻會毫不吝惜付出我的恨意，我實在很恨美國，我衷心希望中國能夠崛起壯大，保持它的一點基本品性，更加文明，用一個民族能夠展現的最好的文化和經濟的力量與這邪國的帝國抗衡。</text:p>
      <text:p text:style-name="P1"><text:span text:style-name="T1">王修亮</text:span><text:s/>  |  2014.09.22 17:10   |   <text:a xlink:type="simple" xlink:href="http://palinfo.habago.org/Entry?Command=Information_PrintForum&amp;iPage=406#FORUM32764"><text:span text:style-name="T2">#</text:span></text:a></text:p>
      <text:p text:style-name="P2">上個月中元節前，走在街上，不時看到公車車廂外的大廣告，兩個造型可愛的殭屍，彷彿在對著觀眾說話，大大的廣告上一行廣告詞簡單明快。<text:span text:style-name="T3"><text:line-break/></text:span>「沒乖乖，ㄟ怪怪」，右上側還有一排小一點的字：「有乖乖，大家才會乖」。<text:span text:style-name="T3"><text:line-break/><text:line-break/></text:span>中元節緣由大體來說，在道家是地官生日，因此於此日赦眾鬼之罪，在佛家則起於地藏菩薩目連救母的典故，以慈悲之心，一併渡化地獄。兩個角度都是鼓勵人們懷有善心，施捨無助飢餓的孤魂野鬼。不論這理念是否合宜於現代環境，但是基本價值都是惻隱之心。<text:span text:style-name="T3"><text:line-break/><text:line-break/></text:span>在這個廣告哩，溫柔敦厚的惻隱完全消失了，推動人們建構中元價值的，是威脅恐嚇的迫從。<text:span text:style-name="T3"><text:line-break/><text:line-break/></text:span>文化是甚麼？善良風俗是甚麼？<text:span text:style-name="T3"><text:line-break/></text:span>文化並不是歷史與經典裡的文字傳承，而是生活中一點一滴的身教與感動。文化走對了腳步，「道」才會在時間裡慢慢被眾人踩出來，形成歷史的大路。風俗才跟著逐漸善良或逐漸消磨敗壞。<text:span text:style-name="T3"><text:line-break/></text:span>一定有人會勸我：「不過就是個廣告，商業行為本來重的就是推銷與利益，商業又不是教育，有這麼嚴重嗎？」「這廣告創意不錯啊！很有巧思！」<text:span text:style-name="T3"><text:line-break/></text:span>不禁想到前天在報紙上看到的一句話：「陳水扁貪汙案爆發時，有人對沈富雄說：在政治上，有比誠實更高的道德。」接著，坤卦的「履霜堅冰至」響亮跳入我腦中，一朵小小的霜花飄落在腳尖上時，當然難免迷惑於它的美麗與浪漫。但很多人總是無能體認：寒冬在看不見的氣息中，會悄悄襲來，總有一天凍結了所有的熱情。<text:span text:style-name="T3"><text:line-break/></text:span>今天再一次看到這「沒乖乖，ㄟ怪怪」的公車，默然無語，目送他輾壓著大道揚長而去。</text:p>
      <text:p text:style-name="P1"><text:span text:style-name="T1">陳真</text:span><text:s/>  |  2014.09.22 15:44   |   <text:a xlink:type="simple" xlink:href="http://palinfo.habago.org/Entry?Command=Information_PrintForum&amp;iPage=406#FORUM32763"><text:span text:style-name="T2">#</text:span></text:a></text:p>
      <text:p text:style-name="P3">舊國民黨時代，整天喊共匪要打來了，整天指控黨外人士<text:span text:style-name="T3"><text:s/>"</text:span>與匪隔海唱和<text:span text:style-name="T3">"</text:span>，指控黨外企圖把台灣拱手送給中共。<text:span text:style-name="T3"><text:line-break/><text:line-break/></text:span>長期洗腦下來，絕大多數民眾自然也都相信這一套。特別是智能發育未完全的大學生及中學生，更是如此，於是才經常會有一種要求政府把黨外人士給空拋到大陸的呼聲，因為人們認為，既然你那麼愛共匪，那就把你丟到匪區，看你還敢不敢批評民主政府。<text:span text:style-name="T3"><text:line-break/><text:line-break/>1986</text:span>年<text:span text:style-name="T3">9</text:span>月<text:span text:style-name="T3">28</text:span>日，民進黨成立隔天，我去學校上課，一進教室，感覺氣氛比往常更加詭異而不友善；有一位同學見我進來，手便往桌上一拍，大罵說：政府應該把這些共匪全抓起來。另一位女同學附和說，<text:span text:style-name="T3">"</text:span>對啊！我看他<text:span text:style-name="T3">(</text:span>指我<text:span text:style-name="T3">)</text:span>真的很像匪諜耶。<text:span text:style-name="T3">"<text:line-break/><text:line-break/></text:span>沒想到，民進黨很快就學會了這一招法西斯，動輒檢查或指控誰的言行具有<text:span text:style-name="T3"><text:s/>"</text:span>中國因素<text:span text:style-name="T3">"</text:span>，與匪隔海唱和，甚至連清兵都入關不知道幾百次了，整天不斷操弄這些東西，但智能不佳的民眾顯然還是很吃這一套，選票自然就會滾滾而來，名利雙收。<text:span text:style-name="T3"><text:line-break/><text:line-break/></text:span>幹民代真是又簡單又爽。過去黨外時代及民進黨初期，我曾有好幾次機會當官當民代，但我每次都抵死不從，想來也真可惜，要不然現在就不用拼老命賺錢了。<text:span text:style-name="T3"><text:line-break/><text:line-break/></text:span>愛台民主人士聽了這些，若不開心，就當做我沒說，畢竟我實在不太敢在乎台灣要怎麼做賤自己。這感覺有點像我的偶像伽俐略，他說地球並非宇宙中心，而且還會轉來轉去，並非固定不動。<text:span text:style-name="T3"><text:line-break/><text:line-break/></text:span>教會對他施以酷刑，說他對地球不敬，明明聖經寫說地球是宇宙中心而且一動也不動，伽俐略偏要妖言惑眾。再不認錯，就得用火燒死。<text:span text:style-name="T3"><text:line-break/><text:line-break/></text:span>伽俐略跟我一樣，膽子小，馬上欣然認錯。但他認錯之餘，卻又凍未條脫口而出講了一句名言說：<text:span text:style-name="T3">"</text:span>可是它<text:span text:style-name="T3">(</text:span>指地球<text:span text:style-name="T3">)</text:span>明明就在動<text:span text:style-name="T3">"</text:span>。<text:span text:style-name="T3"><text:line-break/><text:line-break/></text:span>打從我出生懂事到現在，法西斯的幽靈始終不曾離開這片土地，而且比過去還更加壯大而普遍。共匪說來也挺可憐，啥事也沒幹，半個世紀來卻始終是法西斯黨徒的最佳助選員。<text:span text:style-name="T3"><text:line-break/><text:line-break/></text:span>歷史上，共產黨<text:span text:style-name="T3">(</text:span>或左派<text:span text:style-name="T3">)</text:span>和法西斯一直是死對頭。法西斯的代表人物之一就是納粹。納粹表面上消失了，其實它只是換個名稱，改名美國，加一些民主調味料，重新包裝上市；這個<text:span text:style-name="T3"><text:s/>"</text:span>新納粹<text:span text:style-name="T3">" </text:span>有一群黨羽，套句<text:span text:style-name="T3">Chomsky</text:span>的詞就是<text:span text:style-name="T3"><text:s/>"</text:span>恐怖主義國家<text:span text:style-name="T3">" </text:span>俱樂部，當然也包括台灣。<text:span text:style-name="T3"><text:line-break/><text:line-break/></text:span>最近<text:span text:style-name="T3">MOD</text:span>有一部記錄片叫<text:span text:style-name="T3"><text:s/>"</text:span>我的敵人的敵人<text:span text:style-name="T3">"</text:span>。講當年納粹有個外號叫<text:span text:style-name="T3"><text:s/>"</text:span>里昂屠夫<text:span text:style-name="T3">" </text:span>的軍官，名叫<text:span text:style-name="T3"><text:s/>Klaus Barbie</text:span>。昆汀塔倫迪諾的<text:span text:style-name="T3"><text:s/>"</text:span>惡棍特工<text:span text:style-name="T3">" </text:span>裏頭親切有禮又殘忍的納粹軍官就是以<text:span text:style-name="T3"><text:s/>Barbie</text:span>為角色藍本。<text:span text:style-name="T3"><text:line-break/><text:line-break/>Barie</text:span>派駐法國，擅於追捕猶太人，更喜歡刑求，樂在其中。他可以一邊很有禮貌地跟囚犯握手，一邊玩弄對方被他刑求打爛的手掌肌腱。<text:span text:style-name="T3"><text:line-break/><text:line-break/></text:span>他曾在兩年之間，逮捕<text:span text:style-name="T3">15</text:span>萬人，屠殺四千多名法國志工或反對納粹者，甚至來到法國一孤兒院，把院內<text:span text:style-name="T3">44</text:span>名未滿十歲的兒童全數處死。他特別喜歡創新刑求花樣，受刑人的慘叫帶給他相當大的樂趣與滿足感。<text:span text:style-name="T3"><text:line-break/><text:line-break/></text:span>二戰後，一些納粹戰犯遭到起訴。<text:span text:style-name="T3">Barbie</text:span>也被法國政府逮捕，但美國卻幫他逃獄，吸收為中情局人員，然後把他送到中南美洲，供給他大量軍火和武裝人員，足以構成一支軍隊，任其差遣；並提供數千名暗殺名單及各種有待消滅的左派組織，以無數殘忍至極的恐怖攻擊行動，四處放炸彈，搞暗殺，殺害許多種左傾人士，包括教師及工會成員及牧師等等等。<text:span text:style-name="T3"><text:line-break/><text:line-break/></text:span>眾所周知的<text:span text:style-name="T3">Che</text:span>，據傳就是在<text:span text:style-name="T3">Barbie</text:span>的協助下被美國中情局抓到，當場處死。<text:span text:style-name="T3">Barbie</text:span>之所以被美國中情局收編，無非就是要借助他在反共、反左方面的長才與昔日納粹人脈，勢力興盛到一度幾乎可以再建納粹帝國。<text:span text:style-name="T3"><text:line-break/><text:line-break/></text:span>講到這裏，各位應該覺得很耳熟，因為美國半個世紀來始終是如此作為。例如時下很出風頭的<text:span text:style-name="T3">ISIS</text:span>便是美國為了搞垮敘利亞所曾吸收的一股勢力；賓拉登其實也是。為了對付蘇聯共黨，美國就跟與蘇聯為敵的賓拉登結盟<text:span text:style-name="T3">(</text:span>當年蘇聯入侵阿富汗，賓拉登挺身對抗<text:span text:style-name="T3">)</text:span>。蔣介石在台灣的高壓獨裁，當年美國不也說他是世界民主的燈塔，只因為蔣介石反共。簡單說，我的敵人的敵人，就是我的朋友。<text:span text:style-name="T3"><text:line-break/><text:line-break/>Barbie</text:span>後來再度被法國政府逮捕，在眾人唾棄中，挺身替他辯護的卻是一個越南來的親共律師，名字我一時忘了。<text:span text:style-name="T3"><text:line-break/><text:line-break/></text:span>美國國會議員<text:span text:style-name="T3">Elizabeth Holtzman</text:span>被訪問時說道：美國向來如此，從阿富汗到伊拉克，只要對我有利我就結盟。<text:span text:style-name="T3">Holtzman</text:span>說，<text:span text:style-name="T3">"</text:span>如果連納粹都能結盟，那我不知道我們的道德標準究竟在哪裏？<text:span text:style-name="T3">"<text:line-break/><text:line-break/></text:span>著名的蘇格蘭傳記作家<text:span text:style-name="T3">Charles Neal Ascherson</text:span>說：我並不同情<text:span text:style-name="T3">Barbie</text:span>，但是，美國或西方列強透過僱傭，四處犯下恐怖攻擊的行徑，事後卻總是能撇得一乾二淨，我對於這樣的世界感到不齒。<text:span text:style-name="T3"><text:line-break/><text:line-break/>Ascherson </text:span>還說<text:span text:style-name="T3">: "Barbie</text:span>確實有資格指控說，當年是你們<text:span text:style-name="T3">(</text:span>即美國和法國<text:span text:style-name="T3">)</text:span>需要我，我才為你們效力，但現在卻只有我一人站到審判台前，桌面下隱藏的全是偽善。<text:span text:style-name="T3">"<text:line-break/><text:line-break/>Barbie</text:span>後來被判有罪，無期徒刑，但年事已高，旋即死於獄中。他的越南籍辯護律師在判決前對<text:span text:style-name="T3">Barbie</text:span>說，我並不認為你無辜，但我也不認為你是當今世人所描繪的惡魔。<text:span text:style-name="T3"><text:line-break/><text:line-break/></text:span>審判後，這位律師發表了一段談話；特別是最後一句，大約也說出了我的心聲。他說：<text:span text:style-name="T3"><text:line-break/><text:line-break/>Barbie</text:span>乃是受僱於國家<text:span text:style-name="T3">(</text:span>包括美國與法國<text:span text:style-name="T3">)</text:span>，理應受到國家法律的保護；他只是執行國家派給他的勤務。事實上，他只是這支復仇大隊的代罪羔羊。重點是，這支大隊卻始終都不是在為受害者服務。更糟糕的是，這支隊伍至今仍在四處招募它的會員。<text:span text:style-name="T3"><text:line-break/><text:line-break/></text:span>各位不妨放眼四周，你就能明白這支法西斯隊伍的成員如何遍佈於世。納粹始終不曾消失，他只是換個名字，重新包裝上市，但他的<text:span text:style-name="T3"><text:s/>"</text:span>語言<text:span text:style-name="T3">"</text:span>，他的心態，他的手段與品味，卻始終沒有改變。這也許也說明了為什麼威權時代我是共匪，來到了所謂民主時代，我卻依然還是共匪。<text:span text:style-name="T3"><text:line-break/><text:line-break/></text:span>陳真<text:span text:style-name="T3">2014. 09.22.<text:line-break/><text:line-break/>================<text:line-break/></text:span>管碧玲：離岸風力發電施工以直航辦法進來，引清兵入關！<text:span text:style-name="T3"><text:line-break/><text:line-break/>NOWnewsNOWnews – 2014</text:span>年<text:span text:style-name="T3">9</text:span>月<text:span text:style-name="T3">22</text:span>日<text:span text:style-name="T3"><text:line-break/><text:line-break/></text:span>記者李鴻典／台北報導<text:span text:style-name="T3"><text:line-break/><text:line-break/></text:span>民進黨籍立委管碧玲近來積極追查「台灣首次風力發電離岸系統工程」，她踢爆工程開放中國國企工作船、人，化整為零、先斬後奏。<text:span text:style-name="T3"><text:line-break/><text:line-break/></text:span>她日前表示，清兵已入關，航港局原來是「保證會准」的橡皮圖章！<text:span text:style-name="T3"><text:line-break/><text:line-break/></text:span>她說，有來自國立大學一位海下科學專家，特別傳了一個簡訊給她，這個簡訊的內容，適足以証明我用「引清兵入關」形容台船和航港局，用辭非常精準。<text:span text:style-name="T3"><text:line-break/><text:line-break/></text:span>管碧玲說，這名專家表示，「這次中國國企<text:span text:style-name="T3">(</text:span>中國華電工程<text:span text:style-name="T3">)</text:span>工作船來台，是由台灣的國企<text:span text:style-name="T3">(</text:span>台船<text:span text:style-name="T3">)</text:span>引進。施作測風塔需要的海床地質、波浪、海流的調查資料，是最新且最詳細的，而且施工地點離岸只有三海浬。<text:span text:style-name="T3"><text:line-break/><text:line-break/></text:span>另外，實地施工將提供對資料驗證的機會，並藉以了解西岸沿海的水文特性，這是登陸作戰時最重要的研判情資。」問題的嚴重性，可想而知。</text:p>
      <text:p text:style-name="P1"><text:span text:style-name="T1">隆誌</text:span><text:s/>  |  2014.09.22 15:40   |   <text:a xlink:type="simple" xlink:href="http://palinfo.habago.org/Entry?Command=Information_PrintForum&amp;iPage=406#FORUM32762"><text:span text:style-name="T2">#</text:span></text:a></text:p>
      <text:p text:style-name="P2"><text:span text:style-name="T3"><text:line-break/></text:span>這種奇妙的洗腦情緒，也在一些地方展現出來。之前網路論壇上，有討論大陸的公司來台灣設點，或有人提出要去大陸工作。然而相關回覆，必然是<text:span text:style-name="T3">"</text:span>台勞<text:span text:style-name="T3">"</text:span>和<text:span text:style-name="T3">"</text:span>台傭<text:span text:style-name="T3">"</text:span>。可是如果某人說自己要去某美商、歐商或日商企業工作，換來的評價是羨慕與鼓勵，似乎光宗耀祖。<text:span text:style-name="T3"><text:line-break/><text:line-break/></text:span>說坦白，不論去到哪家公司工作，都是打工仔，也不過是企業的一員。難道講英文的企業就比較高尚，講中文的企業就比較低俗<text:span text:style-name="T3">? </text:span>這年頭這樣矛盾，不斷地在台灣的公共論壇上演著。哪天越南的企業、緬甸的企業、甚至柬埔寨的企業來台設廠，那不就自認為更加低下<text:span text:style-name="T3">?</text:span></text:p>
      <text:p text:style-name="P4"/>
      <text:p text:style-name="P1"><text:span text:style-name="T1">陳真</text:span><text:s/>  |  2014.09.22 10:47   |   <text:a xlink:type="simple" xlink:href="http://palinfo.habago.org/Entry?Command=Information_PrintForum&amp;iPage=407#FORUM32761"><text:span text:style-name="T2">#</text:span></text:a></text:p>
      <text:p text:style-name="P2">台灣有一群忠黨愛國保密防諜的所謂民主自由與人權人士，整天歇斯底里反華、堵中，杯弓蛇影，神經兮兮，一如往昔的牆上標語<text:span text:style-name="T3"><text:s/>"</text:span>小心匪諜就在你身邊<text:span text:style-name="T3">"</text:span>。<text:span text:style-name="T3"><text:line-break/><text:line-break/></text:span>卑鄙的是，反之堵之，全以捍衛人權與自由之名，但是，面對美國就在眼前天天上演的各種巨大、惡劣至極的違反人權與自由行徑，卻非但不反對，反而熱烈投向其懷抱。你看這些人，動不動就去跟美國主子搖尾巴，撒嬌訴苦。<text:span text:style-name="T3"><text:line-break/><text:line-break/></text:span>吾友柏楊先生有個詞叫<text:span text:style-name="T3"><text:s/>"</text:span>搖尾系統<text:span text:style-name="T3">"</text:span>，便是如此。跟誰搖尾其實也沒什麼，人家開心就好，唯一讓人作嘔的是凡事以自由民主與人權之名，卻行反自由人權與民主之實。<text:span text:style-name="T3"><text:line-break/><text:line-break/></text:span>假設今天<text:span text:style-name="T3">Google</text:span>是大陸的公司，你看這些掛民主人權羊頭賣法西斯狗肉的愛台反中份子會如何歇斯底里。但因為<text:span text:style-name="T3">Google</text:span>是隸屬美國中情局的一個監控全世界的工具，所以我敢保證這些民主人權人士們絕不會有一絲反應。<text:span text:style-name="T3"><text:line-break/><text:line-break/></text:span>陳真<text:span text:style-name="T3"><text:line-break/><text:line-break/>=============<text:line-break/></text:span>「<text:span text:style-name="T3">Google</text:span>是私有版國安局」　維基解密亞桑傑提出警告<text:span text:style-name="T3"><text:line-break/>ETtodayETtoday – 2014</text:span>年<text:span text:style-name="T3">9</text:span>月<text:span text:style-name="T3">20</text:span>日<text:span text:style-name="T3"><text:line-break/><text:line-break/></text:span>國際中心／綜合報導<text:span text:style-name="T3"><text:line-break/><text:line-break/></text:span>維基解密創辦人亞桑傑（<text:span text:style-name="T3">Julian Assange</text:span>）近日接受外媒訪問，譴責科技巨人<text:span text:style-name="T3">Google</text:span>公司其實是「私有版國安局」，因為它收集、儲存、索引人們的情報。他指出，<text:span text:style-name="T3">Google</text:span>一直讓人以為它是個「俏皮、人性化的組織」，而非一個「巨大、惡劣的美國公司」。<text:span text:style-name="T3"><text:line-break/><text:line-break/></text:span>亞桑傑向《<text:span text:style-name="T3">BBC</text:span>》表示，「<text:span text:style-name="T3">Google</text:span>的生意模型（<text:span text:style-name="T3">business model</text:span>）其實就是間諜。它將<text:span text:style-name="T3">80%</text:span>以上的資金用於收集人們的情報，匯集在一起，儲存、索引它們，建立人們的檔案，預測他們的偏好與行為，然後將這些檔案賣給廣告公司，以及其他某些人。」<text:span text:style-name="T3"><text:line-break/><text:line-break/></text:span>他主張，「所以結果是這樣，<text:span text:style-name="T3">Google</text:span>的工作換句話說，事實上幾乎等同於美國國安局（<text:span text:style-name="T3">National Security Agency, NSA</text:span>）或英國政府通信總部（<text:span text:style-name="T3">Government Communications Headquarters, GCHQ</text:span>）。」<text:span text:style-name="T3"><text:line-break/><text:line-break/></text:span>亞桑傑還向《<text:span text:style-name="T3">Sky News</text:span>》指出，<text:span text:style-name="T3">Google</text:span>「至少從<text:span text:style-name="T3">2002</text:span>年開始」就在為美國國安局工作，「<text:span text:style-name="T3">2009</text:span>年後被正式編入國防工業基礎的一部分。透過稜鏡系統（<text:span text:style-name="T3">Prism system</text:span>），<text:span text:style-name="T3">NSA</text:span>可以取用<text:span text:style-name="T3">Google</text:span>收集的幾乎所有資訊。」<text:span text:style-name="T3"><text:line-break/><text:line-break/></text:span>亞桑傑認為，「<text:span text:style-name="T3">Google</text:span>從制度層面上就深深涉入美國的外交政策。」<text:span text:style-name="T3"><text:line-break/><text:line-break/></text:span>亞桑傑仍住在倫敦厄瓜多大使館接受庇護，但出版了新書《當谷歌遇上維基解密》（<text:span text:style-name="T3">When Google Met WikiLeaks</text:span>），他在其中說明了對網路未來的願景，也描述了他在<text:span text:style-name="T3">2011</text:span>年與谷歌主席施密特（<text:span text:style-name="T3">Eric Schmidt</text:span>）的會面。</text:p>
      <text:p text:style-name="P1"><text:span text:style-name="T1">陳真</text:span><text:s/>  |  2014.09.22 02:54   |   <text:a xlink:type="simple" xlink:href="http://palinfo.habago.org/Entry?Command=Information_PrintForum&amp;iPage=407#FORUM32760"><text:span text:style-name="T2">#</text:span></text:a></text:p>
      <text:p text:style-name="P3"><text:span text:style-name="T3">(</text:span>續<text:span text:style-name="T3">)<text:line-break/><text:line-break/></text:span>還在英國時，從<text:span text:style-name="T3">2003</text:span>年起，我就不惜重資，使用衛星轉播技術把鳳凰衛視的節目給送進家裏客廳。那時鳳凰衛視還不像現在這樣聞名於世。起因是美國<text:span text:style-name="T3">2003</text:span>那一年入侵伊拉克，我無意中看到一篇戰地報導，驚為天人，看了很感動，那簡直就是沈從文等級的文字水平。如果我沒記錯，寫那篇文章的記者就是陳曉楠。<text:span text:style-name="T3"><text:line-break/><text:line-break/></text:span>隔天我就跟學姊說起這事。於是很快我們家就有了鳳凰衛視。<text:span text:style-name="T3"><text:line-break/><text:line-break/></text:span>我看過全世界成千上百個中英文媒體或網站，至今沒見過世上能有哪個中英文媒體像鳳凰衛視那樣的超高文化水平與報導內涵，讓我差不多十年來都不敢再看。<text:span text:style-name="T3"><text:line-break/><text:line-break/></text:span>雖然我還是每天錄節目<text:span text:style-name="T3">(</text:span>最近錄影機壞掉沒時間弄，很苦惱<text:span text:style-name="T3">)</text:span>，但我只是打算錄給後世的人看，我自己卻不敢看，我怕看了會很容易讓我失去向上提昇的動力，會讓我又去做一些不利於前途或有傷銀行存款的傻事。<text:span text:style-name="T3"><text:line-break/><text:line-break/></text:span>不信的人，不妨網路上隨便找個比方說陳曉楠主持的<text:span text:style-name="T3"><text:s/>"</text:span>冷暖人生<text:span text:style-name="T3">" (</text:span>第一強烈推薦<text:span text:style-name="T3">)</text:span>或是像周一到周五都有、包括無數主題的歷史記錄片<text:span text:style-name="T3"><text:s/>"</text:span>鳳凰大視野<text:span text:style-name="T3">"(</text:span>強烈推薦<text:span text:style-name="T3">) </text:span>或是討論國際時事的<text:span text:style-name="T3"><text:s/>"</text:span>今日看世界<text:span text:style-name="T3">"(</text:span>強烈推薦<text:span text:style-name="T3">)</text:span>，或是訪問各國政要或名人的<text:span text:style-name="T3"><text:s/>"</text:span>名人面對面<text:span text:style-name="T3">" </text:span>或<text:span text:style-name="T3"><text:s/>"</text:span>環球人物周刊<text:span text:style-name="T3">"</text:span>，或是<text:span text:style-name="T3"><text:s/>"</text:span>我的中國心<text:span text:style-name="T3">" (</text:span>強烈推薦<text:span text:style-name="T3">)</text:span>，或是討論建築的<text:span text:style-name="T3"><text:s/>"</text:span>築夢天下<text:span text:style-name="T3">"(</text:span>強烈推薦<text:span text:style-name="T3">)</text:span>，或是以前楊娟主持的<text:span text:style-name="T3"><text:s/>"</text:span>風範大國民<text:span text:style-name="T3">" (</text:span>強烈推薦<text:span text:style-name="T3">)</text:span>或是曾子墨討論社會問題的<text:span text:style-name="T3"><text:s/>"</text:span>社會能見度<text:span text:style-name="T3">"...</text:span>等等等，保證讓你瞠目結舌，感動連連。<text:span text:style-name="T3"><text:line-break/><text:line-break/></text:span>很難想像怎麼會有媒體具有這樣深刻動人的表達能力，幾乎每一個節目都讓我很感動，很佩服，不但詳實可信，而且微妙，深刻，動人。<text:span text:style-name="T3"><text:line-break/><text:line-break/></text:span>我每幾天就得換一次錄影的帶子，常常得閉著眼睛換，因為我怕不小心在換的時候會看到哪怕只是一小段節目，我常會受不了；有如侯孝賢電影或沈從文小說般，情感表達之微妙豐厚深沉，以及理性、內斂、中肯、平實的客觀能力，總是使我很感動。<text:span text:style-name="T3"><text:line-break/><text:line-break/></text:span>甚至包括每天一大早的新聞報導<text:span text:style-name="T3">(</text:span>這我倒是敢看<text:span text:style-name="T3">)</text:span>都是超高水平，我每天看都還是很讚嘆，不管是採訪內涵或新聞製作之深入與豐富以及平實可信且中肯內斂，在在使我嘆為觀止。我畢竟不是沒見過世面的人，我是用一種很高的標準來評價。<text:span text:style-name="T3"><text:line-break/><text:line-break/></text:span>在此我倒不是要向台灣人宣揚鳳凰衛視，我只是對種種落差與荒謬感到極度不可思議，難道我是在做夢？<text:span text:style-name="T3"><text:line-break/><text:line-break/></text:span>比方說，基於政治理由，當鳳凰遍及全球時，卻無法在台灣落腳。前一陣子不是有人提議讓鳳凰進來台灣嗎？結果那些什麼反旺中的混蛋<text:span text:style-name="T3">(</text:span>或蠢蛋們<text:span text:style-name="T3">)</text:span>馬上起來反對，竟然失聲尖叫說：<text:span text:style-name="T3"><text:line-break/><text:line-break/>"</text:span>天啊，嚇死人！我們是民主國家耶，我們是高水準高文化的社會耶，怎麼可以讓下三濫的共產黨文宣來污染我們的社會，來給我們洗腦<text:span text:style-name="T3">"</text:span>！<text:span text:style-name="T3"><text:line-break/><text:line-break/></text:span>這其實就像有人建議說，何不讓古典音樂也進來台灣，那些喜歡聽流行歌的蠢蛋們卻失聲尖叫說：<text:span text:style-name="T3"><text:line-break/><text:line-break/>"</text:span>天啊，嚇死人，我們是音樂之都耶，我們是高水準高文化的音樂社會耶，怎麼可以讓沒水準的靡靡之音進來污染我們高貴的音樂心靈？<text:span text:style-name="T3">"<text:line-break/><text:line-break/></text:span>我並不在乎台灣人要怎麼做賤自己，我只是很難想像怎麼會有上述這樣一種完全與事實相反的誤解。台灣徹底封閉的井底之蛙性格，由此可見；完全不知天空有多大，缺乏最最基本的鑑賞能力。<text:span text:style-name="T3"><text:line-break/><text:line-break/></text:span>剛剛為了看明天有沒有放颱風假，轉到台灣的新聞台。毫無例外地，台灣的所謂新聞當然又是三爆：爆奶、爆紅、爆夯。有人跟我說夯就是紅的意思，不過無所謂，反正所謂夯，對我來說就是個<text:span text:style-name="T3"><text:s/>"</text:span>爛<text:span text:style-name="T3">" </text:span>字，不差多這一爆。<text:span text:style-name="T3"><text:line-break/><text:line-break/></text:span>我看到剛剛的新聞畫面是兩個<text:span text:style-name="T3"><text:s/>"</text:span>長髮辣妹<text:span text:style-name="T3">" </text:span>在台北地檢署辦手續的背影，鏡頭上還特別以鮮紅箭頭，叫觀眾要特別注意這兩位辣妹的一雙修長美腿及超短熱褲，以及仰角超過<text:span text:style-name="T3">45</text:span>度的翹臀，以及他們身上的穿著之各種品牌介紹。新聞旁白說，夜店殺警案的凶嫌獲准交保，前來辦手續的是兩位<text:span text:style-name="T3"><text:s/>"</text:span>身材火辣的正妹<text:span text:style-name="T3">"</text:span>。<text:span text:style-name="T3"><text:line-break/><text:line-break/></text:span>我一看，馬上轉台，實在厭惡至極。我並不是說不能討論人的長相美醜身材高矮或尺寸大小，重點是：全世界有沒有哪個社會的新聞報導永遠就是聚焦在辣妹、正妹、爆奶、爆紅或什麼<text:span text:style-name="T3"><text:s/>"</text:span>網友說<text:span text:style-name="T3">"</text:span>，或網友的什麼多有趣多好笑的碗糕<text:span text:style-name="T3"><text:s/>kuso</text:span>等等。<text:span text:style-name="T3"><text:line-break/><text:line-break/></text:span>在這密不通風的鬼島上，所謂新聞，全部的全部就是這些，完完全全沒有半點真正意義上的新聞；而且，更不可思議的是，台灣人非但不會生氣憤怒，反而超愛看這樣一種根本不是新聞的<text:span text:style-name="T3"><text:s/>"</text:span>新聞<text:span text:style-name="T3">"</text:span>。<text:span text:style-name="T3"><text:line-break/><text:line-break/></text:span>一個人，在這種環境長大，你想他會變成一個什麼樣的人。這也難怪有一回去印度，當地導遊十天內講了大概超過三千次的帥哥辣妹。他發音不準，總是把帥讀成甩，十天內幾乎每一句話都是<text:span text:style-name="T3"><text:s/>"</text:span>甩哥辣妹<text:span text:style-name="T3">"</text:span>。<text:span text:style-name="T3"><text:line-break/><text:line-break/></text:span>那個印度導遊說，<text:span text:style-name="T3">"</text:span>我常帶台灣團，我知道你們台灣人最愛看甩哥辣妹。<text:span text:style-name="T3">" </text:span>於是他的每一個景點介紹就完全朝甩哥辣妹的方向來說明。<text:span text:style-name="T3"><text:line-break/><text:line-break/></text:span>比方說天未亮，來到恆河，印度人很虔誠，清晨迎著第一道朝陽沐浴淨身對神膜拜。但導遊卻跟大家介紹說，<text:span text:style-name="T3">"</text:span>等一下要帶你們去看甩哥辣妹哦，而且是脫光光給你看光光哦。<text:span text:style-name="T3">" <text:line-break/><text:line-break/></text:span>想不到台灣團員個個聽了好開心，有位女團員還說：<text:span text:style-name="T3">"</text:span>導遊啊，你也是帥哥吶，你要不要等一下也脫光光給我們看。<text:span text:style-name="T3">"<text:line-break/><text:line-break/></text:span>來到甘地居住且被暗殺處改建的甘地紀念館，導遊也是一路說，<text:span text:style-name="T3">"</text:span>等一下要帶你們去看一個印度甩哥叫甘地哦<text:span text:style-name="T3">"</text:span>，一路甩哥個不停。我若不仔細聽，還真不知道他是在講甘地。<text:span text:style-name="T3"><text:line-break/><text:line-break/></text:span>台灣人不覺得甘地帥，沒興趣參觀，於是害我和學姊創下以三分鐘的史上最快速度參觀完甘地紀念館的金氏記錄。<text:span text:style-name="T3"><text:line-break/><text:line-break/></text:span>打破金氏記錄後，導遊說，<text:span text:style-name="T3"><text:line-break/><text:line-break/>"</text:span>我們不要看這種髒髒的甩哥，恆河那裏的人都很窮很髒，你們不愛看，現在我要帶你們去印度最好的城市新德里，在那裏你們在街上就可以看到很乾淨的甩哥<text:span text:style-name="T3">"</text:span>，於是台灣團員們又發出尖叫歡樂聲。<text:span text:style-name="T3"><text:line-break/><text:line-break/></text:span>其中有一個景點是印度聞名於世的性廟，各種跟性與宗教有關的雕塑與建築遍佈山頭，非常震撼。但是導遊卻在神廟裏一路帶著大家看一些他認為台灣人一定會喜歡看的畫面。<text:span text:style-name="T3"><text:line-break/><text:line-break/></text:span>例如他說：<text:span text:style-name="T3"><text:line-break/><text:line-break/>"</text:span>快來看快來看，有沒有看到，這牆上有個圖，有個甩哥的小弟弟很長很大哦，看到沒有，就這樣插進去美女的小妹妹裏。<text:span text:style-name="T3">"<text:line-break/><text:line-break/>"</text:span>還有還有，這裏還有一個圖，這個甩哥很厲害哦，你看，他一次插三個美女的小妹妹哦<text:span text:style-name="T3">"</text:span>。<text:span text:style-name="T3"><text:line-break/><text:line-break/></text:span>隨著導遊的指點，團員們便一擁而上，對著牆上的生殖器或爆奶吸奶舔小妹妹等畫面一陣猛拍照。<text:span text:style-name="T3"><text:line-break/><text:line-break/></text:span>還有些更下流的，顧及巴勒網有許多未成年讀者，我就不詳述了。<text:span text:style-name="T3"><text:line-break/><text:line-break/></text:span>我並不是假道學，更不是反對大家談論甩哥美女或爆奶翹臀。問題是：難道這就是你來參觀甘地紀念館的觀察重點？難道看人脫光光洗澡是你來到神聖的恆河上的目的？難道來到壯觀的性廟千年建築，你只是想尋找<text:span text:style-name="T3"><text:s/>(</text:span>套句台灣人的流行用語<text:span text:style-name="T3">) "</text:span>最勁爆<text:span text:style-name="T3">" </text:span>的性交姿勢？<text:span text:style-name="T3"><text:line-break/><text:line-break/></text:span>我們很想合群，但就是合不來。同胞們舉世無雙的特殊品味，我實在跟不上。<text:span text:style-name="T3"><text:line-break/><text:line-break/></text:span>我很喜歡大島渚導演的<text:span text:style-name="T3"><text:s/>"Merry christmas, Mr. Lawrence"</text:span>，台譯<text:span text:style-name="T3"><text:s/>"</text:span>俘虜<text:span text:style-name="T3">"</text:span>。二、三十年來我看了差不多超過一百遍。因為自己家裏開電影院的關係，我以前看台南的所有電影院都不用買票，因此一些我喜歡的片子我就一直反覆看。<text:span text:style-name="T3"><text:line-break/><text:line-break/></text:span>記得每次去看俘虜時，戲院裏總是有不少年輕女生觀眾。這讓我感到相當奇怪，這樣嚴肅深沉充滿贖罪意識的的電影，怎麼可能會有那麼多年輕女性觀眾？<text:span text:style-name="T3"><text:line-break/><text:line-break/></text:span>後來我看這些女生還對著螢幕拿相機猛拍照，更是百思不解，心想這些女生怎麼跟我一樣，熱愛俘虜到這種地步。<text:span text:style-name="T3"><text:line-break/><text:line-break/></text:span>幾年後，經高人指點，謎團才終於解開。原來她們不是真的喜歡電影，而是來給片中兩位甩哥男主角拍照。我當時只認識<text:span text:style-name="T3"><text:s/>"</text:span>板本龍一<text:span text:style-name="T3">"</text:span>，沒聽過大衛鮑依這位演員，幾年後才知道原來他是一名英國歌手。<text:span text:style-name="T3"><text:line-break/><text:line-break/></text:span>我不是假道學，也不是反對大家談論或熱愛甩哥美女，重點是，就跟上述印度之旅一樣，妳是來看電影的嗎？甩哥辣跟看電影能扯得上一絲絲關係嗎？<text:span text:style-name="T3"><text:line-break/><text:line-break/></text:span>就好像你去參觀雕塑或畫展，難道是為了想看哪尊雕像或畫作裏的人物的奶子夠不夠大，屁股翹不翹，臉蛋美不美？性交姿勢夠不夠勁爆？這一切跟你所接觸的活動或作品，能扯得上一點點關係嗎？所謂俗不可耐，就是如此。<text:span text:style-name="T3"><text:line-break/><text:line-break/></text:span>印度回來之後，我要求旅行社退費。我說我不是來參加買春團吧？為什麼不管參觀什麼，永遠就是講什麼帥不帥美不美？<text:span text:style-name="T3"><text:line-break/><text:line-break/></text:span>旅行社原本抵死不從，後來知道我可能會做出一些讓他們損失更慘重的行為，於是就退了一些錢給我們兩個。其中有些費用是從印度導遊身上搜刮來的。但我其實覺得不能怪那位十分賣力介紹的印度甩哥導遊，因為就如他所說：<text:span text:style-name="T3"><text:line-break/><text:line-break/>"</text:span>我常帶你們台灣團，我知道你們台灣人最喜歡甩哥辣妹<text:span text:style-name="T3">"</text:span>，而他的確也成功滿足並迎合了大多數台灣團員的喜好。<text:span text:style-name="T3"><text:line-break/><text:line-break/></text:span>就跟台灣所謂新聞報導一樣，我不是反對大家平常熱愛甩哥辣妹，重點是：怎麼會有個社會，完全不存在任何新聞報導，對世界完全無知，卻不斷講什麼爆奶爆紅爆夯或什麼<text:span text:style-name="T3"><text:s/>"</text:span>網友說<text:span text:style-name="T3">" </text:span>或什麼出洋相的、勁爆的網路影片。<text:span text:style-name="T3"><text:line-break/><text:line-break/></text:span>電影也一樣，男女主角的長相和身材跟電影有任何關係嗎？你看雕像或畫作，難道也能扯上甩哥美女？<text:span text:style-name="T3"><text:line-break/><text:line-break/></text:span>講這些只是要說明一件事：井底之蛙的困境。<text:span text:style-name="T3"><text:line-break/><text:line-break/></text:span>井底之蛙因為沒法意識到天空的存在，他始終以為從井底望出去那一小塊東西就是天空，於是他始終秉持著一套奇怪的標準來看世界，簡單說就是三爆，爆奶爆紅爆夯。<text:span text:style-name="T3"><text:line-break/><text:line-break/></text:span>或者換句話說就是誰美誰帥，誰奶子大屁股翹，誰是厲害名校、名醫、名教授，誰出國比賽得獎誰就是台灣之光，誰出洋相好可笑好可愛好恐怖哦，或網友又弄了什麼好好笑的影片，或網友又說了什麼好好笑的無聊話。<text:span text:style-name="T3"><text:line-break/><text:line-break/></text:span>一個人不一定要出國才叫出了井底。同理，出國出一千次也一樣很可能始終住在井底而不自知。但一隻蛙，當他意識到他所見之天空很可能極其有限時，不妨想方設法脫井而出，來到井外看看真實世界之大，也許遠非你原先所能想像。<text:span text:style-name="T3"><text:line-break/><text:line-break/></text:span>這跟歧視自然有關係。井底之蛙很容易根據一些奇怪的標準來看世界，進而歧視一些遠遠超過他的人事物。但你很難讓他醒悟，畢竟既已成蛙，想脫井而出並不容易。這多少需要一種鑑賞能力。否則，就算把絕世珍珠塞到你眼前，你還以為是虱目魚丸哪。</text:p>
      <text:p text:style-name="P1"><text:span text:style-name="T1">陳真</text:span><text:s/>  |  2014.09.22 00:30   |   <text:a xlink:type="simple" xlink:href="http://palinfo.habago.org/Entry?Command=Information_PrintForum&amp;iPage=407#FORUM32759"><text:span text:style-name="T2">#</text:span></text:a></text:p>
      <text:p text:style-name="P2"><text:span text:style-name="T3">(</text:span>續<text:span text:style-name="T3">)<text:line-break/><text:line-break/></text:span>常去台南文<text:span text:style-name="T3">x</text:span>館的某個賣三明治的地方用餐，很早之前有個服務員，女的，凶悍粗暴，態度很差。你跟她點餐，她總是皺著眉頭，一副很不耐煩愛理不理的樣子，彷彿你跟她有殺父之仇似的。<text:span text:style-name="T3"><text:line-break/><text:line-break/></text:span>我明白這是在耍酷，玩形象，因為她不光是對我這樣，而是對所有人都這樣，粗聲粗氣，很不耐煩，從未有笑容。<text:span text:style-name="T3"><text:line-break/><text:line-break/></text:span>可有一天，我見她端盤子到角落給一位客人；從我座位的角度看不到客人，只能看到她迎面而來的表情。不可思議的是，那天她竟然臉上盡情綻放著燦爛笑容，而且動作輕柔婉約，盤子端上時還吐了一下可愛的小舌頭，講了句<text:span text:style-name="T3"><text:s/>sorry</text:span>。<text:span text:style-name="T3"><text:line-break/><text:line-break/></text:span>我嚇一跳，難道是吃錯藥？起身探頭一看，媽咧個逼，原來對方是個白皮膚的洋客人，於是原本粗暴無禮的時髦進步女青年，頓時變成一隻可愛溫柔、吐舌<text:span text:style-name="T3">say sorry </text:span>的小綿羊，滿臉笑容，春意蕩漾。<text:span text:style-name="T3"><text:line-break/><text:line-break/></text:span>據學姊觀察，該餐廳平常對洋人不但服務快速，而且質、量都比咱同胞點同樣的餐點還要多、還要精緻。<text:span text:style-name="T3"><text:line-break/><text:line-break/></text:span>台灣人不是最喜歡吹噓台灣人多麼有禮友善多麼有人情味嗎？特別是對於年輕美女正妹辣妹或洋人來說，這的確是事實，而且簡直就是天堂。但對於其他人來說卻不必然如此，對於東南亞的人<text:span text:style-name="T3">(</text:span>一概視為外勞<text:span text:style-name="T3">)</text:span>，則往往與地獄沒兩樣。<text:span text:style-name="T3"><text:line-break/><text:line-break/></text:span>有個越南的朋友，她的越南同鄉也來台工作。有一天需要換雇主，必須搬家，她像愚公移山一樣，用原始勞力加上一部腳踏車慢慢搬。<text:span text:style-name="T3"><text:line-break/><text:line-break/></text:span>那天，我剛好在場，知道她要搬家，我就說我用車子幫妳搬啊。因為她要去的地方很遠，騎腳踏車來回搬太慢了。沒想到我這樣一句話，那個女生的眼淚就像斷了線的珍珠一樣，立即一顆一顆滾了下來，淚流不停，痛哭失聲。<text:span text:style-name="T3"><text:line-break/><text:line-break/></text:span>我原本還以為發生了什麼慘劇。沒想到她說，她哭是因為她在台灣從來沒有人對她這麼好。但我心想，我哪有對她好，只不過是回家順便載一程。<text:span text:style-name="T3"><text:line-break/><text:line-break/></text:span>由此可見，台灣人最愛吹噓的什麼人情味，其實是土洋有別，膚色有別的。見著白皮膚的，何止給你燦爛笑容，管吃、陪睡都能排隊搶著來。<text:span text:style-name="T3"><text:line-break/><text:line-break/></text:span>在西方常可見到一些非自願性流浪街頭者行乞，常想跟他們報一福音，何不攢點機票錢，單程機票就夠了，飛來台灣，保證從此眾星拱月，衣食無缺，跟神明降臨凡塵沒啥兩樣。<text:span text:style-name="T3"><text:line-break/><text:line-break/></text:span>七月去北京。每天吃西紅柿雞蛋麵。一天一碗便足以走上三十里路，前後吃了七天。不好意思總是吃同一家，所以就在紫禁城外及什剎海那附近換著店家吃。<text:span text:style-name="T3"><text:line-break/><text:line-break/></text:span>那天來到梅蘭芳的故居外頭，看到一家規模還不小的老北京炸醬麵，我怕身上錢不夠，先問明價錢再進場。一碗十二元人民幣，折合台幣約<text:span text:style-name="T3">60</text:span>元。<text:span text:style-name="T3"><text:line-break/><text:line-break/></text:span>餐廳生意好，幾無空位。對面坐一個洋人，用台灣話來講就是坐著一個洋帥哥；只要有個洋字，能不帥嗎？可是，這個洋帥哥支支吾吾地普通話講不輪轉，拿起菜單估計大概也看不懂幾個大字，於是，那位年輕女服務員不耐煩了，大聲喝斥說<text:span text:style-name="T3">: "</text:span>您要點什麼，看清楚！想清楚！再說<text:span text:style-name="T3">"</text:span>，說著便把帳單往桌上甩。<text:span text:style-name="T3"><text:line-break/><text:line-break/></text:span>那位洋帥哥嚇得面無人色。我本想幫他當翻譯，但想想算了，洋人總不能去到哪大夥都得用英文哄他開心。於是我就邊吃邊欣賞帥哥的表情，期間有幾次見他好像要開口跟服務員要些什麼東西如紙巾餐具之類，但話到嘴邊就是不敢開口，因為幾個服務員真的太凶了；她們根本不鳥你什麼洋人。<text:span text:style-name="T3"><text:line-break/><text:line-break/></text:span>我能想像，同樣一位洋人來到台灣，肯定舒服多了。大家結結巴巴很緊張地用英文哄你開心，萬一英文講得不好，<text:span text:style-name="T3">sorry</text:span>更是說個不停。<text:span text:style-name="T3"><text:line-break/><text:line-break/></text:span>這兩種態度我都不欣賞，但與其窩窩囊囊獨捧洋人，不如眾生平等、對大家都凶倒還光明磊落些。<text:span text:style-name="T3"><text:line-break/><text:line-break/></text:span>所謂歧視就是差別待遇。在台灣，一樣是蹲在車站地板上啃麵包，待遇大不同。見著洋人，就說好帥好<text:span text:style-name="T3">man</text:span>好瀟灑哦，見著東南亞來的，就皺眉頭吐口水或跑去申訴，罵他們沒水準，破壞市容，影響觀瞻。<text:span text:style-name="T3"><text:line-break/><text:line-break/></text:span>歧視往往反映一種理性上的無知與情緒上的偏見或偏好，我不會把這形容為邪惡；講這些，基本上跟人渣自由時報之所作所為是兩回事。</text:p>
      <text:p text:style-name="P1"><text:span text:style-name="T1">隆誌</text:span><text:s/>  |  2014.09.21 22:22   |   <text:a xlink:type="simple" xlink:href="http://palinfo.habago.org/Entry?Command=Information_PrintForum&amp;iPage=407#FORUM32758"><text:span text:style-name="T2">#</text:span></text:a></text:p>
      <text:p text:style-name="P3">對於這個媒體，我已經很久不看。應該說我不認為這是報紙是新聞媒體，只是放在報架上，印很多文字和圖片的紙張。現在天天醜化對岸，可是他老闆在對岸投資飯店賺錢、旗下的銀行還做人民幣存款。更不要說，該報天天罵投資客炒作房產，老闆的兒子拼命炒地皮。標準利益導向為主，哪裡可以得利，就往哪裡鑽。至於「理念」，那是用來從特定族群榨取利益的藉口，更是用於掩飾自己真實目的的障眼法。真正的邪惡，往往利用華麗的外衣，騙取大家的信任，成就其邪惡的目的。<text:span text:style-name="T3"><text:line-break/><text:line-break/></text:span>現在天天以「愛台灣」挑起對立的媒體老闆，背後的邪惡和榨取的利益，才是令人害怕。反而那些被扣上紅帽子的媒體老闆，才是真實把利益留在台灣的人。我很懶得對周遭被洗腦到不行的朋友們解釋這一切，原因在於他們的根本成見已深，甚至帶著成見看待任何事情。<text:span text:style-name="T3"><text:line-break/><text:line-break/></text:span>這些年，因工作的關係，在亞洲飛來飛去。見過「高尚」的台灣人在大陸和東南亞的惡行，也和該報紙所謂「低級」的中國人對談過中東局勢、六書和三國演義。在東南亞，看過大都市裡，留下的歷史傷痕和政治矛盾。雖然每次到一個城市，都是為了工作。可是在每個異國城市總把自己歸零，觀察、聆聽和體會當地的生活及背後的文化。我無意美化或醜化任何國家，畢竟每個國家的建立過程，都有其善和惡的交替過程。可是實際走了一圈，才了解到原來台灣才是真正的井底之蛙，甚至過度自我矯飾。</text:p>
      <text:p text:style-name="P1"><text:span text:style-name="T1">陳真</text:span><text:s/>  |  2014.09.21 19:44   |   <text:a xlink:type="simple" xlink:href="http://palinfo.habago.org/Entry?Command=Information_PrintForum&amp;iPage=407#FORUM32757"><text:span text:style-name="T2">#</text:span></text:a></text:p>
      <text:p text:style-name="P2">隆誌講的，我基本上並沒有什麼不同的看法。但我說的人渣自由亂報卻與所謂歧視無關。<text:span text:style-name="T3"><text:line-break/><text:line-break/></text:span>對我來說，歧視基本上是一種美德，當然，你得歧視出個道理來。而且，縱然民族與文化高低有別，基本上爛人也仍然是個<text:span text:style-name="T3"><text:s/>"</text:span>人<text:span text:style-name="T3">"</text:span>，既然是人，就應享有同等權益。<text:span text:style-name="T3"><text:line-break/><text:line-break/></text:span>但若硬要我說這個民族和那個民族，或這群人跟那群人，或這樣一種文化這樣一種世界，跟那樣一種文化那樣一種世界，彼此不分軒輊，或所謂文化平等論，我實在說不出口。<text:span text:style-name="T3"><text:line-break/><text:line-break/></text:span>例如我沒法同意台灣時下這些難聽到實在很難想像<text:span text:style-name="T3">(</text:span>不應該是人所能忍受<text:span text:style-name="T3">)</text:span>的流行歌跟西洋古典音樂平等；我也沒法同意時下台灣那些低級俗濫到爆<text:span text:style-name="T3">(</text:span>不應該是人所能忍受<text:span text:style-name="T3">)</text:span>的本土賣座電影跟俄羅斯或東歐電影文化地位平等。這種鬼話我說不出口。<text:span text:style-name="T3"><text:line-break/><text:line-break/></text:span>民族性也一樣。像我就很歧視台灣人，雖然我不幸也是台灣人，但我的確覺得台灣人道德與美感低落，極度缺乏文化，非常俗不可耐<text:span text:style-name="T3">(</text:span>想想什麼電音三太子之捧上天<text:span text:style-name="T3">)</text:span>，而且人品普遍不佳，窩囊虛榮自私且不顧他人死活<text:span text:style-name="T3">(</text:span>詳細症狀請見蔣渭水臨床講義。愛台義和團人士若聽了不爽，請直接去找你們的國父蔣渭水算帳<text:span text:style-name="T3">)</text:span>。<text:span text:style-name="T3"><text:line-break/><text:line-break/></text:span>跟台灣人生活在同一個社會，不管是搭車、開車、看電影、走路、上館子乃至聊天、當鄰居或各種接觸等等等，普遍來講，實在苦不堪言。<text:span text:style-name="T3"><text:line-break/><text:line-break/></text:span>我跟大陸人接觸不多，不敢輕易論斷，但憑極為有限的接觸與觀察，我看對岸同胞在公德表現上跟台灣人宛如攣生兄弟，但在文化水平及人格的明暗度及做為一個<text:span text:style-name="T3"><text:s/>"</text:span>人<text:span text:style-name="T3">" </text:span>的<text:span text:style-name="T3"><text:s/>"</text:span>大小<text:span text:style-name="T3">" </text:span>等方面卻似乎要高上台灣人一大籌。<text:span text:style-name="T3"><text:line-break/><text:line-break/></text:span>對於不同族群不同文化，每個人儘可以有自己的判斷，你若硬要說什麼海角幾號或幾把刀之類的電影是一種藝術，我也只能忍耐，趕緊岔開話題，免得我萬一凍未條會把心裏的真心話給講出來，那就傷感情了。<text:span text:style-name="T3"><text:line-break/><text:line-break/></text:span>我好多朋友十分熱愛台灣這類低俗到難以想像的流行歌或電影或<text:span text:style-name="T3">(</text:span>在我看來<text:span text:style-name="T3">)</text:span>醜到爆的明星歌星，我也只能忍耐，盡量想辦法隨時岔開話題，以免萬一我實在凍未條，恐怕會講出引起台灣公憤的真心話。<text:span text:style-name="T3"><text:line-break/><text:line-break/></text:span>我之所以忍耐，盡量岔開話題以免傷感情，無非也是因為品味雖有高下，卻無對錯。明明醜到爆，明明難聽到嚇死人，但你若喜歡，我難道能說你錯了？<text:span text:style-name="T3"><text:line-break/><text:line-break/></text:span>歧視之可惡，不在於<text:span text:style-name="T3"><text:s/>"</text:span>評價<text:span text:style-name="T3">" </text:span>本身<text:span text:style-name="T3">(</text:span>除了神，誰能不具評價地看待世界？<text:span text:style-name="T3">)</text:span>，而在於根據某種評價來傷害或剝奪對方應有的權益或表現出截然不同的態度。<text:span text:style-name="T3"><text:line-break/><text:line-break/></text:span>有一次，在台南火車站，我站在入口處時刻表下看火車時刻，旁邊站在兩個膚色黝黑的東南亞人，很可能是外勞。結果，入口剪票的一個阿伯，馬上用三字經對那兩個人大罵說：<text:span text:style-name="T3">"</text:span>幹你娘雞巴，閃一邊去啦，站在我旁邊做什麼，胎哥郎<text:span text:style-name="T3">(</text:span>台語骯髒人之意<text:span text:style-name="T3">)</text:span>閃啦，幹你娘，叫你閃你是聽不懂是不是？<text:span text:style-name="T3">"</text:span>然後拿起剪子作勢要打人。<text:span text:style-name="T3"><text:line-break/><text:line-break/></text:span>那兩位<text:span text:style-name="T3"><text:s/>"</text:span>外勞<text:span text:style-name="T3">"(</text:span>？<text:span text:style-name="T3">)</text:span>顯然聽不懂這一連串又快又狠的台語，但他們看得出來那個剪票的人員是在叫他們滾遠一點，於是慌慌張張逃開，而我依然站在原地看時刻表。他們逃開後，那個阿伯輕聲細語問我說：<text:span text:style-name="T3">"</text:span>你是要搭哪一班火車？<text:span text:style-name="T3">" </text:span>我搖頭無語。<text:span text:style-name="T3"><text:line-break/><text:line-break/></text:span>像這樣一種歧視當然可惡。但我說的人渣自由時報卻與這一切所謂歧視無關。我不會用邪惡來形容普遍存在於每個社會的歧視也好，偏見也罷。人渣自由時報跟這一切所謂歧視基本上是兩回事。<text:span text:style-name="T3"><text:line-break/><text:line-break/></text:span>人渣自由時報是基於私人暴利，以及基於一種顏色的政治立場<text:span text:style-name="T3"><text:s/>(</text:span>過去黨外時代是深藍，充當國民黨打手，這些年卻見風轉舵成深綠，充當民進黨打手<text:span text:style-name="T3">)</text:span>，用盡一切抹黑造謠渲染誇大等等等的卑鄙手段，無日無之，盡一切力量去醜化、妖魔化大陸人的血液、血統、血脈，企圖把大陸人形容成連血液都是骯髒的、有毒的、有病的一種<text:span text:style-name="T3"><text:s/>"</text:span>本質上<text:span text:style-name="T3">" </text:span>邪惡低級的人種，企圖挑起人們對大陸人的仇恨與厭惡，以遂其一黨一己之私利。<text:span text:style-name="T3"><text:line-break/><text:line-break/></text:span>在我的道德認知中，我想不出人類還能幹出比這更邪惡的事了，就算過去的納粹或之後取代納粹的美國，他們醜化特定族群的手段與行徑都還不至於如此卑劣齷齪與邪惡。<text:span text:style-name="T3"><text:line-break/><text:line-break/></text:span>因此，別誤會了我的指控。我的指控並非等閒，而是人類所能犯下的邪惡之最大。它跟我們一般所謂歧視扯不上關係。我們不會把歧視看成一種邪惡，而是頂多看成一種無知或偏見。<text:span text:style-name="T3"><text:line-break/><text:line-break/></text:span>就好像我若跟台灣人說起我在英國見過許多印度人，在數學、科技及哲學能力上十分傑出，台灣人總是露出不可置信的回應。台灣人歧視膚色黑，例如有個朋友看到電視上出現黑人穿西裝，就說：哎唷，猴子也會穿人的衣服<text:span text:style-name="T3">"</text:span>。<text:span text:style-name="T3"><text:line-break/><text:line-break/></text:span>台灣人就像井底之蛙，完全不知天高地厚。雖然台灣人很喜歡出國玩或出國留學，但眼光始終是從井底出發，看不見整個天空。</text:p>
      <text:p text:style-name="P1"><text:span text:style-name="T1">隆誌</text:span><text:s/>  |  2014.09.21 16:11   |   <text:a xlink:type="simple" xlink:href="http://palinfo.habago.org/Entry?Command=Information_PrintForum&amp;iPage=407#FORUM32756"><text:span text:style-name="T2">#</text:span></text:a></text:p>
      <text:p text:style-name="P3">關於台灣人對外歧視的問題，我想說一個小故事。<text:span text:style-name="T3"><text:line-break/></text:span>大學時代，學校附近有一個天主教教會。漸漸地，每到週末，就有許多來台工作的菲律賓人聚集。附近的商店，也配合這樣的週末市場趨勢，開始有相對應的動作。最有趣的是，一家連鎖服飾店，每到週末就推出花車特價。自然而然，生意熱滾滾，甚至常被搶購一空。據說那間店因為經濟不景氣，生意不太好，但是靠著外來消費群，活過經濟不景氣的時期。我的一位朋友對於那家連鎖服飾店嗤之以鼻，直接表示：「我不會去那家服飾店買衣服，因為我不想外勞穿制服。」<text:span text:style-name="T3"><text:line-break/></text:span>然而今年那位朋友即將和丈夫去美國工作生活，她將變成和那些來台工作的菲律賓人一樣，成為當地人眼中的外勞。真不知道，如果她聽到當地人用同樣的話語形容她時，她會有什麼反應。<text:span text:style-name="T3"><text:line-break/><text:line-break/></text:span>台灣的狹隘已經逐漸浮現，甚至逐漸衝擊未來台灣的生活。二戰結束，台灣選對邊、做對事，所以及早脫離貧窮。台灣的眼光總是往東太平洋看和大西洋看，鄙視台灣海峽以西和南海地區的國家。總是自認較這些地區的人高尚。現在媒體努力找些歧視性的報導，試圖一竿子打翻一船人。可是這些年下來，台灣的一些行徑，也沒比別人高尚，甚至有過之而無不及。而過去那些被台灣人鄙視的國家，將成為未來市場主流。<text:span text:style-name="T3"><text:line-break/><text:line-break/></text:span>文中對於那些報導，套在台灣人也是一體適用。去到美國、加拿大和歐洲，除非那種當地出生的台裔人士，成年移民過去的台灣人也是自成一生活圈，不太融入當地人。</text:p>
      <text:p text:style-name="P1"><text:span text:style-name="T1">陳真</text:span><text:s/>  |  2014.09.20 01:52   |   <text:a xlink:type="simple" xlink:href="http://palinfo.habago.org/Entry?Command=Information_PrintForum&amp;iPage=407#FORUM32755"><text:span text:style-name="T2">#</text:span></text:a></text:p>
      <text:p text:style-name="P2">像這類什麼<text:span text:style-name="T3"><text:s/>"</text:span>中國人霸道<text:span text:style-name="T3">"</text:span>、赤裸裸抹黑特定族群挑撥仇恨特定族群的言論，在國外肯定會招來法律或現實上的巨大嚴重後果；但在台灣卻長期以來在這類<text:span text:style-name="T3">X</text:span>它媽的人渣黑心媒體上每天大量捏造、渲染，無日無之，無所不用其極，而台灣社會卻對這種極其敗德齷齪的行為絲毫不會憤怒，反而很認同。<text:span text:style-name="T3"><text:line-break/><text:line-break/></text:span>甚至連名字都不知道的什麼大陸在台女生，甩了老公然後又交了個男朋友，也能渲染成<text:span text:style-name="T3"><text:s/>"</text:span>中國女無情<text:span text:style-name="T3">"</text:span>，或是哪個大陸媳婦跟台灣公婆不合，存了一點零用錢寄回大陸，也能以斗大標題報導<text:span text:style-name="T3"><text:s/>"</text:span>中國女貪婪不孝<text:span text:style-name="T3">" </text:span>等等。非常惡劣醜陋的媒體。<text:span text:style-name="T3"><text:line-break/><text:line-break/></text:span>我若用字典上所有負面形容詞來形容這些人渣媒體恐怕都還不足以形容其齷齪和邪惡。像自由時報這樣一種黑心人渣媒體，其財團家族施行各種詐術騙術去撈錢騙錢炒房炒地皮騙取鉅款、同時又不擇手段造謠瞎掰渲染、無所不用其極抹黑、妖魔化大陸人、挑撥台灣人對大陸人的仇恨與歧視，這樣一種在二十一世紀竟然還存在地球上的不可思議的、毫無人性的黑心媒體，卻竟然是台灣人最愛看的報紙，完全沒有半點最基本的文明素質。<text:span text:style-name="T3"><text:line-break/><text:line-break/></text:span>一些英國小報很排斥外來移民，但如果他們的邪惡是<text:span text:style-name="T3"><text:s/>1</text:span>，那麼，黑心人渣自由時報的邪惡就是<text:span text:style-name="T3">1000000000000</text:span>，但台灣社會卻完完全全不覺其邪惡與醜陋。<text:span text:style-name="T3"><text:line-break/><text:line-break/></text:span>至於底下這些公德問題，台灣人究竟是哪一點會比大陸人高明？特別是南部，根本就是無政府狀態，絲絲毫毫無任何公德可言；例如在台南，請問有哪一條街的走廊不被霸佔？有哪一條街可以安全走路而不用走在快車道上？有哪一條馬路的紅綠燈是可以相信的？有哪一條街不是到處亂停車、到處是垃圾？四處地下工廠，假藥偽藥任意賣，黑道橫行，白道比黑道更黑，種種違法亂紀，毫無任何法治可言。在台南，只要你敢，只要你拳頭夠大或權勢夠硬，保證不會有事。<text:span text:style-name="T3"><text:line-break/><text:line-break/></text:span>反之，就連寫個文章說台南醫師公會不應以團體名義支持特定候選人，馬上就會面臨暴力威脅，揚言傷人、砸爛診所。就連我現在大膽做這樣一些有關台南市政的批評，都覺得很危險，很擔心，不知道又要惹來什麼暴力禍端而危及親人。很多同學、朋友或親人，經常再三勸我一定要閉嘴，絕對不要對台南綠營有任何不敬，我也盡一切努力噤聲不語，寫一堆文章根本從來都不敢公開貼出來，但有時還是會忍不住公開批評兩句。<text:span text:style-name="T3"><text:line-break/><text:line-break/></text:span>重點是：這一切都不該是一種血統論、種族論，我不會說<text:span text:style-name="T3"><text:s/>"</text:span>台南人<text:span text:style-name="T3">" </text:span>就是這樣一種低能邪惡又髒又臭又不衛生的下三濫族群。<text:span text:style-name="T3"><text:line-break/><text:line-break/></text:span>硬是要藉著渲染或捏造或造謠的手段<text:span text:style-name="T3">(</text:span>如反<text:span text:style-name="T3">ECFA</text:span>或反服貿貨貿等等，憑藉的理由幾乎全數是謊言<text:span text:style-name="T3">)</text:span>，硬是要把大陸人給說成又髒又臭又低能又邪惡的人種。這種挑撥仇恨與醜化及妖魔化真是非常可恨，非常可恥。<text:span text:style-name="T3"><text:line-break/><text:line-break/></text:span>世上之大，存在一些極端卑劣、違反基本人性的齷齪人事物本不足為奇，但最奇特而且也最令人感到痛苦的是，竟然一整個台灣社會對這樣一些極端卑劣極度無恥下流完全沒有任何基本人性與誠信可言的人事物，卻不但不覺其齷齪，反而是這個社會人們的最愛。<text:span text:style-name="T3"><text:line-break/><text:line-break/></text:span>在某個極為重要的道德意義上，以色列的惡行如果是<text:span text:style-name="T3">1</text:span>，那麼，這樣一種黑心人渣媒體及政客、名嘴、學者及其一大票支持者的邪惡就是<text:span text:style-name="T3">10000000000000000000000000</text:span>。<text:span text:style-name="T3"><text:line-break/><text:line-break/></text:span>我常引用以色列反對服役等團體的一句話：世上總該有些事是一個正直的人無論如何都不會去做的。也就是說，人性有善有惡這我很清楚，我的邪惡自然也不會比各位哈巴狗之友要少一些，但重點是：邪惡總該有個極限；一旦超過這個極限，那就是違反了最基本的人性。<text:span text:style-name="T3"><text:line-break/><text:line-break/></text:span>可悲的是，台灣卻充斥這樣一種只要是綠的、只要<text:span text:style-name="T3">X</text:span>他媽的什麼愛台灣，然後就可以盡情傷害所謂敵人，一切卑劣行為都可以被美化的普遍社會氣氛。<text:span text:style-name="T3"><text:line-break/><text:line-break/></text:span>在我曾經歷的那個努力打擊異議人士的白色恐怖年代，也不至於如此卑劣。那時候的所謂忠黨愛國者或機構或媒體或御用學者，基本上還是相信善，至少他表面上仍願意承認善惡美醜是一種判斷是非的準則。<text:span text:style-name="T3"><text:line-break/><text:line-break/></text:span>但這二十年來的台灣卻完全不是這樣，只在乎顏色，在乎勝負，完全不擇手段，只要能傷害哪怕只是一點點小小利害或立場衝突的對手，再怎麼卑鄙都無所謂，並且整個社會成員普遍不以此為恥，完完全全不在乎什麼善惡美醜了。<text:span text:style-name="T3"><text:line-break/><text:line-break/></text:span>我常和學姊討論一件事，究竟有沒有什麼卑劣行為<text:span text:style-name="T3"><text:s/>"</text:span>本身<text:span text:style-name="T3">"</text:span>，是綠營的支持者所無法接受的？還是不管怎麼齷齪下流、只要顏色是綠的就完全都可以被抬舉或合理化？到現在，我仍然還是看不出這類普遍到不能再普遍的社會成員，究竟有沒有什麼敗行劣跡是他們會把它凌駕於顏色之上而完全無法接受的。<text:span text:style-name="T3"><text:line-break/><text:line-break/></text:span>這樣一種社會，只要顏色正確了，貪污很<text:span text:style-name="T3">OK</text:span>，造謠很偉大，抹黑很英勇，挑撥族群仇恨就是愛台灣，無所不用其極傷害敵人傷害異己簡直就是神，眾人愛戴！<text:span text:style-name="T3"><text:line-break/><text:line-break/></text:span>反之，只要顏色不對了，一切就都得倒過來；白白布也硬要把你染成黑，空穴也硬是能給你吹出一陣狂風；不管你怎麼做全然一無是處。<text:span text:style-name="T3"><text:line-break/><text:line-break/></text:span>黨外時代，我還只是個剛上大學的年輕人，但是，那些年長我十幾歲或幾十歲的同志或大老們，平常有事沒事寫信來或寫書送我或於公於私，對我充滿極端好評，甚至說我是他們的道德勇氣的榜樣，有的還寫信、送書，稱呼我我是人格者，許多信件和書籍卡片我都還留著。<text:span text:style-name="T3"><text:line-break/><text:line-break/></text:span>可當我不屑其顏色之為非作歹時，我因此展現的所謂勇氣又何嘗少於當年的白色恐怖年代？但這些昔日把我捧上天的同志或大老們，還會說我是什麼人格者嗎？他們真的相信人格這回事嗎？<text:span text:style-name="T3"><text:line-break/><text:line-break/></text:span>事實上，他們只是相信顏色以及比顏色更重要的<text:span text:style-name="T3">--</text:span>利益和權勢。我跟他們始終都不是什麼同志，只是碰巧因為反對國民黨的倒行逆施而走在一起，但他們其實並不是反對倒行逆施，而是反對國民黨；但只要是本黨，只要是認同本黨，再怎麼倒行逆施都完全無所謂。<text:span text:style-name="T3"><text:line-break/><text:line-break/></text:span>陳真<text:span text:style-name="T3"><text:s/>2014.09.19.<text:line-break/><text:line-break/>============<text:line-break/></text:span>入住東京豪宅<text:span text:style-name="T3"><text:s/></text:span>中國人霸道犯眾怒<text:span text:style-name="T3"><text:line-break/><text:line-break/></text:span>自由時報自由時報<text:span text:style-name="T3"><text:s/>– 2014</text:span>年<text:span text:style-name="T3">9</text:span>月<text:span text:style-name="T3">16</text:span>日<text:span text:style-name="T3"><text:line-break/><text:line-break/></text:span>霸佔交誼廳、公共客房轉租觀光客<text:span text:style-name="T3"><text:line-break/><text:line-break/></text:span>〔編譯林翠儀／綜合報導〕日本東京都心灣岸地區超高層大廈林立，隨著東京申辦二○二○年奧運會成功，房價也節節高升。不過，日本媒體報導，近來大批中國人湧入這些高級公寓大樓，卻因缺乏公德心，經常霸佔交誼廳，甚至將公共客房擅自轉租給中國觀光客過夜，和日本住戶摩擦不斷，雙方<text:span text:style-name="T3"><text:line-break/><text:line-break/></text:span>衝突一觸即發。<text:span text:style-name="T3"><text:line-break/><text:line-break/></text:span>不與日鄰打交道<text:span text:style-name="T3"><text:s/></text:span>自成團體<text:span text:style-name="T3"><text:line-break/><text:line-break/></text:span>兩名住在灣岸高級公寓的日本女性Ｍ美和Ｋ子向「日刊<text:span text:style-name="T3">CYZO</text:span>」雜誌爆料指出，最近她們住的大樓來了很多中國住戶，平均一層樓有一戶，這些中國住戶幾乎不和日本鄰居打交道，自成團體，經常霸佔頂樓的交誼廳，以中文大聲談笑喧嘩，讓人有置身中國的錯覺，有人甚至在交誼廳的沙發上幫嬰兒換尿布。<text:span text:style-name="T3"><text:line-break/><text:line-break/></text:span>Ｋ子指出，大樓裡設有公共客房，提供住戶訪客過夜之用。由於數量有限，必須提早向管理室預約，但中國鄰居搬進來後，公共客房總是呈現客滿狀態，預約者幾乎都是中國住戶。Ｋ子表示，她聽說中國住戶將客房預約下來，再透過網路轉租給中國遊客。<text:span text:style-name="T3"><text:line-break/><text:line-break/></text:span>陽台烤肉、亂停車<text:span text:style-name="T3"><text:s/></text:span>惹人厭<text:span text:style-name="T3"><text:line-break/><text:line-break/></text:span>中國鄰居缺乏公德心，透過管理室勸導也未見改善，連附近的自助式速食店都受到波及，經常可以看到中國鄰居吃完後留下滿桌杯盤。另外，中國住戶在公寓陽台烤肉、亂停車也讓日本鄰居感到頭痛。住戶的小孩有時在大樓附設的托兒所發生小摩擦，中國家長馬上就興師問罪，氣焰乖張。</text:p>
      <text:p text:style-name="P1"><text:span text:style-name="T1">陳真</text:span><text:s/>  |  2014.09.19 18:52   |   <text:a xlink:type="simple" xlink:href="http://palinfo.habago.org/Entry?Command=Information_PrintForum&amp;iPage=407#FORUM32754"><text:span text:style-name="T2">#</text:span></text:a></text:p>
      <text:p text:style-name="P3">我建議這次及往後都一概比照台北市政府的決定，以便有個遵循。若北市府前一晚決定停止上班或停止上課，我們就跟著暫停。同理，若照常上班上課，我們就照常靜站。這樣就不會臨時有聯繫不好的問題。通告上也可註明。</text:p>
      <text:p text:style-name="P1">Billy(<text:span text:style-name="T1">【反以色列暴行】中文站版主</text:span>)   |  2014.09.19 18:27   |   <text:a xlink:type="simple" xlink:href="http://palinfo.habago.org/Entry?Command=Information_PrintForum&amp;iPage=407#FORUM32752"><text:span text:style-name="T2">#</text:span></text:a></text:p>
      <text:p text:style-name="P2">今晚可能會發布陸上颱風警報，請問如果陸警發布後還要站嗎？我已經把站樁訊息貼在我的版上，如果在我的版上有人詢問，我必須能答覆他們。</text:p>
      <text:p text:style-name="P1"><text:span text:style-name="T1">陳真</text:span><text:s/>  |  2014.09.18 16:42   |   <text:a xlink:type="simple" xlink:href="http://palinfo.habago.org/Entry?Command=Information_PrintForum&amp;iPage=407#FORUM32751"><text:span text:style-name="T2">#</text:span></text:a></text:p>
      <text:p text:style-name="P3">多謝小慧。我沒帶牌子就出門了。這回出門三天。行李太多，帶不了。</text:p>
      <text:p text:style-name="P1"><text:span text:style-name="T1">葉小慧</text:span><text:s/>  |  2014.09.18 15:11   |   <text:a xlink:type="simple" xlink:href="http://palinfo.habago.org/Entry?Command=Information_PrintForum&amp;iPage=407#FORUM32750"><text:span text:style-name="T2">#</text:span></text:a></text:p>
      <text:p text:style-name="P2">下午<text:span text:style-name="T3">3</text:span>點到<text:span text:style-name="T3">5</text:span>點，我應該可能晚到一點點時間，我這邊有一袋標語，新的塑膠排有四大一小，還有五六張紙牌。<text:span text:style-name="T3"><text:line-break/><text:line-break/><text:line-break/></text:span>小慧</text:p>
      <text:p text:style-name="P4"/>
      <text:p text:style-name="P1"><text:span text:style-name="T1">陳真</text:span><text:s/>  |  2014.09.18 14:29   |   <text:a xlink:type="simple" xlink:href="http://palinfo.habago.org/Entry?Command=Information_PrintForum&amp;iPage=408#FORUM32749"><text:span text:style-name="T2">#</text:span></text:a></text:p>
      <text:p text:style-name="P2"><text:span text:style-name="T3">(</text:span>續<text:span text:style-name="T3">)<text:line-break/><text:line-break/></text:span>例如，今天我若跟藥商拿錢或是跟病患拿紅包，然後從中捐一些錢給慈善機關或拿一些錢出來做研究，並不能合理化我的收取藥商金錢或病患紅包的不當行為。<text:span text:style-name="T3"><text:line-break/><text:line-break/></text:span>同樣地，當我被批評醫藥利益輸送及公私帳完全不分時，我不去回應對方的指控，卻反而說我每天騎腳踏車上班，我好儉樸，或是公佈我的個人帳簿說，你看，沒有一毛錢進來；或說你看，有錢之後我就能做研究了。這樣一些回應純粹就是睜眼說瞎話。<text:span text:style-name="T3"><text:line-break/><text:line-break/></text:span>我並不是說這位柯醫師公私不分的小金庫是一種特例，事實上這樣的一種醫藥利益輸送的帳戶在醫界非常普遍，若真要追究，我敢說醫師十個有八個得去坐牢。但這並不意味著這樣的行為是對的。錯就是錯，不應該反過頭來去抹黑批評者。</text:p>
      <text:p text:style-name="P1"><text:span text:style-name="T1">陳真</text:span><text:s/>  |  2014.09.18 14:16   |   <text:a xlink:type="simple" xlink:href="http://palinfo.habago.org/Entry?Command=Information_PrintForum&amp;iPage=408#FORUM32748"><text:span text:style-name="T2">#</text:span></text:a></text:p>
      <text:p text:style-name="P3">這位柯醫師實在荒唐！這才叫抹黑。連勝文幾時賣假麵包，假藥、什麼假<text:span text:style-name="T3">ID</text:span>？<text:span text:style-name="T3"><text:line-break/><text:line-break/></text:span>宇昌案不折不扣就是公私不分、自我圖利的卑鄙案例，而<text:span text:style-name="T3">MG149</text:span>同樣也是醫藥利益輸送而且公然公私不分的一個典型例子。<text:span text:style-name="T3"><text:line-break/><text:line-break/></text:span>但這位柯醫師卻能把批評者說成是為了<text:span text:style-name="T3"><text:s/>"</text:span>踐踏專業<text:span text:style-name="T3">"</text:span>，為了<text:span text:style-name="T3"><text:s/>"</text:span>打擊生技產業<text:span text:style-name="T3">"</text:span>，為了<text:span text:style-name="T3"><text:s/>"</text:span>打擊醫療研究<text:span text:style-name="T3">"</text:span>。對方難道是頭殼壞掉，否則怎麼會企圖去打擊這麼多產業和研究？難道餿水油的爆發也是為了打擊食品業？<text:span text:style-name="T3"><text:line-break/><text:line-break/></text:span>從一個人的言行中所隱含的某種想歪曲抹黑的微妙心機與企圖，你可以看出一個人的品格。<text:span text:style-name="T3"><text:line-break/><text:line-break/></text:span>陳真<text:span text:style-name="T3"><text:line-break/>=============<text:line-break/></text:span>柯文哲公布所得細項<text:span text:style-name="T3"><text:s/></text:span>強調光明磊落<text:span text:style-name="T3"><text:line-break/><text:line-break/></text:span>新頭殼<text:span text:style-name="T3"><text:s/>– 2014</text:span>年<text:span text:style-name="T3">9</text:span>月<text:span text:style-name="T3">18</text:span>日<text:span text:style-name="T3"><text:line-break/><text:line-break/></text:span>林朝億<text:span text:style-name="T3">/</text:span>台北報導<text:span text:style-name="T3"><text:line-break/><text:line-break/></text:span>在野陣營台北市長候選人柯文哲今（<text:span text:style-name="T3">18</text:span>）日召開記者會公布<text:span text:style-name="T3">MG149</text:span>的私帳（<text:span text:style-name="T3">SICU</text:span>私帳）所有收入支出，以及他與夫人陳佩琪從<text:span text:style-name="T3">1995</text:span>年到<text:span text:style-name="T3">2013</text:span>年的所得稅扣繳憑單；他並警告連勝文「你可以複製宇昌案的手段，但是，你絕對無法複製宇昌案的結果」；他也呼籲連勝文，請連儘速公佈競選經費細目、財產清單、與歷年所得稅清單。<text:span text:style-name="T3"><text:line-break/><text:line-break/></text:span>以下是柯文哲發表的「光明磊落」聲明全文：<text:span text:style-name="T3"><text:line-break/><text:line-break/></text:span>我最近在憂慮一個問題：為什麼這個國家如此踐踏專業？在上一場選舉要打擊生技產業，而在這一場選舉要打擊醫療研究！那麼，下一場選舉，又有多少專業人才要無辜受害？為了一時的選舉，不惜破壞國家的未來，台灣還經得起這樣的摧折嗎？<text:span text:style-name="T3"><text:line-break/><text:line-break/></text:span>我非常清楚對手是一個「假麵包、假藥、假<text:span text:style-name="T3">ID</text:span>」的烏賊集團，現在，對手的墨汁差不多噴光了，該是我上場的時候了。<text:span text:style-name="T3">(</text:span>以下略<text:span text:style-name="T3">)</text:span></text:p>
      <text:p text:style-name="P1"><text:span text:style-name="T1">陳真</text:span><text:s/>  |  2014.09.18 13:11   |   <text:a xlink:type="simple" xlink:href="http://palinfo.habago.org/Entry?Command=Information_PrintForum&amp;iPage=408#FORUM32747"><text:span text:style-name="T2">#</text:span></text:a></text:p>
      <text:p text:style-name="P2">另外，若我這次不帶自己的牌子上去，這樣牌子夠用嗎？因為等一下就要出門了，幾天在外的衣物、書、電腦、雨傘、兩天份的乾糧、水壺還有棉被套等等等，很重，搭車擠車很不容易。<text:span text:style-name="T3"><text:line-break/><text:line-break/></text:span>加上周六一早還要易容喬裝，去台北開醫學會拿學分，途中會找機會溜，可若我揹一堆行李，再加揹一個放標語牌的大袋子，恐怕太引人注目，很不方便溜。<text:span text:style-name="T3"><text:line-break/><text:line-break/></text:span>所以，如果確定牌子夠用，這回我就不帶自己的牌子上去了。</text:p>
      <text:p text:style-name="P1"><text:span text:style-name="T1">陳真</text:span><text:s/>  |  2014.09.18 12:28   |   <text:a xlink:type="simple" xlink:href="http://palinfo.habago.org/Entry?Command=Information_PrintForum&amp;iPage=408#FORUM32746"><text:span text:style-name="T2">#</text:span></text:a></text:p>
      <text:p text:style-name="P3">周六罰站地點在台北市和平東路、師大路口人行道上<text:span text:style-name="T3">(</text:span>北側：面向師大路<text:span text:style-name="T3">)</text:span>，想來的別走錯地方了。時間：下午三到五點。<text:span text:style-name="T3"><text:line-break/><text:line-break/></text:span>周六可能颱風，得有心理準備及準備雨具。</text:p>
      <text:p text:style-name="P1"><text:span text:style-name="T1">陳真</text:span><text:s/>  |  2014.09.17 15:34   |   <text:a xlink:type="simple" xlink:href="http://palinfo.habago.org/Entry?Command=Information_PrintForum&amp;iPage=408#FORUM32745"><text:span text:style-name="T2">#</text:span></text:a></text:p>
      <text:p text:style-name="P2"><text:span text:style-name="T3">(</text:span>續<text:span text:style-name="T3">)<text:line-break/><text:line-break/></text:span>黨外時，有所謂雞兔能否同籠或應分道的揚鑣的路線之爭。雞表戰鬥，表理想，表剛正不阿，反對參與任何選舉；兔則是兔女郎，兔寶寶，溫柔諂媚，取悅敵人，認同既有體制，努力爭權奪利。<text:span text:style-name="T3"><text:line-break/><text:line-break/></text:span>雞就是所謂<text:span text:style-name="T3"><text:s/>"</text:span>新潮流<text:span text:style-name="T3">"</text:span>，兔則是<text:span text:style-name="T3"><text:s/>"</text:span>美麗島<text:span text:style-name="T3">" </text:span>系。雞首代表人就是邱義仁及陳水扁等極少數人，兔則佔絕大多數。<text:span text:style-name="T3"><text:line-break/><text:line-break/></text:span>各位也許不相信，但事實的確如此，當雞兔鬥爭得很厲害時，陳水扁一度被視為跟林義雄一樣的人格者，甚至黨外雜誌還曾出版一本書籍一般的專刊，詳細比較林義雄和陳水扁在性格與人格方面兩人的高度相似性。<text:span text:style-name="T3"><text:line-break/><text:line-break/></text:span>我是<text:span text:style-name="T3">1986</text:span>年認識阿扁，地點就在台灣第一次的群眾運動場合上，抗爭主題是反抗蔣家暴政，要求解除戒嚴。鄭南榕發起，阿扁是那次活動的靈魂人物。<text:span text:style-name="T3"><text:line-break/><text:line-break/></text:span>蔣經國還在世時，蔣家是完全不能碰的；在戒嚴底下，聚眾抗議是唯一死刑，亦即死刑是唯一選項。因此，包括我在內，一些積極參與者事先寫下遺囑，抱著一去不復返的決心。<text:span text:style-name="T3"><text:line-break/><text:line-break/></text:span>這次抗爭留下一張流傳至今的照片，幾個人共同高舉一張白布條，上面寫著在當時足以抄家滅族的六個字：<text:span text:style-name="T3">"</text:span>反戒嚴，抗蔣家<text:span text:style-name="T3">"</text:span>。我就是高舉這白布條的人之一。<text:span text:style-name="T3"><text:line-break/><text:line-break/></text:span>現在的人也許已完全無法想像反戒嚴抗蔣家有何恐怖。但由底下一事，可見一斑。在那次抗爭之後的隔年，黃昭輝出來競選民代，把這張照片放大，弄成競選傳單<text:span text:style-name="T3">(</text:span>因為黃昭輝也是當時幾個高舉這白布條的人之一<text:span text:style-name="T3">)</text:span>，立即引來大批軍警特務包圍競選總部。<text:span text:style-name="T3"><text:line-break/><text:line-break/></text:span>那天我在總部現場，在極度混亂的肢體衝突中，我看到一個警察首長，企圖用身體擋住宣傳車，歇斯底里地高喊說，就算死，也絕不能讓這張刊載<text:span text:style-name="T3"><text:s/>"</text:span>反戒嚴、抗蔣家<text:span text:style-name="T3">" </text:span>照片的傳單流傳出去。<text:span text:style-name="T3"><text:line-break/><text:line-break/></text:span>只不過一張照片，卻高度敏感，因為它挑戰了絕不能挑戰的禁忌，例如蔣家，例如戒嚴令底下的聚眾抗爭。<text:span text:style-name="T3"><text:line-break/><text:line-break/></text:span>民進黨執政後，在一些我實在看了會吐的所謂歷史影片及歷史教材上，陸續看過幾次這張照片及當時罕見的錄影。<text:span text:style-name="T3"><text:line-break/><text:line-break/></text:span>在當時，黨外的確可以分成雞兔兩種動物。雞很少，兔則佔了絕對多數，我加入雞這一方。當然，當年那些兔，現在每一隻都很勇猛，像獅子一樣，很嚇人。<text:span text:style-name="T3"><text:line-break/><text:line-break/></text:span>在當時那樣一種氛圍下，說來慚愧，我的確一度以為陳水扁是個像林義雄那樣的人。因此，當他因為蓬萊島案去坐牢時，我還引用孫觀漢寫給柏楊的書信說，<text:span text:style-name="T3">"</text:span>如果有可能，我真真願意替你坐牢<text:span text:style-name="T3">"</text:span>，發表在黨外雜誌上。<text:span text:style-name="T3"><text:line-break/><text:line-break/></text:span>我對阿扁的信任到了這樣一種地步，甚至當他每逢選舉前夕總會出狀況，例如什麼被國民黨下毒等等，我亦不疑另有隱情或造假。雖然幾次我就近在咫尺，明明剛剛看他還生龍活虎，怎麼一會兒準備要上台了，就突然氣如游絲，彷彿不久於人世，而且還吊著點滴，說是被國民黨下毒，必須用擔架抬進群眾會場。讓群眾看了非常心疼，群情激憤，痛恨國民黨竟然連下毒這種奧步也使出來。<text:span text:style-name="T3"><text:line-break/><text:line-break/></text:span>但是，很快地，不出兩年，我就馬上看清阿扁的真實樣貌，並且開始懷疑起那些如後來的<text:span text:style-name="T3">319</text:span>槍擊案一般，總是剛好發生在選舉前後的所謂暗殺、下毒、政治車禍等等事件。<text:span text:style-name="T3"><text:line-break/><text:line-break/></text:span>不過，真正讓我看清阿扁倒不是這些很可能是做假的重大往事，而是一些極其細微而平常的<text:span text:style-name="T3"><text:s/>"</text:span>小事<text:span text:style-name="T3">"</text:span>；我從這些大家都能觀察到的小事中，看出他的壞。<text:span text:style-name="T3"><text:line-break/><text:line-break/></text:span>阿扁是個好爸爸好丈夫，但他卻是個最惡劣的政客。也因此，我大約在<text:span text:style-name="T3">1990</text:span>年開始寫文章批評阿扁，並給他取了個綽號叫<text:span text:style-name="T3"><text:s/>"</text:span>天下第一大壞蛋<text:span text:style-name="T3">"</text:span>。<text:span text:style-name="T3"><text:line-break/><text:line-break/></text:span>阿扁本來是沒什麼支持者的，不算政治明星。但是，隨著他越來越荒唐的各種卑劣手段與政治操作，卻一天比一天獲得台灣人的愛戴與崇拜。很快地，當他壞到極點時，竟變成了政壇的超級巨星。接著，在林義雄的加持之下，更是無人可敵，當上總統。<text:span text:style-name="T3"><text:line-break/><text:line-break/></text:span>在<text:span text:style-name="T3">1990</text:span>年到他<text:span text:style-name="T3">2000</text:span>年上台這十年之間，經常很多人跑來找我，包括一些記者或名嘴等等，他們想知道，阿扁明明這麼有理想，不是什麼<text:span text:style-name="T3"><text:s/>"</text:span>有夢最美，希望相隨<text:span text:style-name="T3">" </text:span>嗎？為什麼我卻說他是當時政壇最為卑劣的一名政客。<text:span text:style-name="T3"><text:line-break/><text:line-break/></text:span>許多人為了一探究竟，專程跑來找我，連我到了英國都還是有人來找我就只為了談阿扁的事，他們以為從我這邊可以挖掘出阿扁的各種內幕或黑幕。<text:span text:style-name="T3"><text:line-break/><text:line-break/></text:span>但我其實一點內幕也沒有。我知道的說不定比政治圈裏頭的人還要少很多，畢竟我大約八零年代末即<text:span text:style-name="T3">1989-1990</text:span>年便刻意逐漸遠離政治圈和所謂社運圈，哪來什麼內幕？<text:span text:style-name="T3"><text:line-break/><text:line-break/></text:span>我要說的是：不管是魔鬼或天使，總是藏在細節裏。正是那些人人都知道的尋常小事，才足以看到天使或魔鬼的身影。天使或魔鬼絕不會藏在什麼內幕或祕密裏頭，恰恰是那些完全不是祕密的一言一行，才能讓人一窺天使或魔鬼的身影。<text:span text:style-name="T3"><text:line-break/><text:line-break/></text:span>人看多了，事情多少也經歷了一些，特別是風花雪月方面的領悟也許也比較敏銳了些，好壞往往一眼就能看得出來，就好像一顆臭雞蛋我不用整顆咀嚼，光咬一口或聞一下，就能知道蛋有沒有壞了。看電影也一樣，看片頭兩秒鐘大約就知道這是天才或庸才或白癡之作了。<text:span text:style-name="T3"><text:line-break/><text:line-break/></text:span>大家別太自卑，我不是要炫耀這個本事；我只是覺得這事很重要：細節與微妙。<text:span text:style-name="T3"><text:line-break/><text:line-break/></text:span>你從一個人，例如從一些我實在不願自貶身價去批評的小癟三<text:span text:style-name="T3">(</text:span>在各位看來當然是大人物<text:span text:style-name="T3">)</text:span>的身上，從他乍看微不足道的尋常言行之中，你理應可以看出其邪惡或善良。<text:span text:style-name="T3"><text:line-break/><text:line-break/></text:span>說到底，藝術欣賞和政治觀察，其實完全是同一回事。你怎麼看人，你就怎麼看藝術；你對人能認識多少，你對風花雪月的敏銳就有多少。<text:span text:style-name="T3"><text:line-break/><text:line-break/></text:span>王爾德說，一個人如果需要藝術，那他的生活方方面面全都需要藝術；反之亦然，一個人如果他在某個時刻能把藝術拋在一邊，那意味著他其實根本不需要藝術。<text:span text:style-name="T3"><text:line-break/><text:line-break/></text:span>我很認同這些話。我沒法想像一個能理解這樣那樣一些風花雪月、並為之傾倒的人，竟然會在現實昭然若揭的是非美醜中做出遠離真實的判斷。<text:span text:style-name="T3"><text:line-break/><text:line-break/></text:span>陳真<text:span text:style-name="T3"><text:s/>2014. 09. 17.<text:line-break/><text:line-break/>=====================<text:line-break/></text:span>蔡英文幫曹啟鴻背書：曹表現負責態度<text:span text:style-name="T3"><text:line-break/><text:line-break/></text:span>新頭殼<text:span text:style-name="T3"><text:s/>– 2014</text:span>年<text:span text:style-name="T3">9</text:span>月<text:span text:style-name="T3">17</text:span>日<text:span text:style-name="T3"><text:line-break/><text:line-break/></text:span>林朝億報導<text:span text:style-name="T3"><text:line-break/><text:line-break/></text:span>對於<text:span text:style-name="T3">9/4</text:span>爆發餿水油事件，但屏東縣長曹啟鴻卻等到昨日才出面道歉，民進黨主席蔡英文今（<text:span text:style-name="T3">17</text:span>）日幫曹啟鴻講話指出，曹一開始就表現出負責的態度；他也希望事件能得到進一步釐清後，所以才在昨天出面道歉。</text:p>
      <text:p text:style-name="P1"><text:span text:style-name="T1">陳真</text:span><text:s/>  |  2014.09.17 10:55   |   <text:a xlink:type="simple" xlink:href="http://palinfo.habago.org/Entry?Command=Information_PrintForum&amp;iPage=408#FORUM32744"><text:span text:style-name="T2">#</text:span></text:a></text:p>
      <text:p text:style-name="P3">這事要是發生在藍營執政的縣市，綠色生物及其一大票愛台主流媒體以及那些講話跟放屁沒兩樣的親綠學者或文人、名嘴或什麼碗糕社運人士、民主人權鬥士及陰暗猥瑣的忠黨愛國學生與所謂網軍們，恐怕不知道要怎麼發出救國救民的正義怒吼了。<text:span text:style-name="T3"><text:line-break/><text:line-break/></text:span>這樣一種現象如此顯著，但你看了會生氣嗎？一定不會。當世界以一種不可思議的速度往前飛奔時，這個社會卻反方向急速演化。你會覺得很可悲嗎？一定也不會。<text:span text:style-name="T3"><text:line-break/><text:line-break/></text:span>這樣一種不在乎，恐怕才是問題所在。一個人光<text:span text:style-name="T3"><text:s/>"</text:span>懂得<text:span text:style-name="T3">" </text:span>某些事是沒有任何意義的，因為意義不是來自懂不懂，而是來自有沒有感覺。就好像一個人不會因為他懂得聖經上每個句子而成為一名基督徒。<text:span text:style-name="T3"><text:line-break/><text:line-break/></text:span>一個人說他看不懂某部電影或聽不懂某一首曲子，這意思其實只是等於說他對那部電影、那首音樂沒感覺，因為電影或音樂乃至詩般的文字、影像，並不是一種懂或不懂的東西，就如我不需要懂得一朵花的相關植物學知識也能喜歡她一樣；我不需要懂得天文也能愛天上的星。<text:span text:style-name="T3"><text:line-break/><text:line-break/></text:span>在我的經驗中，你永遠不可能讓一個人對他原本沒感覺的東西產生感覺。這意味著，任何相關的努力全屬徒勞，絲毫沒用的，註定失敗。<text:span text:style-name="T3"><text:line-break/><text:line-break/></text:span>在一種註定絕望的命運中，也許那原本毫無意義的事物卻因為它的註定失敗而取得意義。你給一段枯木澆水是沒有意義的，就算澆一千年也不會開花長出果實來，但如果你明知絕望而仍持續，在命定的絕望中，事物會變得不一樣。<text:span text:style-name="T3"><text:line-break/><text:line-break/></text:span>維根斯坦說，如果有人跟我說<text:span text:style-name="T3"><text:s/>"</text:span>我會好好努力，因為我相信明天會更好<text:span text:style-name="T3">"</text:span>，我聽了沒啥感覺，好或不好又如何？！但如果有人跟我說，<text:span text:style-name="T3">"</text:span>我實在看不出來明天會更好的任何跡象，但我依然相信著明天<text:span text:style-name="T3">"</text:span>，維根斯坦說，這樣的人贏得我的心。<text:span text:style-name="T3"><text:line-break/><text:line-break/></text:span>陳真<text:span text:style-name="T3"><text:line-break/><text:line-break/>===============<text:line-break/></text:span>屏縣府<text:span text:style-name="T3">5</text:span>局處長<text:span text:style-name="T3"><text:s/></text:span>只下台「<text:span text:style-name="T3">2</text:span>個月」<text:span text:style-name="T3"><text:line-break/><text:line-break/></text:span>聯合新聞網作者記者翁禎霞、陳沛佑╱屏東縣報導<text:span text:style-name="T3"><text:s/>| </text:span>聯合新聞網<text:span text:style-name="T3"><text:s/>– 2014</text:span>年<text:span text:style-name="T3">9</text:span>月<text:span text:style-name="T3">17</text:span>日<text:span text:style-name="T3"><text:s/></text:span>上午<text:span text:style-name="T3">3:06<text:line-break/><text:line-break/></text:span>餿水油風暴爆發十二天，屏東縣長曹啟鴻昨天終於率縣府團隊道歉，「我們該拜老農為師」。曹啟鴻並宣布衛生、環保、城鄉、農業及地政等五局處長，將在完成地下工廠清查工作之後，自十一月起下台負責。<text:span text:style-name="T3"><text:line-break/><text:line-break/></text:span>十一月走人<text:span text:style-name="T3"><text:s/></text:span>無損權益<text:span text:style-name="T3"><text:line-break/><text:line-break/></text:span>不過，曹啟鴻的任期到十二月廿五日，即使這五位首長不下台，其中二人是政務官，必須要和曹同進退，另三人提前下台也可轉任事務官，曹要他們十一月一日下台，對個人權益幾無影響。<text:span text:style-name="T3"><text:line-break/><text:line-break/></text:span>這次餿水油事件起因於屏東縣一家地下油廠，屏縣府四年稽查十次完全不知是黑心油基地，最後是一名老農跨縣檢舉才被揭發，縣府的無力作為連日來遭批評，曹啟鴻在事發後僅公開面對媒體一次，被指「神隱」、「龜縮」。</text:p>
      <text:p text:style-name="P1"><text:span text:style-name="T1">陳真</text:span><text:s/>  |  2014.09.16 03:39   |   <text:a xlink:type="simple" xlink:href="http://palinfo.habago.org/Entry?Command=Information_PrintForum&amp;iPage=408#FORUM32743"><text:span text:style-name="T2">#</text:span></text:a></text:p>
      <text:p text:style-name="P2">同樣的氣爆，同樣的餿水油，同樣的睜一眼閉一眼甚至顯然包庇，如果發生在藍營執政的縣市，各位應該不難想像綠色生物及其一大票愛台主流媒體以及那些講話跟放屁沒兩樣的親綠學者或文人、名嘴及陰暗猥瑣的忠黨愛國學生與所謂網軍們，將會如何發出正義怒吼<text:span text:style-name="T3">!!<text:line-break/><text:line-break/></text:span>但只要發生在<text:span text:style-name="T3"><text:s/>"</text:span>自己人<text:span text:style-name="T3">" </text:span>的身上，再怎麼離譜的事也保證絕對不吭一聲，甚至還會起來用力捍衛、漂白自己人！<text:span text:style-name="T3"><text:line-break/><text:line-break/></text:span>我發現，藍綠支持者屬性品性大不同。藍的理性務實，挑剔，不好伺候，對政客較冷漠無情，對政治較冷感。<text:span text:style-name="T3"><text:line-break/><text:line-break/></text:span>但綠的可不一樣了，滿腦子教條，是非感很低，黑白色盲，只能看到綠色。就連台南這樣一種幾乎是無政府狀態的地方，不管哪一種施政民調，保證幾乎都可以得滿分。只要是自己人，怎麼做都是讚啦。<text:span text:style-name="T3"><text:line-break/><text:line-break/></text:span>而且，對於島內政治很狂熱，除此之外，世界似乎不存在。講話三句不離政治，總是假定大家都跟他一樣反馬反中熱愛綠油油。很團結，很嚇人。<text:span text:style-name="T3"><text:line-break/><text:line-break/></text:span>這樣一種選民，簡單說就是鐵票。說鐵還客氣，我看是不鏽鋼；熱愛崇拜政客主子之心，熾烈而忠誠。<text:span text:style-name="T3"><text:line-break/><text:line-break/></text:span>我常疑問，到底政客或媒體是要邪惡到什麼地步，然後綠營的支持者才會覺得這已違反道德是非而必須唾棄？還是完全沒有個道德極限，不管怎麼卑劣，只要顏色對了，就是自己人，只要是自己人，就不管怎麼做永遠都是對的，貪污也對，造謠也對，抹黑也對，挑撥族群仇恨也對；然而只要是敵人，不管怎麼做都一概是錯的、該殺的，就算沒錯，也能白白布硬是給你染到黑。<text:span text:style-name="T3"><text:line-break/><text:line-break/></text:span>這個現象告訴我們：<text:span text:style-name="T3"><text:line-break/><text:line-break/></text:span>一個社會邁向文明的前提是：其社會成員普遍必須具有一定的道德熱情和道德能力。簡單說就是他首先必須有能力和足夠的智能與資訊辨別是非；其次就是他必須對是非美醜有感覺，簡單說就是在乎；接著最後就是他必須願意根據普遍價值做出相對應的道德行動。<text:span text:style-name="T3"><text:line-break/><text:line-break/></text:span>聽起來，其實跟婚友交往差不多。你得有能力認識人；認識還不夠，你還得對之有感覺，不管是好感或惡感，接著就是願意依據某種重要美感做出抉擇，看是要遠離或親近之。<text:span text:style-name="T3"><text:line-break/><text:line-break/></text:span>陳真<text:span text:style-name="T3"><text:line-break/><text:line-break/>===========<text:line-break/></text:span>屏縣擺爛？　老農檢舉郭烈成<text:span text:style-name="T3">5</text:span>次無效<text:span text:style-name="T3"><text:line-break/><text:line-break/>TVBS – 2014</text:span>年<text:span text:style-name="T3">9</text:span>月<text:span text:style-name="T3">14</text:span>日<text:span text:style-name="T3"><text:line-break/><text:line-break/></text:span>住在郭烈成的地下油廠附近，一位不識字的老農夫，多年來向屏東縣環保局檢舉了<text:span text:style-name="T3">5</text:span>次，但是都沒有用，環保局人員到地下油廠稽查，要不是吃閉門羹，不然就是只開罰水溝殘留動物性油脂，兩次加起來罰不到<text:span text:style-name="T3">5</text:span>千元，老農夫眼看投訴屏東環保局，只好自己蒐證，透過朋友向台中檢舉，才終於受到重視！<text:span text:style-name="T3"><text:line-break/><text:line-break/></text:span>郭烈成的地下油廠又髒又臭，退休後跟太太在這兒買地耕種的老農早就受不了，多次向屏東縣政府檢舉，不只是髒臭，週邊的稻田疑似因為地下工廠排放的廢油，汙染稻田枯死，兩年多前開始檢舉，卻起不了任何作用。<text:span text:style-name="T3"><text:line-break/><text:line-break/>2011</text:span>年屏東縣環保局第一次去查緝，郭烈成工廠鎖門無功而返，第二次再查，進去看到油桶未裝油，只看到水溝有殘留動物性油脂，罰<text:span text:style-name="T3">1200</text:span>元，<text:span text:style-name="T3">2012</text:span>年同樣情況開罰<text:span text:style-name="T3">3000</text:span>元，最後再查，結果竟然是無異狀，老農還自己花了錢買監視器材蒐證，證據都提供了，起不了作用，他對屏東環保局死心，只好跨縣市到台中報案。<text:span text:style-name="T3"><text:line-break/><text:line-break/></text:span>屏東環保局稽查不力，放過郭烈成賣餿水油賣了好幾年，要不是老農夫鍥而不捨，餿水油案還被蒙在鼓裡，屏東縣府擺爛，當中有沒有涉嫌放水？要如何善後？恐怕不是道歉了得！</text:p>
      <text:p text:style-name="P1"><text:span text:style-name="T1">陳真</text:span><text:s/>  |  2014.09.15 01:31   |   <text:a xlink:type="simple" xlink:href="http://palinfo.habago.org/Entry?Command=Information_PrintForum&amp;iPage=408#FORUM32742"><text:span text:style-name="T2">#</text:span></text:a></text:p>
      <text:p text:style-name="P3">你看，這些人渣媒體及混蛋政客幾時變得如此關心停車的公德心了。甚至，連一輛大陸車牌的車子合法來到台灣也能如此大作文章，藉以醜化，挑起對大陸人的反感。<text:span text:style-name="T3"><text:line-break/><text:line-break/></text:span>這個黨，什麼事都不用幹，只須每天醜化一下大陸人，然後就會有一堆選票，一堆讀者。不管是貪贓枉法包工程賄選官商勾結裙帶掛勾雞犬昇天造謠抹黑等等等，這個黨確實樣樣都青<text:span text:style-name="T3">(</text:span>綠<text:span text:style-name="T3">)</text:span>出於藍；這其實就是他們之所以能執政而且也必將重新執政的根本原因之一。<text:span text:style-name="T3"><text:line-break/><text:line-break/></text:span>台灣具有一種反淘汰的文化特性。誰堅持原則，誰對理想當真，誰就輸了。<text:span text:style-name="T3"><text:line-break/><text:line-break/></text:span>很久以前，台灣社會主流看法總是把黨外或早期的民進黨描寫成具有一種<text:span text:style-name="T3"><text:s/>"</text:span>反商<text:span text:style-name="T3">" </text:span>情結。這種看法實在荒唐，事實上，內行人都知道，很難有比這個黨更不反商的了。有人說，他們其實不像一個黨，而比較像一家公司，個個都是商人，只是藉著政治操弄來謀利，做無本生意。<text:span text:style-name="T3"><text:line-break/><text:line-break/></text:span>我後來覺得這樣講實在是對商人不敬。商人就跟工人農人一樣，都是努力流著血汗賺錢的。這個黨本質上就像一個詐騙集團，純粹以使詐來謀取權勢與暴利。<text:span text:style-name="T3"><text:line-break/><text:line-break/></text:span>同樣的評價，<text:span text:style-name="T3">30</text:span>年前用在國民黨身上，大家<text:span text:style-name="T3">(</text:span>特別是當時的年輕一代<text:span text:style-name="T3">)</text:span>一定會說你瘋了，喪心病狂了；國民黨如此大有為，如此歷史輝煌勤政愛民、<text:span text:style-name="T3">"</text:span>世界民主的燈塔，民主的堡壘<text:span text:style-name="T3">"(</text:span>美國對蔣家政權過去持續數十年的一貫評語<text:span text:style-name="T3">)</text:span>，德政一大堆，怎麼會說它是詐騙集團？！<text:span text:style-name="T3"><text:line-break/><text:line-break/>30</text:span>年後的今天，同樣的評價用在民進黨身上，大家<text:span text:style-name="T3">(</text:span>特別是年輕一代<text:span text:style-name="T3">)</text:span>一定會說你瘋了，喪心病狂了；民進黨如此大有為，如此歷史輝煌、愛鄉土愛人民，怎麼會說它是詐騙集團？！<text:span text:style-name="T3"><text:line-break/><text:line-break/></text:span>我常覺得，一個社會的人民，如果他的智能普遍如此低落，政客怎麼可能不用騙的？不騙，還有天理嗎？<text:span text:style-name="T3"><text:line-break/><text:line-break/></text:span>一個人，如果他真的對於政治有那麼多荒唐意見，其實他首先要做的就是真正深入去理解政治上這些人與事，而不是只會看那些與他們沆瀣一氣的報紙。<text:span text:style-name="T3"><text:line-break/><text:line-break/></text:span>古時候，非主流媒體如民眾日報及自立晚報，努力報導真相，而中國時報、聯合報卻整天造謠抹黑時，台灣人個個人手一份中時與聯合，並敵視或輕視民眾日報與自立晚報，說它們包藏禍心，破壞社會安定與民主。<text:span text:style-name="T3"><text:line-break/><text:line-break/></text:span>現在換成自由時報和蘋果日報整天造謠抹黑時，台灣人卻一樣個個人手一份自由爛報與爛蘋果。當中時與聯合已改邪歸正時，人們卻努力攻擊之，說它們包藏禍心，傷害自由民主。<text:span text:style-name="T3"><text:line-break/><text:line-break/></text:span>嗚呼哀哉。實在無可奈何。<text:span text:style-name="T3"><text:line-break/><text:line-break/></text:span>陳真<text:span text:style-name="T3"><text:line-break/>=============<text:line-break/></text:span>中國車牌賓士囂張違停<text:span text:style-name="T3"><text:s/></text:span>陳其邁：正式檢舉<text:span text:style-name="T3"><text:line-break/><text:line-break/></text:span>自由時報<text:span text:style-name="T3"><text:line-break/><text:line-break/></text:span>這輛中國賓士車出沒在西螺服務區，還違規停車，大剌剌的停在服務區正門口。立委陳其邁即在臉書砲轟表示要檢舉，看警察多久才會去取締。（圖取自陳其邁臉書）<text:span text:style-name="T3"><text:line-break/><text:line-break/>2014-09-12<text:line-break/><text:line-break/></text:span>〔本報訊〕今下午有民眾爆料在國道泰安服務區，看到一輛賓士車雖有掛臨時車牌，但車牌位置卻掛著中國車牌，隨後也有網友拍到這輛中國賓士車出沒在西螺服務區，還違規停車，大剌剌的停在服務區正門口，遭網友痛批「好囂張，還不停在停車格。」而立委陳其邁也在臉書砲轟表示要檢舉，看警察多久才會去取締。<text:span text:style-name="T3"><text:line-break/><text:line-break/></text:span>公路總局︰台南大凍山交流協會申請<text:span text:style-name="T3"><text:line-break/><text:line-break/></text:span>今<text:span text:style-name="T3">PTT</text:span>八卦版下午瘋傳一張民眾在國道泰安服務區所拍照片，一對男女所開賓士車，雖有掛臨時車牌，但車牌位置卻掛著中國車牌，遭網友一面倒的痛批中國車怎可在台灣暢行，並直呼<text:span text:style-name="T3">:</text:span>「很快的，共軍的坦克也在申請來台自由行了！」<text:span text:style-name="T3"><text:line-break/><text:line-break/></text:span>公路總局原本表示只是車友<text:span text:style-name="T3">KUSO</text:span>，但後來有車牌的版本曝光，傍晚突然改變說法，指一查才發現「確實是中國車」，其申請單位是台南大凍山交流協會，合法來台，牌照使用效期從今天到<text:span text:style-name="T3">16</text:span>日止。公路總局並指中國車輛申請短期來台過去早有前例，像莫拉克風災時，就有國內電信業者申請中國的通訊車來台，依法申請臨時車牌。<text:span text:style-name="T3"><text:line-break/><text:line-break/></text:span>不過有民眾拍到這輛中國賓士車出沒在西螺服務區，甚至還違規停車，大剌剌的停在服務區正門口，立委陳其邁立刻在臉書砲轟<text:span text:style-name="T3">:</text:span>「兩岸統一了嗎？網友寄來的照片。我就正式檢舉，違規停車！看多久後開罰！」</text:p>
      <text:p text:style-name="P1"><text:span text:style-name="T1">葉小慧</text:span><text:s/>  |  2014.09.14 19:46   |   <text:a xlink:type="simple" xlink:href="http://palinfo.habago.org/Entry?Command=Information_PrintForum&amp;iPage=408#FORUM32741"><text:span text:style-name="T2">#</text:span></text:a></text:p>
      <text:p text:style-name="P2"><text:span text:style-name="T3"><text:line-break/></text:span>對<text:span text:style-name="T3">Billy</text:span>的提議，我仔細想過，但我並不認同，只是不認為有什麼好說的，認同就會進行聯繫，因此一直沒有回應，今天簡單做個說明。<text:span text:style-name="T3"><text:line-break/><text:line-break/></text:span>之前也有朋友跟我說要抵制以色列旅遊，對我這個是親眼去以色列一趟，見過那堵高牆，因此確信至少要打破那藩籬的心思的人，我有猶豫。太多事情只憑耳聞、報導都太遙遠，親自感受過，會有很大差異。<text:span text:style-name="T3"><text:line-break/><text:line-break/></text:span>選擇參與站樁，是因為我認同，而且恐怕那是我少有能做的幾件事情之一。而我認為這是自己決定的事情，自然是由自己全權負責。<text:span text:style-name="T3"><text:line-break/><text:line-break/></text:span>在這裡發文討論，基本有個在網路上不一樣的好習慣：多數成員都是「對事不對人」，即使是熟識的雙方，看事情的角度不同，表達出來的意見也不同，但這絕對不是針對對方個人有所指教，而是對對方與自己意見上的出入進行表達。<text:span text:style-name="T3"><text:line-break/><text:line-break/></text:span>就我個人而言，我可以體會巴勒斯坦人對以色列的痛恨，可能出什麼惡言都有可能，雖然我不想聽到看到，但我能理解。不過，近期曾經看到其他非直接相關的人，對著以色列人咒罵什麼猶太豬去死這類的言辭，我真的沒辦法接受，相關支持巴勒斯坦網頁涉及此問題時，我反而因此更保留一些。<text:span text:style-name="T3"><text:line-break/><text:line-break/></text:span>以暴制暴是不可能得到什麼和平的。那也只是結束一方暴力，開啟己方暴力而已。如果一心只想獲得勝利、全面性的壓制，換來的也只是沉潛的反抗變成劇烈而顯性，同時將更為混亂。以巴、美國、<text:span text:style-name="T3">ISIS</text:span>一直告訴我這件事情。</text:p>
      <text:p text:style-name="P1"><text:span text:style-name="T1">陳真</text:span><text:s/>  |  2014.09.14 18:29   |   <text:a xlink:type="simple" xlink:href="http://palinfo.habago.org/Entry?Command=Information_PrintForum&amp;iPage=408#FORUM32740"><text:span text:style-name="T2">#</text:span></text:a></text:p>
      <text:p text:style-name="P3"><text:span text:style-name="T3">(</text:span>續<text:span text:style-name="T3">)<text:line-break/><text:line-break/>1986</text:span>年的<text:span text:style-name="T3">9</text:span>月<text:span text:style-name="T3">28</text:span>日，民進黨建黨。在那不久之後的一次群眾運動場合中，我在台上說，我希望這個黨能真的相信善，相信理想，不要作惡。我說，我不希望將來我的兒子或孫子竟然得起來反抗民進黨。<text:span text:style-name="T3"><text:line-break/><text:line-break/></text:span>我這番話講完之後，很多人跟我說我很有<text:span text:style-name="T3"><text:s/>"</text:span>遠見<text:span text:style-name="T3">"</text:span>，<text:span text:style-name="T3">"</text:span>黨才剛誕生，你已經想到那麼遠了<text:span text:style-name="T3">"</text:span>。我當時也覺得這確實是一番<text:span text:style-name="T3"><text:s/>"</text:span>遠見<text:span text:style-name="T3">"</text:span>，但我萬萬沒想到，人要堅持善很難，要使壞卻很容易；我始終沒想到，哪需要等到我的兒子或孫子，從建黨<text:span text:style-name="T3">(1986</text:span>年<text:span text:style-name="T3">)</text:span>之後才不過十二年<text:span text:style-name="T3">(1998</text:span>年<text:span text:style-name="T3">)</text:span>的時間，我便跟這個黨為敵至今，對之徹底唾棄。<text:span text:style-name="T3"><text:line-break/><text:line-break/></text:span>這使我更決心要脫離政治，遠離這些爭權奪利的無謂爭鬥與政客及一大票無恥至極的牆頭草學者或御用文人。<text:span text:style-name="T3"><text:line-break/><text:line-break/></text:span>這使我更相信，政治不可能改造自身，就好像人不可能拯救自己一樣，人事物變化的源頭，總得來自比它更高或更深刻的一種力量，也許是宗教，也許是文化，也許是我中毒已深、無法自拔的哲學與風、花、雪、月。<text:span text:style-name="T3"><text:line-break/><text:line-break/></text:span>另外，<text:span text:style-name="T3">Billy</text:span>請別掛意。大家不認同你的想法，並不代表對你的一番赤忱或熱情有所貶抑。<text:span text:style-name="T3"><text:line-break/><text:line-break/></text:span>熱情很重要，它是事物之所以成為可能的根本。但熱情得有個方向和原則，就像開船一樣，你得知道自己要往何處去，才知道船要怎麼開。出於狂熱而忽左忽右亂開一通，無異兒戲。</text:p>
      <text:p text:style-name="P1"><text:span text:style-name="T1">智巽</text:span><text:s/>  |  2014.09.14 18:05   |   <text:a xlink:type="simple" xlink:href="http://palinfo.habago.org/Entry?Command=Information_PrintForum&amp;iPage=408#FORUM32739"><text:span text:style-name="T2">#</text:span></text:a></text:p>
      <text:p text:style-name="P2"><text:span text:style-name="T3">Billy</text:span>的提議我也是一點興趣都沒有。我認為以色列人其實有很多好人<text:span text:style-name="T3">, </text:span>例如有一次我看了一場音樂會<text:span text:style-name="T3">, </text:span>是以色列手鼓樂手跟一位巴勒斯坦烏德琴手的兩人樂團<text:span text:style-name="T3">, </text:span>這是我看過最好的樂團之一<text:span text:style-name="T3">, </text:span>他們認為彼此是天生的一對樂人。<text:span text:style-name="T3"><text:line-break/></text:span>此外我也不太喜歡因為某人是以色列人便要調查起他的政治立場看是不是要挑戰他。即使是一個曾殺人無數的人，也許某些時候他不殺人時<text:span text:style-name="T3">, </text:span>我可能還跟他交起朋友來了。我雖然也是個懦夫<text:span text:style-name="T3">,</text:span>但我不認為此時我不設法送他入獄便是懦夫了。<text:span text:style-name="T3"><text:line-break/>Billy</text:span>說不表示意見就等於展現台灣人的奴性接受權勢的安排。施主言重了。不表示意見可能只是覺得自己的意見沒甚麼值得表示而已，不論是贊成還是反對。<text:span text:style-name="T3"><text:line-break/></text:span>我相信友誼或某整程度的原諒才能化解仇恨。我希望友誼能讓人超越個人或其擁護的政權或意識型態的立場。也許恨到世界毀滅了<text:span text:style-name="T3">, </text:span>還會剩下一絲的愛<text:span text:style-name="T3">, </text:span>讓大地重生。<text:span text:style-name="T3"><text:line-break/><text:line-break/></text:span>智巽<text:span text:style-name="T3"> </text:span></text:p>
      <text:p text:style-name="P4"/>
      <text:p text:style-name="P1"><text:span text:style-name="T1">陳真</text:span><text:s/>  |  2014.09.14 17:58   |   <text:a xlink:type="simple" xlink:href="http://palinfo.habago.org/Entry?Command=Information_PrintForum&amp;iPage=409#FORUM32738"><text:span text:style-name="T2">#</text:span></text:a></text:p>
      <text:p text:style-name="P2">看不懂兩位在<text:span text:style-name="T3"><text:s/>"</text:span>討論<text:span text:style-name="T3">" </text:span>什麼。<text:span text:style-name="T3"><text:line-break/><text:line-break/></text:span>至於<text:span text:style-name="T3"><text:s/>Billy </text:span>說的打倒以色列，如果指的是暴力，難道不是又成為另一個<text:span text:style-name="T3"><text:s/>"</text:span>以色列<text:span text:style-name="T3">"</text:span>？如果我們相信<text:span text:style-name="T3"><text:s/>might makes right</text:span>，相信拳頭就是真理，那美國不就是我們當今首應信奉的真理教教主。但就如高俊明牧師所說，一條比桌子還髒的抹布，豈有可能擦乾淨桌子？<text:span text:style-name="T3"><text:line-break/><text:line-break/>1986</text:span>年，民進黨建黨之後，大約清純了不到半年便臭不可聞。於是我便興起退黨的念頭。<text:span text:style-name="T3"><text:line-break/><text:line-break/>1988</text:span>年，我告訴陳菊及黨內一些前輩說，我想退黨，我沒法忍受這樣一個黨，總是把<text:span text:style-name="T3"><text:s/>"</text:span>自己人<text:span text:style-name="T3">" </text:span>的貪污、包工程及賄選等等視為理所當然，卻努力妖魔化持續在進步之中的國民黨。<text:span text:style-name="T3"><text:line-break/><text:line-break/></text:span>幾天後，發生五二零農民運動事件。前輩們說，你這不是在找麻煩、給大家潑冷水嗎？大家在受苦，你卻要退黨。於是我就暫時放下退黨的念頭。<text:span text:style-name="T3"><text:line-break/><text:line-break/></text:span>民進黨的前身<text:span text:style-name="T3">--</text:span>黨外，當它還很清純、充滿理想時，被台灣社會普遍認定為這是一群看不慣社會安定、看不慣民主自由的<text:span text:style-name="T3"><text:s/>"</text:span>陰謀野心份子<text:span text:style-name="T3">"(</text:span>我大學班上許多同學當時是這樣認定我的<text:span text:style-name="T3">)</text:span>，周遭幾乎所有人，對黨外都十分唾棄。<text:span text:style-name="T3"><text:line-break/><text:line-break/></text:span>但是，隨著民進黨建黨後開始大力參與選舉，而且腐敗指數迅速往上飆升，卻反而迅速獲得台灣人的支持。直到<text:span text:style-name="T3">1994</text:span>或<text:span text:style-name="T3">1993</text:span>年，我實在受不了，挑定了<text:span text:style-name="T3">228 </text:span>那一天，決定退黨。<text:span text:style-name="T3"><text:line-break/><text:line-break/></text:span>當然，那時候民進黨已經壯大到足以呼風喚雨，我的退黨就跟一隻蚯蚓鑽出洞穴外一般，引不起任何一絲注意。<text:span text:style-name="T3"><text:line-break/><text:line-break/></text:span>一直到了<text:span text:style-name="T3">1998</text:span>年，被我封為<text:span text:style-name="T3"><text:s/>"</text:span>天下第一大壞蛋<text:span text:style-name="T3">" </text:span>的陳水扁在林義雄的扶持下，掌握黨內大權。我發現，民進黨此時簡直是醜陋污穢到不堪聞問的地步，於是我從英國寫了一封越洋掛信給過去的黨內大老們說：我看你們<text:span text:style-name="T3"><text:s/>"</text:span>進步<text:span text:style-name="T3">" </text:span>得這麼快，不管什麼卑鄙的事竟然也做得出來，我敢說，你們執政有望了。寫完信，果然不到兩年，<text:span text:style-name="T3">2000</text:span>年的五月，民進黨就執政了。<text:span text:style-name="T3"><text:line-break/><text:line-break/></text:span>我要說的是，民進黨打倒國民黨，依靠的完全不是過去朗朗上口的各種理想，反而是依靠比國民黨更國民黨的各種腐敗手段來打倒國民黨。<text:span text:style-name="T3"><text:line-break/><text:line-break/></text:span>這故事告訴我們，如果你在乎的只是旗子的顏色，那麼，以其人之道還治其人之身，以一種比對方更齷齪更卑鄙的方式去打倒對方，確實是最容易成功的方法之一。但如果你在乎的是乾淨的桌面，那麼，這種綠出於藍、我比你更卑鄙的方式，只是使桌子更髒。<text:span text:style-name="T3"><text:line-break/><text:line-break/></text:span>我相信，如果比方說，委託那些綠油油、綠到發黑的學者、文化人或名嘴們，出來組織一個更會瞎掰更會造謠抹黑操弄仇恨的黨，要打敗民進黨一點困難都沒有，但那有意義嗎？<text:span text:style-name="T3"><text:line-break/><text:line-break/></text:span>當然，乾淨的方式想對付邪惡並不容易，但難道還會有更好的方法？它並不容易，並不表示不可能；它慢，但我們有的是時間，地球還不至於在千百年間便要毀滅。上帝不急，我就不急。<text:span text:style-name="T3"><text:line-break/><text:line-break/></text:span>各位看過麥兜吧？麥兜曾送給學校一個奇怪的鐘，秒針一年走一格，分針要三千六百年才能繞上一圈，然後屆時就會有一隻可愛的布穀鳥跑出來「咕咕、咕咕」報時。老師同學們以為這鐘根本沒在動，可當你靜下心來聆聽，你會聽到時鐘內部隱隱傳來堅定的齒輪聲。</text:p>
      <text:p text:style-name="P1"><text:span text:style-name="T1">楊世主</text:span><text:s/>  |  2014.09.14 17:54   |   <text:a xlink:type="simple" xlink:href="http://palinfo.habago.org/Entry?Command=Information_PrintForum&amp;iPage=409#FORUM32737"><text:span text:style-name="T2">#</text:span></text:a></text:p>
      <text:p text:style-name="P3">感覺<text:span text:style-name="T3">Billy</text:span>是個講義氣的人，才會想盡辦法盡己所能去多多少少作一些事，看看有沒有用，有用應該會開心，沒用當然也會難過，生氣憤恨，至少性情真誠像個孩子。<text:span text:style-name="T3"><text:s/></text:span>我有一個笨想法，如果真要去現場表達訴求，我們可不可以鼓勵大家消費以色列的產品，但請買的人每一次消費，就跟廠商說明請以色列人要好好照顧巴勒斯坦人，讓他們有乾淨的水，足夠的食物，完善的醫療，教育等等，和平為鄰。是否我們可以這樣做？我是在想，不是每個以色列人都是極端錫安主義者，用錯方法或態度怕會增添雙方的強暴，我相信只要是人，心中那份來自上帝的良心一定永遠都在，暫時蒙塵而已<text:span text:style-name="T3">.</text:span></text:p>
      <text:p text:style-name="P1"><text:span text:style-name="T1">彭成有</text:span><text:s/>  |  2014.09.14 16:06   |   <text:a xlink:type="simple" xlink:href="http://palinfo.habago.org/Entry?Command=Information_PrintForum&amp;iPage=409#FORUM32736"><text:span text:style-name="T2">#</text:span></text:a></text:p>
      <text:p text:style-name="P2">我叫彭成有，我以我的真名發文，這名字是父母給的，彭成有是一個名字，我也不是汙點證人，還是不雅文字，請勿加個<text:span text:style-name="T3">X</text:span>。<text:span text:style-name="T3"><text:line-break/><text:line-break/></text:span>既然沒有過當的行動，那很好，沒問題。人有自由思考的權力，就算是任何過當的思考都一律平等。法治規約都是針對行為，而非思想。<text:span text:style-name="T3"><text:line-break/><text:line-break/></text:span>猴子與電極香蕉的故事敘述，行為會受到他人模仿，思想則不會。所以在行動方面要多加考慮，很多人會模仿別人的行為，來獲取別人的思想，在宗教故事內多不勝舉。<text:span text:style-name="T3"><text:line-break/><text:line-break/></text:span>思想和行為的相互影響太多，檢舉暴力電玩，禁止情色書刊等，我不認為成年人會受到影響，但大眾有這個疑慮而不得安心，那就隨多數的吧<text:span text:style-name="T3"><text:line-break/><text:line-break/></text:span>台灣有太多焦慮需要消化，新聞能少則少，哪怕是肉香也足以引來。我還是看文就好<text:span text:style-name="T3"><text:line-break/></text:span></text:p>
      <text:p text:style-name="P1"><text:span text:style-name="T1">慶輝</text:span><text:s/>  |  2014.09.14 15:24   |   <text:a xlink:type="simple" xlink:href="http://palinfo.habago.org/Entry?Command=Information_PrintForum&amp;iPage=409#FORUM32735"><text:span text:style-name="T2">#</text:span></text:a></text:p>
      <text:p text:style-name="P3"><text:span text:style-name="T3">To Billy,<text:line-break/><text:line-break/></text:span>我同樣<text:span text:style-name="T3">30</text:span>代，但我周圍無論本省外省<text:span text:style-name="T3">30</text:span>代的平均來說，<text:span text:style-name="T3"><text:line-break/></text:span>其實臺語講不好的佔了很多。無冒犯之意也不是懷疑你，但在這情況下你是如何被本省人歧視的呢？到了我們這個年代根本就弄不清楚同學中誰是本省人誰是外省人啊。<text:span text:style-name="T3"><text:line-break/><text:line-break/></text:span>你家庭教育如何我無權置喙，但照你的說法，那除非我們有辦法集結武裝齊全的軍隊或是丟核但一次把以色列滅國不然所有的能做的手段都沒有幫上什麼忙。但我想這本不是一朝一夕可以解決的事情。<text:span text:style-name="T3"><text:line-break/><text:line-break/></text:span>考慮自己前途而不做這些沒什麼不好，我不覺得這是什麼軟弱或是孬，就算凶猛如獅虎，雄壯如象犀，碰到什麼草原火災或其它的災害第一反應就是逃，明哲保身。就我一個與你無關但看了你這幾篇留言的人而言，我也不希望你因為實行這些抗議活動造成你本身任何不好的後果。<text:span text:style-name="T3"><text:line-break/><text:line-break/></text:span>最後，看你我怎麼覺得你因為是要反抗自己家庭的傳統步調而開始做一些你所謂的改變？但就算照著自己家庭的傳統步調走我覺得那沒什麼好可悲的，到了我們這個年紀不管是什麼步調都早就應該是自己的步調了。話可能說重了一點，但你真的沒必要繼續當個大孩子啊。</text:p>
      <text:p text:style-name="P1">Billy Lee(<text:span text:style-name="T1">【反以色列暴行】中文站版主</text:span>)   |  2014.09.14 14:22   |   <text:a xlink:type="simple" xlink:href="http://palinfo.habago.org/Entry?Command=Information_PrintForum&amp;iPage=409#FORUM32734"><text:span text:style-name="T2">#</text:span></text:a></text:p>
      <text:p text:style-name="P2">彭<text:span text:style-name="T3">X</text:span>有，照你這麼說，那二二八事件或白色恐怖，都只能叫做台灣人自作孽不得活了。我不知你今天怎麼有膽識為了打擊某個意見不合的人，可以說這種搬弄是非、甚至撕裂族群的話。<text:span text:style-name="T3"><text:line-break/><text:line-break/></text:span>我們當然要追求和平，但面對根本不講理的族群，繼續死守我們一廂情願的和平手段，那和平對被害人來說是不存在的，我們實質上也沒幫到被害人一點點忙。<text:span text:style-name="T3"><text:line-break/><text:line-break/></text:span>至少我還是很在乎我未來的人生，我是不可能真的在現場打人罵人的。也許我不會到場或採取任何行動，因為就像別人說的，誰知道那幾個來台的以色列人真正的政治立場？<text:span text:style-name="T3"><text:line-break/><text:line-break/></text:span>然後跟你說，我是外省第二代，自小就被全班本省人看成異類。現在會變這樣，是因為太清楚如果照著自己家庭傳統的步調走，就會繼續像過去一樣覺得自己很可悲、看不起自己。</text:p>
      <text:p text:style-name="P1"><text:span text:style-name="T1">彭成有</text:span><text:s/>  |  2014.09.14 14:07   |   <text:a xlink:type="simple" xlink:href="http://palinfo.habago.org/Entry?Command=Information_PrintForum&amp;iPage=409#FORUM32733"><text:span text:style-name="T2">#</text:span></text:a></text:p>
      <text:p text:style-name="P3">我還是先說明一下，底下的反政府基因言論，指的是台灣的社運，別想成我在討厭反政府組織，又或者贊同以色列，請別悟出奇奇怪怪的道理來。<text:span text:style-name="T3"><text:line-break/><text:line-break/></text:span>實際上有衝動基因的研究，指出某些基因使人做出較為衝動的事情，當然媒體就搞成犯罪基因，這研究還有沒有做下去就不知道了<text:span text:style-name="T3"><text:line-break/><text:line-break/></text:span>至於要感化人們嚮往反戰，還是要處罰戰爭，都是人的自由意志，只是我沒有神佛的智慧，我可不敢拿起屠刀說『我的處罰是對的』。</text:p>
      <text:p text:style-name="P1"><text:span text:style-name="T1">彭成有</text:span><text:s/>  |  2014.09.14 12:54   |   <text:a xlink:type="simple" xlink:href="http://palinfo.habago.org/Entry?Command=Information_PrintForum&amp;iPage=409#FORUM32732"><text:span text:style-name="T2">#</text:span></text:a></text:p>
      <text:p text:style-name="P2">搞的像連坐處分一樣，如果反戰的生活，就是找戰場來戰<text:span text:style-name="T3"><text:line-break/></text:span>那我乖乖睡覺就好。<text:span text:style-name="T3"><text:line-break/><text:line-break/></text:span>拿道義的鞭子，去逼別人面對惡鄰的惡犬，除了令人反感就什麼也不剩了。<text:span text:style-name="T3"><text:line-break/><text:line-break/></text:span>台灣以前也靠恐懼力量起家，等到和平民主時，一放下力量，馬上反對者就撿起來，換人來散播恐懼。<text:span text:style-name="T3"><text:line-break/><text:line-break/></text:span>嗯，不過台灣人基因天生就反政府，沒辦法<text:span text:style-name="T3"><text:line-break/></text:span>最初移民到台灣的人，本來就是不想繳稅才來的<text:span text:style-name="T3"><text:line-break/></text:span>之後來的鄭成功也是走私海盜，前前後後台灣都沒有政府。一切財產土地都是靠拳頭搶來，在優生學的淘汰之下，台灣成了反政府基因的培養皿<text:span text:style-name="T3"><text:line-break/><text:line-break/><text:line-break/></text:span></text:p>
      <text:p text:style-name="P1"><text:span text:style-name="T1">陳真</text:span><text:s/>  |  2014.09.14 11:49   |   <text:a xlink:type="simple" xlink:href="http://palinfo.habago.org/Entry?Command=Information_PrintForum&amp;iPage=409#FORUM32731"><text:span text:style-name="T2">#</text:span></text:a></text:p>
      <text:p text:style-name="P3"><text:span text:style-name="T3">billy</text:span>，隱藏起來沒問題，但沒法隱藏一半，畢竟是討論同一件事。你的發言應該不會引發任何不快，這樣就要不快，那還能活在這島上嗎？你只是引發比方說我對你這活動的不認同而已。但不認同這一回的活動，下一回仍然有可能認同，事物本應如此。不認同並沒什麼大不了。我的朋友十個有九個都不認同我的作為，但基本上，他們不會因為不認同而把我視為敵人或壞人。人事本應如此。<text:span text:style-name="T3"><text:line-break/><text:line-break/></text:span>大陸流行一句嘲諷語叫河蟹，亦即和諧，類似台灣早期主流人士或官方常說的團結。這些詞，表面溫馨，其實是一種蔑視和打壓，我團你的結，我和你的蟹，若有不從，就是一堆帽子。<text:span text:style-name="T3"><text:line-break/><text:line-break/></text:span>先說這樣。餘後敘。希望你別把這點不河蟹的小事放心上。這樣就要不快，那還能活嗎？<text:span text:style-name="T3"><text:line-break/><text:line-break/></text:span>黨外時，有一次在一個群眾抗議場合中，大家抓到一個蒐證的特務，群情激憤，立即有人出手朝他臉上痛毆，一注鮮血迅即從他裂開的眼角往下流。我出來用身體擋，護著這個特務在混亂中逃離，群眾更生氣，把氣出在我頭上，說我怎麼護著一個爪爬仔。<text:span text:style-name="T3"><text:line-break/><text:line-break/></text:span>我要說的是，我就算被群眾圍起來打，也不會不快。生活長期以來，各種恐怖的惡搞數都數不清，若一點事就要不快，那還能活嗎？但不會不快自然也不意味著我會和稀泥。對就是對，錯就是錯，跟心情快不快扯不上關係。</text:p>
      <text:p text:style-name="P1">Billy Lee(<text:span text:style-name="T1">【反以色列暴行】中文站版主</text:span>)   |  2014.09.14 10:18   |   <text:a xlink:type="simple" xlink:href="http://palinfo.habago.org/Entry?Command=Information_PrintForum&amp;iPage=409#FORUM32730"><text:span text:style-name="T2">#</text:span></text:a></text:p>
      <text:p text:style-name="P2">原本我希望把這些跟陳真的對白隱藏起來不要公開，就是覺得可能會引發侵犯感，因為這用語聽起來顯然令人不快。如果我跟你面對面說話，我也勢必會這麼說。對我來說，把真心話講出來，只是一種溝通的方法，或者是說，避免未來陷入更嚴重的麻煩。這種心態去就業絕對完蛋，但今天的我只相信，我的前半生已深受教條所害。<text:span text:style-name="T3"><text:line-break/><text:line-break/></text:span>前半生的個人經驗告訴今天的我，不說出來，最後情況只會更惡劣。我過去一直受全然壓抑的品德教育，被教導不能表達情緒，凡事只有忍耐、少說點話、全然接受別人的安排才能成大事。但我並沒有因為這緣故而變得更有修養，經歷無數反效果後，我反而變得更恐懼與人互動、更不信任人、常把誤會杯弓蛇影、總對吃虧耿耿於懷。<text:span text:style-name="T3"><text:line-break/><text:line-break/></text:span>以前的我會把一些人際間的誤會給深深地埋著，乾脆當作沒發生過。但我後來就因此變得很抑鬱，而且刻意閃避跟我發生誤會的人，搞得人家都嫌我神經兮兮的。但這是我當時唯一做得出來的事。現在想起來只覺得那個陰陽怪氣的我很不堪、令今天的我很失望。<text:span text:style-name="T3"><text:line-break/><text:line-break/></text:span>現在只會告訴自己，如果想說就一定要說，如果有些話太過有犯意，可以試著修飾，但絕不等於必須扭曲原意。有時只有把最關鍵的那些字眼講出來，才能讓大家一起檢視問題點在哪（不論出在誰），或者順便也能檢視自己的觀點是否不合用。我不會強調自己就是對的，如果真的不合用，我會接受別人的看法（至少在緊要關頭）。<text:span text:style-name="T3"><text:line-break/><text:line-break/></text:span>你們回覆我了，我也看看各位的意見，重新整合成自己的新觀點。提到法治，本來我非常反彈（很大一部份的怨言就來自這點），但是想想自己沒後臺又沒錢找律師請市議員，我才三十幾歲而已還沒等到自我實現的那天，就要揹一堆前科，每天都要面對電話騷擾，想都不敢想，骨子裡又犯俗辣了，最後還是回歸可悲的酸民命。要是我當時跟陳真激辯時想到我現在講的話，恐怕我會跑去跳樓。不可否認法治是民主國家裡能維持多數人安居樂業的力量，就像最近新聞動不動就看到有人半路攔車打人，理由不過是些雞毛蒜皮小動作，如果非想爭個公道不可，報警還是我們唯一能想到的事情。總得有警察才能為你遭到的無端騷擾申冤吧？<text:span text:style-name="T3"><text:line-break/><text:line-break/></text:span>從以色列在巴以衝突上一直以來所展現的態度，我只相信一件事就是，你不可以用禮貌或感化教育對待他們，你只能厲聲責罵他們，要不然就是打倒他們，而且是愈直接愈有效。以色列接受的教育就是要你暢所欲言，你內心有什麼想法都不要隱藏；但大多數以色列人的價值觀深深陷在錫安主義裡，他們最不會隱藏的就是支持錫安主義，畢竟這是整個社會都說對的。所以現在的以色列人會光明正大去歧視阿拉伯人，並公然忝不知恥的說自己這麼做天經地義。你對他們默不作聲，他們就會百無禁忌地迫害巴勒斯坦；你對他們講理，他們會覺得你威脅不了他，他們依然會去迫害巴勒斯坦。我們一直以為講理是最正確的做法，但很抱歉，以色列人在巴勒斯坦問題上絕不吃講理這一套，除非你用夠粗暴的方式讓他無法得逞。<text:span text:style-name="T3"><text:line-break/><text:line-break/></text:span>我是天生情緒起伏大，尤其對於正義或記仇這種事，有著他人難以理解的激烈，也就是這緣故讓我前半生一直不得安寧，在同儕眼中漸成異類。我是在壓抑教育下成長，所以我現在對社會化的價值充滿懷疑。有時我看著看著巴勒斯坦被這樣殘害，心中甚至一些殘酷的想法都出來了（要是講出來我應該等下就會被警方傳喚了）。很感嘆，台灣真的沒辦法跟西方一樣，辦出像『反貪腐大隊』那種街頭遊行嗎？或是做出更為顯眼的行動？<text:span text:style-name="T3"><text:line-break/><text:line-break/></text:span>台灣人向來都被教育成不要有自己的意見，必須全然接受權勢的安排，只有這樣才有可能成功。這在台灣一定會成功，但到國外什麼都不是。這樣造成一個結果就是，台灣人很善於去融入外國的圈子，卻很難得到外國人的尊重。我們總以為拿出『沉默的專業』就能讓對方尊重了，但很可笑的是如果從外國人的角度來看，他其實沒有那麼尊重你，那些所謂口耳相傳的尊重都是台媒用本地輿論的角度來薰陶（麻醉？）我們的。這也就能說明，為什麼在外國企業裡的台灣人幾乎都只能在中低階層打轉，始終沒機會進入外國的決策領域。我甚至不得不承認，以色列教育界就是充分授權學生表達意見（撇開錫安主義那一塊，他們依然有許多不同領域的意見），才能建立充裕的創造力與表達力，獲得走到企業前端去的機會。<text:span text:style-name="T3"><text:line-break/><text:line-break/></text:span>我還是會暢所欲言，不管其他人怎麼說，就算我再怎麼嘗試改善自己的表達方式，我也絕不會扭曲原意。如果必須扭曲原意才能被賦予發聲權，那我很清楚，那個地方容不下我。</text:p>
      <text:p text:style-name="P1"><text:span text:style-name="T1">隆誌</text:span><text:s/>  |  2014.09.13 07:17   |   <text:a xlink:type="simple" xlink:href="http://palinfo.habago.org/Entry?Command=Information_PrintForum&amp;iPage=409#FORUM32729"><text:span text:style-name="T2">#</text:span></text:a></text:p>
      <text:p text:style-name="P3">有些人物令人作噁的原因，並不在於人物本身。而是本身從事相同或類似的事情，卻高舉道德大旗，大肆批評或攻擊別人。簡單地說，就是偽君子和真小人之分。如美國口口聲聲講人權，卻不顧人權設立黑牢，審訊戰俘。<text:span text:style-name="T3"><text:line-break/><text:line-break/></text:span>企業界、醫界和學界都是如此，可是卻無人指摘企業界。在於企業界以擴張和利益為主，常常不擇手段地獲取，本來就是真小人。醫界和學術界總是高舉道德大旗，批評政治人物做這樣的事情。然而當指摘別人的同時，卻也從是相似和相同的事情。更總以黨同伐異的心態，區分所有事件，混亂的道德和價值觀。<text:span text:style-name="T3"><text:line-break/><text:line-break/></text:span>前陣子某些打著維護女權者，批評某老闆意淫女性之類。這幾天某人貶抑女性的言論之後，只因這人是同一路線，所以這些維護女權者卻幾乎噤聲。類似的言論，卻有兩套不同的標準？！這些天天訴諸高道德者，為何如此眼盲和心盲地看待自己和自己人。對這些人來說，道德和訴求，只是一種工具罷了。用以迷惑崇拜者或是騙取支持，強化崇拜罷了。真正達到目的之後，道德就不再是被需要的工具，反而丟在一旁。<text:span text:style-name="T3"><text:line-break/><text:line-break/></text:span>我拿到學位之後，轉而投身企業界，也是因為看盡這種雙重標準的事情。在那個環境裡面，被目光投注者或是鎂光燈聚焦者常常訴求高道德和高標準，甚至被認為<text:span text:style-name="T3">xxx</text:span>的精神標竿。光彩奪目的表面之下，卻也做著相同臭不可聞之事。呵！人生為何要活得這麼辛苦。<text:span text:style-name="T3"><text:line-break/><text:line-break/></text:span>也許就如呂楠所說：「醫院外面才是精神病院，裏面倒像教堂、寺廟、修道院，極為寧靜。」醫院裡面這些人，很真誠地做自己，誠實地面對自己。外面那些人，天天帶不同面具生活。還得催眠自己去使用不同標準，面對外界和自己。到底誰才是所謂的瘋子，誰才是有病？</text:p>
      <text:p text:style-name="P1"><text:span text:style-name="T1">陳真</text:span><text:s/>  |  2014.09.12 18:25   |   <text:a xlink:type="simple" xlink:href="http://palinfo.habago.org/Entry?Command=Information_PrintForum&amp;iPage=409#FORUM32728"><text:span text:style-name="T2">#</text:span></text:a></text:p>
      <text:p text:style-name="P2">二十年前，我在精神醫學會上提案，要求醫界內部應檢討藥商和醫界之間的不當利益輸送，包括公然且明目張膽的各種旅遊招待、代繳各種私人生活費用或開支如書籍、機票或所謂<text:span text:style-name="T3"><text:s/>“</text:span>樂捐<text:span text:style-name="T3">” </text:span>或<text:span text:style-name="T3"><text:s/>“</text:span>贊助<text:span text:style-name="T3">”</text:span>等，引起醫界大老、新秀們的強烈反彈。<text:span text:style-name="T3"><text:line-break/><text:line-break/><text:line-break/></text:span>這些反彈當然全都是來陰的，畢竟輿論不可能認同那樣一些醫藥掛勾的行為。表面上，醫界對我的批評表現得好像很認同，但實際上完全不是這樣，實際上是私下來陰的整你，並且一直以為我背後代表哪一方醫界勢力在對付另一股勢力。其實我背後什麼人也沒有，始終就全是我一個人出來表示一點不滿，如此而已。<text:span text:style-name="T3"><text:line-break/><text:line-break/><text:line-break/></text:span>後來有一天，一個目前已是醫界天王級的大老，來我工作的醫院演講。講完之後，秘書請他來院長室坐坐，我剛好也在場。院長秘書端給天王一杯白開水。天王接過水杯後，故意仔細端詳這杯子，然後轉頭問我說，<text:span text:style-name="T3">“</text:span>陳醫師，請問這水我可以喝嗎？有沒有醫學倫理的問題？<text:span text:style-name="T3">” </text:span>我知道他語帶諷刺，沒有回他的話。<text:span text:style-name="T3"><text:line-break/><text:line-break/><text:line-break/></text:span>我發現，在那之後，醫界對於<text:span text:style-name="T3"><text:s/>“</text:span>公然<text:span text:style-name="T3">” </text:span>接受藥商食物或贈品變得很敏感，故意要表現得好像醫界很重視醫藥的不當饋贈問題。但醫藥關係之複雜與陰暗又何止是開會時藥廠所提供的那一點點餐點？你就算開完會打包幾塊餅乾蛋糕回家吃也無妨，那根本不是重點。我就常夾帶幾個餅乾回家孝敬學姊。<text:span text:style-name="T3"><text:line-break/><text:line-break/><text:line-break/></text:span>讓我很訝異的是，所謂改革改半天，原本批評不應該<text:span text:style-name="T3"><text:s/>“</text:span>公然<text:span text:style-name="T3">” </text:span>去做的事，這下全轉為地下或私下進行。<text:span text:style-name="T3"><text:line-break/><text:line-break/><text:line-break/></text:span>我對這一切抱持悲觀，因為我不相信這些事會有所改變，除非台灣人的行事作風和價值觀產生根本變化。就跟政界一樣，你很難期待它的墮落下流甚至邪惡會有什麼根本性的改變，永遠就是官商勾結，黑白掛勾。所謂理想，只是一種撈錢撈名利撈資源的手段。<text:span text:style-name="T3"><text:line-break/><text:line-break/><text:line-break/></text:span>極少數人也許可以出污泥而不染，但單憑個人不可能改變整體污泥的事實，除非，除非台灣人的行事作風及道德感美感起了根本變化。<text:span text:style-name="T3"><text:line-break/><text:line-break/></text:span>為了某種政治因素，以此去攻擊特定個人是沒有多大意義的，畢竟這個被攻擊的人很可能在醫界來講已經算是清流了。我們不該去攻擊地上一點灰塵，卻似乎看不見整座垃圾山。<text:span text:style-name="T3"><text:line-break/><text:line-break/></text:span>陳真</text:p>
      <text:p text:style-name="P4"/>
      <text:p text:style-name="P1"><text:span text:style-name="T1">陳真</text:span><text:s/>  |  2014.09.12 13:39   |   <text:a xlink:type="simple" xlink:href="http://palinfo.habago.org/Entry?Command=Information_PrintForum&amp;iPage=410#FORUM32727"><text:span text:style-name="T2">#</text:span></text:a></text:p>
      <text:p text:style-name="P2">羅淑蕾控柯<text:span text:style-name="T3">P </text:span>貪汙洗錢逃漏稅<text:span text:style-name="T3"><text:line-break/><text:line-break/></text:span>中時電子報<text:span text:style-name="T3"><text:line-break/></text:span>作者林思慧、陳志賢╱台北報導<text:span text:style-name="T3"><text:s/>| <text:line-break/>2014</text:span>年<text:span text:style-name="T3">9</text:span>月<text:span text:style-name="T3">11</text:span>日<text:span text:style-name="T3"><text:line-break/><text:line-break/></text:span>中國時報【林思慧、陳志賢╱台北報導】<text:span text:style-name="T3"><text:line-break/><text:line-break/></text:span>國民黨立委羅淑蕾昨日召開記者會，指控無黨籍台北市長參選人柯文哲，多年前在台大醫院私設<text:span text:style-name="T3">MG149</text:span>帳號，協助醫生、護士逃漏稅等違法亂紀行為；她痛批柯，「不是白色的力量，是白色巨塔下的黑勢力」質疑他在台大就弄小金庫，若當上台北市長會不會弄個大金庫？<text:span text:style-name="T3"><text:line-break/><text:line-break/></text:span>羅淑蕾出示資料和隨身碟表示，已掌握真假帳資料、人頭帳戶、假發票和人頭助理等細節。她隨後並到台北地檢署告發柯涉嫌貪汙、洗錢、違反稅捐稽徵法。<text:span text:style-name="T3"><text:line-break/><text:line-break/></text:span>贊助捐款<text:span text:style-name="T3"><text:s/></text:span>都進帳戶<text:span text:style-name="T3"><text:line-break/><text:line-break/></text:span>羅淑蕾表示，台大醫院為杜絕紅包文化，設立<text:span text:style-name="T3">402</text:span>專戶接受各界捐款，但柯文哲在此專戶下私設<text:span text:style-name="T3">MG149</text:span>帳戶，主要收入來源包括廠商贊助、企業捐款，加入<text:span text:style-name="T3">MG149</text:span>的人頭稅，醫生<text:span text:style-name="T3">4000</text:span>元、護士<text:span text:style-name="T3">1000</text:span>元；帳目分為公帳、私帳、個別帳、臨床研究帳戶<text:span text:style-name="T3">4</text:span>大類；為了迴避台大會計稽核，帳本<text:span text:style-name="T3">1</text:span>式<text:span text:style-name="T3">2</text:span>份，都有真假之分。<text:span text:style-name="T3"><text:line-break/><text:line-break/></text:span>「外科加護醫療經費<text:span text:style-name="T3">MG149</text:span>法規」設立原則，包括「金錢不是萬能，但是沒錢卻萬萬不能」、「為了錢，全軍叛變；為了錢，兄弟反目成仇」、效法耶穌會精神：自覺、才智、愛心、勇氣，以永續經營的理念發揚「<text:span text:style-name="T3">MG149</text:span>」的力量，並幫助有關人員成長，使其日後有更大的力量幫助世人；規定中的人頭稅代表入會費，軍機處則是負責管理印章、存摺，還會提醒會員收好捐款收據，以供減免年度所得稅。<text:span text:style-name="T3"><text:line-break/><text:line-break/></text:span>制定內規<text:span text:style-name="T3"><text:s/></text:span>私下分贓<text:span text:style-name="T3"><text:line-break/><text:line-break/></text:span>羅淑蕾說，柯文哲制定內規，在收支項目清楚說明，「可將錢捐入<text:span text:style-name="T3">MG149</text:span>內，公司人運用，先捐入，再領出，可扣抵所得稅」，變相出售捐款收據，協助他人逃稅；對外提供服務是『洗錢』，匯入公帳，由私帳支出現金（洗錢）扣<text:span text:style-name="T3">10%</text:span>」。<text:span text:style-name="T3"><text:line-break/><text:line-break/></text:span>她說，<text:span text:style-name="T3">MG149</text:span>第<text:span text:style-name="T3">8</text:span>條「臨床試驗經費處理辦法」第三項第三款明訂，「主持人承包業務的總收入，在扣掉一切支出後，若有剩餘，<text:span text:style-name="T3">5-5</text:span>分帳」，都顯示柯文哲將公立醫院收入私下分贓，主導貪汙事證明確；這個小金庫「呷好道相報」，還對外提供服務，包括柯文哲妹妹都加入。<text:span text:style-name="T3"><text:line-break/><text:line-break/></text:span>每年最多進帳<text:span text:style-name="T3">1850</text:span>萬<text:span text:style-name="T3"><text:line-break/><text:line-break/></text:span>羅淑蕾指稱，柯文哲在民國<text:span text:style-name="T3">92</text:span>年親手草擬「外科加護醫療經費<text:span text:style-name="T3">MG149</text:span>法規」，經過數十次修改，這個小金庫成立以來，每年進帳最多<text:span text:style-name="T3">1850</text:span>萬元，最少也有<text:span text:style-name="T3">854</text:span>萬元；當中還包括葉克膜廠商，單年度曾經捐了百萬元，其他還有<text:span text:style-name="T3">2</text:span>家廠商，專門幫柯文哲蒐集假發票，以及提供人頭申請助理經費。<text:span text:style-name="T3"><text:line-break/><text:line-break/></text:span>她說，柯文哲接受廠商的捐款，挪作私人用途，與新北巿多所學校營養午餐弊案中，廠商捐款到私帳的情形一樣，她認為這就是貪汙。<text:span text:style-name="T3"><text:line-break/><text:line-break/></text:span>同時，廠商款項到戶頭後，柯文哲就去扣手續費，再把錢洗出去，涉嫌使用不實發票，希望檢察官能趕快調查。</text:p>
      <text:p text:style-name="P1"><text:span text:style-name="T1">陳真</text:span><text:s/>  |  2014.09.12 13:02   |   <text:a xlink:type="simple" xlink:href="http://palinfo.habago.org/Entry?Command=Information_PrintForum&amp;iPage=410#FORUM32726"><text:span text:style-name="T2">#</text:span></text:a></text:p>
      <text:p text:style-name="P3">同一份考卷上還有一題，不過這題蠻容易的。<text:span text:style-name="T3"><text:line-break/><text:line-break/>"</text:span>下列關於團隊的敘述何者不正確？<text:span text:style-name="T3"><text:line-break/>(A) </text:span>團隊合作不良是造成醫療錯誤的原因之一。<text:span text:style-name="T3"><text:line-break/>(B)</text:span>團隊不等於團隊工作。<text:span text:style-name="T3"><text:line-break/>(C)</text:span>團隊工作不需學習。<text:span text:style-name="T3"><text:line-break/>(D)</text:span>團隊工作要能運作正確有效，有四要素：團隊形成、團隊運作、掌握狀況、有效溝通。<text:span text:style-name="T3"><text:line-break/><text:line-break/></text:span>這題我選<text:span text:style-name="T3">(C)</text:span>。親愛的醫師同袍們，你選對了嗎？你的醫學倫理功力提昇了嗎？</text:p>
      <text:p text:style-name="P1"><text:span text:style-name="T1">陳真</text:span><text:s/>  |  2014.09.12 12:56   |   <text:a xlink:type="simple" xlink:href="http://palinfo.habago.org/Entry?Command=Information_PrintForum&amp;iPage=410#FORUM32725"><text:span text:style-name="T2">#</text:span></text:a></text:p>
      <text:p text:style-name="P2">隨手舉個例，剛剛收到這一期的<text:span text:style-name="T3"><text:s/>"</text:span>台灣醫學<text:span text:style-name="T3">" </text:span>期刊，後面有醫學倫理通訊學分的考題，出題者就是台灣醫學倫理界的第一大紅人蔡甫昌醫師。<text:span text:style-name="T3"><text:line-break/><text:line-break/></text:span>舉其中一題為例：<text:span text:style-name="T3"><text:line-break/><text:line-break/>"</text:span>一般而言，作為一位臨床醫師，他的主要利益應為下列何者？<text:span text:style-name="T3"><text:line-break/>(A)</text:span>經濟收入。<text:span text:style-name="T3">(B)</text:span>病患健康。<text:span text:style-name="T3">(C)</text:span>學術成就。<text:span text:style-name="T3">(D)</text:span>醫界地位。<text:span text:style-name="T3">"<text:line-break/><text:line-break/></text:span>我原本是選<text:span text:style-name="T3">(A)</text:span>經濟收入，因為其它三者怎麼會稱為一種個人利益？但我請教倫理高人的結果，答案很可能是<text:span text:style-name="T3">(B)</text:span>病患健康。<text:span text:style-name="T3"><text:line-break/><text:line-break/></text:span>答案卷我還沒寄出，因為我還在<text:span text:style-name="T3"><text:s/>"</text:span>思索<text:span text:style-name="T3">" </text:span>這麼沒大腦的題目究竟是要叫大家選哪個答案。現場若有倫理高手，不妨指教。我的倫理學分快不夠了。不夠的話，醫師執照就會被吊銷。</text:p>
      <text:p text:style-name="P1"><text:span text:style-name="T1">陳真</text:span><text:s/>  |  2014.09.12 12:32   |   <text:a xlink:type="simple" xlink:href="http://palinfo.habago.org/Entry?Command=Information_PrintForum&amp;iPage=410#FORUM32724"><text:span text:style-name="T2">#</text:span></text:a></text:p>
      <text:p text:style-name="P3">我曾在文章裏約略提到一件奇怪的事。這事始末是這樣。<text:span text:style-name="T3">2007</text:span>年，我成為公務員，從英國返國在台大雲林分院工作。<text:span text:style-name="T3"><text:line-break/><text:line-break/></text:span>上班沒幾天，有幾位藥商來辦公室找我。我過去都會在辦公室門口掛上<text:span text:style-name="T3"><text:s/>"</text:span>藥商止步<text:span text:style-name="T3">" </text:span>的警告牌。但因為剛上班不久，牌子還來不及掛上，於是藥商就闖進來了。<text:span text:style-name="T3"><text:line-break/><text:line-break/></text:span>幾位藥商簇擁著一位似乎位階較高的藥廠主管，來到我辦公室，看我桌上有電腦，書架上有一些書，竟然說：<text:span text:style-name="T3">"</text:span>陳醫師，哇，這是你的電腦嗎？你有好多書哦。這些都是你自己買的嗎？<text:span text:style-name="T3">" <text:line-break/><text:line-break/></text:span>我聽不懂他的意思，就說，<text:span text:style-name="T3">"</text:span>是我自己買的啊。<text:span text:style-name="T3">" <text:line-break/><text:line-break/></text:span>藥商笑說：<text:span text:style-name="T3">"</text:span>哎呀，陳醫師太客氣了，聽說陳醫師剛從英國回來。這些東西我們幫你買就好了。<text:span text:style-name="T3">" <text:line-break/><text:line-break/></text:span>我反問：<text:span text:style-name="T3">"</text:span>為什麼你們要幫我買？<text:span text:style-name="T3">"<text:line-break/><text:line-break/></text:span>幾個藥商一聽，竟然全都笑出來。其中一個說：<text:span text:style-name="T3">"</text:span>陳醫師剛從國外回來可能不知道，陳醫師可以用研究的名義購買，我們公司都可以出錢。<text:span text:style-name="T3">"<text:line-break/><text:line-break/></text:span>接著，對方可能看我傻傻的一頭霧水，於是開始講到重點，他說，<text:span text:style-name="T3">"</text:span>陳醫師不用擔心，這很簡單的，很多醫師都是這樣，就是設個帳戶，不必用陳醫師的名字，然後我們就會輾轉把錢匯進去。<text:span text:style-name="T3">"<text:line-break/><text:line-break/></text:span>我聽完就說：<text:span text:style-name="T3">"</text:span>你們知道我是誰嗎？你們是不是應該先去打聽一下，然後再來跟我講這些事。<text:span text:style-name="T3">"<text:line-break/><text:line-break/></text:span>幾位藥商頓時臉色有異，慌忙告辭。<text:span text:style-name="T3"><text:line-break/><text:line-break/></text:span>幾天後，其中一位藥商又來敲門。這回態度不太一樣了，變得很拘謹，一副戒慎恐懼，畢恭畢敬，表明來意說：<text:span text:style-name="T3"><text:line-break/><text:line-break/>"</text:span>陳醫師，那天我們講的那些事，可能有點誤會，希望陳醫師不要講出去。<text:span text:style-name="T3">"<text:line-break/><text:line-break/></text:span>我說，<text:span text:style-name="T3">"</text:span>我只會批評一些普遍現象，不會跟個人為難。我自己不會去做這些事，但別人要怎麼做我不會去阻止，畢竟這些事很普遍，若要追究，恐怕台灣一大半的醫師都得去坐牢。<text:span text:style-name="T3">"<text:line-break/><text:line-break/></text:span>該藥商在取得我的保證不會抖出他們之後，踉蹌離去。很快地，我的辦公室又恢復了寧靜，沒有藥商敢來找我說要幫我出機票、買書、買電腦等等之類。<text:span text:style-name="T3"><text:line-break/><text:line-break/></text:span>我其實根本不知道這幾位藥商是誰，也忘了他們是哪一家藥廠。重點是：<text:span text:style-name="T3"><text:line-break/><text:line-break/></text:span>第一：這些事，我相信一定非常普遍，要不然不會輕易就對一個剛來的醫師講得這麼輕鬆而明白，擺明了就是要幫我設立一個黑帳戶，以便藥商輾轉用一些什麼研究的名義幫我支付各種生活開銷與研究支出。<text:span text:style-name="T3"><text:line-break/><text:line-break/></text:span>第二，就跟各種黑心食品之普遍存在台灣一樣，各行各界的處事心態就是：有好處就盡量撈，哪管他人死活。醫界也一樣。我待過醫學中心，也當過開業醫，從高層到基層統統都一樣，為了利益，不擇手段，有些時候，惡劣到一種你沒法想像的地步，比餿水油有過之無不及。<text:span text:style-name="T3"><text:line-break/><text:line-break/></text:span>第三，更可怕的是，其實社會大眾並不是真的在乎這些事；一旦有事，大家都會努力發出譴責，但自己只要一有機會也能多撈點錢撈點名利，絕不會拒絕；即便以傷害他人健康為代價亦在所不惜。這就是台灣人的普遍心態與社會風氣。<text:span text:style-name="T3"><text:line-break/><text:line-break/></text:span>第四，一些普遍存在的事，它之所以能在各行各業普遍存在，意味著人們把它當成一種彼此心照不宣的潛規則。唯有到了選舉時刻或準備拿來對付誰時，這些事才會曝光。這意味著，人們其實並不是真的在乎這些事本身的是非對錯，而只是在某種狀況下拿來做為一種攻擊武器。<text:span text:style-name="T3"><text:line-break/><text:line-break/></text:span>第五，所謂揭弊，在某個意義上是可恥的，因為選擇性的正義不是正義。大家幾乎統統都這樣幹，而你卻光打其中一個，把他打成妖魔，這合乎正義嗎？<text:span text:style-name="T3"><text:line-break/><text:line-break/></text:span>第六，以這類藥商黑帳戶之事為例，我沒證據證明這事非常普遍，雖然藥商自己是這麼強調，所以叫我放心接受金錢而不用客氣，但我畢竟沒有證據證明它到底有多普遍。<text:span text:style-name="T3"><text:line-break/><text:line-break/></text:span>但我相信，連我這樣一個幾乎與醫界脫節的人，都會屢屢聽聞或接觸到類似事情，那些長久在醫界工作的人不可能不知道。這基本上就是一整個醫界全是共犯結構，彼此心照不宣。<text:span text:style-name="T3"><text:line-break/><text:line-break/></text:span>第七，將近二十年前，我因為寫文章以及透過醫學會正式提案，表達我對台灣醫界總是<text:span text:style-name="T3"><text:s/>"</text:span>公然且明目張膽<text:span text:style-name="T3">" </text:span>地接受藥商的饋贈以及拿回扣的不滿，包括各種旅遊招待甚至性招待等等，引起醫界特別是精神醫學界許多老枝新秀的集體強烈攻擊。<text:span text:style-name="T3"><text:line-break/><text:line-break/></text:span>兩年後，我考上教育部公費留學史上首度次創立的<text:span text:style-name="T3"><text:s/>"</text:span>醫學倫理<text:span text:style-name="T3">" </text:span>學門的全額獎學金。我知道這個領域將來在台灣醫界或學界會有一大塊大餅大家搶著吃，將會成為一種顯學。但我出國的第二年就在醫望雜誌寫文章表明我的悲觀以此對所謂醫學倫理的厭惡。<text:span text:style-name="T3"><text:line-break/><text:line-break/></text:span>就知識的本質而言，天底下不應該有醫學倫理這樣一種學科，就好像不應該有愛情倫理或孝道倫理或銀行員倫理的獨立學科一樣；相關的議論理應分別屬於哲學、社會學或政治學或歷史學等等。天底下不應該有所謂醫學倫理學家，就好像天底下不應該有孝順專家或愛情專家一樣，除非他本身是個哲學家、社會學家或政治學家、歷史學家等等。<text:span text:style-name="T3"><text:line-break/><text:line-break/></text:span>第八，更重要的是，知識方面的討論並無助於現實的腐敗。開設一堆有口無心而且毫無大腦、甚至非常反智低能的所謂醫學倫理課程<text:span text:style-name="T3">(</text:span>不信的話，不妨看看醫學雜誌上那些醫學倫理學分考題就知道有多低能<text:span text:style-name="T3">)</text:span>，或強迫每個醫生每年一定要取得多少所謂醫學倫理學分才能更新醫師執照，企圖以此來改善現實的腐敗，那純粹就是自欺欺人。<text:span text:style-name="T3"><text:line-break/><text:line-break/></text:span>就好像我們看到有人忤逆長上，對父母又打又罵，或是對父母健康死活不聞不問只關心遺產，我不需要先去修一堆孝順學分才能知道這是很不孝的行為。就好像一個銀行員不把鈔票塞進自己的口袋，並不需要修什麼<text:span text:style-name="T3"><text:s/>"</text:span>銀行員倫理<text:span text:style-name="T3">" </text:span>的學分一樣。<text:span text:style-name="T3"><text:line-break/><text:line-break/></text:span>結論是：一個現象如果非常普遍，那意味著人們其實根本不在乎。要改變這些潛規則只有一個可能，那就是人們普遍必須覺得這樣一些現象是錯的、可恥的、難以忍受的。<text:span text:style-name="T3"><text:line-break/><text:line-break/></text:span>陳真<text:span text:style-name="T3">2014.09.12.<text:line-break/>================<text:line-break/></text:span>柯被爆私設帳戶洗錢<text:span text:style-name="T3"><text:s/></text:span>羅淑蕾：台大的黑色力量<text:span text:style-name="T3"><text:line-break/><text:line-break/>NOWnewsNOWnews – 2014</text:span>年<text:span text:style-name="T3">9</text:span>月<text:span text:style-name="T3">10</text:span>日<text:span text:style-name="T3"> <text:line-break/><text:line-break/></text:span>記者林靖堂／台北報導<text:span text:style-name="T3"><text:line-break/><text:line-break/></text:span>國民黨立委羅淑蕾今（<text:span text:style-name="T3">10</text:span>）日召開記者會，指控無黨籍台北市長參選人柯文哲涉嫌利用「外科加護醫療經費<text:span text:style-name="T3">MG149</text:span>」教唆台大外科團隊洗錢、逃漏稅。<text:span text:style-name="T3"><text:line-break/><text:line-break/></text:span>羅淑蕾表示，在柯文哲親擬的<text:span text:style-name="T3">MG149</text:span>帳戶規則內，<text:span text:style-name="T3">2003</text:span>年版本公然「鼓勵大家利用<text:span text:style-name="T3">MG149</text:span>內，可將錢捐入<text:span text:style-name="T3">MG149</text:span>內，買私人物品或出國經費。先捐入，再領出，可扣抵所得稅」，她痛批，柯文哲根本是台大醫院內的黑色力量。<text:span text:style-name="T3"><text:line-break/><text:line-break/></text:span>羅淑蕾拿出柯文哲<text:span text:style-name="T3">2003</text:span>年至<text:span text:style-name="T3">2012</text:span>年間修改近<text:span text:style-name="T3">20</text:span>次的「外科加護醫療經費<text:span text:style-name="T3">MG149</text:span>」規定，根據<text:span text:style-name="T3">MG149</text:span>規定「主持人承包業務的總收入，在扣掉一切支出後，若有剩餘，<text:span text:style-name="T3">5-5</text:span>分帳，若仍放<text:span text:style-name="T3">MG149</text:span>內之個別帳可支出私人的費用。若要轉由私帳洗出現金則要扣<text:span text:style-name="T3">10%</text:span>的洗錢費用」。<text:span text:style-name="T3"><text:line-break/><text:line-break/></text:span>羅淑蕾痛陳，柯文哲直接將「洗錢」寫入法規中，直到<text:span text:style-name="T3">2008</text:span>年政黨輪替後的版本才改為「提領現金的方法」，甚至還載明帳戶提供對外服務。<text:span text:style-name="T3"><text:line-break/><text:line-break/></text:span>羅淑蕾指控，台大醫院設立<text:span text:style-name="T3">402</text:span>專戶接受各界捐款，但是柯文哲竟利用職務之便，在<text:span text:style-name="T3">402</text:span>專戶下私設<text:span text:style-name="T3">MG149</text:span>「帳中帳」，並將<text:span text:style-name="T3">MG149</text:span>帳目分為「公帳、私帳、個別帳、臨床研究帳戶」四大帳戶，並交由專人看管處理。<text:span text:style-name="T3"><text:line-break/><text:line-break/></text:span>再者，柯文哲要求台大外科團隊在內的台大醫師、護理師等加入，且加入者須繳「入會費」，主治醫生<text:span text:style-name="T3">4</text:span>千元、護士或護理師<text:span text:style-name="T3">1</text:span>千元。<text:span text:style-name="T3"> <text:line-break/><text:line-break/></text:span>羅淑蕾指出，柯文哲自<text:span text:style-name="T3">2003</text:span>年起親手擬定並私設<text:span text:style-name="T3">MG149</text:span>帳戶，要求外科團隊存入廠商贊助、企業個人、承接研究案等收入，並從中管理團隊所有的收入與支出，甚至「提供對外服務」，提供「洗錢」之用。甚至，柯文哲的妹妹柯美蘭雖非台大醫師團隊，也在帳戶名單之列「呷好到相報」。<text:span text:style-name="T3"><text:line-break/><text:line-break/></text:span>羅淑蕾說，該專戶<text:span text:style-name="T3">2003</text:span>年開設後，每年收入近乎千萬，雖然對外募款說明指稱開專戶為學術之用，但所作所為都在涉及教唆逃漏稅與洗錢，「在台大都能開小金庫，未來如果當選台北市長怎麼辦」？<text:span text:style-name="T3"><text:line-break/><text:line-break/></text:span>羅淑蕾指稱，自己在半年前就已掌握這份資料，等柯文哲參選後就會公布，她並在記者會上會同會計師一一點名罪刑，指柯文哲已涉嫌違反《洗錢防制法》、《貪汙治罪條例》等罪嫌，呼籲共犯結構內的醫師迅速自首，轉為汙點證人。</text:p>
      <text:p text:style-name="P1"><text:span text:style-name="T1">陳真</text:span><text:s/>  |  2014.09.11 21:31   |   <text:a xlink:type="simple" xlink:href="http://palinfo.habago.org/Entry?Command=Information_PrintForum&amp;iPage=410#FORUM32723"><text:span text:style-name="T2">#</text:span></text:a></text:p>
      <text:p text:style-name="P2">一般來講，巴勒網不代他人言，只能各吹各的調。對於<text:span text:style-name="T3">Billy</text:span>的活動，我個人不認同，但也只是說我自己的想法；別人如果認同，請自便。<text:span text:style-name="T3"><text:line-break/><text:line-break/></text:span>因為國家的行為而去挑戰它的國民，聽起來相當詭異。那我們豈不是一看到美國人就要趕快衝過去給他挑戰一下；一看到綠油油的台灣人就趕緊去吐他口水，這恐怕只會讓人一頭霧水。<text:span text:style-name="T3"><text:line-break/><text:line-break/></text:span>再說，如果你對哪個人的想法不苟同，那應該是去挑戰對方的想法而不是挑戰對方這個人。終究你還是得說清楚對方的想法你哪一點不認同。<text:span text:style-name="T3"><text:line-break/><text:line-break/></text:span>而且，除非對方參與某種惡事，所以你必須去鬧場好讓對方下不了台。若非如此，人家也許正在演奏或演出，何必趁人之危？何必故意要讓對方難堪？<text:span text:style-name="T3"><text:line-break/><text:line-break/></text:span>並不是說一定不能這樣做，而是說，不管你怎麼做或做什麼，總得說出一個適當的理由來。並不是亮出正義牌、鄉土牌、種族牌或愛國牌，然後就彷彿可以大行其道而不需要去在意手段的良善或適當與否。<text:span text:style-name="T3"><text:line-break/><text:line-break/></text:span>我看呂楠說，他總是費心在一些在旁人看來極其細微的差異上，他說，如果他不在乎這幾毫米分之一的差異，那他跟一般攝影家有什麼不同？<text:span text:style-name="T3"><text:line-break/><text:line-break/></text:span>老實說，這話還蠻感動我的，因為我也有同樣的病。我這輩子寧可一事無成，也絕不怠慢哪怕只是一個標點符號的適當位置。<text:span text:style-name="T3"><text:line-break/><text:line-break/></text:span>蕭伯納說，<text:span text:style-name="T3">“</text:span>我寧願褻瀆神明五十次，也絕不傷害一隻對我搖尾表示友善的小狗。<text:span text:style-name="T3">” </text:span>物有輕重，事有大小。天使或魔鬼都同樣躲藏在那所謂細節之中。在我看來，恰恰是那些人們不在意的細微之處，也許才是事物善惡成敗的重大關鍵。<text:span text:style-name="T3"><text:line-break/><text:line-break/></text:span>人們普遍有一種政客思維，相信鎂光焦點，相信人多勢眾，數大就是美。但我對大小卻另有所好。<text:span text:style-name="T3"><text:line-break/><text:line-break/></text:span>曾有一群科學家說要寫一本書叫<text:span text:style-name="T3"><text:s/>“</text:span>一百個科學家反對愛因斯坦<text:span text:style-name="T3">”</text:span>，愛因斯坦說，<text:span text:style-name="T3">“</text:span>如果我講的理論是錯的，只需一個人反對就夠了，不需要一百個。<text:span text:style-name="T3">” </text:span>真理畢竟不是依靠多數決。<text:span text:style-name="T3"><text:line-break/><text:line-break/></text:span>對於所謂社運，我並非排斥人多，而只是不認為人數多少有那麼重要。小貓兩三隻也沒什麼不好，重要的是做得對不對，而不是大不大。基本上，巴勒網不需要捧場，大家真的想罰站才來。<text:span text:style-name="T3"><text:line-break/><text:line-break/></text:span>肯定有人會說，小貓兩三隻，何能成事？可是，市面上一堆所謂運動，擅於操弄，製造話題，吸引鎂光閃爍，甚且往往不擇手段只求壯大。但聲勢顯赫之餘，除了造成某種權勢移轉，從這面旗換成那面旗，從這個鳥人黨轉到那個人渣黨之外，又何曾成就過什麼？<text:span text:style-name="T3"><text:line-break/><text:line-break/></text:span>甘地說：<text:span text:style-name="T3">“</text:span>只要我們走在正確的道路上，遲早會走到目的地。<text:span text:style-name="T3">”</text:span>我不是很在乎何時到達目的地，畢竟這是上帝的事，上帝都不急了，我急什麼？<text:span text:style-name="T3"><text:line-break/><text:line-break/></text:span>維根斯坦一生寫了恐怕不下兩千萬字，但他生前卻僅僅發表了千分之一大約兩萬字，也就是<text:span text:style-name="T3">Tractatus</text:span>那本小書。他後來還說這書充滿荒謬的錯誤，但他後來寫的其他兩千萬字卻不發表，因為維根斯坦覺得自己寫得很爛。他說，如果他能寫出一本真正的好書，誰會管你何時發表？他說，誰會在乎康德的書究竟是<text:span text:style-name="T3">18</text:span>世紀還是<text:span text:style-name="T3">16</text:span>世紀出版？<text:span text:style-name="T3"><text:line-break/><text:line-break/></text:span>在生命造化之前，我屈服了，；面對時間，更是無條件投降。人的一生不過數十寒暑，我沒理由期待事物總是發生在我有生之年。當你把時間座標改成千年，很多事物的意義似乎也變得不一樣。<text:span text:style-name="T3"><text:line-break/><text:line-break/></text:span>梭羅是個怪人，把地球拋在一邊，連人家流行到郵局寫信寄信他都看不慣（當時郵政系統剛發明），相當不合群。但他說：<text:span text:style-name="T3">“</text:span>我也許說服不了你，但我總有可能說服你的孫子。<text:span text:style-name="T3">”<text:line-break/><text:line-break/></text:span>這年頭的人我看是沒救了，咱們如果還有話說，主要是打算說給那些當我們每一個人都已經鑽進泥土裡化成灰方才誕生的人。<text:span text:style-name="T3"><text:line-break/><text:line-break/></text:span>那時候的人，也許沒有了當下的世俗權勢地位偏見，也許不會再像看報紙那樣迅速而隨意地瀏覽，彷彿你只是要告訴他一種資訊或觀點，卻寧可把時間花在鑽研膜拜那些無甚意義的空洞文字上。也許後人將會願意以一定的速率，就像在聽一首音樂那樣仔細聆聽。<text:span text:style-name="T3"><text:line-break/><text:line-break/></text:span>陳真，從我的手機發送</text:p>
      <text:p text:style-name="P1"><text:span text:style-name="T1">隆誌</text:span><text:s/>  |  2014.09.11 09:49   |   <text:a xlink:type="simple" xlink:href="http://palinfo.habago.org/Entry?Command=Information_PrintForum&amp;iPage=410#FORUM32722"><text:span text:style-name="T2">#</text:span></text:a></text:p>
      <text:p text:style-name="P3">看完<text:span text:style-name="T3">Billy</text:span>的說法，只能說個人有表達自己意見的方法。別人苟同與否，在於他人自己的想法。別因為別人不認同或是不願與之，就把別人扣上帽子，或攻擊對方。伏爾泰<text:span text:style-name="T3">:[</text:span>我並不認同你的觀點，但我誓死捍衛你說話的權利。<text:span text:style-name="T3">]</text:span>，好好思考這句話。台灣社會現在多是只有前半句，忘記後半句。更不要以非我族類的觀點，區辨所有問題。對方是以色列人，也不代表他一定同意以色列對於加薩的行動。光以非我族類的想法，又有何異於以色列政府的作為。<text:span text:style-name="T3"><text:line-break/></text:span>法治真的沒有打壓你的言論自由。你可以天天把總統的祖宗十八代罵翻，也不會有哪位警察來理你。可是相對地也請尊重他人，不要把自己發揮言論自由的方法，影響他人的生活或是社會活動。你要在公園罵，沒有人會管你。你要站在別人非政治相關的會場罵，那別人就有權利動用你最厭惡的<text:span text:style-name="T3">"</text:span>法治<text:span text:style-name="T3">"</text:span>手段，維護自己會場的和諧。什麼場合，適合做什麼事情，也請區分清楚。即使如此，也請不要厭惡法治，包含你熱愛的言論自由，都靠法治保護，不是你說的算。法治在於規範人際互動的最低限，擴張特定自身權利而影響他人，就會有<text:span text:style-name="T3">"</text:span>法治<text:span text:style-name="T3">"</text:span>出現。願意擴張自身權利，也得要心甘情願地承受法治。<text:span text:style-name="T3"><text:line-break/></text:span>巴勒網的靜站活動，除了以行動聲援之外，更令人佩服願意承受法治的後果。既然願意投身某種活動，也請尊重他人的不同意見，更要自己承受法治的後果。別只是一昧地主張自己的權利，認為其他人都要配合自己。這個世界，本來就不單屬於一個人。</text:p>
      <text:p text:style-name="P1"><text:span text:style-name="T1">陳真</text:span><text:s/>  |  2014.09.08 18:16   |   <text:a xlink:type="simple" xlink:href="http://palinfo.habago.org/Entry?Command=Information_PrintForum&amp;iPage=410#FORUM32721"><text:span text:style-name="T2">#</text:span></text:a></text:p>
      <text:p text:style-name="P2">底下這些，並不是在指涉任何特定個人。<text:span text:style-name="T3">(</text:span>媽的，我又被迫在自我說明了<text:span text:style-name="T3">)<text:line-break/><text:line-break/></text:span>首先，套句<text:span text:style-name="T3"><text:s/>Chomsky</text:span>的話，<text:span text:style-name="T3">"</text:span>反戰不需要理由，發動戰爭才需要<text:span text:style-name="T3">"</text:span>；究竟你有什麼理由讓你非得發動戰爭四處去殺人不可？同理，反對一件理應所有人都應該反對的惡事也不需要理由。<text:span text:style-name="T3"><text:line-break/><text:line-break/></text:span>十六年前，寫過一篇有關人工智慧<text:span text:style-name="T3">(AI)</text:span>不可能取代或勝過人腦的文章，提到一個例子說：<text:span text:style-name="T3"><text:line-break/><text:line-break/></text:span>如果把鄰居的小孩抓來，砍頭跺腳，腸子挖一挖，清乾淨，然後用火烤一烤，沾醬油吃，說不定很好吃。但一般狀況下我們不會這樣做，之所以不這麼做並非因為我們<text:span text:style-name="T3"><text:s/>"</text:span>先<text:span text:style-name="T3">" </text:span>思考過它的倫理性，而只是因為我們有著一種彷彿與生俱來的道德感，讓我們<text:span text:style-name="T3"><text:s/>"</text:span>不經思索<text:span text:style-name="T3">" </text:span>就明白這事之邪惡與敗德。<text:span text:style-name="T3"><text:line-break/><text:line-break/></text:span>如之前所提，不管是大陸的五四運動，或是以國父思想為依歸的蔣渭水抗日運動例如台灣文化協會等，乃至最早期的黨外運動，都具有一種文化自覺的主要成份，認為萬般問題的根源在於文化，在於民族性。<text:span text:style-name="T3"><text:line-break/><text:line-break/></text:span>黨外初期，群眾演講或抗議場合，除了賣民主烤香腸之外，最常看到的一種攤位就是書攤，販賣大量的、以現在的政治流行術語來說就是中國思想毒素，例如魯迅、沈從文、老舍、胡適、巴金、錢鍾書等人的小說。我對這些作家作品的瞭若指掌就是從八零年代初期的黨外運動開始接觸。這些小說，往往深刻觸及人性的良善美醜。<text:span text:style-name="T3"><text:line-break/><text:line-break/></text:span>過去這些運動，表面上談政治，骨子裏卻具有某種文化自省；運動從事者之議論，也往往與此有關。<text:span text:style-name="T3"><text:line-break/><text:line-break/></text:span>有一陣子，大約是八零年代中期，流行於反對運動中的一個觀念或說法就是：台灣人生病了，他的心靈病了，需要治療、恢復健康。例如陳永興送我一本他寫的書就叫<text:span text:style-name="T3"><text:s/>"</text:span>拯救台灣人的心靈<text:span text:style-name="T3">"</text:span>。<text:span text:style-name="T3"><text:line-break/><text:line-break/></text:span>在那時候，或稍早之前，不管是陳永興的書，或是林義雄競選省議員的競選傳單或口號，他們追求的目標或推崇的精神是什麼？講出來有些人可能不相信，不過那個很好查證。答案是：<text:span text:style-name="T3">"</text:span>當一個堂堂的正正中國人！<text:span text:style-name="T3">" </text:span>我保留一張林義雄七零年代競選省議員的傳單，上面就寫著這句話。<text:span text:style-name="T3"><text:line-break/><text:line-break/></text:span>我並不是要說此一口號之所謂<text:span text:style-name="T3"><text:s/>"</text:span>中國人<text:span text:style-name="T3">" </text:span>具有統獨意義上的指涉、而是說<text:span text:style-name="T3"><text:s/>"</text:span>堂堂正正<text:span text:style-name="T3">" </text:span>很重要；一個民族或社會其成員普遍品性的優劣良莠，是當時種種運動的一個核心思維。一個社會的成敗，繫於其成員的普遍素質。<text:span text:style-name="T3"><text:line-break/><text:line-break/></text:span>簡單說就是認為台灣人心靈有病，性格敗壞窩囊虛榮等等<text:span text:style-name="T3">(</text:span>請見蔣渭水醫師的臨床講義<text:span text:style-name="T3">)</text:span>，所以，就如胡適所說，救國之道在於救自己，<text:span text:style-name="T3">"</text:span>為自己爭人格，就是為國家爭國格<text:span text:style-name="T3">"</text:span>。<text:span text:style-name="T3"><text:line-break/><text:line-break/></text:span>我對甘地的思想及其運動略有研究，事實上，與其說甘地是在爭取印度獨立，不如說他主要還是在意印度社會的普遍文化素質。獨立與否，對他而言根本不是那麼重要的事。例如他說，<text:span text:style-name="T3">"</text:span>只要印度人民對於英國人懷有一絲恨意，那我寧可印度不要獨立，永世為奴。<text:span text:style-name="T3">"<text:line-break/><text:line-break/></text:span>在我看來，在所有的所謂改革中，政治或意識形態<text:span text:style-name="T3">(</text:span>例如左右<text:span text:style-name="T3">)</text:span>，永遠只是枝微末節。維根斯坦曾說：<text:span text:style-name="T3">"</text:span>誰能知道社會據以發展的法則？<text:span text:style-name="T3">" </text:span>我們永遠都不可能知道一個社會應當往左或往右或施行哪一種主義會更好。但我相信，就如曼德拉所說，<text:span text:style-name="T3">"</text:span>善良和憐憫是建立美麗南非的唯一之路。<text:span text:style-name="T3">"<text:line-break/><text:line-break/></text:span>善良與憐憫不光是一種道德素質，同時也是一種美感。如果你沒法理解人事、生命之微妙，何來憐憫？你恐怕連<text:span text:style-name="T3"><text:s/>"</text:span>理解<text:span text:style-name="T3">" </text:span>都談不上。<text:span text:style-name="T3"><text:line-break/><text:line-break/></text:span>從有病到沒病，並不是要大家把自己培養成聖人或詩人，而只是把病去除，恢復正常人性水平而已。<text:span text:style-name="T3"><text:line-break/><text:line-break/></text:span>台灣人反餿水油其實是很可笑的，因為任何人在他所屬的工作領域，難道不就是另一種餿水油的翻版？例如台灣醫界，就跟其它各行各界一樣，烏七媽黑；許多時候，甚至臭不可聞。<text:span text:style-name="T3"><text:line-break/><text:line-break/></text:span>我熟知各界，至少我沒看過多少例外，高層基層都一樣。這些不願與之同流合污的<text:span text:style-name="T3"><text:s/>"</text:span>例外<text:span text:style-name="T3">"</text:span>，往往以怪物形象呈現，飽受排擠訕笑，甚至為主流人士所不齒。<text:span text:style-name="T3"><text:line-break/><text:line-break/></text:span>這種餿水油式的腐敗，不但從根爛起，而且普及整個台灣社會幾乎每個人，因此，社會大眾去反對它、罵它，那不等於就是在罵你自己嗎？<text:span text:style-name="T3"><text:line-break/><text:line-break/></text:span>但你何曾真的想改變自己？任何人去到任何一個職位或領域，餿水浮油的念頭就馬上自動上來了，賺錢第一，前途第一，大家都這樣幹，我為何要當傻瓜、當怪物？<text:span text:style-name="T3"><text:line-break/><text:line-break/></text:span>吾友柏楊常說個例子，當一個社會大家普遍都有幻聽時，少數正常的人可就倒霉了，因為大家會說他瘋了，搞不好抓去斬了。<text:span text:style-name="T3"><text:line-break/><text:line-break/></text:span>柏楊給這故事編了幾個不同的結尾，其中一個結尾就是那個沒有幻聽的人，乾脆自己捏<text:span text:style-name="T3">LP</text:span>自殺算了；另一個結尾是他好不容易找來一瓶幻聽藥，喝下之後他也開始有了幻聽，聽到共匪的陰謀，大家為他的轉變感到很開心，於是他脫離了怪物身份，成為眾人的一份子。</text:p>
      <text:p text:style-name="P1"><text:span text:style-name="T1">王修亮</text:span><text:s/>  |  2014.09.08 17:51   |   <text:a xlink:type="simple" xlink:href="http://palinfo.habago.org/Entry?Command=Information_PrintForum&amp;iPage=410#FORUM32720"><text:span text:style-name="T2">#</text:span></text:a></text:p>
      <text:p text:style-name="P3">溝通與學習<text:span text:style-name="T3"><text:line-break/></text:span>身體屬於動物本能，動物的能力外顯明確，操作的力量、技巧的靈活、記憶與背誦<text:span text:style-name="T3">……</text:span>。「動物身體」是上天賜給生命們奮鬥生存的最佳保證，不論是人與非人，華人巴勒斯坦人美國人以色列人都一樣。<text:span text:style-name="T3"><text:line-break/></text:span>心靈本質則空澈美好，但是潛隱深藏，惻隱、羞惡、是非、真誠<text:span text:style-name="T3">……</text:span>。「美感心靈」是上天賜給生命愉悅生存的最佳禮物，不論是人與非人，華人巴勒斯坦人美國人以色列人都一樣。<text:span text:style-name="T3"><text:line-break/></text:span>人如果沒有群體，孤獨一生，身體與心靈很可能沒有衝突，因為沒有第二個人會引發人之間的群體問題，也許就自由自在，任心靈與身體隨意交替或混雜著做主。或許就變成完全的野獸人，打打獵採採果實吃飽喝足玩玩石頭沉沉睡去。或許，心靈美感會在寂靜中閃現，晚上看到葉隙之間皎潔的月光，忽然莫明其命的悲傷起自己的寂寞。<text:span text:style-name="T3"><text:line-break/><text:line-break/></text:span>幼獸都是先強化身體本能的，例如：必須發力擠開兄弟姊妹，否則就搶不到奶吃。人類的嬰兒則是對自己的身體情況變化非常敏銳，餓了大哭，渴了也大哭，尿了一樣大哭，需要拍撫打嗝通通大哭。幼獸幼兒忙著把身體先撐大長壯，身體本能發揮到極致，心靈當然同時存在著，但是擠不過身體的強力，還是半睡的狀態，依賴著父母親人的擁抱、親暱低語來維繫半醒。大約到了四、五個月的時候，心靈才開始慢慢從縫隙間滲透瀰漫起來，除了身體需求，他還能夠感受到四周動態的「氣息」，包括人與非人。也想和四周的「動態物」溝通，不停說著大人聽不懂的話語。不過幼兒還未完成生存的體力，還是以自身需求為主，這樣發展的心靈，仍然以個性為先。基本上是沒有溝通取向的，只有單方對外表達。一直要等身體發育到比較完整的程度，天賦的某個按鈕才會啟動，身體不再是獨強，心靈開始飢渴的要求愛悅、同享、友情等等本能。通常是八歲到十歲之間，大約小學三年級是樞紐。<text:span text:style-name="T3"><text:line-break/></text:span>人是群居動物，群居不能只有表達，只有自我，隨便你「任心靈與身體隨意交替或混雜著做主」。這個樞紐若是轉得好，心靈會後來居上，對身體本能有相當的操控力，換句話說就是「良好的自我控制能力」。這就是「中庸」、「均衡」，身心兩心得宜。若是轉不好，身體的自我會不退讓，越來越強勢，最後主導心靈，把心靈當成身體本能的技術來操控、使用。就出現很多問題：「只會自我表達，完全不聽或聽不懂、不在乎別人、別的動植物也在表達。」「只有我是對的，別人、外物通通要聽我的，承認他們是次等。」「美好的都應該屬於我，都應該愛我喜歡我。」「我有權利判定一切，包括存在和消失」。這種極端若是碰到挫折打壓，當然也會轉到其他極端去：「奴性」、「跟流行」、「現實世界崩潰，躲進自我精神世界」。當然東參西雜雞尾酒式的失衡多的是，多到一個人一個樣。<text:span text:style-name="T3"><text:line-break/></text:span>這個轉想要轉的合宜、均衡，憑藉自我的力量是非常罕見、非常困難的。我個人沒看過例子，畢竟還是幼獸。在群體裏最穩打穩紮的方式，就是教育，家教、學校教育、社會教育都有影響。家教是最根深蒂固的，但是家教是最不具形式的，父母天天言語教訓你「仁義道德」啥用都沒，孩子是看著父母為人處世的真實行為，跟著領悟模仿的，完全是「身教」。學校教育我指的是啟蒙教育，國中小人格教育這部分。教師每天上課若只是講講說說文章理論，下課回家後兩不相親，感情淡漠的很，對孩子影響有限。教師若能尊重自己的職責，用心和學生一起學習，也能做到身教，那學校教育就可以開拓孩子的多元視野，群性的發展會比較順利。家教是個性，學校教育是群性，這兩者形成人的基本價值觀，就像房子有個根基和鋼骨內架。社會教育多半依附在家教與學校教育之中，和父母、長輩、教師討論、評判著完成，作為基礎價值與行為實踐的修正或裝飾，例如：窗物、屋頂、壁磚等等外貌修飾。若是家教和學校教育空洞化，父母沒注意、太忙，學校只顧讀教科書升學、補習資優英文數學啥的。社會現象就會取代兩者，成為個人價值觀與行為實踐的依據。但是社會教育是最沒有系統、最零碎、既無身教也無理論，因為社會教育不是有心、有目的的教育，社會現象或事件本來都有自己的目的，並不是為了來教育你。例如：某種商業、政治、權力、某人的個人成就感等等，因此往往只是就其目的需要，擷取一些「他自己合用的」情緒性極端語詞或是某種口號，真誠惻隱的本質，與親善禮節的文飾一概不談，甚至刻意拋棄。所以一個人若只依附著社會現象教育自己，建構自己的價值與實踐，往往只在狹隘的表層，情緒激昂與流行跟隨，自我的本質是甚麼？我如何從自我本質開展到群性？我為何選擇這樣的群己均衡？所以怎樣發展出這樣的價值與實踐？又如何形成我個人理想性的自我期許？我應該怎樣實踐？這個社會現象，和我這幾十年來的心身素養，有何異同？我如何調整？這麼重要完整的結構，空在那裡，自己渾然不覺，甚至旁人好意告訴你，你也受到流行口號的感染，對他人嗤之以鼻：「你是傳統的應聲蟲。」「你是文化的奴隸。」<text:span text:style-name="T3"><text:line-break/><text:line-break/></text:span>幼兒接觸語言，開始學習溝通之後，無時無刻不面對者選擇：「身體欲望與心靈本質」、「自我和群體」、「獨占與分享」等等等。到了長大之後，又增加一個陷阱：「文字的表層意義與深層連結」。例如：所謂的「自我」、「真誠」、「愛」、大家都認為：「這個意義自我已經深刻體會到了，真誠的愛就是付出一切<text:span text:style-name="T3">……</text:span>，為甚麼怎樣說他們都不了解<text:span text:style-name="T3">!!!</text:span>都這麼固執<text:span text:style-name="T3">!!!</text:span>」可是，真誠的愛是對誰呢？對全人類？還是只對台灣人？只對巴勒斯坦人？只對以色列人？只要我感覺我真誠，就可以天下任我行？還是我的愛屬於我，法律卻屬於群體，我個人的情感本來就不能超越群的法律？那麼，我們應該從這裡警覺：我們還沒有學會群性與溝通，我們都還只善於個性與表達。我說的真誠與愛，需要和別人溝通最基礎的定義與法則，否則根本是雞同鴨講，定義的範圍都不同，為甚麼需要這樣定義也不了解，需要這樣定義的心情與感受更不去想，就不能因此說別人沒有真誠與愛。<text:span text:style-name="T3"><text:line-break/></text:span>只擅於表達個性不是不好。真誠的藝術家、哲學家（抱歉我用真誠這個詞形容，因為實在看到太多假藝術家假哲學家）之所以在活著的時候，幾乎不被大多數人認同，正在於他非常善於純淨的自我心靈表達。大眾則在一般家教、學校教育、社會教育中，身體的動物本能通常壓掉了心靈能量，欲望超越美感，所以看不到、聽不懂他們作品、文字的美感。這種表達永遠無法溝通，藝術家、哲學家只好孤獨寂寞，任憑商業炒作成流行，才被瘋狂的喜愛。<text:span text:style-name="T3"><text:line-break/><text:line-break/></text:span>我慶幸自己家教正常，但是成長的艱辛，仍然使我愚蠢的蒙蔽過心靈，動盪過身體本能的激情，跟隨過自以為先進的社會流行，甚至自以為痛快地哭過笑過，最後才看透自我的空洞與黑暗，發現自己從來沒有溝通，只有單純的自我表達，以及複製社會流行的語言。現在認真學習甚麼是群性和溝通，當然，也要別人願意反視他自己的空洞與黑暗，溝通才會真正的出現。這不是指責，指責是雙方溝通狀態下才能產生的文詞意義，如果連別人指責的內涵意義都不懂，那就沒有指責這個選項。<text:span text:style-name="T3"><text:line-break/></text:span>我認同巴勒網確實有自己隱然的風格，但是眾人很明確的各自為政，不能體認各自為政的人，恐怕常常會要求「一致性」，會很不喜歡巴勒網的風格。</text:p>
      <text:p text:style-name="P1"><text:span text:style-name="T1">陳真</text:span><text:s/>  |  2014.09.08 11:10   |   <text:a xlink:type="simple" xlink:href="http://palinfo.habago.org/Entry?Command=Information_PrintForum&amp;iPage=410#FORUM32719"><text:span text:style-name="T2">#</text:span></text:a></text:p>
      <text:p text:style-name="P2">每隔一長段時間，往往因為某種新聞事件的熱潮，巴勒網的一些活動常會增加許多參與者。任何人要參與自然歡迎，但參與者不妨先搞清楚巴勒網有著什麼樣的屬性、觀念與作風，不要對它有太多想當然耳的想法。<text:span text:style-name="T3"><text:line-break/><text:line-break/></text:span>台灣社會流行的那一套操作與思維，例如老想著吸引鎂光燈，例如認敵我認陣線不認是非，例如匿名行事，例如膨風誇大與不負責任，例如專搞意識形態，例如弄一堆彎彎曲曲的策略與手段，例如種種虛張聲勢的作風與充滿虛榮的價值觀，例如信口開河的言論習性乃至造謠抹黑，例如針對非公眾人物的批評指教等等等，在此都不存在。</text:p>
      <text:p text:style-name="P1"><text:span text:style-name="T1">陳真</text:span><text:s/>  |  2014.09.08 10:51   |   <text:a xlink:type="simple" xlink:href="http://palinfo.habago.org/Entry?Command=Information_PrintForum&amp;iPage=410#FORUM32718"><text:span text:style-name="T2">#</text:span></text:a></text:p>
      <text:p text:style-name="P3"><text:span text:style-name="T3">Billy</text:span>，<text:span text:style-name="T3"><text:line-break/><text:line-break/></text:span>匿名指的不光是刻意隱藏身份，同時也包括一種公事私辦的傾向。例如你公開要求巴勒網針對你的活動給意見，當我們給了之後，你卻有另一套言論出來，但卻表示這些言論不能公開而只是給我個人。這種事又不是談情說愛，怎麼能只給我個人？<text:span text:style-name="T3"><text:line-break/><text:line-break/></text:span>當我要回應你時，難道針對同一件事卻必須把你切成兩半，一半是公開的意見，另一半是私密的意見？當大家沒看到你的其它言論時，如何能判斷這一切言論的前因後果來龍去脈？<text:span text:style-name="T3"><text:line-break/><text:line-break/></text:span>我不太想浪費口舌做無謂的議論了。總之：<text:span text:style-name="T3"><text:line-break/><text:line-break/>1. </text:span>你打算怎麼做，我沒意見，同時也不會支持，因為，你所謂直接挑戰以色列人等等等的一些想法或觀念或作法，與我們相去甚遠。<text:span text:style-name="T3"><text:line-break/><text:line-break/>2. </text:span>絕不要針對我<text:span text:style-name="T3"><text:s/>"</text:span>個人<text:span text:style-name="T3">" </text:span>有任何公開的批評指教。例如，不要扣我帽子。<text:span text:style-name="T3"><text:line-break/><text:line-break/>3.</text:span>一個人對骯髒邪惡之事感到厭惡，並不需要任何立場，而只需要一種最起碼的美感和道德感。<text:span text:style-name="T3"><text:line-break/><text:line-break/>4.</text:span>法治不會壓制你的什麼表達意見的自由。你就算打算去殺人都行，只要你願意付出法律代價。但人不能總是以為他的想法是對的、正義的，然後便以為他應該超越在法律之上。</text:p>
      <text:p text:style-name="P1">Billy Lee(<text:span text:style-name="T1">【反以色列暴行】中文站版主</text:span>)   |  2014.09.08 05:41   |   <text:a xlink:type="simple" xlink:href="http://palinfo.habago.org/Entry?Command=Information_PrintForum&amp;iPage=410#FORUM32717"><text:span text:style-name="T2">#</text:span></text:a></text:p>
      <text:p text:style-name="P2">有鑑於被提醒應當將討論內容全面公開，我就把稍早與陳真在<text:span text:style-name="T3">email</text:span>中回信的內容直接補登在這裡。<text:span text:style-name="T3"><text:line-break/><text:line-break/>(</text:span>第一段<text:span text:style-name="T3">)<text:line-break/><text:line-break/></text:span>這一段回覆言論較為直白尖銳，我不希望張貼。但既然是同個陣線的就沒有跟你們做對的意思；我想強調的是，今天如果換個人得到這樣的答案，不質疑是很奇怪的。<text:span text:style-name="T3"><text:line-break/><text:line-break/></text:span>坦白講我是支持太陽花學運的，所以我會問這種問題。你稍早提出的一些回覆，看的出來你有一些既有立場，但我現在不想扯到這個。我並不想扯到說你的回覆跟你的政治立場有所牽連。<text:span text:style-name="T3"><text:line-break/><text:line-break/></text:span>我不懂，抗議本來就會引起一部份的反感，但現在你卻好像在誇大這些反感。<text:span text:style-name="T3"><text:line-break/><text:line-break/></text:span>台灣是因為社會環境與西方不同，在台灣你做什麼都被要求必須得到別人認同，但西方人的抗議向來沒在擔心這種事。麥當勞和星巴克在國外被抗議，這種事在台灣不會上演，我自己也覺得如果這樣抗議根本是亂槍打鳥。因此我著眼的是，因為有以色列人出現。<text:span text:style-name="T3"><text:line-break/><text:line-break/></text:span>對我來說，這種區別代表個人還是代表國家<text:span text:style-name="T3">(</text:span>政治立場<text:span text:style-name="T3">)</text:span>的細細瑣瑣沒有意義。我只知道這些以色列人既然來到國外做有建設性的事，那他們就是代表以色列。如果有機會能讓這些以色列的代言人，直接看到外國人的言論反應，為何不把握？<text:span text:style-name="T3"><text:line-break/><text:line-break/></text:span>如果今天你不試圖在對方眼前展現自己的意見，那對方就會當我們同意他們的一切。你以為以色列人的腦子跟從小被教非聽話不可的華人是一樣的嗎？那為何還有某商業雜誌在吹捧以色列的教育，是多麼鼓勵個人展現自我和創意？這樣的人會有多想理睬一隻應聲蟲？<text:span text:style-name="T3"><text:line-break/><text:line-break/></text:span>為何我們只會躲在他們看不到的地方玩捉迷藏？為何我們不敢直接在對方眼前挑戰？為何我們要把『面對面地挑戰』賦予上一種野蠻的框架，但最重要的是，為何『面對面地挑戰』和『野蠻』可以畫上等號？為何我們不去試圖質疑這種框架存在的邏輯性與其動機的道德疑慮？<text:span text:style-name="T3"><text:line-break/><text:line-break/></text:span>這是華人文化的一部份？還是我該說這是『華人奴性』的一部份？<text:span text:style-name="T3"><text:line-break/><text:line-break/>(</text:span>續<text:span text:style-name="T3">)<text:line-break/><text:line-break/></text:span>不過我重新思考了一下，或許我可以藉由發傳單來支持<text:span text:style-name="T3">BDS</text:span>的作法，去影響身邊的人。記得有位林姓女大生獨力宣導同性婚姻合法化，就是這麼做，這算是個成功的典範。<text:span text:style-name="T3"><text:line-break/><text:line-break/></text:span>但這並不等於我會放棄直接挑戰以色列人的眼目。<text:span text:style-name="T3"><text:line-break/><text:line-break/>(</text:span>第二段<text:span text:style-name="T3">)<text:line-break/><text:line-break/></text:span>嗯，我想我看了你另外在紀念若雪留言板上面的描述，我不知道你是否針對我<text:span text:style-name="T3">(</text:span>請不要說我在對號入座<text:span text:style-name="T3">)</text:span>，因為你們是做了幾年的人，你們已建立自成一格的文化。但我是新手，還沒建立起來。<text:span text:style-name="T3"><text:line-break/><text:line-break/></text:span>之所以說不公開，是因為怕內容對你來說已經有冒犯性質或有失公允、是不適合公開的，而不是想保護自己。畢竟巴勒網留言板內容是不可能刪除的。如果你建議我所有言論都要<text:span text:style-name="T3">po</text:span>出，要是我語帶犯意，我很難保證不會給任何我以外的人帶來麻煩。畢竟我的留言並不代表巴勒網。<text:span text:style-name="T3"><text:line-break/><text:line-break/></text:span>另外，我認同學運，但我並未表示全面接受綠營的基調，畢竟我沒有開宗明義說我是泛綠的。但這時，感覺你的政治立場已經非常鮮明了。我強調，我非常憎惡拿<text:span text:style-name="T3">"</text:span>法治<text:span text:style-name="T3">"</text:span>去抹殺意見自由的需求。</text:p>
      <text:p text:style-name="P4"/>
      <text:p text:style-name="P1"><text:span text:style-name="T1">陳真</text:span><text:s/>  |  2014.09.08 03:41   |   <text:a xlink:type="simple" xlink:href="http://palinfo.habago.org/Entry?Command=Information_PrintForum&amp;iPage=411#FORUM32715"><text:span text:style-name="T2">#</text:span></text:a></text:p>
      <text:p text:style-name="P2"><text:span text:style-name="T3">(</text:span>插播<text:span text:style-name="T3">)<text:line-break/><text:line-break/></text:span>巴勒網跟其它網站不一樣之處在於它很忌諱匿名。因為，當一個人參與公眾事務卻選擇匿名時，那就好像廁所牆上的塗鴉一樣，毫無意義可言。<text:span text:style-name="T3"><text:line-break/><text:line-break/></text:span>辦活動也一樣，你願意承擔行為的後果你才來，如果你有所不便，那就不要有一絲勉強。一個人不該在這樣一種基本安全無虞的狀況下還偷偷摸摸。<text:span text:style-name="T3"><text:line-break/><text:line-break/></text:span>活動對外也一樣。比方說接力靜站很可能會有法律後果，因此，不用警方來蒐證，所有參與者的名單我們自然就會把它公諸於世。<text:span text:style-name="T3"><text:line-break/><text:line-break/></text:span>公開原則是非暴力抗爭裏頭很重要的一個原則。當你針對某個議題行使某種公眾行為或提出某種意見或說法時，那你就有道德義務讓大家知道你是誰。一個人不該總是想偷偷摸摸去行使任何公眾言行。<text:span text:style-name="T3"><text:line-break/><text:line-break/></text:span>公開原則也有助於減少內部不必要的猜忌或懷疑。所有公眾意見我們都不會隱瞞；我們更不會私下講一套，公開又講另一套。<text:span text:style-name="T3"><text:line-break/><text:line-break/></text:span>即便<text:span text:style-name="T3"><text:s/>"</text:span>讀者<text:span text:style-name="T3">" </text:span>來信也一樣，我很不喜歡接到那種猥猥瑣瑣好像很怕人家知道他是誰的所謂讀者。科技儘管日新月異，但巴勒網始終維持老派作風，往後也很難習慣當代這種空洞輕薄的虛擬文化。<text:span text:style-name="T3"><text:line-break/><text:line-break/></text:span>今天我若要寫信給誰，我就會讓對方知道我是誰，我不會署名留個奇怪的符號，也不會企圖隱瞞自己的身份。如果你連自己是誰都好像很害怕對方收件人知道，那我不知道你寫信給他有何意義可言。<text:span text:style-name="T3"><text:line-break/><text:line-break/></text:span>任何言行總該連結著一個<text:span text:style-name="T3"><text:s/>"</text:span>人<text:span text:style-name="T3">"</text:span>，然後這些言行才有可能被適當理解或取得它應有的意義。</text:p>
      <text:p text:style-name="P1"><text:span text:style-name="T1">陳真</text:span><text:s/>  |  2014.09.08 03:14   |   <text:a xlink:type="simple" xlink:href="http://palinfo.habago.org/Entry?Command=Information_PrintForum&amp;iPage=411#FORUM32714"><text:span text:style-name="T2">#</text:span></text:a></text:p>
      <text:p text:style-name="P3"><text:span text:style-name="T3">(</text:span>節錄後台<text:span text:style-name="T3">)<text:line-break/><text:line-break/></text:span>我不認為你跟我們或我們跟誰會是你所謂<text:span text:style-name="T3"><text:s/>"</text:span>同一陣線<text:span text:style-name="T3">"</text:span>。對我或巴勒網來講，沒有什麼陣線或立場可言。氣味投合與否倒還頗為關鍵。氣味相近者，對於美醜善惡的評價或感覺便會較為一致，而且對於不同事物的道德評價也會具有一種內在的一致性。<text:span text:style-name="T3"><text:line-break/><text:line-break/></text:span>比方說，我沒法想像一個人能夠同時認同綠營無日無之的挑撥族群仇恨及造謠抹黑的敗行劣跡及其親美親日的基本意識形態，卻又同時能反美反帝反種族挑撥與仇恨。就好像我沒法想像一個人可以同時認同法西斯，卻又同時能認同自由解放的心靈與精神自由。<text:span text:style-name="T3"><text:line-break/><text:line-break/></text:span>對於某件事表面意見的雷同或湊巧一樣，對我或對巴勒網來說，毫無意義。我們不會根據人們對於某件事的所謂立場或答案是否跟我們一樣來論斷敵我。基本上，巴勒網並無<text:span text:style-name="T3"><text:s/>"</text:span>志<text:span text:style-name="T3">" </text:span>可同，如果<text:span text:style-name="T3"><text:s/>"</text:span>志<text:span text:style-name="T3">" </text:span>指的是某種顏色或立場或政治主張的話。巴勒網若有<text:span text:style-name="T3"><text:s/>"</text:span>志<text:span text:style-name="T3">" </text:span>可同，恐怕是<text:span text:style-name="T3"><text:s/>"</text:span>同<text:span text:style-name="T3">" </text:span>在一種對於醜陋邪惡事物的厭惡上。<text:span text:style-name="T3"><text:line-break/><text:line-break/></text:span>總之，你打算怎麼做都行。我只是說我的想法。你不是要問大家的想法嗎？我知道，每當有台灣人要問我想法時，他的意思通常是要我講他想聽的話。<text:span text:style-name="T3"><text:line-break/><text:line-break/></text:span>這常讓我陷於一種兩難，因為基本上我並不想得罪人或傷害人的感覺，但我同時也不想眛著良心去哄人開心。我知道大部份台灣人都很厲害，社交高手，人話鬼話操作自如，但我或我們恰恰都不是那種人。<text:span text:style-name="T3"><text:line-break/><text:line-break/></text:span>至於你說要抓緊機會<text:span text:style-name="T3"><text:s/>"</text:span>直接挑戰以色列人<text:span text:style-name="T3">"</text:span>，那其實就像當我看到只要有美國人出現在台灣街頭就趕緊直接去挑戰他一樣，旁人恐怕難以理解我在挑戰什麼，而且你很可能會忙個不停，因為你要直接挑戰的人太多了。<text:span text:style-name="T3"><text:line-break/><text:line-break/></text:span>百忙之中花時間寫這些，無意冒犯，更不是要挑戰你。只是供你參考罷了；原始心意只是想表達我對你發起這活動的單純心意的一個情感回報或說<text:span text:style-name="T3">moral support </text:span>而已。無任何不敬之意。<text:span text:style-name="T3"><text:line-break/><text:line-break/></text:span>還有，你提到的這活動，自然不是你我之間的事，沒有理由一會兒這個意見要公開，一會兒那個意見又不允許公開。人們如果想跟我討論公眾議題，那就請公開討論，我不願私下進行，因為這會帶來許多痛苦的後遺症，因為當大家被刻意蒙蔽的狀況下，將缺乏一種完整理解事物來龍去脈的依據；人們將無法理解當下或日後已發生或可能會發生的種種狀況，這會給團體帶來一種猜疑和根本不必要的誤解。<text:span text:style-name="T3"><text:line-break/><text:line-break/></text:span>陳真</text:p>
      <text:p text:style-name="P1"><text:span text:style-name="T1">陳真</text:span><text:s/>  |  2014.09.07 20:12   |   <text:a xlink:type="simple" xlink:href="http://palinfo.habago.org/Entry?Command=Information_PrintForum&amp;iPage=411#FORUM32713"><text:span text:style-name="T2">#</text:span></text:a></text:p>
      <text:p text:style-name="P2"><text:span text:style-name="T3">Billy,<text:line-break/><text:line-break/></text:span>你知道<text:span text:style-name="T3"><text:s/>BDS</text:span>嗎？不知道的話，請看這：<text:span text:style-name="T3">http://en.wikipedia.org/wiki/Boycott,_Divestment_and_Sanctions<text:line-break/><text:line-break/>BDS</text:span>是一個主要在經濟層面抵制以色列的全球運動。巴勒網一直有意參與<text:span text:style-name="T3">BDS</text:span>，也許你提供的這個消息<text:span text:style-name="T3"><text:s/>(</text:span>以色列薰香品牌<text:span text:style-name="T3">)</text:span>就可以做為抵制的對象之一，但仍應多做點準備和了解。<text:span text:style-name="T3"><text:line-break/><text:line-break/></text:span>下午和學姐討論了一下，對此有一些想法就是：<text:span text:style-name="T3"><text:line-break/><text:line-break/></text:span>也許可以先翻譯<text:span text:style-name="T3"><text:s/>(</text:span>或自己寫也可以<text:span text:style-name="T3">)</text:span>有關<text:span text:style-name="T3">BDS</text:span>的文章，讓旁人明白我們為何要這麼做，訴求為何，以及讓人明白有這樣一個全球運動的存在<text:span text:style-name="T3"><text:s/>(</text:span>我估計台灣了解<text:span text:style-name="T3">BDS</text:span>的人應該不多<text:span text:style-name="T3">)</text:span>。<text:span text:style-name="T3"><text:line-break/><text:line-break/></text:span>至於選定的抵制或杯葛對象，如同我前些日子所說，應該要有點代表性，也許會更有說服力。<text:span text:style-name="T3"><text:line-break/><text:line-break/></text:span>我明白你似乎是想藉著有<text:span text:style-name="T3"><text:s/>"</text:span>以色列人<text:span text:style-name="T3">" </text:span>出現的地方表達不滿，但如果只是針對<text:span text:style-name="T3"><text:s/>"</text:span>個人<text:span text:style-name="T3">" </text:span>或只是借個場子，而沒有適當文宣說明的話，旁人恐怕很難理解你的作為，遑論認同。<text:span text:style-name="T3"><text:line-break/><text:line-break/></text:span>以上是我對你的活動的一個大致見解。我想，如果要做<text:span text:style-name="T3">BDS</text:span>，需要更多準備，畢竟對此要採取什麼樣的立場或態度，同樣一個運動，在內在上其實仍有一些做法上的不同或歧異，像我個人就不認同學術或文化活動上的抵制。<text:span text:style-name="T3"><text:line-break/><text:line-break/></text:span>但如果不是要做<text:span text:style-name="T3">BDS</text:span>，而是針對任何一個以色列<text:span text:style-name="T3"><text:s/>"</text:span>人<text:span text:style-name="T3">"</text:span>去抗議的話，可能就很難取得人們的認同。<text:span text:style-name="T3"><text:line-break/><text:line-break/></text:span>另外，順便再說明一下杯葛對象要有代表性的問題。例如之前我曾指出包括麥當勞、微軟以及一些汽車廠還有許多跨國大公司，參與以色列某個慈善團體的募款計畫。但我覺得很難把這些團體統統列為抵制對象，如果我要這麼做，首先我就不能使用手邊或辦公室或醫院等等的各種電腦，因為它們的各種軟體幾乎全是微軟。<text:span text:style-name="T3"><text:line-break/><text:line-break/></text:span>至於麥當勞，據我所知，它有個以色列分店甚至反而成為以色列人的杯葛對象，因為它的老闆公開表明對於以色列政府入侵及佔領迦薩的嚴重不滿。<text:span text:style-name="T3"><text:line-break/><text:line-break/></text:span>麥當勞不像微軟，微軟到哪都是微軟，但麥當勞卻有不同的資本來源。表面上都是麥當勞，但各自資本獨立，它只是付出一筆權利金取得麥當勞的經營權。不同國家的分店，政治態度很可能迥然有異。<text:span text:style-name="T3"><text:line-break/><text:line-break/></text:span>當然，我們儘管還是可以照樣杯葛麥當勞，但人們也許會說，一百個公司你跟它們關係密切，天天使用它們的產品，有何道德立場單單只是抵制百家公司之一的麥當勞？<text:span text:style-name="T3"><text:line-break/><text:line-break/></text:span>還有，我個人認為，跟以色列的關係遠近還是有程度上很大的不同，如果要把抵制標準放得很寬鬆，事實上我們自己很可能每天都在支持以色列而不自知。就如很多討厭<text:span text:style-name="T3">Chomsky</text:span>的人指控說他的某些語言學研究經費與美國軍方有關。我覺得如果要這樣指控，那有誰敢說他的生活跟這一切混蛋國家統統沒有半點瓜葛？除了日常生活的緊密相連之外，每個人的工作肯定都還是可以和邪惡組織扯上關係。即便一個在工廠工作的工人，都很有可能他所生產的產品或某項技術就是跟某種軍用品有關。<text:span text:style-name="T3"><text:line-break/><text:line-break/></text:span>反軍火貿易的<text:span text:style-name="T3">CAAT</text:span>也常會發起抵制，但他們也說，事實上，你只要一出門，走不到一個街口，就能找到許多和武器生產有關的行業或公司或機構。因此，抵制對象的挑選，最好要有代表性。它畢竟不像抵制動物實驗產品那麼明確而足以認定。<text:span text:style-name="T3"><text:line-break/><text:line-break/></text:span>總之，<text:span text:style-name="T3">BDS</text:span>這事仍應多做點功課，累積點基本的知識和文章之後，再來從事也不遲，而不是當頭一股熱潮，看到黑影就開槍。<text:span text:style-name="T3"><text:line-break/><text:line-break/></text:span>謝謝你提供的資訊。希望我講的這些想法有點用處。<text:span text:style-name="T3"><text:line-break/><text:line-break/></text:span>陳真</text:p>
      <text:p text:style-name="P1"><text:span text:style-name="T1">慶輝</text:span><text:s/>  |  2014.09.07 14:29   |   <text:a xlink:type="simple" xlink:href="http://palinfo.habago.org/Entry?Command=Information_PrintForum&amp;iPage=411#FORUM32712"><text:span text:style-name="T2">#</text:span></text:a></text:p>
      <text:p text:style-name="P3">關於「反以色列暴行」活動我有一個問題，<text:span text:style-name="T3"><text:line-break/></text:span>請問一下發起人如何確定這兩場活動會出現的以色列人支持以色列軍方的軍事暴力行為？<text:span text:style-name="T3"><text:line-break/><text:line-break/></text:span>單用國籍判斷立場是非常危險的一件事情。<text:span text:style-name="T3"><text:line-break/><text:line-break/></text:span>如果這家香薰公司或音樂表演者曾公開支持這樣的軍事暴力那又是另外一回事了，<text:span text:style-name="T3"><text:line-break/></text:span>但單看你的敘述，似乎只有用國籍就把人推到你的對立面了。</text:p>
      <text:p text:style-name="P1"><text:span text:style-name="T1">陳真</text:span><text:s/>  |  2014.09.07 03:45   |   <text:a xlink:type="simple" xlink:href="http://palinfo.habago.org/Entry?Command=Information_PrintForum&amp;iPage=411#FORUM32711"><text:span text:style-name="T2">#</text:span></text:a></text:p>
      <text:p text:style-name="P2">最近有些人抱怨留言板拉得很長，必須滑鼠一直往右推移才能閱讀。經高人指點，問題應出在網址過長，讀者提供一縮短網址方法：<text:span text:style-name="T3">http://goo.gl/<text:line-break/><text:line-break/></text:span>我把過去這幾頁的網址全縮短了，這是沒辦法的事，否則實在很難閱讀。<text:span text:style-name="T3"><text:line-break/><text:line-break/></text:span>往後如果你不會縮短也沒關係，我們會幫你縮，方便閱讀。</text:p>
      <text:p text:style-name="P1"><text:span text:style-name="T1">陳真</text:span><text:s/>  |  2014.09.07 01:16   |   <text:a xlink:type="simple" xlink:href="http://palinfo.habago.org/Entry?Command=Information_PrintForum&amp;iPage=411#FORUM32710"><text:span text:style-name="T2">#</text:span></text:a></text:p>
      <text:p text:style-name="P3"><text:span text:style-name="T3">(</text:span>續<text:span text:style-name="T3">)<text:line-break/><text:line-break/></text:span>幾乎全世界都接受<text:span text:style-name="T3">ICC(</text:span>國際刑事法庭<text:span text:style-name="T3">)</text:span>的規範與制裁，唯有美國拒絕。布希說，<text:span text:style-name="T3">"</text:span>我們是<text:span text:style-name="T3">(</text:span>伸張正義<text:span text:style-name="T3">)</text:span>這方面的專家<text:span text:style-name="T3">"</text:span>，我們不應該被制裁。意思是說，我們是正義的化身，是世界的警察，天下公理由我定義，天下是非由我裁決，天下法律由我說了算，開玩笑我哪需要什麼國際法庭來規範我或制裁我？！<text:span text:style-name="T3"><text:line-break/><text:line-break/></text:span>美國國會甚至授權美國總統，萬一有任何一個美國公民被<text:span text:style-name="T3">ICC </text:span>給抓走了，美國有權以武力把那個人給救回來。<text:span text:style-name="T3"><text:line-break/><text:line-break/></text:span>同樣的心態你在台灣四處可見。恕我膽小不敢講得太白，但各位也許能知道我在說什麼。某個黨及其一干徒眾，恰恰就是這樣。<text:span text:style-name="T3"><text:line-break/><text:line-break/></text:span>比方說，英國或西方所謂先進國家，不拘哪個國家的國會如果被人給佔領了，我敢保證就算出動坦克車或特攻隊，也一定會在最短時間內把所有人給全部清除驅離現場，而且事後這些人一定會全部被判以重刑，而且更重要的是，社會上應該很少有人會認為這樣的處置有哪裏不對。<text:span text:style-name="T3"><text:line-break/><text:line-break/></text:span>為什麼？因為這只是最起碼的文明社會之所以能賴以建立的一個基本原則，簡單說就是法治。<text:span text:style-name="T3"><text:line-break/><text:line-break/></text:span>世界上除了台灣，應該不可能再有任何一個國家能容忍國會或最高行政機關被佔領，更不用說長期佔領。更荒唐的是，佔領之後，政府還得對這些小表哥小表妹們表示敬佩，表示感動，還得關心他們在裏面晚上睡覺棉被夠不夠用，冷氣夠不夠冷；輿論更是一片歌頌，誰膽敢在言語之間對之有所不敬，誰就倒霉。<text:span text:style-name="T3"><text:line-break/><text:line-break/></text:span>別說佔領國會，光是在劍橋一條小馬路上你去躺著阻擋軍車通過試試，保證你一定會遭受司法極其嚴厲的制裁。有一回，在劍橋一個反戰的靜站場合中，我聽到有個人問另一個人說，<text:span text:style-name="T3"><text:s/>"</text:span>嗨，好久不見了，你這陣子都去哪了？<text:span text:style-name="T3">" </text:span>那個學生模樣的人說<text:span text:style-name="T3">: "</text:span>噢，我被抓去坐牢了。<text:span text:style-name="T3">" "</text:span>啥咪！你坐了多久的牢？<text:span text:style-name="T3">" </text:span>那個人苦笑著回答說<text:span text:style-name="T3"><text:s/>"</text:span>兩年<text:span text:style-name="T3">"</text:span>。說完，他們兩人又繼續沉默地舉牌站著。<text:span text:style-name="T3"><text:line-break/><text:line-break/></text:span>這在台灣大概不得了了，馬上炒作成什麼受難英雄或領袖了，馬上一堆<text:span text:style-name="T3">(</text:span>不知道是混蛋還是智障的<text:span text:style-name="T3">)</text:span>學者或掛羊頭賣狗肉的什麼碗糕團體會出來喊抗議什麼國家暴力。<text:span text:style-name="T3"><text:line-break/><text:line-break/></text:span>但在一個文明社會，違法抓去關，難道不是天經地義？難道這不就是你為你的所謂理想所應該付出的最基本代價？否則我實在不知道所謂社運有何意義可言。<text:span text:style-name="T3"><text:line-break/><text:line-break/></text:span>但對台灣這個與文革沒兩樣的社會來說，套句文革口號<text:span text:style-name="T3"><text:s/>"</text:span>革命無罪，造反有理<text:span text:style-name="T3">"</text:span>，只要人多勢眾，只要意識形態居絕對主流優勢，只要高舉自以為是的所謂正義大旗，然後便可為所欲為，<text:span text:style-name="T3">(</text:span>企圖<text:span text:style-name="T3">)</text:span>完全超越在法律之上，就像美國那樣。<text:span text:style-name="T3"><text:line-break/><text:line-break/></text:span>甘地一生入獄無數次，但他常對庭上說，我無可辯解，我承認我的行為有罪，懇請庭上判我最重刑責。甘地經常告訴支持者：我們可以挑戰惡法，但違法者應接受法律制裁卻只是一個最根本的價值原則。<text:span text:style-name="T3"><text:line-break/><text:line-break/></text:span>有一回，甘地因為不合作運動又被抓，法官依法判以重罪。甘地起身鞠躬向法官致謝，法官卻公開對甘地說：<text:span text:style-name="T3">"</text:span>如果哪一天你被釋放，我會比任何人都還要高興。<text:span text:style-name="T3">"</text:span></text:p>
      <text:p text:style-name="P1"><text:span text:style-name="T1">陳真</text:span><text:s/>  |  2014.09.07 00:13   |   <text:a xlink:type="simple" xlink:href="http://palinfo.habago.org/Entry?Command=Information_PrintForum&amp;iPage=411#FORUM32709"><text:span text:style-name="T2">#</text:span></text:a></text:p>
      <text:p text:style-name="P2"><text:span text:style-name="T3">Billy </text:span>你好。<text:span text:style-name="T3"><text:line-break/><text:line-break/></text:span>我把你的來信同時<text:span text:style-name="T3">cc</text:span>給巴勒網的一個<text:span text:style-name="T3"><text:s/>mailing list</text:span>，看看大家有沒有什麼意見。如果有的話，我也會儘快讓你知道；或是他們也許也會直接回信給你。<text:span text:style-name="T3"><text:line-break/><text:line-break/></text:span>我個人並不打算參加，所以也沒什麼立場說些什麼。畢竟這活動若由你發起，你自然就可以自己看要怎麼面對現場狀況，以及怎麼讓第三者明白你的舉動的意義。一般人可能第一個反應是，我們是音樂會或產品開幕，你跑來跟我們抗議什麼？戰爭或佔領跟當事人這個人有什麼關係？<text:span text:style-name="T3"><text:line-break/><text:line-break/></text:span>我自然能明白你的用意，但一般人肯定無法理解。人們會覺得你走錯地方了，或是往負面方向想，認為你是無聊來鬧場。所以你可能得讓別人能理解你。但在那樣一種場合下，我想人們不太可能對你的舉動會有心平氣和的理解，畢竟他們有自己原先的活動在進行。<text:span text:style-name="T3"><text:line-break/><text:line-break/></text:span>揮舞巴勒斯坦國旗恐怕也不是一個很好的作法。舉個例，比方說我反對俄羅斯對車臣的鎮壓，但我若因此揮舞著車臣的<text:span text:style-name="T3"><text:s/>"</text:span>國旗<text:span text:style-name="T3">"</text:span>，人們會認為我是在宣揚一種政治立場，但我也許並無意在車臣獨立與否的問題上採取立場，我只是覺得武力鎮壓是一個最不好的方法，因為受難者往往是那些在戰亂中最沒有能力走動、遷移或最沒有力氣保護自己的人，例如老弱病婦孺，以及各種動物。搖旗吶喊總是會給人一採取特定政治立場的感覺。<text:span text:style-name="T3"><text:line-break/><text:line-break/></text:span>當然，如果你對以巴問題有著某種明確的政治態度或傾向，你想把它表達出來也未嘗不可。<text:span text:style-name="T3"><text:line-break/><text:line-break/></text:span>至於面對警衛或保全的驅離或勸阻，你打算怎麼面對當然還是應該由你自己決定，只是人總該為自己的行為負責。一個人不應該認為自己有權力違法，或有權力干擾他人的自由權利，卻不需要受到任何應有的法律制裁或反擊。例如在英國，如果一個人決定在國會大馬路上所謂重要交通要道干擾交通，藉以宣揚某種主張，那他就應該要有勇氣去承受比方說兩年的牢獄之災；要不然，我不知道那樣一種抗議有何意義可言。<text:span text:style-name="T3"><text:line-break/><text:line-break/></text:span>前些日子我們在以色列駐台辦事處前接力靜站，那地方屬禁制區，禁止一切集會遊行，因此，如果哪天檢警打算根據蒐證資料，把我們繩以之法，那其實也是應該的。我們當然不一定要配合司法的各種程序，但總不該以為自己的行為是正當的、正義的，便可凌駕於法律之上或豁免於法律之外。<text:span text:style-name="T3"><text:line-break/><text:line-break/></text:span>幾點看法，僅供參考。謝謝你寫信來。若其他人有什麼想法，我再跟你說。<text:span text:style-name="T3"><text:line-break/><text:line-break/></text:span>陳真</text:p>
      <text:p text:style-name="P1"><text:span text:style-name="T1">【反以色列暴行】中文站</text:span><text:s/>  |  2014.09.06 22:00   |   <text:a xlink:type="simple" xlink:href="http://palinfo.habago.org/Entry?Command=Information_PrintForum&amp;iPage=411#FORUM32708"><text:span text:style-name="T2">#</text:span></text:a></text:p>
      <text:p text:style-name="P3"><text:span text:style-name="T3">(</text:span>本內容已同步寄信至貴站專用信箱<text:span text:style-name="T3">)<text:line-break/><text:line-break/>https://www.facebook.com/israelinjustice<text:line-break/><text:line-break/></text:span>我是『臉書粉絲專頁【反以色列暴行】中文站』版主。我近期想發起這樣的活動，但本人沒有主辦活動的經驗，是否有在相關活動有豐富經驗的人能協助辦理？<text:span text:style-name="T3"><text:line-break/><text:line-break/></text:span>────────────────────────────────────────────<text:span text:style-name="T3"><text:line-break/><text:line-break/></text:span>活動內容：在接下來這兩日到場示威，因為這兩處活動現場有以色列人出現。<text:span text:style-name="T3"><text:line-break/><text:line-break/>1. 9</text:span>月<text:span text:style-name="T3">16</text:span>日<text:span text:style-name="T3"><text:s/>(</text:span>幾點尚待確認<text:span text:style-name="T3">) <text:line-break/><text:line-break/>SOGO</text:span>忠孝一館戶外廣場<text:span text:style-name="T3"><text:s/>(</text:span>台北市大安區忠孝東路四段<text:span text:style-name="T3">45</text:span>號，近捷運忠孝復興站<text:span text:style-name="T3">4</text:span>號出口<text:span text:style-name="T3">)<text:line-break/><text:line-break/></text:span>以色列薰香品牌<text:span text:style-name="T3">SABON</text:span>在台開幕記者會<text:span text:style-name="T3"><text:line-break/><text:line-break/></text:span>到場以色列人：<text:span text:style-name="T3">SABON</text:span>全球總裁<text:span text:style-name="T3">Ronen Zohar<text:line-break/></text:span>相關訊息<text:span text:style-name="T3"><text:s/>http://beautyplus.iswii.net/news/brand-info/122559<text:line-break/><text:line-break/>2. 9</text:span>月<text:span text:style-name="T3">27</text:span>日<text:span text:style-name="T3"><text:s/></text:span>下午<text:span text:style-name="T3">2</text:span>點<text:span text:style-name="T3">~</text:span>晚上<text:span text:style-name="T3">9</text:span>點<text:span text:style-name="T3"> <text:line-break/><text:line-break/></text:span>台北市客家文化主題公園<text:span text:style-name="T3"><text:s/>(</text:span>台北市中正區汀州路三段<text:span text:style-name="T3">2</text:span>號，汀州師大路口、近捷運台電大樓站<text:span text:style-name="T3">5</text:span>號出口<text:span text:style-name="T3">)<text:line-break/><text:line-break/></text:span>丹尼一日音樂節<text:span text:style-name="T3"><text:line-break/><text:line-break/></text:span>到場以色列人：以色列流行音樂家伊登瑞赫（<text:span text:style-name="T3">Idan Raichel</text:span>）與其所屬表演團體<text:span text:style-name="T3"><text:line-break/><text:line-break/></text:span>相關訊息<text:span text:style-name="T3"><text:s/>http://www.indievox.com/news/1677<text:line-break/><text:line-break/></text:span>在場示威可選擇靜默或者呼口號。個人傾向於靜默，這樣比較不會引起中間人士的反感。<text:span text:style-name="T3"><text:line-break/><text:line-break/></text:span>但原則上要帶標語或巴勒斯坦旗幟。我們也可以選擇不帶標語、只攜帶幾面巴勒斯坦國旗在場揮舞。<text:span text:style-name="T3"><text:line-break/><text:line-break/></text:span>至於國旗的製作費用我暫時決定自費。但我想先問一下，建議拉一兩面大旗像扛大標語一樣展示，還是每個人都持小旗揮動？這樣會有成本差異。<text:span text:style-name="T3"><text:line-break/><text:line-break/></text:span>另外我也想問，遇到警衛驅離時有沒有行動準則。<text:span text:style-name="T3"><text:line-break/><text:line-break/></text:span>────────────────────────────────────────────<text:span text:style-name="T3"><text:line-break/><text:line-break/></text:span>目前的規畫大致是這樣。同時也想問問各位對本活動的意見。假如無人方便到場協助，希望能傳授一些公開活動的經驗，以便緊急處置。<text:span text:style-name="T3"><text:line-break/><text:line-break/></text:span>在此向站友們獻上感謝。</text:p>
      <text:p text:style-name="P1"><text:span text:style-name="T1">陳真</text:span><text:s/>  |  2014.09.05 15:03   |   <text:a xlink:type="simple" xlink:href="http://palinfo.habago.org/Entry?Command=Information_PrintForum&amp;iPage=411#FORUM32707"><text:span text:style-name="T2">#</text:span></text:a></text:p>
      <text:p text:style-name="P2"><text:span text:style-name="T3">(</text:span>續前<text:span text:style-name="T3">)<text:line-break/><text:line-break/></text:span>當我們說一個人或一個社會有病，治療的目標並不是要把他治療成超人或聖人，而只是希望他恢復一般正常的人性水平。這個人性水平不需要任何特別的道德情操或智能表現，它只是要求別太誇張，不要太過份，如此而已。<text:span text:style-name="T3"><text:line-break/><text:line-break/></text:span>我每周有至少一半以上的時間在坐車、等車、開車，被迫得跟台灣人近距離相處，實在痛苦不堪。髒、亂、吵、鬧，完全目中無人。例如台南的電影院也幾乎沒法看了，因為觀眾吃吃喝喝，吵吵鬧鬧，特別是大學生，更是吵鬧髒亂，極度喧囂，極少有例外，而且全是吃一些氣味很重的食物，很難忍受。<text:span text:style-name="T3"><text:line-break/><text:line-break/></text:span>車上也一樣，巨量的手機鈴響此起彼落，大聲聊天、講電話，或是用手機看影片，完全不顧旁人的存在。每天幾乎都得為此與人起衝突，你客氣請他小聲一點，往往就會暴怒。台灣人心裏沒法意識到他人的存在，只要我喜歡我爽，我愛怎麼樣就怎麼樣，哪管別人死活。<text:span text:style-name="T3"><text:line-break/><text:line-break/></text:span>交通更不用說了，台南簡直就是無政府狀態，根本不是人住的地方。它車不多，但就是沒有人想遵守秩序，總是以自己的優先為第一，哪管別人死活。<text:span text:style-name="T3"><text:line-break/><text:line-break/></text:span>前些天，我路見不平，看不慣，一個七八十歲的老人過斑馬線，但幾乎一半以上的摩拖車照樣闖紅燈呼嘯而過，老人嚇呆在馬路中。我過去替他擋車，那些騎士們還因為我擋住他們闖紅燈而滿臉怒容。<text:span text:style-name="T3"><text:line-break/><text:line-break/></text:span>我不喜歡開車，比較喜歡走路，我在國外一天能沿著美麗河畔走上五十公里。但在台南，短短五百公尺你還是得開車，因為台南根本沒有走廊，你只能走在快車道上。所有走廊都被家家戶戶佔據。<text:span text:style-name="T3"><text:line-break/><text:line-break/></text:span>成大校門口有一段幾十公尺的走廊，勉強可以讓一個人通過，上面還掛個市政府的牌子著：<text:span text:style-name="T3">"</text:span>示範走廊<text:span text:style-name="T3">"</text:span>。成大附近的小東路和中華路上還有一個很大的跑馬燈，上頭常跑過一行字，寫著：馬路不是垃圾桶。<text:span text:style-name="T3"><text:line-break/><text:line-break/></text:span>來到成大附近一座所謂公園，入口處塑立了一個很大的市政府的牌子，上面竟然是寫著一篇上百字的文章，文章裏對著髒亂不守規矩的人用很口很私人的口氣警告說：你如果再不聽我的勸告，我們被迫只好對你依法開罰云云。真是超好笑的布告牌，寫很長，而且口氣純屬私人恩怨那種感覺。<text:span text:style-name="T3"><text:line-break/><text:line-break/></text:span>住家是新興社區，旁邊就是一所國中，我估算過，平均大約八成的機車汽車不會管紅綠燈，那地方已經撞死幾個人，但問題依舊。連我身手矯捷也得小心翼翼像逃難一樣。<text:span text:style-name="T3"><text:line-break/><text:line-break/></text:span>兩旁綠樹，樹上永遠掛著死貓或一堆垃圾，因為垃圾不落地，台南人就把它掛在樹上，經年累月就掛在那裏，飄出濃濃惡臭，遛狗路過十分痛苦。<text:span text:style-name="T3"><text:line-break/><text:line-break/></text:span>兩旁草叢中一大堆巨型廢棄物，有個上面還沾有一堆大便的馬桶已經丟在路邊走道上丟四年了，到現在還在。我給它拍了照，也打過一次電話給有關單位，但沒用。<text:span text:style-name="T3"><text:line-break/><text:line-break/></text:span>這些只是冰山一角。在這種不顧他人死活的民族性底下，自然會有層出不窮的什麼黑心食品，甚至拿廢皮革煉油，或拿餿水浮油來炒菜給你吃，做麵包給你吃。<text:span text:style-name="T3"><text:line-break/><text:line-break/></text:span>如果這些事不重要，那我不知道一個社會它的生活中還能有什麼更重要的事。一個社會如果連這麼基夲的品性都缺乏，連這麼簡單的事都做不到，那他還會有什麼更好的文化表現？如果今天我們很窮，像印度那樣，那我沒話說，但台灣豈是那樣貧窮的社會。<text:span text:style-name="T3"><text:line-break/><text:line-break/></text:span>台灣人整天講一些很虛假的政治議題，關心到爆，蠢血沸騰，卻已經沒有人還在乎這些真正的生活血肉與文化素質問題了。特別是年輕一代，我感覺大學生差不多十個有八個品性不端，當然，智能也很差，一無是處。</text:p>
      <text:p text:style-name="P1"><text:span text:style-name="T1">陳真</text:span><text:s/>  |  2014.09.05 10:10   |   <text:a xlink:type="simple" xlink:href="http://palinfo.habago.org/Entry?Command=Information_PrintForum&amp;iPage=411#FORUM32706"><text:span text:style-name="T2">#</text:span></text:a></text:p>
      <text:p text:style-name="P3"><text:span text:style-name="T3">(</text:span>續<text:span text:style-name="T3">)<text:line-break/><text:line-break/></text:span>阿扁上台後，種種倒行逆施，但長老教會卻把他捧為救世主，化身為活耶穌，甚至還組團去參觀阿扁小時候住的地方，說是要大家感受<text:span text:style-name="T3"><text:s/>"</text:span>台灣之子<text:span text:style-name="T3">" </text:span>堅苦卓絕的精神是如何養成等等，像在造神一般。<text:span text:style-name="T3"><text:line-break/><text:line-break/></text:span>阿扁貪污鉅額數十億贓款，而且還洗錢、藏到國外，如山一般高的現金贓款在國內亦四處藏匿，荒腔走板，引起輿論大嘩，但長老教會依然力挺阿扁到底。面對指責阿扁者，則扣上賣台的大帽子，視之為寇讎。即便是一個民間團體都不應該品性這麼差，何況宗教。<text:span text:style-name="T3"><text:line-break/><text:line-break/></text:span>宗教是教人要愛你的敵人，為你的敵人禱告的，但長老教會卻把凡是批評綠的人全視為敵。就算是敵，也該為他禱告不是嗎？結果不但不為<text:span text:style-name="T3">"</text:span>敵人<text:span text:style-name="T3">" </text:span>禱告，反倒努力用抹黑的手段殺敵。<text:span text:style-name="T3"><text:line-break/><text:line-break/></text:span>這種教會真是可恥。<text:span text:style-name="T3"><text:line-break/><text:line-break/></text:span>當然，我又被迫得做無聊聲明、自我說明了，我不是說每一個長老教會教徒都可恥。我說的是一種集體現象。</text:p>
      <text:p text:style-name="P1"><text:span text:style-name="T1">陳真</text:span><text:s/>  |  2014.09.05 02:12   |   <text:a xlink:type="simple" xlink:href="http://palinfo.habago.org/Entry?Command=Information_PrintForum&amp;iPage=411#FORUM32705"><text:span text:style-name="T2">#</text:span></text:a></text:p>
      <text:p text:style-name="P2">長老教會顧名思義當然就是一個教會組織。我非教徒，但與之淵源甚深，知之甚詳。<text:span text:style-name="T3"><text:line-break/><text:line-break/></text:span>二、三十年前，它還比較像個教會，隨著台獨勢力的壯大，就越來越不像個宗教團體而比較像一種政治組織了。更荒謬的是，隨著政治高壓的慢慢開放與緩和，長老教會竟然越來越<text:span text:style-name="T3">"</text:span>勇敢<text:span text:style-name="T3">"</text:span>，一直<text:span text:style-name="T3"><text:s/>"</text:span>勇敢<text:span text:style-name="T3">" </text:span>到現在；政壇上，誰要是不支持台獨，或誰支持台獨支持得不夠熱烈，誰就會被長老教會點名批判或甚至抹黑之。<text:span text:style-name="T3"><text:line-break/><text:line-break/></text:span>我也因此在大約<text:span text:style-name="T3">1998</text:span>年年底那時候，決定不再給長老教會的機關報<text:span text:style-name="T3"><text:s/>"</text:span>教會公報<text:span text:style-name="T3">" </text:span>寫任何稿子，因為實在覺得太離譜太無恥太下流。別說宗教組織，即便是一個世俗的民間團體都不應該這樣卑劣。<text:span text:style-name="T3">1999</text:span>年之前，我把許多文章發表在教會公報。<text:span text:style-name="T3">1998</text:span>年之後一直到現在，我沒有再寫過一個字給他們刊登。<text:span text:style-name="T3"><text:line-break/><text:line-break/></text:span>恐怖年代，除了特定幾位人士如林弘宣、高俊明、許天賢等，勇於對抗國民黨的暴政之外，長老教會基本上是很乖巧的，就跟一般人或一般民間團體如獅子會、青商會沒啥兩樣。<text:span text:style-name="T3"><text:line-break/><text:line-break/></text:span>美麗島事件發生後，它跟大家一樣，一起譴責<text:span text:style-name="T3"><text:s/>"</text:span>暴徒<text:span text:style-name="T3">"</text:span>，一起支持政府；對於少數幾位教徒涉案則公開努力撇清關係，彷彿他們只是幾顆老鼠屎，呼籲大家不要因此而<text:span text:style-name="T3"><text:s/>"</text:span>誣指<text:span text:style-name="T3">" </text:span>教會與反政府勢力或活動有任何牽扯，呼籲大家不要聽信謠言，否則就是破壞社會民心團結的罪人。<text:span text:style-name="T3"><text:line-break/><text:line-break/></text:span>中美建交後，由於高俊明牧師當家，以長老教會名義發表一篇聲明，呼籲建立一個<text:span text:style-name="T3"><text:s/>"</text:span>新而獨立的國家<text:span text:style-name="T3">"</text:span>，引起各方譴責，長老教會旋即發表聲明說你們大家誤會了啦，咱這句話只是呼籲美國不要出賣我們，不要破壞我們的正常外交關係而已啦；並且白紙黑字公開發表聲明，強調這句話的意思<text:span text:style-name="T3"><text:s/>"</text:span>跟台獨完全無關<text:span text:style-name="T3">"</text:span>，甚至還攻擊其它教會藉此對長老教會的<text:span text:style-name="T3"><text:s/>"</text:span>污衊<text:span text:style-name="T3">"</text:span>。<text:span text:style-name="T3"><text:line-break/><text:line-break/></text:span>常給黨外雜誌寫稿，一度還在黨外雜誌社工作過一兩年。隨著政治情勢的逐步開放，原本乖巧的長老教會居然越來越<text:span text:style-name="T3"><text:s/>"</text:span>勇敢<text:span text:style-name="T3">"</text:span>。記得大約是<text:span text:style-name="T3">1988</text:span>年吧，那時已解嚴，社會上每年有幾千次的抗爭活動，那時不叫抗爭，而叫<text:span text:style-name="T3"><text:s/>"</text:span>自力救濟<text:span text:style-name="T3">"</text:span>。記得大約那個時候有一天，長老教會好像有什麼台語羅馬拼音的聖經被情治單位沒收<text:span text:style-name="T3">(</text:span>事件細節我忘了<text:span text:style-name="T3">)</text:span>，他們很生氣，於是走上街頭。<text:span text:style-name="T3"><text:line-break/><text:line-break/></text:span>那時在黨外雜誌工作，在一次內部編輯會議上我說我想針對此事寫一篇文章，批評國內外歷史上教會總是慢半拍，當政治情勢都已經很安全時，教會才會<text:span text:style-name="T3"><text:s/>"</text:span>勇敢地<text:span text:style-name="T3">" </text:span>跳出來放馬後炮。這文章構想一提出，黨外雜誌社領導很認同，但我後來終究沒把它寫出來，原因待會再提。<text:span text:style-name="T3"><text:line-break/><text:line-break/></text:span>我只是想說，一個人或一個團體，在危險時候表現得很勇敢是令人尊敬的；可當某種政治勢力或思想已經從弱勢發展成主流龐然大物時，卻突然所有人都變得<text:span text:style-name="T3"><text:s/>"</text:span>好勇敢<text:span text:style-name="T3">"</text:span>，<text:span text:style-name="T3">"</text:span>勇敢<text:span text:style-name="T3">" </text:span>到整天踐踏少數異己，那便是可恥。<text:span text:style-name="T3"><text:line-break/><text:line-break/></text:span>我並不是說，面對黑牢槍炮大家都應該不惜犧牲性命、不惜家破人亡，而是說，如果面對危險、面對千夫所指之際，你跟絕大多數人一樣表現得很乖很懦弱，那你有什麼道德資格在原本的弱勢一方已成為絕對主流時，卻反過頭來整天糟踏已淪為少數一方的異己？<text:span text:style-name="T3"><text:line-break/><text:line-break/></text:span>之所以後來沒有寫出那篇批評長老教會的文章就是因為，我知道我們不應該去苛責為什麼在恐怖時期大家不起來拋頭顱灑熱血？！因此，對於長老教會在這之前的各種荒腔走板的擁護政府、反台獨、反對少數害群之馬破壞社會團結之類的言行，倒也不想苛責。<text:span text:style-name="T3"><text:line-break/><text:line-break/></text:span>和學姐一起掛名發表的<text:span text:style-name="T3">"</text:span>給長老教會的一封公開信<text:span text:style-name="T3">" </text:span>也是寫了之後壓了將近半年，實在忍無可忍才決定把它公諸於世。在那公開信發表之後，其實長老教會就拒絕再登我的文章，而我被拒絕兩次之後也不再給他們稿子。<text:span text:style-name="T3"><text:line-break/><text:line-break/></text:span>我並不是要批評長老教會在政治高壓時期不夠勇敢，我唯一看不慣的是，時下這些愛台急先鋒，不管是個人或團體，絕大多數過去都是熱烈擁護政府者，或是連屁也不敢放一個的乖寶寶，憑什麼當你們成為絕對多數時卻馬上搖身一變，個個彷彿全是烈士出身一般，而且張牙舞爪，糟蹋少數異己。<text:span text:style-name="T3"><text:line-break/><text:line-break/></text:span>長老教會就是其中之一。當然，它的前後表現落差並不是非常巨大。相對於時下一些整天努力扣人紅帽子、整天反中辱華、而且絕不允許別人不反中不辱華的愛台急先鋒們，其實還算是高貴的了。<text:span text:style-name="T3"><text:line-break/><text:line-break/></text:span>只是，長老教會畢竟是宗教組織，掛的既是羊頭，就該賣羊肉，而不是整天幹狗肉勾當。如果是這樣，那它憑什麼自稱教會？<text:span text:style-name="T3"><text:line-break/><text:line-break/></text:span>以前很珍惜長老教會送我的一些紀念物，例如義光教會的某位牧師曾送我一個<text:span text:style-name="T3"><text:s/>"</text:span>焚而不毀<text:span text:style-name="T3">" </text:span>的胸章，剛當實習醫師時，總是把它別在醫師服上，但後來這些東西都不知道被我扔到哪去了。因為我已失去對他們原有的尊敬。<text:span text:style-name="T3"><text:line-break/><text:line-break/></text:span>教會當然可以參與世俗事務，但它只應秉持任何人都應認同的諸普世價值與公義原則，尊重生命，憐憫世人，而不是秉持某種見仁見智的政治主張，完全不顧公義是非與人品，純粹只看旗子顏色，或甚至自甘淪為政黨外圍組織，行事手段卑劣，把異於該主張的人全視為敵人一般攻擊，只要是我方人員就一概捧上天。即便民間團體都不該如此卑鄙，何況宗教。</text:p>
      <text:p text:style-name="P4"/>
      <text:p text:style-name="P1"><text:span text:style-name="T1">隆誌</text:span><text:s/>  |  2014.09.04 21:20   |   <text:a xlink:type="simple" xlink:href="http://palinfo.habago.org/Entry?Command=Information_PrintForum&amp;iPage=412#FORUM32704"><text:span text:style-name="T2">#</text:span></text:a></text:p>
      <text:p text:style-name="P2">「國父說，馬克思是一個很好的病理學家，但卻不是一個良好的生理學家。」我猜大概是指，馬克思剖析資本主義產生的弊端，卻搞不清楚社會發展原有的脈絡，所以無法將弊病倒回正途。也許我想錯了吧！<text:span text:style-name="T3"><text:line-break/></text:span>可否請教「基督教長老教會」到底是什麼樣的組織？我非基督徒或天主教徒，對於這二個宗教制度不清楚。加之，之前租屋在台師大分部附近，有許多長老教會的聚會所，所以感到好奇？過去曾經試圖搜索過相關主題，似乎在國內外都和政治扯上關係。</text:p>
      <text:p text:style-name="P1"><text:span text:style-name="T1">陳真</text:span><text:s/>  |  2014.09.04 14:31   |   <text:a xlink:type="simple" xlink:href="http://palinfo.habago.org/Entry?Command=Information_PrintForum&amp;iPage=412#FORUM32703"><text:span text:style-name="T2">#</text:span></text:a></text:p>
      <text:p text:style-name="P3"><text:span text:style-name="T3">(</text:span>再續<text:span text:style-name="T3">)<text:line-break/><text:line-break/></text:span>我給第一點病理分析做了點說明。嚴格說來，這不是一種欠缺，而是一種變態，因為某種因素造成變異，而使之<text:span text:style-name="T3"><text:s/>"</text:span>迥然有異<text:span text:style-name="T3">" </text:span>於另一種態度或另一種世界。<text:span text:style-name="T3"><text:line-break/><text:line-break/></text:span>雖然咱們一樣都是人，但<text:span text:style-name="T3"><text:s/>"</text:span>這個人很可能是另一個人的謎<text:span text:style-name="T3">"(</text:span>維根斯坦語<text:span text:style-name="T3">)</text:span>，因為兩者世界不一樣，屬不同物種。他們只是在生物分類上剛好同屬靈長目，生物之外則分屬不同類別。<text:span text:style-name="T3"><text:line-break/><text:line-break/></text:span>對於一個相對於異類屬變態者，他要嘛維持原來的樣貌，要不就跳到另一類，猶如所謂<text:span text:style-name="T3"><text:s/>"</text:span>典範的轉移<text:span text:style-name="T3">"(paradigm shift)</text:span>；不可能既要當人又要當鬼。人鬼之間你只能擇其一。以為人鬼之間是一種連續狀態、只要稍加補充某種養份便可越界，那純粹是一種誤解。<text:span text:style-name="T3"><text:line-break/><text:line-break/></text:span>蔣醫師連幼稚園、補習班都搬出來了，但現代人豈止幼稚園，在這島上，據說博碩士比蟑螂還多，補習班更是滿街林立，從頭補到腳，樣樣技能都有得補，連作文也在補；哪天也許連喝茶、磕瓜子都得補習。<text:span text:style-name="T3"><text:line-break/><text:line-break/></text:span>可是，事實證明，蔣醫師的處方並沒有任何效果，反倒你看一些滿肚子書袋的蠢蛋，圖書館大搬家，搬進他腦子裏，但猥瑣窩囊虛榮愚昧貪婪等等幾十種症狀卻只是變得更嚴重，知識或資訊本身並無任何助益。<text:span text:style-name="T3"><text:line-break/><text:line-break/></text:span>國父說，馬克思是一個很好的病理學家，但卻不是一個良好的生理學家。我看不太懂這話的意思。依我對馬克思哲學的理解，他連病理學家也稱不上，遑論出色。但我看國父也好不了多少，既不是一個很好的病理學家，當然更不是一個良好的臨床學家。他開出三民主義、五權憲法的處方，立意良善，但就如胡適所說：<text:span text:style-name="T3"><text:s/>"</text:span>無論是專制，是共和，是什麼什麼，招牌雖換，貨色照舊，全不行的。<text:span text:style-name="T3">"<text:line-break/><text:line-break/></text:span>忘了是在什麼場合下，聽鄭南榕說過一段話倒還有點道理。他說：<text:span text:style-name="T3">"</text:span>台灣政治要清明，基督徒要努力傳福音。<text:span text:style-name="T3">" </text:span>當然，我指的是真正意義上的福音，而不是長老教會式的政治福音，瞎捧政治口號與己相同者，醜化、攻擊政治異己，連<text:span text:style-name="T3"><text:s/>"</text:span>神愛世人<text:span text:style-name="T3">" </text:span>都能改為<text:span text:style-name="T3"><text:s/>"</text:span>神愛台灣人<text:span text:style-name="T3">"</text:span>。神難道會不愛大陸人？神難道會不愛我們的所謂敵人？<text:span text:style-name="T3"><text:line-break/><text:line-break/></text:span>除了宗教，我想，就屬風、花、雪、月的力量最大。</text:p>
      <text:p text:style-name="P1"><text:span text:style-name="T1">陳真</text:span><text:s/>  |  2014.09.04 12:18   |   <text:a xlink:type="simple" xlink:href="http://palinfo.habago.org/Entry?Command=Information_PrintForum&amp;iPage=412#FORUM32702"><text:span text:style-name="T2">#</text:span></text:a></text:p>
      <text:p text:style-name="P2"><text:span text:style-name="T3">(</text:span>續<text:span text:style-name="T3">)<text:line-break/><text:line-break/></text:span>蔣醫師的處方基於一種假設性的生物機械原理，而且，認為症狀來自某種東西的<text:span text:style-name="T3"><text:s/>"</text:span>欠缺<text:span text:style-name="T3">"</text:span>，彷彿只要<text:span text:style-name="T3"><text:s/>"</text:span>欠缺<text:span text:style-name="T3">" </text:span>補足了，症狀就會<text:span text:style-name="T3"><text:s/>"</text:span>自動<text:span text:style-name="T3">" </text:span>依循著某種生物機械原理而改善。<text:span text:style-name="T3"><text:line-break/><text:line-break/></text:span>這兩個假設在我看來都不成立。<text:span text:style-name="T3"><text:line-break/><text:line-break/></text:span>第一，也許症狀並非出於欠缺<text:span text:style-name="T3"><text:s/>"</text:span>某些成份<text:span text:style-name="T3">"</text:span>，而是出於欠缺<text:span text:style-name="T3"><text:s/>"</text:span>一整個面向<text:span text:style-name="T3">"</text:span>；他有聽沒有見，有看沒有到，視力聽力都正常，但就是沒法聽見或看見某些聲音或影像。<text:span text:style-name="T3"><text:line-break/><text:line-break/></text:span>人與人之間充滿誤解，並不是因為對方聽力或視力或乃至智力有問題，而是因為他沒法理解<text:span text:style-name="T3">(</text:span>或其實應該說他不相信<text:span text:style-name="T3">)</text:span>某個波長頻率的<text:span text:style-name="T3"><text:s/>"</text:span>世界<text:span text:style-name="T3">"</text:span>。<text:span text:style-name="T3"><text:line-break/><text:line-break/></text:span>嚴格說來，這不是一種欠缺，而是一種變態，因為某種因素造成變異，而使之<text:span text:style-name="T3"><text:s/>"</text:span>迥然有異<text:span text:style-name="T3">" </text:span>於另一種態度或另一種世界。<text:span text:style-name="T3"><text:line-break/><text:line-break/></text:span>第二，人是活的。活物除了服膺種種意味著客觀運作的生物機械原理之外，仍有主觀成份；他光是<text:span text:style-name="T3"><text:s/>"</text:span>知道<text:span text:style-name="T3">"(knowing)</text:span>某些世界的存在並沒有用，他還得對它有感覺<text:span text:style-name="T3">(feeling)</text:span>，從而最重要的是<text:span text:style-name="T3"><text:s/>"</text:span>願意<text:span text:style-name="T3">" (willing) </text:span>做出<text:span text:style-name="T3"><text:s/>"</text:span>選擇<text:span text:style-name="T3">"</text:span>，才有可能從這個世界<text:span text:style-name="T3"><text:s/>"</text:span>跳到<text:span text:style-name="T3">" </text:span>另外一些世界；簡單說就像結婚時回答<text:span text:style-name="T3"><text:s/>"</text:span>我願意<text:span text:style-name="T3">"</text:span>一樣。<text:span text:style-name="T3"><text:line-break/><text:line-break/></text:span>不同的世界之間具有一種<text:span text:style-name="T3"><text:s/>"</text:span>非此即彼<text:span text:style-name="T3">" </text:span>的特性。想想維根斯坦畫的<text:span text:style-name="T3"><text:s/>"</text:span>鴨兔<text:span text:style-name="T3">"</text:span>。你若不是看到一隻鴨，就是看到一隻兔，你不可能同時看到兩者，因為兩者之間並沒有連續性。你沒法慢慢走過去，而只能整個<text:span text:style-name="T3"><text:s/>"</text:span>跳<text:span text:style-name="T3">" </text:span>過去。鴨兔如下：<text:span text:style-name="T3"><text:line-break/><text:line-break/>http://goo.gl/HSMOts<text:line-break/><text:line-break/></text:span>可是，既然不同世界之間不具有連續性，我憑什麼應該成為那樣的人而不是維持原來的樣貌德性？單身好好的，幹嘛結婚？憑什麼？這裏頭沒有任何實證依據。依齊克果的說法，唯一的憑藉就是信心或信仰<text:span text:style-name="T3">(faith)</text:span>，你只能憑著信心或信仰跳到另一座山頂，所謂<text:span text:style-name="T3"><text:s/>"leap of faith" </text:span>就是這個意思。<text:span text:style-name="T3"><text:line-break/><text:line-break/></text:span>我們也許可以把這樣一個<text:span text:style-name="T3"><text:s/>"</text:span>說服<text:span text:style-name="T3">"(</text:span>相對於<text:span text:style-name="T3">"</text:span>論證<text:span text:style-name="T3">")</text:span>的過程稱呼為<text:span text:style-name="T3">convert(</text:span>使皈依<text:span text:style-name="T3">)</text:span>；它不是透過論證<text:span text:style-name="T3">(argument)</text:span>而能<text:span text:style-name="T3"><text:s/>"</text:span>自動<text:span text:style-name="T3">" </text:span>形成，因為生命是活的，人不是機器，這不是一種數學演算的過程。<text:span text:style-name="T3"><text:line-break/><text:line-break/></text:span>你證明了一加一等於二，我<text:span text:style-name="T3"><text:s/>"</text:span>不得不<text:span text:style-name="T3">" </text:span>接受，但你卻永遠不可能證明那個世界或優於這個世界，你只能對我提出<text:span text:style-name="T3"><text:s/>"</text:span>說服<text:span text:style-name="T3">"(persuasion)</text:span>，說服我用跟你同樣的眼光看世界。所謂<text:span text:style-name="T3"><text:s/>"</text:span>照我思索，能理解我；照我思索，可認識人<text:span text:style-name="T3">"(</text:span>沈從文墓誌銘<text:span text:style-name="T3">)</text:span>。<text:span text:style-name="T3"><text:line-break/><text:line-break/></text:span>生理、肉體依循生物機械法則，你血糖高，我開一點降血糖的藥，血糖就降下來了，你不想降也不行。但肉體以外的世界卻沒法自動成事，光知道一堆資訊並沒有用，你得對它有感覺才行。有感覺仍然是空口白話，你得願意才行。願意當然也不是嘴巴說說，你得採取行動<text:span text:style-name="T3"><text:s/>"</text:span>跳<text:span text:style-name="T3">" </text:span>過去才算數。<text:span text:style-name="T3"><text:line-break/><text:line-break/>"</text:span>使皈依<text:span text:style-name="T3">" </text:span>既然沒法直接論證，齊克果說，那就<text:span text:style-name="T3"><text:s/>"</text:span>間接溝通<text:span text:style-name="T3">" </text:span>好了，用他的話來說就是乾脆用騙的。他還說，你不可能正面開導，只能<text:span text:style-name="T3"><text:s/>"</text:span>從他背後下手<text:span text:style-name="T3">"</text:span>；是下手哦，不是下毒手。意思是說，這類主觀真理既然沒法論而證之，不如用各種故事和例子，引起他的興趣，挑起他的熱情，擄獲他的心，把他騙進來好了，就像男女朋友在交往時努力互相欺騙對方那樣。<text:span text:style-name="T3"><text:line-break/><text:line-break/></text:span>重點是，人家氣勢旺盛，呼風喚雨，而你潦倒落魄，小貓兩三隻，騙得了誰啊？！別笑死人了。<text:span text:style-name="T3"><text:line-break/><text:line-break/></text:span>聽起來，要治療這樣一個百病叢生的病患，估計是不太可能的事。人家光鮮亮麗，名利在握，鎂光閃閃，看你這副衰尾道人一副適應不良的吸血鬼模樣，嘲笑羞辱都來不及了，怎麼可能還想<text:span text:style-name="T3"><text:s/>"</text:span>跳<text:span text:style-name="T3">" </text:span>到你的世界裏？他恐怕連理解都有困難。但這個困難並非來自智能上<text:span text:style-name="T3">(intellectual)</text:span>，而是來自想像力與意願上的難度。<text:span text:style-name="T3"><text:line-break/><text:line-break/></text:span>也許，當你有一天，同樣也名利在握，鎂光閃閃，或出國比賽，成為台灣之光，人們就會聽你的。可是，這時候，他仍然只是看見他原先所看見的那些充滿虛榮的人工光芒，而不是真的看見那個自己會發光的東西。<text:span text:style-name="T3"><text:line-break/><text:line-break/></text:span>結論有二：<text:span text:style-name="T3"><text:line-break/><text:line-break/></text:span>一：這樣一種病人，雖然病得很嚴重，慘不忍睹，但如果他執意如此，甚至還很得意；你說他有病，他反而說你才有病，那不如就由他去，他開心就好。簡單說就是直接放生或安樂死，不用救了。<text:span text:style-name="T3"><text:line-break/><text:line-break/></text:span>二：萬一你還是想救，那就忘掉時間，任由老天作為吧。老天要它成，這事就成；老天要它敗，此事就敗。<text:span text:style-name="T3">"</text:span>敗<text:span text:style-name="T3">" </text:span>很快，須臾旦夕之間，但<text:span text:style-name="T3"><text:s/>"</text:span>成<text:span text:style-name="T3">" </text:span>卻是千年光陰。等所有醫生都死了，或許有一天，這個罹患不治之症、儼然行屍走肉沒心肝沒大腦的病人，方才悠悠活了過來。</text:p>
      <text:p text:style-name="P1"><text:span text:style-name="T1">懷軒</text:span><text:s/>  |  2014.09.04 04:38   |   <text:a xlink:type="simple" xlink:href="http://palinfo.habago.org/Entry?Command=Information_PrintForum&amp;iPage=412#FORUM32701"><text:span text:style-name="T2">#</text:span></text:a></text:p>
      <text:p text:style-name="P3">現在看來，蔣醫師當年的處方若是用於現在，非但不能根治，反而置患者於病情加劇、病入膏肓極大風險之中：<text:span text:style-name="T3"><text:line-break/><text:line-break/></text:span>受正規學校教育：極<text:span text:style-name="T5">量</text:span><text:span text:style-name="T3"><text:line-break/></text:span>要補習教育：極<text:span text:style-name="T5">量</text:span><text:span text:style-name="T3"><text:line-break/></text:span>進幼兒園：極<text:span text:style-name="T5">量</text:span><text:span text:style-name="T3"><text:line-break/></text:span>設圖書<text:span text:style-name="T6">館：極</text:span><text:span text:style-name="T5">量</text:span><text:span text:style-name="T3"><text:line-break/></text:span><text:span text:style-name="T5">讀報社：極量</text:span><text:span text:style-name="T3"><text:line-break/><text:line-break/></text:span>進圖書館或許還有減輕症狀的可能，其他的處方，現在看來大概是死路一條。<text:span text:style-name="T3"><text:line-break/><text:line-break/></text:span>懷軒</text:p>
      <text:p text:style-name="P1"><text:span text:style-name="T1">陳真</text:span><text:s/>  |  2014.09.04 03:01   |   <text:a xlink:type="simple" xlink:href="http://palinfo.habago.org/Entry?Command=Information_PrintForum&amp;iPage=412#FORUM32700"><text:span text:style-name="T2">#</text:span></text:a></text:p>
      <text:p text:style-name="P2">底下是蔣渭水著名的臨床講義，寫於<text:span text:style-name="T3">1921</text:span>年。<text:span text:style-name="T3"><text:line-break/><text:line-break/></text:span>把蔣渭水抬出來，這樣可就不能扣帽子了吧。不過，別忘了，蔣渭水可是滿腦子大中國文化的思想毒素哦。他甚至還在他的<text:span text:style-name="T3"><text:s/>"</text:span>臨床講義<text:span text:style-name="T3">" </text:span>中讚美<text:span text:style-name="T3"><text:s/>"</text:span>台灣<text:span text:style-name="T3">" </text:span>這個<text:span text:style-name="T3"><text:s/>"</text:span>病人<text:span text:style-name="T3">"</text:span>，還好有中國古聖先賢的優良文化思想血統，因此勉強還有得救。<text:span text:style-name="T3"><text:line-break/><text:line-break/></text:span>這年頭，這島上，一切政治掛帥，但卻完全扭曲、簡化、甚至顛倒、虛構歷史。例如就在幾個月前的忠黨愛國熱潮當下，一群愛台灣的勇士們，跑來台南，在我經常路過的台南民生綠園，把一尊六百多公斤的巨大國父銅像給幹倒在地，踐而踏之，踩爆國父的頭。<text:span text:style-name="T3"><text:line-break/><text:line-break/></text:span>摧毀銅像，踩爛國父的頭之後，竟轉往膜拜某日本人銅像，以表心向日本。然而，同樣是這樣一些人及其所代表的台灣主流勢力卻又同時把蔣渭水捧為台灣國父。<text:span text:style-name="T3"><text:line-break/><text:line-break/></text:span>可是，蔣渭水不就是抗日的嗎？而且，蔣渭水不就是國父的精神追隨者、奉他為思想導師嗎？<text:span text:style-name="T3"><text:line-break/><text:line-break/></text:span>民進黨有位前輩叫黃煌雄<text:span text:style-name="T3">(</text:span>好像是現任監察委員<text:span text:style-name="T3">)</text:span>，就是專門研究蔣渭水。黃煌雄說：<text:span text:style-name="T3"><text:line-break/><text:line-break/>"</text:span>所有台灣人民當中，最能夠深入了解孫中山先生或者活用他的精神與主張的應該就是蔣渭水先生。他的具體表現從他對於台灣民眾黨態度的確立到路線確定過程上，以及對台灣民眾黨的主張這樣的精神上是一脈的相傳。<text:span text:style-name="T3">"<text:line-break/><text:line-break/></text:span>黃煌雄的結論是：<text:span text:style-name="T3">"</text:span>一生當中影響蔣渭水最大的就是孫中山先生。<text:span text:style-name="T3">"<text:line-break/><text:line-break/></text:span>前些日子來到北京，難免激動，主要是因為沈從文而來，同時也來到五四運動的發源地，尋找胡適、蔡元培及當年<text:span text:style-name="T3">(1919</text:span>年<text:span text:style-name="T3">)</text:span>的五四遊行示威總指揮傅斯年等人的足跡。<text:span text:style-name="T3"><text:line-break/><text:line-break/></text:span>沈從文的北京故居之一，就在北大紅樓附近百米處。一路艱辛，探問了當地許多居民，沒有人聽過沈從文居住的中老胡同。後來，有一個四、五歲的小娃，遠遠在對街聽到我在問路，竟興奮地衝過來說他知道中老胡同在哪，拉著我的衣角，帶我走進一路蜿蜒的歷史巷弄。<text:span text:style-name="T3"><text:line-break/><text:line-break/></text:span>大約也在<text:span text:style-name="T3">1919</text:span>年五四運動這個時候，大約是<text:span text:style-name="T3">1920</text:span>年吧，蔣渭水如火如荼發起許多抗日運動和組織；影響蔣的思想及所作所為最大的一個人就是孫文。<text:span text:style-name="T3"><text:line-break/><text:line-break/></text:span>不管是五四運動或蔣渭水的各種抗日運動或組織如台灣文化協會等，其實都帶有很濃厚的文化改革成份，幾乎可以說，文化改革才是這一切運動的基本核心，而非政治權力爭奪，更不是極其有害的反中反華等意識形態掛帥的愚民、極右運動一如當下這樣一些所謂愛台灣運動。<text:span text:style-name="T3"><text:line-break/><text:line-break/></text:span>蔣渭水和孫文，五四和台灣文化協會等等，只是最基本的一些歷史常識，但連這樣一些常識性的東西，在一種麥卡錫主義式的思想檢查和洗腦下，也幾乎全盤被扭曲、竄改或淹沒，因此才會出現諸如踐踏孫文、醜化中國人及妖魔化中華文化但卻大捧蔣渭水、把日本鬼子當成阿爸膜拜的怪異乃至低能現象。<text:span text:style-name="T3"><text:line-break/><text:line-break/></text:span>蔣渭水在臨床講義中是這麼提出診斷的，他說：<text:span text:style-name="T3"><text:line-break/><text:line-break/>"</text:span>這樣的患者<text:span text:style-name="T3">(</text:span>即台灣人<text:span text:style-name="T3">)</text:span>，診斷一下頭部比身體大，應該是思考<text:span text:style-name="T5">力</text:span>很好才是，但提問二、三道常<text:span text:style-name="T5">識，其回答不得要領。由此可想像這個患者是個愚蠢的低能兒。這是因</text:span>為頭骨大、內容空虛、腦髓<text:span text:style-name="T5">不充實的原因。因此稍難點的哲學、數學、科學，還有世界形勢論一聽就頭暈、頭痛。</text:span><text:span text:style-name="T3">"<text:line-break/><text:line-break/></text:span>愛台灣的勇士們如果看了不爽，恐怕也只能忍耐，因為這是他們所力捧的台灣國父蔣渭水寫的診斷內容。<text:span text:style-name="T3"><text:line-break/><text:line-break/></text:span>其實從黨外時代以來，我對蔣渭水的這篇臨床講義始終都不是很認同。症狀描述方面倒還蠻正確，但治療方面卻不敢茍同。蔣醫師認為台灣人之所以文化上、思想上及道德品性上百病叢生是因為知識營養不夠。<text:span text:style-name="T3"><text:line-break/><text:line-break/></text:span>但我認為，一個人或一個民族腦袋裏塞了一堆知識並沒法保證他能夠在品格上或思想上取得進展。蔣醫師的這道處方，有點蘇格拉底的味道，彷彿一個人或一個民族道德敗壞只是因為他<text:span text:style-name="T3"><text:s/>"</text:span>知道<text:span text:style-name="T3">" </text:span>得不夠多。<text:span text:style-name="T3"><text:line-break/><text:line-break/></text:span>但我以為，光是<text:span text:style-name="T3"><text:s/>"</text:span>知道<text:span text:style-name="T3">" </text:span>並沒有用。光是<text:span text:style-name="T3"><text:s/>"</text:span>知道<text:span text:style-name="T3">" </text:span>一堆資訊有什麼意義呢？網路時代，資訊多到都快爆炸了，但人的思想能力和道德水平以及文化文藝素質這三樣東西有一點點改善嗎？完全沒有。反而嚴重倒退。<text:span text:style-name="T3"><text:line-break/><text:line-break/></text:span>那麼，如果蔣醫師的處方不行，陳醫師可有什麼處方？對此我倒是略知一二，但<text:span text:style-name="T3"><text:s/>"</text:span>行醫<text:span text:style-name="T3">" </text:span>多年，依然悲觀。<text:span text:style-name="T3"><text:line-break/><text:line-break/></text:span>胡適當年在五四運動中寫下這樣一段話：<text:span text:style-name="T3"><text:line-break/><text:line-break/>"</text:span>此後最要緊的是改革國民性，否則，無論是專制，是共和，是什麼什麼，招牌雖換，貨色照舊，全不行的。<text:span text:style-name="T3">"<text:line-break/><text:line-break/></text:span>這話很淺顯，但它很重要。旗子換了顏色是一點意義都沒有的，就好像我若跑去剪了不同髮型或是換了件衣裳穿，然後跑去照鏡子，外表也許略有不同，但陳真還是一樣是陳真，並沒有重新做人。<text:span text:style-name="T3"><text:line-break/><text:line-break/></text:span>陳真<text:span text:style-name="T3"><text:s/>2014.09.04.<text:line-break/>===========<text:line-break/><text:line-break/></text:span><text:span text:style-name="T7">〈</text:span><text:span text:style-name="T5">臨床講義──對名叫臺灣的患者的診斷〉</text:span><text:span text:style-name="T3"> <text:line-break/><text:line-break/></text:span>醫師：蔣渭水<text:span text:style-name="T3"><text:line-break/><text:line-break/></text:span>姓名：臺灣島<text:span text:style-name="T3"><text:line-break/><text:line-break/></text:span>性別：男<text:span text:style-name="T3"><text:line-break/><text:line-break/></text:span><text:span text:style-name="T5">年齡：從現住所轉移到今二十七歲</text:span><text:span text:style-name="T3"><text:line-break/><text:line-break/></text:span>原籍：中華民國<text:span text:style-name="T6">福建</text:span><text:span text:style-name="T5">省臺灣道</text:span><text:span text:style-name="T3"><text:line-break/><text:line-break/></text:span>現住所：大日本帝國臺灣總督府<text:span text:style-name="T3"><text:line-break/><text:line-break/></text:span>地位：東經一二Ｏ─一二二、<text:span text:style-name="T5">北緯二二─二五。</text:span><text:span text:style-name="T3"><text:line-break/><text:line-break/></text:span>職業：世界和平第一關門守衛。<text:span text:style-name="T3"><text:line-break/><text:line-break/></text:span>遺傳：有黃帝、周公、孔子、孟子等的血統，遺傳性很明顯。<text:span text:style-name="T3"><text:line-break/><text:line-break/></text:span>素質：因為是前記聖賢的後裔，故有強健天資聰明的素質。<text:span text:style-name="T3"><text:line-break/><text:line-break/></text:span>既往症：<text:span text:style-name="T3"><text:line-break/></text:span>幼少時（即鄭成功時代）身體頗為強壯、頭腦清楚、意志堅定、品質高尚、動作<text:span text:style-name="T5">靈活。但到</text:span>清朝時代，由於政策中毒，身體逐漸衰弱、意志薄弱、品質卑<text:span text:style-name="T5">劣、節操低下了。轉居日本帝國以來，受到不完全的對症療法，稍有恢復，但畢竟有兩百年的長期慢性中毒症，故不容易治癒。</text:span><text:span text:style-name="T3"><text:line-break/><text:line-break/></text:span>現症：<text:span text:style-name="T3"><text:line-break/></text:span>道德敗壞、人心刻薄、物質慾望強<text:span text:style-name="T5">烈、缺乏</text:span><text:span text:style-name="T6">精神生活、風俗醜態、迷信很深、深思</text:span><text:span text:style-name="T5">不遠、缺乏講衛生、墮落怠情、腐敗、卑屈、怠慢、只會爭眼前小利</text:span><text:span text:style-name="T6">益、智</text:span><text:span text:style-name="T5">力淺薄、不知立永久大計、虛榮、恬不知恥、四肢倦怠、惰氣滿滿，意氣消</text:span>沉、完全無朝氣。<text:span text:style-name="T3"><text:line-break/><text:line-break/></text:span>主訴：頭痛、眩<text:span text:style-name="T5">暈、腹內有飢餓感</text:span><text:span text:style-name="T3"><text:line-break/><text:line-break/></text:span>大體上是這樣的患者，診斷一下頭部比身體大，應該是思考<text:span text:style-name="T5">力</text:span>很好才是，但提問二、三道常<text:span text:style-name="T5">識，其回答不得要領。由此可想像這個患者是個愚蠢的低能兒。</text:span><text:span text:style-name="T3"><text:line-break/><text:line-break/></text:span>這是因為頭骨大、內容空虛、腦髓<text:span text:style-name="T5">不充實的原因。因此稍難點的哲學、數學、科學，還有世界形勢論一聽就頭暈、頭痛。</text:span><text:span text:style-name="T3"><text:line-break/><text:line-break/></text:span>另外手腳也很大很肥，這是因為<text:span text:style-name="T5">勞動過多的原因。診斷一下腹部，發現腔胴</text:span>很瘦，凹進去。腹壁<text:span text:style-name="T6">都是皺紋，好像經產婦似的出現有白線條。</text:span><text:span text:style-name="T3"><text:line-break/><text:line-break/></text:span>我想，像是大正五<text:span text:style-name="T5">年來歐洲大戰的一時僥倖，一時肥</text:span>胖起<text:span text:style-name="T5">來了；從去年夏季</text:span>颳講和風，像是腸子感冒，加上腹瀉，腹部極<text:span text:style-name="T5">度膨脹，突</text:span><text:span text:style-name="T3"><text:line-break/></text:span>然又縮起的緣故吧。<text:span text:style-name="T3"><text:line-break/><text:line-break/></text:span>診斷書<text:span text:style-name="T3"><text:line-break/><text:line-break/></text:span>診斷：世界文化時期的低能兒<text:span text:style-name="T3"><text:line-break/><text:line-break/></text:span>原因：智<text:span text:style-name="T5">識營養不良症</text:span><text:span text:style-name="T3"><text:line-break/><text:line-break/></text:span>經過：因為慢性病，經過要長些<text:span text:style-name="T3"><text:line-break/><text:line-break/></text:span>預診：素質純<text:span text:style-name="T5">良，應及時適當地治療，要是療法不對又荏苒拖延的話，會病入膏</text:span>肓，有死亡的可能。<text:span text:style-name="T3"><text:line-break/><text:line-break/></text:span><text:span text:style-name="T5">療法：原因療法，就是根治療法</text:span><text:span text:style-name="T3"><text:line-break/><text:line-break/></text:span>處方：<text:span text:style-name="T3"><text:line-break/><text:line-break/></text:span>受正規學校教育：極<text:span text:style-name="T5">量</text:span><text:span text:style-name="T3"><text:line-break/><text:line-break/></text:span>要補習教育：極<text:span text:style-name="T5">量</text:span><text:span text:style-name="T3"><text:line-break/><text:line-break/></text:span>進幼兒園：極<text:span text:style-name="T5">量</text:span><text:span text:style-name="T3"><text:line-break/><text:line-break/></text:span>設圖書<text:span text:style-name="T6">館：極</text:span><text:span text:style-name="T5">量</text:span><text:span text:style-name="T3"><text:line-break/><text:line-break/></text:span><text:span text:style-name="T5">讀報社：極量</text:span><text:span text:style-name="T3"><text:line-break/><text:line-break/></text:span>上面合劑調和速服二十<text:span text:style-name="T5">年會全治，其他還有有效之藥品在此省略。</text:span><text:span text:style-name="T3"><text:line-break/></text:span>一九二一<text:span text:style-name="T5">年十一月三十日</text:span></text:p>
      <text:p text:style-name="P1"><text:span text:style-name="T1">陳真</text:span><text:s/>  |  2014.09.03 12:56   |   <text:a xlink:type="simple" xlink:href="http://palinfo.habago.org/Entry?Command=Information_PrintForum&amp;iPage=412#FORUM32699"><text:span text:style-name="T2">#</text:span></text:a></text:p>
      <text:p text:style-name="P3">無國界醫師<text:span text:style-name="T3">:</text:span>需動用軍隊遏止伊波拉疫情<text:span text:style-name="T3"><text:line-break/><text:line-break/></text:span>中廣新聞網中廣新聞網<text:span text:style-name="T3"><text:s/>– 2014</text:span>年<text:span text:style-name="T3">9</text:span>月<text:span text:style-name="T3">3</text:span>日<text:span text:style-name="T3"><text:line-break/><text:line-break/></text:span>「無國界醫師組織」指出，伊波拉疫情爆發至今已有<text:span text:style-name="T3">6</text:span>個月，但全球在協助對抗疫情一事上，卻是致命的不足。目前有必要動用軍隊，並結合民間力量，聯合進行大規模防疫，否則難以遏制疫情。<text:span text:style-name="T3">(</text:span>謝佐人報導<text:span text:style-name="T3">)<text:line-break/><text:line-break/></text:span>無國界醫師組織主席廖滿嫦在聯合國報告指出，這場史上最嚴重的伊波拉疫情至今已有半年，但各國領袖似乎未能抓住要領，全球在防疫上的反應明顯不當，不少國家將西非列入拒絕往來戶，這對降低染疫威脅幫助不大。<text:span text:style-name="T3"><text:line-break/><text:line-break/></text:span>無國界醫師組織呼籲緊急動用軍隊結合民間力量，進行大<text:span text:style-name="T3"><text:s/></text:span>規模防疫，否則難擋病毒蔓延。同時，廖滿嫦還要求成立更多野戰醫院，設立隔離病房，訓練醫護人員，並空運醫療資源協助西非防疫。<text:span text:style-name="T3"><text:line-break/><text:line-break/></text:span>世界糧農組織也警告，西非的疫情正嚴重影響農產收穫。<text:span text:style-name="T3"><text:line-break/><text:line-break/></text:span>此外，世界銀行總裁金墉日前向媒體投書批評，如果西方大城市出現伊波拉疫情，病毒可以輕易快速地被遏止。他譴責多數擁有豐富資源的國家對於西非危機並未提供適當有效的協助。<text:span text:style-name="T3"><text:line-break/><text:line-break/></text:span>世衛組織總幹事陳馮富珍在聯合國也大聲疾呼，強調這一波疫情已成為全球威脅，她要求全球緊急合作防疫。<text:span text:style-name="T3">(</text:span>中廣記者謝佐人在台北報導<text:span text:style-name="T3">)(</text:span>廖滿嫦照片取材自網路<text:span text:style-name="T3">)</text:span></text:p>
      <text:p text:style-name="P1"><text:span text:style-name="T1">陳真</text:span><text:s/>  |  2014.09.03 12:47   |   <text:a xlink:type="simple" xlink:href="http://palinfo.habago.org/Entry?Command=Information_PrintForum&amp;iPage=412#FORUM32698"><text:span text:style-name="T2">#</text:span></text:a></text:p>
      <text:p text:style-name="P2">至少從六、七零年代開始，台灣每隔一段時間就會有一些類似<text:span text:style-name="T3"><text:s/>"</text:span>文化自覺<text:span text:style-name="T3">" </text:span>的聲音出現，反省自身文化素質，例如缺乏公德心、髒亂不守秩序、膽小窩囊虛榮、一窩蜂及五分鐘熱度、陽奉陰違、結黨營私及眼光短淺等等。柏楊大概是這方面最強烈的一個批評者。他批評的一些問題，如今卻一一變本加厲。例如以前老年人在街上走著，大家會小心謹慎顧及他的安全，會禮讓，但現在誰鳥你去死啊？輕易就能把你撞飛。<text:span text:style-name="T3"><text:line-break/><text:line-break/></text:span>更令人驚訝的是，在過去，人們好歹承認這些確實是問題。但這十幾二十年來，在一種自我吹噓自我膨漲得跟自大妄想簡直沒兩樣的所謂本土意識催化下，台灣人的自我滿意度瞬間暴漲到前所未有的程度，十分病態，但卻毫無病識感。不但沒有病識感，而且還引以為榮；不但引以為榮，而且還不許旁人有一絲不敬，否則就會扣你一堆政治性的帽子。<text:span text:style-name="T3"><text:line-break/><text:line-break/></text:span>過去漫長的文化自覺或文化自我批判運動，短短十幾二十年之間，竟全數淹沒在根據特定政治需要所虛構的自我催眠之中，把這島弄成了一口井，把自己弄成了一隻蛙，但卻自鳴得意。<text:span text:style-name="T3"><text:line-break/><text:line-break/></text:span>我唸高中時，已經是三十多年前了，記得看過有人寫文章說起他的外國友人對於台灣人的看法。那個洋人說，人的視野原本是一整個面向，但有些民族只能看見某個特定範圍內的東西，不過，台灣人很特別，他的視野竟然只能看見一個點，極度狹隘。在這個<text:span text:style-name="T3"><text:s/>"</text:span>點<text:span text:style-name="T3">" </text:span>之外的世界統統看不見；他永遠就只憑著這個<text:span text:style-name="T3"><text:s/>"</text:span>點<text:span text:style-name="T3">" </text:span>做為一個唯一指標，來給所有人事物打分數。<text:span text:style-name="T3"><text:line-break/><text:line-break/></text:span>這個批評出現在三十多年前，柏楊也曾有大量的類似說法；這些批評，在當年很容易被許多稍微有點見識的人所接受。令人驚訝的是，當問題遠比過去更為嚴重百倍時，卻幾乎已經沒有人再去談論它了。誰要敢多說兩句，便又要掉落政治不正確的指控中。<text:span text:style-name="T3"><text:line-break/><text:line-break/></text:span>一種充滿謊言與偏見的催眠式政治、催眠式本土愚化教育，幾乎主導了一切。於是，低俗反而來到事物的核心，定義了文化的理想樣貌，主導了一種生活主流品味。簡單說就是肉麻當有趣。<text:span text:style-name="T3"><text:line-break/><text:line-break/></text:span>在我念高中甚至剛上大學那個年代是另一種極端，大學生是不看國片的；國片是給<text:span text:style-name="T3">(</text:span>沒水準的<text:span text:style-name="T3">)</text:span>女工看的。大學生一定看洋片，自認水準高的就看好萊塢的文藝片例如什麼第凡內早餐之類。<text:span text:style-name="T3"><text:line-break/><text:line-break/></text:span>當時電影上出現大學生的形象一定是腋下夾著幾本書，而且肯定是洋文書。生活中也一樣，講起話不夾雜幾個英文單字簡直沒臉見人。至於本土藝人如高凌風、費玉清等，那是女工才會喜歡的；大學生愛慕的肯定是哪個連名字我也講不上來一個的洋人流行歌星。<text:span text:style-name="T3"><text:line-break/><text:line-break/></text:span>從當年那個極端來到這個極端，台灣人越來越小，小到乾脆連新聞也全數取消，世界根本不存在了；小到就像個小得不能再小的一個水族箱，只養一種魚，只吃一種魚飼料，而且還吃得好開心；小到讓人很難相信世界上真的有這樣一個島，這樣一群人，每天暴奶暴紅暴夯帥哥正妹名校名人出國比賽台灣之光講不停，講來講去永遠就那一回事，就那固定幾個詞。<text:span text:style-name="T3"><text:line-break/><text:line-break/></text:span>那些有小孩的，或是自己悶到快窒息的，如果你還相信生命的話，不妨探出頭來，看看水族箱之外有著什麼樣的真實世界。</text:p>
      <text:p text:style-name="P1"><text:span text:style-name="T1">隆誌</text:span><text:s/>  |  2014.09.03 08:23   |   <text:a xlink:type="simple" xlink:href="http://palinfo.habago.org/Entry?Command=Information_PrintForum&amp;iPage=412#FORUM32697"><text:span text:style-name="T2">#</text:span></text:a></text:p>
      <text:p text:style-name="P3">我自己因為工作的關係，出差到公司在大陸的廠區，並居住一段時間。也因為公司的廠區在所謂的二線城市，所以更可以細細地觀察大陸中產階級的生活。無論出差或是旅遊去到一個外國城市，我都會選擇週末去逛逛當地的傳統市場。資本集中制度下的購物中心、超市，只有<text:span text:style-name="T3">“</text:span>便宜<text:span text:style-name="T3">”</text:span>和<text:span text:style-name="T3">“</text:span>被選擇後的商品<text:span text:style-name="T3">”</text:span>。當地的傳統市場，反應當地的真實生活面，包含食衣住行都一目了然。<text:span text:style-name="T3"><text:line-break/></text:span>當大陸廠區常駐的台灣同事直覺反應，那有什麼好看、市場很髒亂、小心被扒<text:span text:style-name="T3">...</text:span>等等。說實在，對於扒手這件事情，不分貧富國家都有相同的問題。我在台灣、義大利和美國都被扒過，損失一些金錢，反而進出大陸多次都沒有遇過。選擇陽光灑落的週末，搭著當地公車前往農貿市場（大陸對於這類傳統市場的稱呼），也由於城市規模都大，所以一個二線城市也有七八個農貿市場，每周末都可以去一個地方。說髒亂，也還好，和台灣的傳統市場差不了太多。每個攤位的攤主，都會很努力維持自己攤位前後的清潔。或許看似自私，但是每個攤子的自私結果，換來整個區域清潔。<text:span text:style-name="T3"><text:line-break/></text:span>回到廠區和駐廠的台灣同事分享，我才驚訝地發現，原來他們沒去過。至於會說出那些評價，在於聽以前的同事說。我想二十多年前，當地的農貿市集也許真的很髒亂，這也說明這二十多年的轉變。反而台灣的傳統市場，似乎沒有啥太大改變，仍然陰暗、潮濕和髒亂。<text:span text:style-name="T3"><text:line-break/></text:span>這只是其中一個經歷，還有太多經歷和陳真的旅遊經驗一樣。台灣人似乎總以高高在上的態度，去看待我們認為落後的國家。這樣的態度，在我的駐廠同事們身上看出來。也因此我只不過到當地出差一個月，我已經利用週末摸清楚當地的公共運輸系統、也搞清楚商業區塊和住宅區塊。反而一些同事仍僅限工廠附近，其餘區塊卻所知甚少。<text:span text:style-name="T3"><text:line-break/></text:span>每每看到兩岸網友互相譏諷，實在覺得無聊。除開國家層次的問題之外，大陸在食衣住行的問題，台灣也都有。台灣不必以高高在上的態度，去看待對方。而陳真提到的<text:span text:style-name="T3">“</text:span>大<text:span text:style-name="T3">”</text:span>和<text:span text:style-name="T3">“</text:span>小<text:span text:style-name="T3">”</text:span>，我也確實有體會到。只是台灣的<text:span text:style-name="T3">“</text:span>小<text:span text:style-name="T3">”</text:span>，卻不是一直如此，反而是最近這十多年的現象。</text:p>
      <text:p text:style-name="P1"><text:span text:style-name="T1">陳真</text:span><text:s/>  |  2014.09.03 03:23   |   <text:a xlink:type="simple" xlink:href="http://palinfo.habago.org/Entry?Command=Information_PrintForum&amp;iPage=412#FORUM32696"><text:span text:style-name="T2">#</text:span></text:a></text:p>
      <text:p text:style-name="P2"><text:span text:style-name="T3">(</text:span>續<text:span text:style-name="T3">)<text:line-break/><text:line-break/></text:span>我因為照顧生病的團員，在印度脫了隊，沒跟團，遠離觀光景點，抽空一個人來到一個村落。路經一所小學，有學生透過欄干看到我，趕緊呼喊同學大家快來看，就像看見一隻黑猩猩逃脫動物園那樣興奮。一時之間，校門柵欄後面全是圍觀的小朋友；最後，連兩位女老師也跑出來對我熱情揮手。<text:span text:style-name="T3"><text:line-break/><text:line-break/></text:span>接著往裏走，走進村裏一處堆滿廢棄物、飼養許多雞鴨牛羊四處走動的小巷弄，三三兩兩的年輕男女從荒廢工廠旁的一座垃圾山中找尋有用的東西，丟進背上一個大竹簍。<text:span text:style-name="T3"><text:line-break/><text:line-break/></text:span>突然，有個年輕少女快步走到我前頭，往一棵樹的方向走去，迅即拉下褲子，在地上尿了起來。我從她身旁經過，她剛好尿完起身，穿好褲子，毫無異樣神情。<text:span text:style-name="T3"><text:line-break/><text:line-break/></text:span>在印度，馬路就是廁所，對此，我們沒啥好驕傲，這就跟五、六零年代的台灣一樣；那時一般人家哪有什麼廁所，往往是社區共用，也沒有什麼衛生紙；至於小孩子，大小便當然就直接在路旁水溝解決，女生也一樣。<text:span text:style-name="T3"><text:line-break/><text:line-break/></text:span>每次跟旅行團來到祖國，一路上總是聽不完的鄙視與嘲諷，團員之間的主要對話就是一路互相<text:span text:style-name="T3"><text:s/>"</text:span>分享<text:span text:style-name="T3">" </text:span>大家對於大陸人的鄙視和厭惡；看到窮，就滿臉厭惡；看到富有，就說大陸人這些錢全是骯髒錢，全是賣黑心貨或貪污撈來的，總之絕無一句好話。<text:span text:style-name="T3"><text:line-break/><text:line-break/></text:span>特別是大陸廁所，更是提供給台灣同胞們一個可以高高在上唾棄大陸人水準低的一個重要話題。他們很多廁所沒有門。曾經在鳳凰沈從文的故鄉來到一家餐廳，用完餐借個廁所，老闆娘呼喚女兒說妹啊，把門給客人掛上。說完只見她女兒從地上抬起一片門，直接<text:span text:style-name="T3"><text:s/>"</text:span>蓋<text:span text:style-name="T3">" </text:span>在廁所入口處，防我春光外洩，服務相當貼心。<text:span text:style-name="T3"><text:line-break/><text:line-break/></text:span>不管去到哪個城市，台灣人總是像君臨天下那樣，一路罵不停說：大陸人有多髒，多沒水準，多沒禮貌、多沒文化等等等。可是，說來說去不外就是廁所沒門以及經常得和蒼蠅一起用餐之類。<text:span text:style-name="T3"><text:line-break/><text:line-break/></text:span>這些自然是個公衛問題，但除此之外，實在看不出台灣人究竟哪一點比人家高明有水準。反倒我經常聽到一些若非親耳聽見實在不敢相信的話。<text:span text:style-name="T3"><text:line-break/><text:line-break/></text:span>例如團員經常彼此炫耀自己去過幾十個國家。有人說，她去過義大利，<text:span text:style-name="T3">"</text:span>看那個什麼龐貝城啦，唉唷笑死人，一堆爛石頭死狗死貓，什麼死人骨頭，啊你是帶我們來這裏要看什麼啦<text:span text:style-name="T3">"</text:span>，說著說著還用手搧鼻，做出臭不可聞的無奈表情。<text:span text:style-name="T3"><text:line-break/><text:line-break/></text:span>還有一回，來到布拉格查理橋的河面上，看著美麗的查理大學<text:span text:style-name="T3">(R.M.Rilke </text:span>的母校<text:span text:style-name="T3">)</text:span>，看著遠近各式各樣的尖塔，有一群台灣同胞卻說<text:span text:style-name="T3"><text:s/>"</text:span>這些哪有什麼了不起，我們台灣只是不想蓋而已，要不然我們蓋得比這個高<text:span text:style-name="T3">"</text:span>。<text:span text:style-name="T3"><text:line-break/><text:line-break/></text:span>兩岸同胞依我看，生活文明水平差不多，都沒法遵守公共秩序，彼此沒啥好誇口。但有一點十分不同。大陸人感覺比較大，台灣人很小，就像來自<text:span text:style-name="T3"><text:s/>"</text:span>水族箱<text:span text:style-name="T3">" </text:span>的生物那種感覺，很小家子氣，但卻又顧盼自雄自我滿意度非常高；即便遊玩過全世界，卻好像對世界依然完全無知。<text:span text:style-name="T3"><text:line-break/><text:line-break/></text:span>大小很重要，但大小不是看面積，而是看<text:span text:style-name="T3"><text:s/>"</text:span>眼光<text:span text:style-name="T3">"</text:span>。台灣之小並非在於它是一個島；大陸之大自然也不僅僅因為它地方大。<text:span text:style-name="T3"><text:line-break/><text:line-break/></text:span>台灣人很喜歡抬舉國際觀<text:span text:style-name="T3"><text:s/>"</text:span>以示不凡<text:span text:style-name="T3">"(</text:span>柏楊的愛用語<text:span text:style-name="T3">)</text:span>；國際觀是什麼我搞不清楚，但我明白，人事物的大小在於他怎麼看世界。這裏所謂<text:span text:style-name="T3"><text:s/>"</text:span>世界<text:span text:style-name="T3">" </text:span>指的不是地理上的，而是形而上的。一個人並不會因為他懂得很多國際關係的知識或去過很多國家而顯得<text:span text:style-name="T3"><text:s/>"</text:span>大<text:span text:style-name="T3">"</text:span>，一個從未踏出貧窮村落一步的鄉下人，也不會因此而<text:span text:style-name="T3"><text:s/>"</text:span>小<text:span text:style-name="T3">"</text:span>。<text:span text:style-name="T3"><text:line-break/><text:line-break/></text:span>蒼白世道，語言任意傾瀉而出，連生命都變得輕飄飄。<text:span text:style-name="T3"><text:line-break/><text:line-break/></text:span>在我看來，中國、印度確實是個<text:span text:style-name="T3"><text:s/>"</text:span>大<text:span text:style-name="T3">" </text:span>國，那樣的生活和文化，會讓一個像我這樣的井底之蛙受到重重一擊，原來世界如此之大，原來生命如此深厚燦爛。<text:span text:style-name="T3"><text:line-break/><text:line-break/></text:span>我跟隨的印度旅行團在回程那一天，幾位團員互相慶幸終於要回台灣了。一位女團員丟下一句：<text:span text:style-name="T3">"</text:span>這種國家應該沒有人會想來第二次吧。<text:span text:style-name="T3">" </text:span>我跟她說，<text:span text:style-name="T3">"</text:span>如果可能的話，我倒是很樂意移民來印度。<text:span text:style-name="T3">" </text:span>她也許誤以為我在說反話，但我其實由衷。<text:span text:style-name="T3"><text:line-break/><text:line-break/></text:span>很多東西很難用言語形容，只能親自接觸自行體會。我看電影<text:span text:style-name="T3">"</text:span>絕美之城<text:span text:style-name="T3">" </text:span>裏有句話說：<text:span text:style-name="T3">"</text:span>不入羅馬，毋寧死<text:span text:style-name="T3">"</text:span>。這話套用在印度正好恰如其份。一個人就算因此得省吃儉用餓上三個月，也值得來印度一趟，她的美麗與厚重，保證你的心靈會被重重一擊<text:span text:style-name="T3">--</text:span>如果你還相信生命的話。<text:span text:style-name="T3"><text:line-break/><text:line-break/></text:span>當然，正港的台灣人來到印度的心得通常是：<text:span text:style-name="T3">"</text:span>現在才更加明白：我們台灣人真是過得很幸福。<text:span text:style-name="T3">"</text:span></text:p>
      <text:p text:style-name="P1"><text:span text:style-name="T1">鄭啟承</text:span><text:s/>  |  2014.09.03 01:48   |   <text:a xlink:type="simple" xlink:href="http://palinfo.habago.org/Entry?Command=Information_PrintForum&amp;iPage=412#FORUM32695"><text:span text:style-name="T2">#</text:span></text:a></text:p>
      <text:p text:style-name="P3">任何有點基本智能和美感的人應該都會對以色列嗤之以鼻，但事實似乎並非如此。猶太人總愛說自己歷經了多少苦難，但如果千年的苦難讓你遺棄了上帝，那這些苦難意義何在<text:span text:style-name="T3">?<text:line-break/><text:line-break/></text:span>以色列啊以色列，千年的苦難是否讓你遺棄了上帝<text:span text:style-name="T3">?</text:span></text:p>
      <text:p text:style-name="P1"><text:span text:style-name="T1">陳真</text:span><text:s/>  |  2014.09.03 00:51   |   <text:a xlink:type="simple" xlink:href="http://palinfo.habago.org/Entry?Command=Information_PrintForum&amp;iPage=412#FORUM32694"><text:span text:style-name="T2">#</text:span></text:a></text:p>
      <text:p text:style-name="P6">Park Chan-wook signs petition against Israel's 'civilian massacre' in Gaza<text:line-break/>The director of Oldboy joins 100 other South Korean signatories in condemning military action in Gaza and calling on Seoul to halt arms sales to Israel<text:line-break/><text:line-break/>http://www.theguardian.com/film/2014/aug/06/park-chan-wook-petition-israel-gaza</text:p>
      <text:p text:style-name="P4"/>
      <text:p text:style-name="P1"><text:span text:style-name="T1">陳真</text:span><text:s/>  |  2014.09.02 18:21   |   <text:a xlink:type="simple" xlink:href="http://palinfo.habago.org/Entry?Command=Information_PrintForum&amp;iPage=413#FORUM32693"><text:span text:style-name="T2">#</text:span></text:a></text:p>
      <text:p text:style-name="P2">世事流轉，<text:span text:style-name="T3">"</text:span>中國崛起<text:span text:style-name="T3">" </text:span>這樣一個口號，早已從將來式變成現在進行式。中國人很喜歡說<text:span text:style-name="T3"><text:s/>"21</text:span>世紀是中國人的世紀<text:span text:style-name="T3">"</text:span>，我也希望如此，但如果這只是意味著錢多，那恐怕只會是一場惡夢，而非美景。<text:span text:style-name="T3"><text:line-break/><text:line-break/></text:span>兩岸同胞水平差不多，都很可怕，缺乏公德，私德更是令人不敢領教。同樣的問題，從一百年前講到現在還在講。柏楊寫的<text:span text:style-name="T3"><text:s/>"</text:span>醜陋的中國人<text:span text:style-name="T3">"</text:span>於今讀之，依然完全適用，兩岸三地都一樣。這樣一種民族，如果居然成為<text:span text:style-name="T3">21</text:span>世紀的王，那其實就像從人類進化為猴子的感覺差不多，反方向演化。<text:span text:style-name="T3"><text:line-break/><text:line-break/></text:span>錢人人愛，我特別愛得不得了，滿腦子想著錢。這世上，為了致富，只要能換成銀子，什麼都能賣；馬龍白蘭度說，咱們都是娼妓，市場之上，鎂光燈之下，連個性也能變換成一種藉以換取權力與利益的商品。但世上總該還有些東西是<text:span text:style-name="T3"><text:s/>"</text:span>非賣品<text:span text:style-name="T3">"</text:span>。<text:span text:style-name="T3"><text:line-break/><text:line-break/></text:span>少林寺不是一座廟嗎？但它似乎越來越像一家公司而不是一門宗教了。我反倒在市場上還看到一些具有宗教味的人與事，例如呂楠就是一例，<text:span text:style-name="T3">J.D.Salinger</text:span>也是一例。寫得好不好、拍得好不好是一回事，重點是，他們不為買賣獻身。<text:span text:style-name="T3"><text:line-break/><text:line-break/></text:span>這並非鼓吹反商，這只是說，商品畢竟不是一切。有些東西理應在市場之外自成一局，獨立運作，好比說知識，好比說情感，好比說任何私密之物。<text:span text:style-name="T3"><text:line-break/><text:line-break/></text:span>在祖國特別容易有這樣一種哀愁：有些東西快速興起，有些東西卻也同樣迅速地淪喪。一百年後，假若有另一位作家也寫出一本<text:span text:style-name="T3"><text:s/>"</text:span>醜陋的中國人<text:span text:style-name="T3">"</text:span>，我估計內容應該跟柏楊所寫，大同小異。<text:span text:style-name="T3"><text:line-break/><text:line-break/></text:span>相對於中國崛起，有一說歐洲正在沉淪之中。很有可能在若干年後，洋女子看到咱們黃皮膚的全都得自動發出尖叫；來到夜店，大家搶著跟你搭訕；白人結結巴巴學著我們的神情模樣講著中文，以擁有中國某種地方腔為榮。這事若成真，但願那不光是因為我們錢很多或武器很強大。<text:span text:style-name="T3"><text:line-break/><text:line-break/></text:span>陳真<text:span text:style-name="T3"><text:line-break/>===========<text:line-break/><text:line-break/></text:span>少林寺徵總監<text:span text:style-name="T3"><text:s/></text:span>文字好會英語<text:span text:style-name="T3"><text:line-break/><text:line-break/></text:span>中央社<text:span text:style-name="T3"><text:line-break/><text:line-break/>2014</text:span>年<text:span text:style-name="T3">9</text:span>月<text:span text:style-name="T3">2</text:span>日<text:span text:style-name="T3"><text:line-break/><text:line-break/></text:span>（中央社台北<text:span text:style-name="T3">2</text:span>日電）大陸嵩山少林寺又要徵才！這次徵求媒體總監和主編，條件為文字功底紮實，兼具英文溝通經驗，有新媒體實戰、營運經驗者優先。應徵者不用出家，薪酬面議。<text:span text:style-name="T3"><text:line-break/><text:line-break/></text:span>少林寺還期盼應徵者對中國傳統文化有認知、能踐行，並對少林文化傳播與發展有職志。<text:span text:style-name="T3"><text:line-break/><text:line-break/></text:span>澎湃新聞網今天報導，河南媒體人聯盟的微博帳號「豫記」昨天發布消息指出，少林無形資產管理公司及「少林禪修中心」招聘媒體總監、主編各一名。<text:span text:style-name="T3"><text:line-break/><text:line-break/></text:span>河南少林無形資產管理有限公司是中國大陸嵩山少林寺全資所有，負責少林寺的社會性事務。<text:span text:style-name="T3"><text:line-break/><text:line-break/></text:span>少林無形資產負責人說，如今要做的網站和少林寺官網不同，這個網站重點是文化上的交流，更多與居士等互動。<text:span text:style-name="T3"><text:line-break/><text:line-break/></text:span>少林寺此次招聘引發了不少網友調侃。<text:span text:style-name="T3"><text:line-break/><text:line-break/></text:span>微博帳號「天中網」說，少林寺這次招聘「身處傳媒圈，身邊全是肌肉男，吃的是素食，說的是傳統文化，對接的是全球資源」。<text:span text:style-name="T3"><text:line-break/><text:line-break/></text:span>微博名為「賈良文」的網友說，「距上市是不遠了！釋永信董事長加油哦！」<text:span text:style-name="T3">1030902</text:span></text:p>
      <text:p text:style-name="P1"><text:span text:style-name="T1">隆誌</text:span><text:s/>  |  2014.09.02 15:57   |   <text:a xlink:type="simple" xlink:href="http://palinfo.habago.org/Entry?Command=Information_PrintForum&amp;iPage=413#FORUM32692"><text:span text:style-name="T2">#</text:span></text:a></text:p>
      <text:p text:style-name="P3">或許不必把攝影想的那麼花錢。大學時代，周末常跑去看攝影展，看著一幅幅由單眼相機所拍出的美麗照片。再摸摸口袋，永遠沒有足夠鈔票。然而前幾年和一位玩攝影多年的朋友閒談，他拿著一張剛印出來的相片。他趁出差到上海的時候，空閒時，帶著簡易型數位相機到處拍。那張相片的構圖很簡單，一位老人坐在被劃為拆遷的老房子前，隔街就是嶄新的社區大樓。畫面非常簡單，但是卻訴說著上海變遷的故事。那時起，突然有所了解，攝影不再於器材的昂貴程度和鏡頭數目的多寡，最重要的是如何由瞬間畫面說故事。呂楠的作品，不靠強烈的畫面對比性，著重故事性。這幾天一直反覆看著各位所貼連結的照片，心情不一樣，感受都不同。同一張照片，有時深表同情，有時卻羨慕。猶如看畫展一般，同一作品，不同時空環境帶來不一樣感受。</text:p>
      <text:p text:style-name="P1"><text:span text:style-name="T1">陳真</text:span><text:s/>  |  2014.09.01 20:32   |   <text:a xlink:type="simple" xlink:href="http://palinfo.habago.org/Entry?Command=Information_PrintForum&amp;iPage=413#FORUM32691"><text:span text:style-name="T2">#</text:span></text:a></text:p>
      <text:p text:style-name="P2">以國大舉徵收土地<text:span text:style-name="T3"><text:s/></text:span>激起國際反彈<text:span text:style-name="T3"><text:line-break/><text:line-break/></text:span>【台灣醒報記者范捷茵綜合報導】<text:span text:style-name="T3"><text:line-break/><text:line-break/></text:span>以巴停火協議才通過<text:span text:style-name="T3">5</text:span>天，以色列便宣布徵收巴勒斯坦人的土地，雖然以國軍方強調，並非意圖建設新的屯墾區，但此舉將嚴重破壞巴人領土完整，恐再度引爆兩國緊張情勢。美國與歐盟都持反對立場，要求以色列作罷。<text:span text:style-name="T3"><text:line-break/><text:line-break/></text:span>以國<text:span text:style-name="T3">3</text:span>位年輕人<text:span text:style-name="T3">6</text:span>月遭綁架殺害後，以色列希望接管兇案發生地區，軍方民政局<text:span text:style-name="T3">31</text:span>日宣布，當局將徵收約旦河西岸伯利恆南部地區，把<text:span text:style-name="T3">400</text:span>公頃土地劃為國有，擁有土地所有權的居民，有<text:span text:style-name="T3">45</text:span>天向申訴委員會提出異議。<text:span text:style-name="T3"><text:line-break/><text:line-break/></text:span>軍方強調，徵收的土地不會建設新屯墾區，只是延伸過去的屯墾區「亞隆史福特」，但《國土報》指出，兩個地方相距數公里遠。預定徵收區已有<text:span text:style-name="T3">10</text:span>戶以色列家庭，附近也有學校，而這群新移民舉雙臂贊成徵收計畫表示，在綁架事件發生後，希望軍方能增強屯墾建設。但此次徵收地上，原有<text:span text:style-name="T3">5</text:span>個巴勒斯坦村落，除了一般住家外，也種有橄欖樹等經濟作物，居民土地一旦遭強迫徵收，將無以維生，惡化巴人對以人的仇恨。<text:span text:style-name="T3"><text:line-break/><text:line-break/></text:span>以色列民間團體嚴正譴責，此次徵收規模是<text:span text:style-name="T3">30</text:span>年來最大，勢必影響以國與巴勒斯坦的和平協議。巴基斯坦組織發言人強調，以色列此舉只會造成區域動盪，惡化戰後的和平狀況。而巴國代表談判員則希望國際介入，阻止以色列在西岸與東耶路撒冷的屯墾行為。<text:span text:style-name="T3"><text:line-break/><text:line-break/></text:span>美國國務院聲明，美國立場堅持反對以國的屯墾政策。這次以國土地擴張，並無助於與巴勒斯坦的和平協商，美方視為無效，並希望以色列盡快收回成命。<text:span text:style-name="T3"><text:line-break/><text:line-break/></text:span>對於以國擴張屯墾區的作為，聯合國與歐盟反對，認為以國違反國際法，也阻礙以巴之間的和平對話。雖然國際法庭<text:span text:style-name="T3">2004</text:span>年仲裁以色列屯墾移民違法，但《半島電視台》指出，約旦河西岸目前除了有<text:span text:style-name="T3">240</text:span>萬巴國人，也有<text:span text:style-name="T3">50</text:span>萬名屯墾定居移入的以色列人。</text:p>
      <text:p text:style-name="P1"><text:span text:style-name="T1">陳真</text:span><text:s/>  |  2014.09.01 02:11   |   <text:a xlink:type="simple" xlink:href="http://palinfo.habago.org/Entry?Command=Information_PrintForum&amp;iPage=413#FORUM32690"><text:span text:style-name="T2">#</text:span></text:a></text:p>
      <text:p text:style-name="P3">最近常想，一件事或一個作品的成就因素何在，也許是取決於：個性<text:span text:style-name="T3">(</text:span>或說天賦<text:span text:style-name="T3">)</text:span>，強烈熱情，比誰都努力；最後最重要的是要看老天爺點不點頭，看你的命運或後天造化。<text:span text:style-name="T3"><text:line-break/><text:line-break/></text:span>我應該給自己上面這段話加點補充。除了天賦，熱情，毅力努力及命運造化，也許還需要一個東西：勇氣。<text:span text:style-name="T3"><text:line-break/><text:line-break/></text:span>維根斯坦相信：一個人一生作品或言行的份量，是由他所付出的勇氣來衡量。<text:span text:style-name="T3"><text:line-break/><text:line-break/></text:span>勇氣當然就是取決於你得為你的作品或言行付出多少代價。勇氣這東西，說起來容易做起來難。<text:span text:style-name="T3"><text:line-break/><text:line-break/></text:span>台灣社會很少看到什麼勇氣，窩囊倒幾乎就是一種台灣人的典型民族性了。特別是年輕一代，真是一代比一代窩囊到爆。他們不但沒有勇氣，反倒總是一窩蜂配合政治主流，總是搞一些什麼愛鄉愛國運動，就像蛆像蝗蟲一樣一大群，很可怕很嚇人，順我者昌，逆我者則抹黑攻擊之，努力糟蹋少數異己。<text:span text:style-name="T3"><text:line-break/><text:line-break/></text:span>政治以外的其它方面，差不多也是這樣。總是以名利權位及鎂光燈做為人事物價值的衡量，少有特立獨行者。<text:span text:style-name="T3"><text:line-break/><text:line-break/></text:span>我大學七年，操行永遠全班最低。這使我一直無法申請大多數獎學金，因為申請資格常有規定最低操行成績。畢業前的最後一年，我受不了，因為我需要獎學金維持基本生計。於是那年我在報上寫文章，提起操行永遠墊底這件事，我說，如果今年高醫再給我打低分，咱們就走著瞧。<text:span text:style-name="T3"><text:line-break/><text:line-break/></text:span>沒想到我公開耍流氓恫嚇之後，果然有效，我的操行成績終於超過<text:span text:style-name="T3">80</text:span>分的一般人最低分數，成功申請到五萬元校外獎學金。<text:span text:style-name="T3"><text:line-break/><text:line-break/></text:span>我的操行成績之所以年年墊底，有一個基本原因就是一周一次的全校升旗典禮，我不願參加。就算參加我也不願對國旗或銅像敬禮。我是個人，而且是個成年人，甚至還是個大學生，我不願像個蠢蛋那樣人家叫我對著旗子和銅像鞠躬我就鞠躬。依規定，升旗典禮一次不到扣操行零點五分。一個學期扣個十幾次下來，操行自然墊底。<text:span text:style-name="T3"><text:line-break/><text:line-break/></text:span>不怕扣操行成績不需要勇氣，但在一個所謂莊嚴的千人集會中，當大家都在肅穆鞠躬或舉手致敬行注目禮時，你卻不動分毫，這多少還是需要一點勇氣。<text:span text:style-name="T3"><text:line-break/><text:line-break/></text:span>因為，你周遭所有人都會敵視你，認為你有病，思想病態，人格病態，有時甚至會私下對你動粗或威脅，而且大家肯定會為這些來制裁你的人的英勇愛國行為而喝采；你是幾乎不可能有任何同伴的。<text:span text:style-name="T3"><text:line-break/><text:line-break/>40</text:span>歲以上在電影院看過電影的人，應該知道台灣電影院開演前要先全體起立唱國歌。即便等一下要上演<text:span text:style-name="T3">A</text:span>片也一樣。我向來不願起立。相信<text:span text:style-name="T3">40</text:span>歲以上的人應該可以想像，當大家都起立而你仍端坐椅子上會有什麼樣的後果。不用等國家來修理你，你周圍的人們就會紛紛出聲辱罵或丟東西砸你或甚至對你動粗。<text:span text:style-name="T3"><text:line-break/><text:line-break/></text:span>於是，看電影變成一件很痛苦的事。為了避免衝突，我只好上廁所等國歌唱完再進場，以免常有衝突或人身危險。<text:span text:style-name="T3"><text:line-break/><text:line-break/></text:span>這一類勇氣其實微不足道，因為它只是一時一地一種無關痛癢的作為，招來的後果也不過如此而已。<text:span text:style-name="T3"><text:line-break/><text:line-break/></text:span>但是，聽從內在良知，堅持善念信仰，順服自己的天性才情，不從眾，不虛榮，不在名利權位面前匍匐前進，永遠直挺挺；即便面對一個極其渺茫的未來依然堅持到底，寧願承受永無止盡的各種荒唐的誤解、貶低、輕視與抹黑，但你還是持續走在自己所要走的那條路上。<text:span text:style-name="T3"><text:line-break/><text:line-break/></text:span>將來，迎接你進棺材的，極可能是一身污名、一事無成，但你依然不從眾不折腰，為你心中所愛，哪怕只是追尋一個影像、一個詩句、一段思想或一個義舉，至死不渝。依我看，這真的需要很大很大的勇氣。<text:span text:style-name="T3"><text:line-break/><text:line-break/></text:span>維根斯坦說，去除個性和勇氣，我的作品也將一無所有，毫無價值。<text:span text:style-name="T3"><text:line-break/><text:line-break/></text:span>我始終相信維根斯坦對於勇氣的信仰，但勇氣這東西真是談何容易，你得忍受多少窩囊氣，忍受多少荒唐的誤解、嘲諷、輕視與羞辱，有口不能言，有苦無處訴，唯一能給你一點安慰的是那些真正了解你的愛人與知己。<text:span text:style-name="T3"><text:line-break/><text:line-break/></text:span>當然，並不是說每一條理想之路必然如此艱辛，但基本上，美麗果實理應不會平白從天而降。即便上天賜給你美好天賦，你還是得要有勇氣專心一意持續去灌溉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